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10 Pitch" svg:font-family="'Courier 10 Pitch', Courier, monospace"/>
    <style:font-face style:name="Georgia" svg:font-family="Georgia, 'Bitstream Charter', serif"/>
    <style:font-face style:name="Helvetica Neue" svg:font-family="'Helvetica Neue', Arial, Helvetica, 'Nimbus Sans 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variant="normal" fo:text-transform="none" fo:color="#555555" style:font-name="Helvetica Neue" fo:font-size="13.5pt" fo:letter-spacing="normal" fo:font-style="normal" fo:font-weight="bold"/>
    </style:style>
    <style:style style:name="P2" style:family="paragraph" style:parent-style-name="Text_20_body">
      <style:paragraph-properties fo:margin-left="0cm" fo:margin-right="1.799cm" style:line-height-at-least="0.635cm" fo:text-indent="0cm" style:auto-text-indent="false"/>
    </style:style>
    <style:style style:name="P3"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fo:letter-spacing="normal" fo:padding="0cm" fo:border="none"/>
    </style:style>
    <style:style style:name="P4"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5"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2e9bd2" fo:letter-spacing="normal" fo:background-color="transparent" fo:padding="0cm" fo:border="none"/>
    </style:style>
    <style:style style:name="P6"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style>
    <style:style style:name="P7"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fo:background-color="transparent" fo:padding="0cm" fo:border="none"/>
    </style:style>
    <style:style style:name="P8"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officeooo:paragraph-rsid="001d2cbb" fo:background-color="transparent" fo:padding="0cm" fo:border="none"/>
    </style:style>
    <style:style style:name="P9"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officeooo:paragraph-rsid="00225a78" fo:background-color="transparent" fo:padding="0cm" fo:border="none"/>
    </style:style>
    <style:style style:name="P10"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1.25pt" fo:letter-spacing="normal" fo:font-style="normal" fo:font-weight="normal" officeooo:paragraph-rsid="00279cfa" fo:background-color="transparent" fo:padding="0cm" fo:border="none"/>
    </style:style>
    <style:style style:name="P11"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font-name="Courier 10 Pitch" fo:font-size="10pt" fo:letter-spacing="normal" fo:font-style="normal" fo:font-weight="normal" fo:background-color="transparent" style:font-size-asian="10pt" style:font-size-complex="10pt" fo:padding="0cm" fo:border="none"/>
    </style:style>
    <style:style style:name="P12"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fo:background-color="transparent" fo:padding="0cm" fo:border="none"/>
    </style:style>
    <style:style style:name="P13"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279cfa" fo:background-color="transparent" fo:padding="0cm" fo:border="none"/>
    </style:style>
    <style:style style:name="P14"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2965ca" fo:background-color="transparent" fo:padding="0cm" fo:border="none"/>
    </style:style>
    <style:style style:name="P15"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2d877c" fo:background-color="transparent" fo:padding="0cm" fo:border="none"/>
    </style:style>
    <style:style style:name="P16"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36bd19" fo:background-color="transparent" fo:padding="0cm" fo:border="none"/>
    </style:style>
    <style:style style:name="P17"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font-size="10pt" fo:letter-spacing="normal" fo:background-color="transparent" style:font-size-asian="10pt" style:font-size-complex="10pt" fo:padding="0cm" fo:border="none"/>
    </style:style>
    <style:style style:name="P18"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text-line-through-style="solid" style:text-line-through-type="single" style:text-line-through-text="X" style:font-name="Courier 10 Pitch" fo:font-size="11.25pt" fo:letter-spacing="normal" fo:font-style="normal" fo:font-weight="normal" fo:background-color="transparent" fo:padding="0cm" fo:border="none"/>
    </style:style>
    <style:style style:name="P19"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text-line-through-style="solid" style:text-line-through-type="single" style:text-line-through-text="X" fo:letter-spacing="normal" fo:background-color="transparent" fo:padding="0cm" fo:border="none"/>
    </style:style>
    <style:style style:name="P20"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fo:background-color="transparent" fo:padding="0cm" fo:border="none"/>
    </style:style>
    <style:style style:name="P21"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279cfa" fo:background-color="transparent" fo:padding="0cm" fo:border="none"/>
    </style:style>
    <style:style style:name="P22"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rsid="00279cfa" officeooo:paragraph-rsid="00279cfa" fo:background-color="transparent" fo:padding="0cm" fo:border="none"/>
    </style:style>
    <style:style style:name="P23"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fo:letter-spacing="normal" fo:background-color="transparent" fo:padding="0cm" fo:border="none"/>
    </style:style>
    <style:style style:name="P24"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text-line-through-style="solid" style:text-line-through-type="single" style:text-line-through-text="X" style:font-name="Courier 10 Pitch" fo:font-size="11.25pt" fo:letter-spacing="normal" fo:font-style="normal" fo:font-weight="normal" fo:background-color="transparent" fo:padding="0cm" fo:border="none"/>
    </style:style>
    <style:style style:name="P25"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800000" style:font-name="Courier 10 Pitch" fo:font-size="11.25pt" fo:letter-spacing="normal" fo:font-style="normal" fo:font-weight="normal" fo:background-color="transparent" fo:padding="0cm" fo:border="none"/>
    </style:style>
    <style:style style:name="P26"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800080" style:font-name="Courier 10 Pitch" fo:font-size="11.25pt" fo:letter-spacing="normal" fo:font-style="normal" fo:font-weight="normal" fo:background-color="transparent" fo:padding="0cm" fo:border="none"/>
    </style:style>
    <style:style style:name="P27"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ff" style:font-name="Courier 10 Pitch" fo:font-size="10pt" fo:letter-spacing="normal" fo:font-style="normal" fo:font-weight="normal" fo:background-color="transparent" style:font-size-asian="10pt" style:font-size-complex="10pt" fo:padding="0cm" fo:border="none"/>
    </style:style>
    <style:style style:name="P28"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ff" style:font-name="Courier 10 Pitch" fo:font-size="11.25pt" fo:letter-spacing="normal" fo:font-style="normal" fo:font-weight="normal" fo:background-color="transparent" fo:padding="0cm" fo:border="none"/>
    </style:style>
    <style:style style:name="P29"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8000" style:font-name="Courier 10 Pitch" fo:font-size="11.25pt" fo:letter-spacing="normal" fo:font-style="normal" fo:font-weight="normal" fo:background-color="transparent" fo:padding="0cm" fo:border="none"/>
    </style:style>
    <style:style style:name="P30"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style>
    <style:style style:name="P31" style:family="paragraph" style:parent-style-name="Text_20_body">
      <style:paragraph-properties fo:margin-left="0cm" fo:margin-right="0cm" fo:margin-top="0cm" fo:margin-bottom="0cm" style:contextual-spacing="false" style:line-height-at-least="0.635cm" fo:text-indent="0cm" style:auto-text-indent="false" fo:break-before="pag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32"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33"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officeooo:paragraph-rsid="0028d423" fo:padding="0cm" fo:border="none"/>
    </style:style>
    <style:style style:name="P34"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fo:letter-spacing="normal" fo:padding="0cm" fo:border="none"/>
    </style:style>
    <style:style style:name="P35"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text-line-through-style="solid" style:text-line-through-type="single" style:text-line-through-text="X" style:font-name="Georgia" fo:font-size="12pt" fo:letter-spacing="normal" fo:font-style="normal" fo:font-weight="normal" fo:padding="0cm" fo:border="none"/>
    </style:style>
    <style:style style:name="P36"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style>
    <style:style style:name="P37"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style:text-line-through-style="solid" style:text-line-through-type="single" style:text-line-through-text="X"/>
    </style:style>
    <style:style style:name="P38" style:family="paragraph" style:parent-style-name="Preformatted_20_Text">
      <style:paragraph-properties fo:margin-left="0cm" fo:margin-right="0cm" fo:margin-top="0cm" fo:margin-bottom="0.635cm" style:contextual-spacing="false" style:line-height-at-least="0.556cm" fo:text-indent="0cm" style:auto-text-indent="false" fo:background-color="#f7f7f7" fo:padding="0cm" fo:border="none">
        <style:background-image/>
      </style:paragraph-properties>
      <style:text-properties fo:font-variant="normal" fo:text-transform="none" fo:color="#222222" style:font-name="Courier 10 Pitch" fo:font-size="11.25pt" fo:letter-spacing="normal" fo:font-style="normal" fo:font-weight="normal" fo:background-color="transparent" fo:padding="0cm" fo:border="none"/>
    </style:style>
    <style:style style:name="P39" style:family="paragraph" style:parent-style-name="Heading_20_2">
      <style:paragraph-properties fo:margin-left="0cm" fo:margin-right="0cm" fo:margin-top="0cm" fo:margin-bottom="0.212cm" style:contextual-spacing="false" style:line-height-at-least="0.635cm" fo:text-indent="0cm" style:auto-text-indent="false" fo:background-color="transparent" fo:padding="0cm" fo:border="none">
        <style:background-image/>
      </style:paragraph-properties>
      <style:text-properties fo:font-variant="normal" fo:text-transform="none" fo:color="#555555" style:font-name="Georgia" fo:font-size="11.25pt" fo:letter-spacing="normal" fo:font-style="normal" fo:font-weight="bold" fo:padding="0cm" fo:border="none"/>
    </style:style>
    <style:style style:name="P40" style:family="paragraph" style:parent-style-name="Heading_20_2">
      <style:paragraph-properties fo:margin-left="0cm" fo:margin-right="0cm" fo:margin-top="0cm" fo:margin-bottom="0.212cm" style:contextual-spacing="false" style:line-height-at-least="0.635cm" fo:text-indent="0cm" style:auto-text-indent="false" fo:background-color="transparent" fo:padding="0cm" fo:border="none">
        <style:background-image/>
      </style:paragraph-properties>
      <style:text-properties fo:font-variant="normal" fo:text-transform="none" fo:color="#555555" fo:letter-spacing="normal" fo:padding="0cm" fo:border="none"/>
    </style:style>
    <style:style style:name="P41" style:family="paragraph" style:parent-style-name="Heading_20_1">
      <style:text-properties fo:font-variant="normal" fo:text-transform="none" fo:color="#555555" style:font-name="Helvetica Neue" fo:font-size="13.5pt" fo:letter-spacing="normal" fo:font-style="normal" fo:font-weight="bold"/>
    </style:style>
    <style:style style:name="P42" style:family="paragraph" style:parent-style-name="Heading_20_1">
      <style:text-properties fo:font-variant="normal" fo:text-transform="none" fo:color="#555555" style:font-name="Helvetica Neue" fo:font-size="13.5pt" fo:letter-spacing="normal" fo:font-style="normal" fo:font-weight="bold" officeooo:paragraph-rsid="0016fc29"/>
    </style:style>
    <style:style style:name="P43" style:family="paragraph" style:parent-style-name="Heading_20_1">
      <style:text-properties fo:font-variant="normal" fo:text-transform="none" fo:color="#555555" style:font-name="Helvetica Neue" fo:font-size="13.5pt" fo:letter-spacing="normal" fo:font-style="normal" fo:font-weight="bold" officeooo:rsid="0016fc29" officeooo:paragraph-rsid="0016fc29"/>
    </style:style>
    <style:style style:name="P44" style:family="paragraph" style:parent-style-name="Heading_20_1">
      <style:paragraph-properties fo:break-before="page"/>
      <style:text-properties fo:font-variant="normal" fo:text-transform="none" fo:color="#555555" style:font-name="Helvetica Neue" fo:font-size="13.5pt" fo:letter-spacing="normal" fo:font-style="normal" fo:font-weight="bold"/>
    </style:style>
    <style:style style:name="P45" style:family="paragraph" style:parent-style-name="Heading_20_1">
      <style:paragraph-properties fo:break-before="page"/>
      <style:text-properties fo:font-variant="normal" fo:text-transform="none" fo:color="#555555" style:font-name="Helvetica Neue" fo:font-size="13.5pt" fo:letter-spacing="normal" fo:font-style="normal" fo:font-weight="bold" officeooo:paragraph-rsid="0016fc29"/>
    </style:style>
    <style:style style:name="P46" style:family="paragraph" style:parent-style-name="Heading_20_1">
      <style:paragraph-properties fo:break-before="page"/>
      <style:text-properties fo:font-variant="normal" fo:text-transform="none" fo:color="#555555" style:font-name="Helvetica Neue" fo:font-size="13.5pt" fo:letter-spacing="normal" fo:font-style="normal" fo:font-weight="bold" officeooo:rsid="0016fc29" officeooo:paragraph-rsid="0016fc29"/>
    </style:style>
    <style:style style:name="P47" style:family="paragraph" style:parent-style-name="Preformatted_20_Text">
      <style:paragraph-properties fo:break-before="page"/>
      <style:text-properties fo:font-variant="normal" fo:text-transform="none" fo:color="#000000" fo:letter-spacing="normal" fo:font-style="normal" fo:font-weight="normal" officeooo:rsid="0020099e" officeooo:paragraph-rsid="0020099e"/>
    </style:style>
    <style:style style:name="P48" style:family="paragraph" style:parent-style-name="Preformatted_20_Text">
      <style:paragraph-properties fo:break-before="page"/>
      <style:text-properties fo:font-variant="normal" fo:text-transform="none" fo:color="#000000" fo:letter-spacing="normal" fo:font-style="normal" fo:font-weight="normal" officeooo:rsid="0020a843" officeooo:paragraph-rsid="0020a843"/>
    </style:style>
    <style:style style:name="P49" style:family="paragraph" style:parent-style-name="Preformatted_20_Text">
      <style:paragraph-properties fo:break-before="page"/>
      <style:text-properties fo:font-variant="normal" fo:text-transform="none" fo:color="#000000" fo:letter-spacing="normal" fo:font-style="normal" fo:font-weight="normal" officeooo:rsid="00225a78" officeooo:paragraph-rsid="00225a78"/>
    </style:style>
    <style:style style:name="P50" style:family="paragraph" style:parent-style-name="Preformatted_20_Text">
      <style:paragraph-properties fo:break-before="page"/>
      <style:text-properties fo:font-variant="normal" fo:text-transform="none" fo:color="#000000" fo:font-size="8pt" fo:letter-spacing="normal" fo:font-style="normal" fo:font-weight="normal" officeooo:rsid="001d7df4" officeooo:paragraph-rsid="001d7df4" style:font-size-asian="8pt" style:font-size-complex="8pt"/>
    </style:style>
    <style:style style:name="P51" style:family="paragraph" style:parent-style-name="Preformatted_20_Text">
      <style:text-properties fo:font-variant="normal" fo:text-transform="none" fo:color="#000000" fo:letter-spacing="normal" fo:font-style="normal" fo:font-weight="normal" officeooo:rsid="0020099e" officeooo:paragraph-rsid="0020099e"/>
    </style:style>
    <style:style style:name="P52" style:family="paragraph" style:parent-style-name="Preformatted_20_Text">
      <style:text-properties fo:font-variant="normal" fo:text-transform="none" fo:color="#000000" fo:letter-spacing="normal" fo:font-style="normal" fo:font-weight="normal" officeooo:rsid="0020a843" officeooo:paragraph-rsid="0020a843"/>
    </style:style>
    <style:style style:name="P53" style:family="paragraph" style:parent-style-name="Preformatted_20_Text">
      <style:text-properties fo:font-variant="normal" fo:text-transform="none" fo:color="#000000" fo:letter-spacing="normal" fo:font-style="normal" fo:font-weight="normal" officeooo:rsid="00225a78" officeooo:paragraph-rsid="00225a78"/>
    </style:style>
    <style:style style:name="P54" style:family="paragraph" style:parent-style-name="Preformatted_20_Text">
      <style:text-properties fo:font-variant="normal" fo:text-transform="none" fo:color="#000000" fo:font-size="8pt" fo:letter-spacing="normal" fo:font-style="normal" fo:font-weight="normal" officeooo:rsid="001d7df4" officeooo:paragraph-rsid="001d7df4" style:font-size-asian="8pt" style:font-size-complex="8pt"/>
    </style:style>
    <style:style style:name="P55" style:family="paragraph" style:parent-style-name="Preformatted_20_Text">
      <style:paragraph-properties fo:margin-top="0cm" fo:margin-bottom="0cm" style:contextual-spacing="false" style:line-height-at-least="0.556cm" fo:background-color="#ffffff" fo:padding="0cm" fo:border="none">
        <style:background-image/>
      </style:paragraph-properties>
    </style:style>
    <style:style style:name="P56"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officeooo:paragraph-rsid="00279cfa"/>
    </style:style>
    <style:style style:name="P57"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fo:background-color="#f5f5f5" fo:padding="0cm" fo:border="none"/>
    </style:style>
    <style:style style:name="P58"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fo:background-color="transparent" fo:padding="0cm" fo:border="none"/>
    </style:style>
    <style:style style:name="P59"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officeooo:paragraph-rsid="00279cfa" fo:background-color="transparent" fo:padding="0cm" fo:border="none"/>
    </style:style>
    <style:style style:name="P60"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officeooo:paragraph-rsid="0036bd19" fo:background-color="transparent" fo:padding="0cm" fo:border="none"/>
    </style:style>
    <style:style style:name="P61"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font-name="Courier 10 Pitch" fo:font-size="11.25pt" fo:letter-spacing="normal" fo:font-style="normal" fo:font-weight="normal" fo:background-color="#f5f5f5" fo:padding="0cm" fo:border="none"/>
    </style:style>
    <style:style style:name="P62"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font-name="Courier 10 Pitch" fo:font-size="11.25pt" fo:letter-spacing="normal" fo:font-style="normal" fo:font-weight="normal" fo:background-color="transparent" fo:padding="0cm" fo:border="none"/>
    </style:style>
    <style:style style:name="P63"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1b5d08" fo:background-color="transparent" fo:padding="0cm" fo:border="none"/>
    </style:style>
    <style:style style:name="P64"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font-size="10pt" fo:letter-spacing="normal" fo:background-color="#f5f5f5" style:font-size-asian="10pt" style:font-size-complex="10pt" fo:padding="0cm" fo:border="none"/>
    </style:style>
    <style:style style:name="P65"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text-line-through-style="solid" style:text-line-through-type="single" style:text-line-through-text="X" fo:letter-spacing="normal" fo:background-color="transparent" fo:padding="0cm" fo:border="none"/>
    </style:style>
    <style:style style:name="P66"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style:text-line-through-style="solid" style:text-line-through-type="single" style:text-line-through-text="X" style:font-name="Courier 10 Pitch" fo:font-size="11.25pt" fo:letter-spacing="normal" fo:font-style="normal" fo:font-weight="normal" fo:background-color="transparent" fo:padding="0cm" fo:border="none"/>
    </style:style>
    <style:style style:name="P67"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ff" fo:letter-spacing="normal" fo:background-color="transparent" fo:padding="0cm" fo:border="none"/>
    </style:style>
    <style:style style:name="P68"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size="10pt" style:font-size-asian="10pt" style:font-size-complex="10pt"/>
    </style:style>
    <style:style style:name="P69" style:family="paragraph" style:parent-style-name="Preformatted_20_Text">
      <style:paragraph-properties fo:margin-top="0cm" fo:margin-bottom="0.635cm" style:contextual-spacing="false" style:line-height-at-least="0.556cm" fo:background-color="#f7f7f7" fo:padding="0cm" fo:border="none">
        <style:background-image/>
      </style:paragraph-properties>
    </style:style>
    <style:style style:name="P70" style:family="paragraph" style:parent-style-name="Preformatted_20_Text">
      <style:paragraph-properties fo:margin-top="0cm" fo:margin-bottom="0.635cm" style:contextual-spacing="false" style:line-height-at-least="0.556cm" fo:background-color="#f7f7f7" fo:padding="0cm" fo:border="none">
        <style:background-image/>
      </style:paragraph-properties>
      <style:text-properties fo:font-variant="normal" fo:text-transform="none" fo:color="#222222" style:font-name="Courier 10 Pitch" fo:font-size="11.25pt" fo:letter-spacing="normal" fo:font-style="normal" fo:font-weight="normal" fo:background-color="transparent" fo:padding="0cm" fo:border="none"/>
    </style:style>
    <style:style style:name="P71" style:family="paragraph" style:parent-style-name="Preformatted_20_Text">
      <style:paragraph-properties fo:margin-top="0cm" fo:margin-bottom="0.635cm" style:contextual-spacing="false" style:line-height-at-least="0.556cm" fo:background-color="#f7f7f7" fo:padding="0cm" fo:border="none">
        <style:background-image/>
      </style:paragraph-properties>
      <style:text-properties fo:font-variant="normal" fo:text-transform="none" fo:color="#222222" fo:letter-spacing="normal" fo:background-color="transparent" fo:padding="0cm" fo:border="none"/>
    </style:style>
    <style:style style:name="P72"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text-line-through-style="solid" style:text-line-through-type="single" style:text-line-through-text="X" style:font-name="Courier 10 Pitch" fo:font-size="11.25pt" fo:letter-spacing="normal" fo:font-style="normal" fo:font-weight="normal" fo:background-color="transparent" fo:padding="0cm" fo:border="none"/>
    </style:style>
    <style:style style:name="P73"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style:text-line-through-style="solid" style:text-line-through-type="single" style:text-line-through-text="X" fo:letter-spacing="normal" fo:background-color="transparent" fo:padding="0cm" fo:border="none"/>
    </style:style>
    <style:style style:name="P74"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fo:background-color="transparent" fo:padding="0cm" fo:border="none"/>
    </style:style>
    <style:style style:name="P75"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222222" fo:letter-spacing="normal" officeooo:paragraph-rsid="003f44d2" fo:background-color="transparent" fo:padding="0cm" fo:border="none"/>
    </style:style>
    <style:style style:name="P76"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3e3df2" fo:background-color="transparent" fo:padding="0cm" fo:border="none"/>
    </style:style>
    <style:style style:name="P77"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3f44d2" fo:background-color="transparent" fo:padding="0cm" fo:border="none"/>
    </style:style>
    <style:style style:name="P78"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0000" style:font-name="Courier 10 Pitch" fo:font-size="11.25pt" fo:letter-spacing="normal" fo:font-style="normal" fo:font-weight="normal" officeooo:paragraph-rsid="0040418b" fo:background-color="transparent" fo:padding="0cm" fo:border="none"/>
    </style:style>
    <style:style style:name="P79"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style:use-window-font-color="true" fo:letter-spacing="normal" fo:background-color="transparent" fo:padding="0cm" fo:border="none"/>
    </style:style>
    <style:style style:name="P80"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style:use-window-font-color="true" fo:letter-spacing="normal" officeooo:paragraph-rsid="003f44d2" fo:background-color="transparent" fo:padding="0cm" fo:border="none"/>
    </style:style>
    <style:style style:name="P81"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style:use-window-font-color="true" fo:letter-spacing="normal" officeooo:rsid="003f44d2" officeooo:paragraph-rsid="003f44d2" fo:background-color="transparent" fo:padding="0cm" fo:border="none"/>
    </style:style>
    <style:style style:name="P82" style:family="paragraph" style:parent-style-name="Preformatted_20_Text">
      <style:paragraph-properties fo:margin-left="0cm" fo:margin-right="0cm" fo:margin-top="0cm" fo:margin-bottom="0cm" style:contextual-spacing="false" style:line-height-at-least="0.556cm" fo:text-indent="0cm" style:auto-text-indent="false" fo:background-color="#ffffff" fo:padding="0cm" fo:border="none">
        <style:background-image/>
      </style:paragraph-properties>
      <style:text-properties fo:font-variant="normal" fo:text-transform="none" fo:color="#008000" style:font-name="Courier 10 Pitch" fo:font-size="11.25pt" fo:letter-spacing="normal" fo:font-style="normal" fo:font-weight="normal" officeooo:paragraph-rsid="003f44d2" fo:background-color="transparent" fo:padding="0cm" fo:border="none"/>
    </style:style>
    <style:style style:name="P83" style:family="paragraph" style:parent-style-name="Preformatted_20_Text">
      <style:paragraph-properties fo:margin-top="0cm" fo:margin-bottom="0cm" style:contextual-spacing="false" style:line-height-at-least="0.556cm" fo:background-color="#ffffff" fo:padding="0cm" fo:border="none">
        <style:background-image/>
      </style:paragraph-properties>
      <style:text-properties fo:font-variant="normal" fo:text-transform="none" fo:color="#000000" fo:letter-spacing="normal" officeooo:paragraph-rsid="003f44d2" fo:background-color="transparent" fo:padding="0cm" fo:border="none"/>
    </style:style>
    <style:style style:name="P84" style:family="paragraph" style:parent-style-name="Text_20_body" style:list-style-name="L1">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85" style:family="paragraph" style:parent-style-name="Text_20_body" style:list-style-name="L2">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86" style:family="paragraph" style:parent-style-name="Text_20_body" style:list-style-name="L3">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87" style:family="paragraph" style:parent-style-name="Text_20_body" style:list-style-name="L4">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88" style:family="paragraph" style:parent-style-name="Text_20_body" style:list-style-name="L5">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89" style:family="paragraph" style:parent-style-name="Text_20_body" style:list-style-name="L6">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fo:padding="0cm" fo:border="none"/>
    </style:style>
    <style:style style:name="P90" style:family="paragraph" style:parent-style-name="Text_20_body">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text-line-through-style="solid" style:text-line-through-type="single" style:text-line-through-text="X" style:font-name="Georgia" fo:font-size="12pt" fo:letter-spacing="normal" fo:font-style="normal" fo:font-weight="normal" fo:padding="0cm" fo:border="none"/>
    </style:style>
    <style:style style:name="P91" style:family="paragraph" style:parent-style-name="Text_20_body" style:list-style-name="L2">
      <style:paragraph-properties fo:margin-left="0cm" fo:margin-right="0cm" fo:margin-top="0cm" fo:margin-bottom="0cm" style:contextual-spacing="false" style:line-height-at-least="0.635cm" fo:text-indent="0cm" style:auto-text-indent="false" fo:background-color="transparent" fo:padding="0cm" fo:border="none">
        <style:background-image/>
      </style:paragraph-properties>
    </style:style>
    <style:style style:name="P92" style:family="paragraph" style:parent-style-name="Text_20_body">
      <style:paragraph-properties fo:margin-left="0cm" fo:margin-right="0cm" fo:margin-top="0cm" fo:margin-bottom="0.635cm" style:contextual-spacing="false" style:line-height-at-least="0.635cm" fo:text-indent="0cm" style:auto-text-indent="false" fo:background-color="transparent" fo:padding="0cm" fo:border="none">
        <style:background-image/>
      </style:paragraph-properties>
      <style:text-properties fo:font-variant="normal" fo:text-transform="none" fo:color="#444444" style:font-name="Georgia" fo:font-size="12pt" fo:letter-spacing="normal" fo:font-style="normal" fo:font-weight="normal" officeooo:paragraph-rsid="003f44d2" fo:padding="0cm" fo:border="none"/>
    </style:style>
    <style:style style:name="T1" style:family="text">
      <style:text-properties fo:font-variant="normal" fo:text-transform="none" fo:color="#888888" style:font-name="Helvetica Neue" fo:font-size="9pt" fo:letter-spacing="normal" fo:font-style="normal" fo:font-weight="normal" fo:background-color="transparent" loext:char-shading-value="0" fo:padding="0cm" fo:border="none"/>
    </style:style>
    <style:style style:name="T2" style:family="text">
      <style:text-properties fo:font-variant="normal" fo:text-transform="none" fo:color="#888888" style:font-name="Helvetica Neue" fo:font-size="9pt" fo:letter-spacing="normal" fo:font-style="normal" fo:font-weight="normal" fo:padding="0cm" fo:border="none"/>
    </style:style>
    <style:style style:name="T3" style:family="text">
      <style:text-properties fo:font-variant="normal" fo:text-transform="none" fo:color="#2e9bd2" style:font-name="Helvetica Neue" fo:font-size="9pt" fo:letter-spacing="normal" fo:font-style="normal" fo:font-weight="normal" fo:background-color="transparent" loext:char-shading-value="0" fo:padding="0cm" fo:border="none"/>
    </style:style>
    <style:style style:name="T4" style:family="text">
      <style:text-properties fo:font-variant="normal" fo:text-transform="none" fo:color="#2e9bd2" style:font-name="Georgia" fo:font-size="12pt" fo:letter-spacing="normal" fo:font-style="normal" fo:font-weight="normal" fo:background-color="transparent" loext:char-shading-value="0" fo:padding="0cm" fo:border="none"/>
    </style:style>
    <style:style style:name="T5" style:family="text">
      <style:text-properties fo:font-variant="normal" fo:text-transform="none" fo:color="#2e9bd2" style:text-line-through-style="solid" style:text-line-through-type="single" style:text-line-through-text="X" style:font-name="Georgia" fo:font-size="12pt" fo:letter-spacing="normal" fo:font-style="normal" fo:font-weight="normal" fo:background-color="transparent" loext:char-shading-value="0" fo:padding="0cm" fo:border="none"/>
    </style:style>
    <style:style style:name="T6" style:family="text">
      <style:text-properties fo:font-variant="normal" fo:text-transform="none" fo:color="#444444" style:font-name="Georgia" fo:font-size="12pt" fo:letter-spacing="normal" fo:font-style="normal" fo:font-weight="normal" fo:padding="0cm" fo:border="none"/>
    </style:style>
    <style:style style:name="T7" style:family="text">
      <style:text-properties fo:font-variant="normal" fo:text-transform="none" fo:color="#444444" style:font-name="Georgia" fo:font-size="12pt" fo:letter-spacing="normal" fo:font-style="normal" fo:font-weight="normal" officeooo:rsid="0030c49b" fo:padding="0cm" fo:border="none"/>
    </style:style>
    <style:style style:name="T8" style:family="text">
      <style:text-properties fo:font-variant="normal" fo:text-transform="none" fo:color="#444444" style:font-name="Georgia" fo:font-size="12pt" fo:letter-spacing="normal" fo:font-style="normal" fo:font-weight="normal" officeooo:rsid="0038af19" fo:padding="0cm" fo:border="none"/>
    </style:style>
    <style:style style:name="T9" style:family="text">
      <style:text-properties fo:font-variant="normal" fo:text-transform="none" fo:color="#444444" style:text-line-through-style="solid" style:text-line-through-type="single" style:text-line-through-text="X" style:font-name="Georgia" fo:font-size="12pt" fo:letter-spacing="normal" fo:font-style="normal" fo:font-weight="normal" fo:padding="0cm" fo:border="none"/>
    </style:style>
    <style:style style:name="T10" style:family="text">
      <style:text-properties fo:font-variant="normal" fo:text-transform="none" fo:color="#000000" fo:letter-spacing="normal" fo:background-color="#f5f5f5" loext:char-shading-value="0" fo:padding="0cm" fo:border="none"/>
    </style:style>
    <style:style style:name="T11" style:family="text">
      <style:text-properties fo:font-variant="normal" fo:text-transform="none" fo:color="#000000" style:font-name="Courier 10 Pitch" fo:font-size="11.25pt" fo:letter-spacing="normal" fo:font-style="normal" fo:font-weight="normal" fo:background-color="#f5f5f5" loext:char-shading-value="0" fo:padding="0cm" fo:border="none"/>
    </style:style>
    <style:style style:name="T12" style:family="text">
      <style:text-properties fo:font-variant="normal" fo:text-transform="none" fo:color="#0000ff" style:font-name="Courier 10 Pitch" fo:font-size="11.25pt" fo:letter-spacing="normal" fo:font-style="normal" fo:font-weight="normal" fo:background-color="#f5f5f5" loext:char-shading-value="0" fo:padding="0cm" fo:border="none"/>
    </style:style>
    <style:style style:name="T13" style:family="text">
      <style:text-properties fo:color="#2e9bd2" fo:background-color="transparent" loext:char-shading-value="0"/>
    </style:style>
    <style:style style:name="T14" style:family="text">
      <style:text-properties style:font-name="Georgia" fo:font-size="11.25pt" fo:font-style="normal" fo:font-weight="bold"/>
    </style:style>
    <style:style style:name="T15" style:family="text">
      <style:text-properties fo:color="#0000ff"/>
    </style:style>
    <style:style style:name="T16" style:family="text">
      <style:text-properties fo:color="#0000ff" style:font-name="Courier 10 Pitch" fo:font-size="11.25pt" fo:font-style="normal" fo:font-weight="normal"/>
    </style:style>
    <style:style style:name="T17" style:family="text">
      <style:text-properties fo:color="#0000ff" style:font-name="Courier 10 Pitch" fo:font-size="11.25pt" fo:font-style="normal" fo:font-weight="normal" fo:background-color="#f5f5f5" loext:char-shading-value="0"/>
    </style:style>
    <style:style style:name="T18" style:family="text">
      <style:text-properties fo:color="#0000ff" style:font-name="Courier 10 Pitch" fo:font-style="normal" fo:font-weight="normal"/>
    </style:style>
    <style:style style:name="T19" style:family="text">
      <style:text-properties fo:color="#0000ff" style:font-name="Courier 10 Pitch" fo:font-style="normal" fo:font-weight="normal" fo:background-color="#f5f5f5" loext:char-shading-value="0"/>
    </style:style>
    <style:style style:name="T20" style:family="text">
      <style:text-properties fo:color="#0000ff" style:font-name="Courier 10 Pitch" fo:font-style="normal" fo:font-weight="normal" officeooo:rsid="002317e8"/>
    </style:style>
    <style:style style:name="T21" style:family="text">
      <style:text-properties fo:color="#0000ff" fo:background-color="#f5f5f5" loext:char-shading-value="0"/>
    </style:style>
    <style:style style:name="T22" style:family="text">
      <style:text-properties fo:color="#0000ff" officeooo:rsid="00279cfa"/>
    </style:style>
    <style:style style:name="T23" style:family="text">
      <style:text-properties fo:color="#800000"/>
    </style:style>
    <style:style style:name="T24" style:family="text">
      <style:text-properties fo:color="#800000" style:font-name="Courier 10 Pitch" fo:font-size="11.25pt" fo:font-style="normal" fo:font-weight="normal"/>
    </style:style>
    <style:style style:name="T25" style:family="text">
      <style:text-properties fo:color="#800000" style:font-name="Courier 10 Pitch" fo:font-style="normal" fo:font-weight="normal"/>
    </style:style>
    <style:style style:name="T26" style:family="text">
      <style:text-properties style:font-name="Courier 10 Pitch" fo:font-style="normal" fo:font-weight="normal"/>
    </style:style>
    <style:style style:name="T27" style:family="text">
      <style:text-properties style:font-name="Courier 10 Pitch" fo:font-size="11.25pt" fo:font-style="normal" fo:font-weight="normal"/>
    </style:style>
    <style:style style:name="T28" style:family="text">
      <style:text-properties style:font-name="Courier 10 Pitch" fo:font-size="11.25pt" fo:font-style="normal" fo:font-weight="normal" officeooo:rsid="00279cfa"/>
    </style:style>
    <style:style style:name="T29" style:family="text">
      <style:text-properties style:font-name="Courier 10 Pitch" fo:font-size="11.25pt" fo:font-style="normal" fo:font-weight="normal" officeooo:rsid="0034746e"/>
    </style:style>
    <style:style style:name="T30" style:family="text">
      <style:text-properties style:font-name="Courier 10 Pitch" fo:font-size="11.25pt" fo:font-style="normal" fo:font-weight="normal" officeooo:rsid="003503ca"/>
    </style:style>
    <style:style style:name="T31" style:family="text">
      <style:text-properties style:font-name="Courier 10 Pitch" fo:font-size="11.25pt" fo:font-style="normal" fo:font-weight="normal" officeooo:rsid="00356465"/>
    </style:style>
    <style:style style:name="T32" style:family="text">
      <style:text-properties style:font-name="Courier 10 Pitch" fo:font-size="11.25pt" fo:font-style="normal" fo:font-weight="normal" officeooo:rsid="0035ee7c"/>
    </style:style>
    <style:style style:name="T33" style:family="text">
      <style:text-properties style:font-name="Courier 10 Pitch" fo:font-size="11.25pt" fo:font-style="normal" fo:font-weight="normal" officeooo:rsid="0036bd19"/>
    </style:style>
    <style:style style:name="T34" style:family="text">
      <style:text-properties style:font-name="Courier 10 Pitch" fo:font-size="11.25pt" fo:font-style="normal" fo:font-weight="normal" officeooo:rsid="003e3df2"/>
    </style:style>
    <style:style style:name="T35" style:family="text">
      <style:text-properties style:font-name="Courier 10 Pitch" fo:font-size="11.25pt" fo:font-style="normal" fo:font-weight="normal" officeooo:rsid="003f44d2"/>
    </style:style>
    <style:style style:name="T36" style:family="text">
      <style:text-properties fo:color="#000000"/>
    </style:style>
    <style:style style:name="T37" style:family="text">
      <style:text-properties fo:color="#000000" style:font-name="Courier 10 Pitch" fo:font-size="11.25pt" fo:font-style="normal" fo:font-weight="normal"/>
    </style:style>
    <style:style style:name="T38" style:family="text">
      <style:text-properties fo:color="#000000" style:font-name="Courier 10 Pitch" fo:font-size="11.25pt" fo:font-style="normal" fo:font-weight="normal" fo:background-color="#f5f5f5" loext:char-shading-value="0"/>
    </style:style>
    <style:style style:name="T39" style:family="text">
      <style:text-properties fo:color="#000000" style:font-name="Courier 10 Pitch" fo:font-size="11.25pt" fo:font-style="normal" fo:font-weight="normal" officeooo:rsid="0023ee26" fo:background-color="#f5f5f5" loext:char-shading-value="0"/>
    </style:style>
    <style:style style:name="T40" style:family="text">
      <style:text-properties fo:color="#000000" style:font-name="Courier 10 Pitch" fo:font-size="11.25pt" fo:font-style="normal" fo:font-weight="normal" officeooo:rsid="0023ee26"/>
    </style:style>
    <style:style style:name="T41" style:family="text">
      <style:text-properties fo:color="#000000" style:font-name="Courier 10 Pitch" fo:font-size="11.25pt" fo:font-style="normal" fo:font-weight="normal" officeooo:rsid="00256425"/>
    </style:style>
    <style:style style:name="T42" style:family="text">
      <style:text-properties fo:color="#000000" style:font-name="Courier 10 Pitch" fo:font-size="11.25pt" fo:font-style="normal" fo:font-weight="normal" officeooo:rsid="00279024"/>
    </style:style>
    <style:style style:name="T43" style:family="text">
      <style:text-properties fo:color="#000000" style:font-name="Courier 10 Pitch" fo:font-size="11.25pt" fo:font-style="normal" fo:font-weight="normal" officeooo:rsid="00279cfa"/>
    </style:style>
    <style:style style:name="T44" style:family="text">
      <style:text-properties fo:color="#000000" style:font-name="Courier 10 Pitch" fo:font-size="11.25pt" fo:font-style="normal" fo:font-weight="normal" officeooo:rsid="0028d423"/>
    </style:style>
    <style:style style:name="T45" style:family="text">
      <style:text-properties fo:color="#000000" style:font-name="Courier 10 Pitch" fo:font-size="11.25pt" fo:font-style="normal" fo:font-weight="normal" officeooo:rsid="002965ca"/>
    </style:style>
    <style:style style:name="T46" style:family="text">
      <style:text-properties fo:color="#000000" style:font-name="Courier 10 Pitch" fo:font-size="11.25pt" fo:font-style="normal" fo:font-weight="normal" officeooo:rsid="0034746e"/>
    </style:style>
    <style:style style:name="T47" style:family="text">
      <style:text-properties fo:color="#000000" style:font-name="Courier 10 Pitch" fo:font-size="11.25pt" fo:font-style="normal" fo:font-weight="normal" officeooo:rsid="003503ca"/>
    </style:style>
    <style:style style:name="T48" style:family="text">
      <style:text-properties fo:color="#000000" style:font-name="Courier 10 Pitch" fo:font-size="11.25pt" fo:font-style="normal" fo:font-weight="normal" officeooo:rsid="00356465"/>
    </style:style>
    <style:style style:name="T49" style:family="text">
      <style:text-properties fo:color="#000000" style:font-name="Courier 10 Pitch" fo:font-size="11.25pt" fo:font-style="normal" fo:font-weight="normal" officeooo:rsid="0035ee7c"/>
    </style:style>
    <style:style style:name="T50" style:family="text">
      <style:text-properties fo:color="#000000" style:font-name="Courier 10 Pitch" fo:font-size="11.25pt" fo:font-style="normal" fo:font-weight="normal" officeooo:rsid="0036bd19"/>
    </style:style>
    <style:style style:name="T51" style:family="text">
      <style:text-properties fo:color="#000000" style:font-name="Courier 10 Pitch" fo:font-size="11.25pt" fo:font-style="normal" fo:font-weight="normal" officeooo:rsid="0038af19"/>
    </style:style>
    <style:style style:name="T52" style:family="text">
      <style:text-properties fo:color="#000000" style:font-name="Courier 10 Pitch" fo:font-size="11.25pt" fo:font-style="normal" fo:font-weight="normal" officeooo:rsid="00393d13"/>
    </style:style>
    <style:style style:name="T53" style:family="text">
      <style:text-properties fo:color="#000000" style:font-name="Courier 10 Pitch" fo:font-size="11.25pt" fo:font-style="normal" fo:font-weight="normal" officeooo:rsid="003afa7d"/>
    </style:style>
    <style:style style:name="T54" style:family="text">
      <style:text-properties fo:color="#000000" style:font-name="Courier 10 Pitch" fo:font-size="11.25pt" fo:font-style="normal" fo:font-weight="normal" officeooo:rsid="003b0f4d"/>
    </style:style>
    <style:style style:name="T55" style:family="text">
      <style:text-properties fo:color="#000000" style:font-name="Courier 10 Pitch" fo:font-size="11.25pt" fo:font-style="normal" fo:font-weight="normal" officeooo:rsid="003e3df2"/>
    </style:style>
    <style:style style:name="T56" style:family="text">
      <style:text-properties fo:color="#000000" style:font-name="Courier 10 Pitch" fo:font-size="11.25pt" fo:font-style="normal" fo:font-weight="normal" officeooo:rsid="003f44d2"/>
    </style:style>
    <style:style style:name="T57" style:family="text">
      <style:text-properties fo:color="#000000" style:font-name="Courier 10 Pitch" fo:font-size="11.25pt" fo:font-style="normal" fo:font-weight="normal" officeooo:rsid="00407d26"/>
    </style:style>
    <style:style style:name="T58" style:family="text">
      <style:text-properties fo:color="#000000" style:font-name="Courier 10 Pitch" fo:font-style="normal" fo:font-weight="normal" fo:background-color="#f5f5f5" loext:char-shading-value="0"/>
    </style:style>
    <style:style style:name="T59" style:family="text">
      <style:text-properties fo:color="#000000" fo:background-color="#f5f5f5" loext:char-shading-value="0"/>
    </style:style>
    <style:style style:name="T60" style:family="text">
      <style:text-properties fo:color="#000000" officeooo:rsid="00256425"/>
    </style:style>
    <style:style style:name="T61" style:family="text">
      <style:text-properties fo:color="#000000" officeooo:rsid="0026dad5"/>
    </style:style>
    <style:style style:name="T62" style:family="text">
      <style:text-properties fo:color="#000000" officeooo:rsid="00279cfa"/>
    </style:style>
    <style:style style:name="T63" style:family="text">
      <style:text-properties fo:color="#000000" officeooo:rsid="0028d423"/>
    </style:style>
    <style:style style:name="T64" style:family="text">
      <style:text-properties fo:color="#000000" officeooo:rsid="002cbde4"/>
    </style:style>
    <style:style style:name="T65" style:family="text">
      <style:text-properties fo:color="#000000" officeooo:rsid="002f563a"/>
    </style:style>
    <style:style style:name="T66" style:family="text">
      <style:text-properties fo:color="#000000" officeooo:rsid="0034746e"/>
    </style:style>
    <style:style style:name="T67" style:family="text">
      <style:text-properties fo:color="#000000" officeooo:rsid="0034ddbb"/>
    </style:style>
    <style:style style:name="T68" style:family="text">
      <style:text-properties fo:color="#000000" officeooo:rsid="003503ca"/>
    </style:style>
    <style:style style:name="T69" style:family="text">
      <style:text-properties fo:color="#000000" officeooo:rsid="00356465"/>
    </style:style>
    <style:style style:name="T70" style:family="text">
      <style:text-properties fo:color="#000000" officeooo:rsid="0038af19"/>
    </style:style>
    <style:style style:name="T71" style:family="text">
      <style:text-properties fo:color="#000000" officeooo:rsid="003b0f4d"/>
    </style:style>
    <style:style style:name="T72" style:family="text">
      <style:text-properties fo:color="#008000"/>
    </style:style>
    <style:style style:name="T73" style:family="text">
      <style:text-properties fo:color="#008000" style:font-name="Courier 10 Pitch" fo:font-size="11.25pt" fo:font-style="normal" fo:font-weight="normal"/>
    </style:style>
    <style:style style:name="T74" style:family="text">
      <style:text-properties fo:color="#008000" style:font-name="Courier 10 Pitch" fo:font-size="11.25pt" fo:font-style="normal" fo:font-weight="normal" fo:background-color="#f5f5f5" loext:char-shading-value="0"/>
    </style:style>
    <style:style style:name="T75" style:family="text">
      <style:text-properties fo:color="#008000" style:font-name="Courier 10 Pitch" fo:font-size="11.25pt" fo:font-style="normal" fo:font-weight="normal" officeooo:rsid="002d877c"/>
    </style:style>
    <style:style style:name="T76" style:family="text">
      <style:text-properties fo:color="#008000" style:font-name="Courier 10 Pitch" fo:font-size="11.25pt" fo:font-style="normal" fo:font-weight="normal" officeooo:rsid="003f44d2"/>
    </style:style>
    <style:style style:name="T77" style:family="text">
      <style:text-properties fo:color="#008000" style:font-name="Courier 10 Pitch" fo:font-style="normal" fo:font-weight="normal"/>
    </style:style>
    <style:style style:name="T78" style:family="text">
      <style:text-properties fo:color="#ff0000"/>
    </style:style>
    <style:style style:name="T79" style:family="text">
      <style:text-properties fo:color="#ff0000" style:font-name="Courier 10 Pitch" fo:font-size="11.25pt" fo:font-style="normal" fo:font-weight="normal"/>
    </style:style>
    <style:style style:name="T80" style:family="text">
      <style:text-properties fo:color="#ff0000" style:font-name="Courier 10 Pitch" fo:font-style="normal" fo:font-weight="normal"/>
    </style:style>
    <style:style style:name="T81" style:family="text">
      <style:text-properties fo:color="#800080"/>
    </style:style>
    <style:style style:name="T82" style:family="text">
      <style:text-properties fo:color="#800080" style:font-name="Courier 10 Pitch" fo:font-size="11.25pt" fo:font-style="normal" fo:font-weight="normal"/>
    </style:style>
    <style:style style:name="T83" style:family="text">
      <style:text-properties officeooo:rsid="0016fc29"/>
    </style:style>
    <style:style style:name="T84" style:family="text">
      <style:text-properties fo:font-weight="bold" style:font-weight-asian="bold" style:font-weight-complex="bold"/>
    </style:style>
    <style:style style:name="T85" style:family="text">
      <style:text-properties fo:font-weight="bold" officeooo:rsid="00279cfa" style:font-weight-asian="bold" style:font-weight-complex="bold"/>
    </style:style>
    <style:style style:name="T86" style:family="text">
      <style:text-properties fo:font-weight="bold" officeooo:rsid="0032ac4e" style:font-weight-asian="bold" style:font-weight-complex="bold"/>
    </style:style>
    <style:style style:name="T87" style:family="text">
      <style:text-properties officeooo:rsid="00256425"/>
    </style:style>
    <style:style style:name="T88" style:family="text">
      <style:text-properties officeooo:rsid="0026dad5"/>
    </style:style>
    <style:style style:name="T89" style:family="text">
      <style:text-properties officeooo:rsid="00279cfa"/>
    </style:style>
    <style:style style:name="T90" style:family="text">
      <style:text-properties officeooo:rsid="0028d423"/>
    </style:style>
    <style:style style:name="T91" style:family="text">
      <style:text-properties officeooo:rsid="002ac6cf"/>
    </style:style>
    <style:style style:name="T92" style:family="text">
      <style:text-properties officeooo:rsid="002cbde4"/>
    </style:style>
    <style:style style:name="T93" style:family="text">
      <style:text-properties officeooo:rsid="0032ac4e"/>
    </style:style>
    <style:style style:name="T94" style:family="text">
      <style:text-properties style:text-underline-style="solid" style:text-underline-width="auto" style:text-underline-color="font-color"/>
    </style:style>
    <style:style style:name="T95" style:family="text">
      <style:text-properties style:text-underline-style="solid" style:text-underline-width="auto" style:text-underline-color="font-color" officeooo:rsid="0032ac4e"/>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356465" style:font-weight-asian="bold" style:font-weight-complex="bold"/>
    </style:style>
    <style:style style:name="T98" style:family="text">
      <style:text-properties officeooo:rsid="0034746e"/>
    </style:style>
    <style:style style:name="T99" style:family="text">
      <style:text-properties officeooo:rsid="0034ddbb"/>
    </style:style>
    <style:style style:name="T100" style:family="text">
      <style:text-properties officeooo:rsid="003503ca"/>
    </style:style>
    <style:style style:name="T101" style:family="text">
      <style:text-properties officeooo:rsid="00356465"/>
    </style:style>
    <style:style style:name="T102" style:family="text">
      <style:text-properties officeooo:rsid="0036bd19"/>
    </style:style>
    <style:style style:name="T103" style:family="text">
      <style:text-properties officeooo:rsid="003b63d2"/>
    </style:style>
    <style:style style:name="T104" style:family="text">
      <style:text-properties officeooo:rsid="003e3910"/>
    </style:style>
    <style:style style:name="T105" style:family="text">
      <style:text-properties officeooo:rsid="003e3df2"/>
    </style:style>
    <style:style style:name="T106" style:family="text">
      <style:text-properties officeooo:rsid="003f44d2"/>
    </style:style>
    <style:style style:name="T107" style:family="text">
      <style:text-properties officeooo:rsid="00407d26"/>
    </style:style>
    <style:style style:name="T108" style:family="text">
      <style:text-properties style:text-line-through-style="solid" style:text-line-through-type="single"/>
    </style:style>
    <style:style style:name="fr1" style:family="graphic" style:parent-style-name="Graphics">
      <style:graphic-properties fo:margin-left="0cm" fo:margin-right="0cm" fo:margin-top="0cm" fo:margin-bottom="0.635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 to the Reactive Extensions to JavaScript - <text:span text:style-name="T102">1)</text:spa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2/16/introduction-to-the-reactive-extensions-to-javascript/"><text:span text:style-name="T3">February 16, 2010</text:span></text:a></text:p>
      <text:p text:style-name="P32">Readers of my blog probably know that I’m a bit into functional programming languages (F#, Erlang, Clojure, Haskell, etc) among other topics, but what you may not know is that I’m a huge JavaScript fan as well.  Since I began in the industry (professionally anyways), I’ve been using JavaScript to knock out some pretty interesting solutions.  Over the years, many people have tried to abstract over the language, taking such approaches as taking a statically typed language and compiling it to JavaScript, but when it comes down to it, I prefer dealing with the natural language of the web, which is HTML, CSS and native JavaScript.</text:p>
      <text:p text:style-name="P32">As much as I love the JavaScript language, it has its set of warts primarily from DOM manipulation.</text:p>
      <text:h text:style-name="P39" text:outline-level="2">The Problem with JavaScript Eventing</text:h>
      <text:p text:style-name="P6"><text:span text:style-name="T6">One of the issues around DOM manipulation has been around DOM Events.  The inconsistencies between the browsers were apparent, but just as well, how could you make events composable much as your would say functions?  For example, how could I do a simple mouse drag over a div which gathers not only the current value but also the previous?  We’d need some sort of global state, e.g. the previous mouse location.  Below is a quick example using plain old JavaScript without the aid of any libraries like </text:span><text:a xlink:type="simple" xlink:href="http://jquery.com/"><text:span text:style-name="T4">jQuery</text:span></text:a><text:span text:style-name="T6">, etc.</text:span></text:p>
      <text:p text:style-name="P6"/>
      <text:p text:style-name="P31"/>
      <text:p text:style-name="P11"><text:span text:style-name="T15">&lt;</text:span><text:span text:style-name="T23">head</text:span><text:span text:style-name="T15">&gt;</text:span></text:p>
      <text:p text:style-name="P17"><text:span text:style-name="T36"><text:s text:c="4"/></text:span><text:span text:style-name="T77">&lt;!-- style omitted --&gt;</text:span></text:p>
      <text:p text:style-name="P17"><text:span text:style-name="T36"><text:s text:c="4"/></text:span><text:span text:style-name="T18">&lt;</text:span><text:span text:style-name="T25">script </text:span><text:span text:style-name="T80">type</text:span><text:span text:style-name="T18">="text/javascript"&gt;</text:span></text:p>
      <text:p text:style-name="P17"><text:span text:style-name="T59"><text:s text:c="8"/></text:span><text:span text:style-name="T19">var</text:span><text:span text:style-name="T58"> oldMouse = </text:span><text:span text:style-name="T19">null</text:span><text:span text:style-name="T58">;</text:span></text:p>
      <text:p text:style-name="P68"/>
      <text:p text:style-name="P17"><text:span text:style-name="T59"><text:s text:c="8"/></text:span><text:span text:style-name="T19">function</text:span><text:span text:style-name="T58"> tester() {</text:span></text:p>
      <text:p text:style-name="P17"><text:span text:style-name="T59"><text:s text:c="12"/></text:span><text:span text:style-name="T19">var</text:span><text:span text:style-name="T58"> mouseDragMe = document.getElementById("mouseDragMe");</text:span></text:p>
      <text:p text:style-name="P68"/>
      <text:p text:style-name="P17"><text:span text:style-name="T59"><text:s text:c="12"/></text:span><text:span text:style-name="T58">mouseDragMe.onmousemove = handleMouseMove;</text:span></text:p>
      <text:p text:style-name="P17"><text:span text:style-name="T59"><text:s text:c="12"/></text:span><text:span text:style-name="T58">mouseDragMe.onmousedown = </text:span><text:span text:style-name="T19">function</text:span><text:span text:style-name="T58">(ev) {</text:span></text:p>
      <text:p text:style-name="P17"><text:span text:style-name="T59"><text:s text:c="16"/></text:span><text:span text:style-name="T58">ev = ev || window.event;</text:span></text:p>
      <text:p text:style-name="P17"><text:span text:style-name="T59"><text:s text:c="16"/></text:span><text:span text:style-name="T58">oldMouse = { x : ev.clientX, y : ev.clientY };</text:span></text:p>
      <text:p text:style-name="P64"><text:s text:c="12"/><text:span text:style-name="T26">}</text:span></text:p>
      <text:p text:style-name="P17"><text:span text:style-name="T59"><text:s text:c="12"/></text:span><text:span text:style-name="T58">mouseDragMe.onmouseup = </text:span><text:span text:style-name="T19">function</text:span><text:span text:style-name="T58">(ev) { oldMouse = </text:span><text:span text:style-name="T19">null</text:span><text:span text:style-name="T58">; }</text:span></text:p>
      <text:p text:style-name="P64"><text:s text:c="8"/><text:span text:style-name="T26">}</text:span></text:p>
      <text:p text:style-name="P68"/>
      <text:p text:style-name="P17"><text:span text:style-name="T59"><text:s text:c="8"/></text:span><text:span text:style-name="T19">function</text:span><text:span text:style-name="T58"> handleMouseMove(ev){</text:span></text:p>
      <text:p text:style-name="P17"><text:span text:style-name="T59"><text:s text:c="12"/></text:span><text:span text:style-name="T58">ev = ev || window.event;</text:span></text:p>
      <text:p text:style-name="P68"/>
      <text:p text:style-name="P17"><text:span text:style-name="T59"><text:s text:c="12"/></text:span><text:span text:style-name="T19">var</text:span><text:span text:style-name="T58"> results = document.getElementById("results");</text:span></text:p>
      <text:p text:style-name="P17"><text:span text:style-name="T59"><text:s text:c="12"/></text:span><text:span text:style-name="T19">if</text:span><text:span text:style-name="T58">(oldMouse) {</text:span></text:p>
      <text:p text:style-name="P17"><text:span text:style-name="T59"><text:s text:c="16"/></text:span><text:span text:style-name="T58">results.innerHTML =</text:span></text:p>
      <text:p text:style-name="P17"><text:span text:style-name="T59"><text:s text:c="19"/></text:span><text:span text:style-name="T58">"Old (X: " + oldMouse.x + " Y: " + oldMouse.y + ") " +</text:span></text:p>
      <text:p text:style-name="P17"><text:span text:style-name="T59"><text:s text:c="19"/></text:span><text:span text:style-name="T58">"New (X: " + ev.clientX + " Y: " + ev.clientY + ")";</text:span></text:p>
      <text:p text:style-name="P17"><text:span text:style-name="T59"><text:s text:c="16"/></text:span><text:span text:style-name="T58">oldMouse = { x : ev.clientX, y : ev.clientY };</text:span></text:p>
      <text:p text:style-name="P64"><text:s text:c="12"/><text:span text:style-name="T26">}</text:span></text:p>
      <text:p text:style-name="P64"><text:s text:c="8"/><text:span text:style-name="T26">}</text:span></text:p>
      <text:p text:style-name="P17"><text:span text:style-name="T59"><text:s text:c="4"/></text:span><text:span text:style-name="T18">&lt;/</text:span><text:span text:style-name="T25">script</text:span><text:span text:style-name="T18">&gt;</text:span></text:p>
      <text:p text:style-name="P11"><text:span text:style-name="T15">&lt;/</text:span><text:span text:style-name="T23">head</text:span><text:span text:style-name="T15">&gt;</text:span></text:p>
      <text:p text:style-name="P11"><text:span text:style-name="T15">&lt;</text:span><text:span text:style-name="T23">body </text:span><text:span text:style-name="T78">onload</text:span><text:span text:style-name="T15">="tester()"&gt;</text:span></text:p>
      <text:p text:style-name="P17"><text:span text:style-name="T36"><text:s text:c="4"/></text:span><text:span text:style-name="T18">&lt;</text:span><text:span text:style-name="T25">div </text:span><text:span text:style-name="T80">id</text:span><text:span text:style-name="T18">="mouseDragMe" </text:span><text:span text:style-name="T20">style=”border:1px solid red; width:300px; height:400px;”</text:span><text:span text:style-name="T18">&gt;&lt;/</text:span><text:span text:style-name="T25">div</text:span><text:span text:style-name="T18">&gt;</text:span></text:p>
      <text:p text:style-name="P17"><text:span text:style-name="T36"><text:s text:c="4"/></text:span><text:span text:style-name="T18">&lt;</text:span><text:span text:style-name="T25">div </text:span><text:span text:style-name="T80">id</text:span><text:span text:style-name="T18">="results"/&gt;</text:span></text:p>
      <text:p text:style-name="P11"><text:span text:style-name="T15">&lt;/</text:span><text:span text:style-name="T23">body</text:span><text:span text:style-name="T15">&gt;</text:span></text:p>
      <text:p text:style-name="P27"/>
      <text:p text:style-name="P32">This is a rather simplistic example which adds handlers to DOM events to set the old mouse position when the mouse is down and wipes it out when the mouse goes up.  Then while the mouse is moving, we check if the old mouse position has been set and if it has, print out the value, and finally set the old value to our new one.  If we start adding in additional requirements such as throttling, sampling and so forth, the code gets a bit more complicated.  So, the code as is works, but is a bit messy and not really composable.  And what I mean by composable is to say I want to chain events together to say do this and that until something else happens and make it look like this:</text:p>
      <text:p text:style-name="P20">someEvent.mergeWith(someOtherEvent).Until(yetAnotherEvent);</text:p>
      <text:h text:style-name="P39" text:outline-level="2">Other Abstractions</text:h>
      <text:p text:style-name="P6"><text:span text:style-name="T6">Libraries have come along over time to help us deal with the pain that is DOM manipulation.  One in particular that is worth mentioning would be jQuery, which provides us some better flexibility when </text:span><text:soft-page-break/><text:span text:style-name="T6">dealing with events.  For example, I can take the above code and rewrite it to use jQuery and in particular the </text:span><text:a xlink:type="simple" xlink:href="http://api.jquery.com/bind/"><text:span text:style-name="T4">bind function</text:span></text:a><text:span text:style-name="T6"> which allows me to wire up all of my events through the use of a map approach.</text:span></text:p>
      <text:p text:style-name="P4"/>
      <text:p text:style-name="P7"><text:span text:style-name="T15">&lt;</text:span><text:span text:style-name="T23">script </text:span><text:span text:style-name="T78">src</text:span><text:span text:style-name="T15">="http://code.jquery.com/jquery-latest.js"&gt;&lt;/</text:span><text:span text:style-name="T23">script</text:span><text:span text:style-name="T15">&gt;</text:span></text:p>
      <text:p text:style-name="P7"><text:span text:style-name="T15">&lt;</text:span><text:span text:style-name="T23">script </text:span><text:span text:style-name="T78">type</text:span><text:span text:style-name="T15">="text/javascript"&gt;</text:span></text:p>
      <text:p text:style-name="P12"><text:span text:style-name="T59"><text:s text:c="4"/></text:span><text:span text:style-name="T17">var</text:span><text:span text:style-name="T38"> old = </text:span><text:span text:style-name="T17">null</text:span><text:span text:style-name="T38">;</text:span></text:p>
      <text:p text:style-name="P55"/>
      <text:p text:style-name="P30"><text:span text:style-name="T10"><text:s text:c="4"/></text:span><text:span text:style-name="T11">$(document).ready(</text:span><text:span text:style-name="T12">function</text:span><text:span text:style-name="T11">() {</text:span></text:p>
      <text:p text:style-name="P30"><text:span text:style-name="T10"><text:s text:c="8"/></text:span><text:span text:style-name="T11">$("#mouseDragMe").bind({</text:span></text:p>
      <text:p text:style-name="P12"><text:span text:style-name="T59"><text:s text:c="12"/></text:span><text:span text:style-name="T38">mouseup: </text:span><text:span text:style-name="T17">function</text:span><text:span text:style-name="T38">(ev) {</text:span></text:p>
      <text:p text:style-name="P12"><text:span text:style-name="T59"><text:s text:c="16"/></text:span><text:span text:style-name="T38">old = </text:span><text:span text:style-name="T17">null</text:span><text:span text:style-name="T38">;</text:span></text:p>
      <text:p text:style-name="P55"><text:span text:style-name="T10"><text:s text:c="12"/></text:span><text:span text:style-name="T11">},</text:span></text:p>
      <text:p text:style-name="P12"><text:span text:style-name="T59"><text:s text:c="12"/></text:span><text:span text:style-name="T38">mousedown: </text:span><text:span text:style-name="T17">function</text:span><text:span text:style-name="T38">(ev) {</text:span></text:p>
      <text:p text:style-name="P12"><text:span text:style-name="T59"><text:s text:c="16"/></text:span><text:span text:style-name="T38">old = { x : ev.clientX, y : ev.clientY };</text:span></text:p>
      <text:p text:style-name="P55"><text:span text:style-name="T10"><text:s text:c="12"/></text:span><text:span text:style-name="T11">},</text:span></text:p>
      <text:p text:style-name="P30"><text:span text:style-name="T10"><text:s text:c="12"/></text:span><text:span text:style-name="T11">mousemove: </text:span><text:span text:style-name="T12">function</text:span><text:span text:style-name="T11">(ev) {</text:span></text:p>
      <text:p text:style-name="P12"><text:span text:style-name="T59"><text:s text:c="16"/></text:span><text:span text:style-name="T17">if</text:span><text:span text:style-name="T38">(old) {</text:span></text:p>
      <text:p text:style-name="P12"><text:span text:style-name="T59"><text:s text:c="20"/></text:span><text:span text:style-name="T38">$("#results").html(</text:span></text:p>
      <text:p text:style-name="P12"><text:span text:style-name="T59"><text:s text:c="26"/></text:span><text:span text:style-name="T38">"Old (X: " + old.x + " Y: " + old.y + ") " +</text:span></text:p>
      <text:p text:style-name="P12"><text:span text:style-name="T59"><text:s text:c="26"/></text:span><text:span text:style-name="T38">"New (X: " + ev.clientX + " Y: " + ev.clientY + ")");</text:span></text:p>
      <text:p text:style-name="P12"><text:span text:style-name="T59"><text:s text:c="20"/></text:span><text:span text:style-name="T38">old = { x : ev.clientX, y : ev.clientY };</text:span></text:p>
      <text:p text:style-name="P57"><text:s text:c="16"/><text:span text:style-name="T27">}</text:span></text:p>
      <text:p text:style-name="P57"><text:s text:c="12"/><text:span text:style-name="T27">}</text:span></text:p>
      <text:p text:style-name="P57"><text:s text:c="8"/><text:span text:style-name="T27">});</text:span></text:p>
      <text:p text:style-name="P57"><text:s text:c="4"/><text:span text:style-name="T27">});</text:span></text:p>
      <text:p text:style-name="P7"><text:span text:style-name="T15">&lt;/</text:span><text:span text:style-name="T23">script</text:span><text:span text:style-name="T15">&gt;</text:span></text:p>
      <text:p text:style-name="P28"/>
      <text:p text:style-name="P32">This does quite a bit to alleviate some of the earlier pains I had with eventing to not have to do the extra work to use the Event class, but also be able to wire up multiple events to the same handler if I so choose.  But that doesn’t get me any closer to dealing with events as first class citizens and make them composable?</text:p>
      <text:h text:style-name="P39" text:outline-level="2">Introducing the Reactive Extensions for Native JavaScript</text:h>
      <text:p text:style-name="P6"><text:span text:style-name="T6">As you may recall, Erik Meijer and his team on the Cloud Programmability Group in Building 35 have been working on the </text:span><text:a xlink:type="simple" xlink:href="http://msdn.microsoft.com/en-us/devlabs/ee794896.aspx"><text:span text:style-name="T4">Reactive Extensions for .NET</text:span></text:a><text:span text:style-name="T6"> which is available on both the .NET CLR as well as Silverlight.  I’ve covered this </text:span><text:a xlink:type="simple" xlink:href="http://codebetter.com/blogs/matthew.podwysocki/archive/tags/Reactive+Framework/default.aspx"><text:span text:style-name="T4">in a few posts</text:span></text:a><text:span text:style-name="T6"> and will resume coverage shortly on some of the more interesting bits.  While working on the Reactive Extensions for .NET, the team also ventured into creating the same kind of functionality for native JavaScript.  That means we get to use HTML and DOM events as if they were first class members instead of relegated to simple assignments.  Most of the methods that are available for the .NET version are also available for the JavaScript version.</text:span></text:p>
      <text:p text:style-name="P32">To get started, let’s create observers on the three events we care about on our mouseDragMe div tag, mousemove, mouseup and mousedown.  To wire up our events, we get our DOM object, in the case the mouseDragMe object, and then call Rx.Observable.FromHtmlEvent with our object and a string containing the name of the event, minus the “on” prefix.  Instead of using the stanard <text:soft-page-break/>document.getElementById, I thought I’d use a little jQuery as well to provide the context as well.</text:p>
      <text:p text:style-name="P7"><text:span text:style-name="T15">&lt;</text:span><text:span text:style-name="T23">script </text:span><text:span text:style-name="T78">src</text:span><text:span text:style-name="T15">="http://code.jquery.com/jquery-latest.js"&gt;&lt;/</text:span><text:span text:style-name="T23">script</text:span><text:span text:style-name="T15">&gt;</text:span></text:p>
      <text:p text:style-name="P7"><text:span text:style-name="T15">&lt;</text:span><text:span text:style-name="T23">script </text:span><text:span text:style-name="T78">src</text:span><text:span text:style-name="T15">="rx.js"</text:span><text:span text:style-name="T78"> type</text:span><text:span text:style-name="T15">="text/javascript"&gt;&lt;/</text:span><text:span text:style-name="T23">script</text:span><text:span text:style-name="T15">&gt;</text:span></text:p>
      <text:p text:style-name="P7"><text:span text:style-name="T15">&lt;</text:span><text:span text:style-name="T23">script </text:span><text:span text:style-name="T78">type</text:span><text:span text:style-name="T15">="text/javascript"&gt;</text:span></text:p>
      <text:p text:style-name="P55"/>
      <text:p text:style-name="P7"><text:span text:style-name="T59">$(document).ready(</text:span><text:span text:style-name="T21">function</text:span><text:span text:style-name="T59">() {</text:span></text:p>
      <text:p text:style-name="P12"><text:span text:style-name="T59"><text:s text:c="4"/></text:span><text:span text:style-name="T17">var</text:span><text:span text:style-name="T38"> </text:span><text:span text:style-name="T39">$</text:span><text:span text:style-name="T38">mouseDragMe = $("#mouseDragMe");</text:span></text:p>
      <text:p text:style-name="P57"><text:s text:c="4"/></text:p>
      <text:p text:style-name="P12"><text:span text:style-name="T59"><text:s text:c="4"/></text:span><text:span text:style-name="T17">var</text:span><text:span text:style-name="T38"> mouseMove = Rx.Observable.</text:span><text:span text:style-name="T39">f</text:span><text:span text:style-name="T38">romEvent(</text:span><text:span text:style-name="T39">$</text:span><text:span text:style-name="T38">mouseDragMe, "mousemove");</text:span></text:p>
      <text:p text:style-name="P12"><text:span text:style-name="T59"><text:s text:c="4"/></text:span><text:span text:style-name="T17">var</text:span><text:span text:style-name="T38"> mouseUp = Rx.Observable.</text:span><text:span text:style-name="T39">f</text:span><text:span text:style-name="T38">romEvent(</text:span><text:span text:style-name="T39">$</text:span><text:span text:style-name="T38">mouseDragMe, "mouseup");</text:span></text:p>
      <text:p text:style-name="P12"><text:span text:style-name="T59"><text:s text:c="4"/></text:span><text:span text:style-name="T17">var</text:span><text:span text:style-name="T38"> mouseDown = Rx.Observable.</text:span><text:span text:style-name="T39">f</text:span><text:span text:style-name="T38">romEvent(</text:span><text:span text:style-name="T39">$</text:span><text:span text:style-name="T38">mouseDragMe, "mousedown");</text:span></text:p>
      <text:p text:style-name="P61">});</text:p>
      <text:p text:style-name="P7"><text:span text:style-name="T15">&lt;/</text:span><text:span text:style-name="T23">script</text:span><text:span text:style-name="T15">&gt;</text:span></text:p>
      <text:p text:style-name="P28"/>
      <text:p text:style-name="P32">Now that we have these first class events, we can use any of the standard LINQ methods such as Select, Where, Scan, Zip and so on.  We’ll cover all of those in the posts going forward.  But for now, what we want to do is provide the same mouse delta dragger as we’ve had above, but this time using no “global state” and instead use composability to express our intent.  With that, let’s take our mousemove and zip it together with our mouse move that skipped once so that we have an offset between our previous and our current value.  Then we can take the first and second sets of our mouse events and combine them into a single object.</text:p>
      <text:p text:style-name="P7"><text:span text:style-name="T15">var</text:span><text:span text:style-name="T36"> mouseMoves = mouseMove</text:span></text:p>
      <text:p text:style-name="P12"><text:span text:style-name="T36"><text:s text:c="4"/></text:span><text:span text:style-name="T37">.</text:span><text:span text:style-name="T40">s</text:span><text:span text:style-name="T37">kip(1)</text:span></text:p>
      <text:p text:style-name="P12"><text:span text:style-name="T36"><text:s text:c="4"/></text:span><text:span text:style-name="T37">.</text:span><text:span text:style-name="T40">z</text:span><text:span text:style-name="T37">ip(mouseMove, </text:span><text:span text:style-name="T16">function</text:span><text:span text:style-name="T37">(left, right) {</text:span></text:p>
      <text:p text:style-name="P12"><text:span text:style-name="T36"><text:s text:c="8"/></text:span><text:span text:style-name="T16">return</text:span><text:span text:style-name="T37"> { x1 : left.clientX,</text:span></text:p>
      <text:p text:style-name="P58"><text:s text:c="17"/><text:span text:style-name="T27">y1 : left.clientY,</text:span></text:p>
      <text:p text:style-name="P58"><text:s text:c="17"/><text:span text:style-name="T27">x2 : right.clientX,</text:span></text:p>
      <text:p text:style-name="P58"><text:s text:c="17"/><text:span text:style-name="T27">y2 : right.clientY };</text:span></text:p>
      <text:p text:style-name="P58"><text:s text:c="4"/><text:span text:style-name="T27">});</text:span></text:p>
      <text:p text:style-name="P62"/>
      <text:p text:style-name="P32">As you can see, we call the <text:span text:style-name="T87">s</text:span>kip method with a parameter of 1 which allows us to skip one instance of the mousemove firing, thus giving our offset.  Then, we zip the two instances of the mousemove together to create an object which has the previous and the current mouse points.  Now, what we need is a way to only fire these mouse events when the mouse button is down.  Let’s look at the code required to do that.</text:p>
      <text:p text:style-name="P7"><text:span text:style-name="T15">var</text:span><text:span text:style-name="T36"> mouseDrags = mouseDown.</text:span><text:span text:style-name="T60">s</text:span><text:span text:style-name="T36">electMany(</text:span><text:span text:style-name="T15">function</text:span><text:span text:style-name="T36">(md) { // </text:span><text:span text:style-name="T61">flatMap!!!!</text:span></text:p>
      <text:p text:style-name="P12"><text:span text:style-name="T36"><text:s text:c="4"/></text:span><text:span text:style-name="T16">return</text:span><text:span text:style-name="T37"> mouseMoves.</text:span><text:span text:style-name="T41">t</text:span><text:span text:style-name="T37">akeUntil(mouseUp);</text:span></text:p>
      <text:p text:style-name="P62">});</text:p>
      <text:p text:style-name="P62"/>
      <text:p text:style-name="P32">What we did was take our mousedown observable and call the <text:span text:style-name="T87">s</text:span>electMany/<text:span text:style-name="T88">flatMap</text:span> which projects each value of an observable sequence (in this case our mousedown) to an observable sequence and flattens the resulting observable sequences into one observable sequence.  Inside our <text:span text:style-name="T87">s</text:span>electMany/<text:span text:style-name="T88">flatMap</text:span>, we return our mouseMoves observable from above and we call <text:span text:style-name="T87">t</text:span>akeUntil passing <text:soft-page-break/>in our mouseUp observable.  Finally, much like in the Reactive Extensions for .NET, we can call subscribe to our resulting observable which allows us to set the inner HTML of our resulting div.</text:p>
      <text:p text:style-name="P7"><text:span text:style-name="T36">mouseDrags.</text:span><text:span text:style-name="T61">s</text:span><text:span text:style-name="T36">ubscribe(</text:span><text:span text:style-name="T15">function</text:span><text:span text:style-name="T36">(mouseEvents) {</text:span></text:p>
      <text:p text:style-name="P12"><text:span text:style-name="T36"><text:s text:c="4"/></text:span><text:span text:style-name="T37">$("#results").html(</text:span></text:p>
      <text:p text:style-name="P12"><text:span text:style-name="T36"><text:s text:c="8"/></text:span><text:span text:style-name="T37">"Old (X: " + mouseEvents.x1 + " Y: " + mouseEvents.y1 + ") " +</text:span></text:p>
      <text:p text:style-name="P12"><text:span text:style-name="T36"><text:s text:c="8"/></text:span><text:span text:style-name="T37">"New (X: " + mouseEvents.x2 + " Y: " + mouseEvents.y2 + ")");</text:span></text:p>
      <text:p text:style-name="P62">});</text:p>
      <text:p text:style-name="P62"/>
      <text:p text:style-name="P32">And there you have it, a full dragging capability using composable events in native JavaScript.</text:p>
      <text:h text:style-name="P39" text:outline-level="2">Conclusion</text:h>
      <text:p text:style-name="P32">This of course is only scratching the surface of what capabilities this library has and there is much more yet left to cover.  The question you’re probably asking now is where can I get it?  Well, for that you’ll have to stay tuned.  I hope to have more announcements soon about its general availability.</text:p>
      <text:p text:style-name="P6"><text:span text:style-name="T6">What can I say?  I love JavaScript and very much looking forward to the upcoming </text:span><text:a xlink:type="simple" xlink:href="http://jsconf.us/2010"><text:span text:style-name="T4">JSConf 2010</text:span></text:a><text:span text:style-name="T6"> here in Washington, DC.  For too many times, we’ve looked for the abstractions over the natural language of the web (HTML, CSS and JavaScript) and created monstrosities instead of embracing the web for what it is.  With libraries such as jQuery and indeed the Reactive Extensions for JavaScript gives us better tools for dealing with the troubled child that is DOM manipulation and especially events.</text:span></text:p>
      <text:p text:style-name="Standard"/>
      <text:h text:style-name="P44" text:outline-level="1">Introduction to the Reactive Extensions for JavaScript – <text:span text:style-name="T102">2) </text:span>Creating Observable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2/23/introduction-to-the-reactive-extensions-for-javascript-creating-observables/"><text:span text:style-name="T3">February 23, 2010</text:span></text:a></text:p>
      <text:p text:style-name="P6"><text:span text:style-name="T6">In </text:span><text:a xlink:type="simple" xlink:href="http://codebetter.com/blogs/matthew.podwysocki/archive/2010/02/16/introduction-to-the-reactive-extensions-to-javascript.aspx"><text:span text:style-name="T4">the previous post</text:span></text:a><text:span text:style-name="T6">, we covered a little about the Reactive Framework (Rx) for JavaScript.  Since that time we’ve learned that Jeffrey Van Gogh will be attending the upcoming JSConf 2010 and hoping to bring along some Reactive Extensions for JavaScript for anyone who is interested.</text:span></text:p>
      <text:p text:style-name="P32">Back to the subject at hand, let’s take a step back and look at what we’re trying to accomplish with Rx for JavaScript.  As we should know, the model of the web is largely asynchronous in that we shouldn’t block for potentially long running operations.  For example, we could have a large and potentially expensive collection to iterate through and process, which is in turn a blocking call.  What if we could instead turn from these pull collections to a push model?  What about going from a pull model or interactive design:</text:p>
      <text:p text:style-name="P7"><text:span text:style-name="T15">function</text:span><text:span text:style-name="T36"> processItems(items) {</text:span></text:p>
      <text:p text:style-name="P12"><text:span text:style-name="T36"><text:s text:c="4"/></text:span><text:span text:style-name="T37">$.each(items, </text:span><text:span text:style-name="T16">function</text:span><text:span text:style-name="T37">(index, item) {</text:span></text:p>
      <text:p text:style-name="P12"><text:span text:style-name="T36"><text:s text:c="8"/></text:span><text:span text:style-name="T73">// Do something like append</text:span></text:p>
      <text:p text:style-name="P12"><text:span text:style-name="T36"><text:s text:c="8"/></text:span><text:span text:style-name="T37">$("#results").append("&lt;li&gt;" + item.name + "&lt;/li&gt;");</text:span></text:p>
      <text:p text:style-name="P58"><text:s text:c="4"/><text:span text:style-name="T27">});</text:span></text:p>
      <text:p text:style-name="P62">}</text:p>
      <text:p text:style-name="P32">To more of the push model or reactive model:</text:p>
      <text:p text:style-name="P7"><text:span text:style-name="T15">function</text:span><text:span text:style-name="T36"> processItems(items) {</text:span></text:p>
      <text:p text:style-name="P12"><text:span text:style-name="T36"><text:s text:c="4"/></text:span><text:span text:style-name="T37">items.</text:span><text:span text:style-name="T42">s</text:span><text:span text:style-name="T37">ubscribe(</text:span><text:span text:style-name="T16">function</text:span><text:span text:style-name="T37">(item) {</text:span></text:p>
      <text:p text:style-name="P12"><text:span text:style-name="T36"><text:s text:c="8"/></text:span><text:span text:style-name="T73">// Do something like append</text:span></text:p>
      <text:p text:style-name="P12"><text:span text:style-name="T36"><text:s text:c="8"/></text:span><text:span text:style-name="T37">$("#results").append("&lt;li&gt;" + item.name + "&lt;/li&gt;");</text:span></text:p>
      <text:p text:style-name="P58"><text:s text:c="4"/><text:span text:style-name="T27">});</text:span></text:p>
      <text:p text:style-name="P62">}</text:p>
      <text:p text:style-name="P32">Things such as events are perfect examples of reactive programming and a natural fit, but potentially any blocking call sequence could be as well.  Before we look into how we create them, let’s first look at the two big pieces, Observer and Observable.</text:p>
      <text:h text:style-name="P39" text:outline-level="2">Understanding Observer and Observable</text:h>
      <text:p text:style-name="P32">The two main players, as they are in the Reactive Extensions for .NET are the Observer and Observable types.  Let’s first look at the Observer.  The relationship between the two is that the Observable is the producer of values, and we subscribe through an Observer where we can handle each value as they come along, as well as any potential exception, and when the Observable is complete.  Let’s first look at the Observer class in pseudo-code to show you what the signature looks like.  The Observer contains three methods, the <text:span text:style-name="T89">o</text:span>nNext, called when producing the next value in the sequence, the <text:span text:style-name="T89">o</text:span>nError which is called when an error is produced, and finally <text:span text:style-name="T89">o</text:span>nCompleted when the observable sequence has completed.</text:p>
      <text:p text:style-name="P7"><text:span text:style-name="T15">var</text:span><text:span text:style-name="T36"> Observer = {</text:span></text:p>
      <text:p text:style-name="P12"><text:span text:style-name="T36"><text:s text:c="4"/></text:span><text:span text:style-name="T16">this</text:span><text:span text:style-name="T37">.</text:span><text:span text:style-name="T43">o</text:span><text:span text:style-name="T37">nNext : </text:span><text:span text:style-name="T16">function</text:span><text:span text:style-name="T37">(next) { ... },</text:span></text:p>
      <text:p text:style-name="P12"><text:span text:style-name="T36"><text:s text:c="4"/></text:span><text:span text:style-name="T16">this</text:span><text:span text:style-name="T37">.</text:span><text:span text:style-name="T43">o</text:span><text:span text:style-name="T37">nError : </text:span><text:span text:style-name="T16">function</text:span><text:span text:style-name="T37">(exn) { ... },</text:span></text:p>
      <text:p text:style-name="P12"><text:soft-page-break/><text:span text:style-name="T36"><text:s text:c="4"/></text:span><text:span text:style-name="T16">this</text:span><text:span text:style-name="T37">.</text:span><text:span text:style-name="T43">o</text:span><text:span text:style-name="T37">nCompleted = </text:span><text:span text:style-name="T16">function</text:span><text:span text:style-name="T37">() { ... }</text:span></text:p>
      <text:p text:style-name="P62">};</text:p>
      <text:p text:style-name="P62"/>
      <text:p text:style-name="P32">Next, let’s look at the Obse<text:span text:style-name="T89">r</text:span>vable type which has any number of methods, but let’s cover the <text:span text:style-name="T89">s</text:span>ubscribe which takes an Observer and invokes the appropriate methods such as <text:span text:style-name="T89">o</text:span>nNext for the next value, <text:span text:style-name="T89">o</text:span>nError for any errors that might come up and <text:span text:style-name="T89">o</text:span>nCompleted, when the sequence completes.</text:p>
      <text:p text:style-name="P7"><text:span text:style-name="T15">var</text:span><text:span text:style-name="T36"> Observable = {</text:span></text:p>
      <text:p text:style-name="P12"><text:span text:style-name="T36"><text:s text:c="4"/></text:span><text:span text:style-name="T16">this</text:span><text:span text:style-name="T37">.</text:span><text:span text:style-name="T43">s</text:span><text:span text:style-name="T37">ubscribe : </text:span><text:span text:style-name="T16">function</text:span><text:span text:style-name="T37">(obs) { ... }</text:span></text:p>
      <text:p text:style-name="P62">}</text:p>
      <text:p text:style-name="P62"/>
      <text:p text:style-name="P32">Now that we have a basic understanding of Observer and Observable, let’s go ahead and create some Observables.</text:p>
      <text:h text:style-name="P39" text:outline-level="2">Ways to Create Observables</text:h>
      <text:p text:style-name="P32">We’ve covered briefly how to turn JavaScript HTML events into observables in the last post, but let’s dive deeper into how we create them not only from events, but from scratch as well.  We have many options at our disposal to do this, so we’ll cover each one  in turn.  One concern that was raised when I was first covering this is the testability.  After all, if I’m strictly tied to events such as mouse moves and other HTML events, then I’d agree about the testability, but luckily we’re not as we’ll see below.</text:p>
      <text:h text:style-name="P39" text:outline-level="2">Creating an Observable</text:h>
      <text:p text:style-name="P32">First, we have the method <text:span text:style-name="T84">Observable.</text:span><text:span text:style-name="T85">c</text:span><text:span text:style-name="T84">reate</text:span> which <text:span text:style-name="T84">creates an observable sequence from the subscribe implementation</text:span>.  This method takes a function with an Observer and returns a no parameter function which acts as the cleanup/<text:span text:style-name="T89">d</text:span>ispose.   In this simple example, I’ll yield one value and then complete.  Finally, I must return a function which is to serve as our cleanup which is to be run after <text:span text:style-name="T91">the sequence completes</text:span>.</text:p>
      <text:p text:style-name="P10"><text:span text:style-name="T15">var</text:span><text:span text:style-name="T36"> </text:span><text:span text:style-name="T62">xxx = </text:span><text:span text:style-name="T22">function</text:span><text:span text:style-name="T62">(observer) {</text:span></text:p>
      <text:p text:style-name="P13"><text:span text:style-name="T36"><text:s text:c="4"/></text:span><text:span text:style-name="T37">obs</text:span><text:span text:style-name="T43">erver</text:span><text:span text:style-name="T37">.</text:span><text:span text:style-name="T43">o</text:span><text:span text:style-name="T37">nNext(3);</text:span></text:p>
      <text:p text:style-name="P59"><text:s text:c="4"/><text:span text:style-name="T27">obs</text:span><text:span text:style-name="T28">erver</text:span><text:span text:style-name="T27">.</text:span><text:span text:style-name="T28">o</text:span><text:span text:style-name="T27">nCompleted();</text:span></text:p>
      <text:p text:style-name="P56"/>
      <text:p text:style-name="P14"><text:span text:style-name="T36"><text:s text:c="4"/></text:span><text:span text:style-name="T16">return</text:span><text:span text:style-name="T37"> </text:span><text:span text:style-name="T16">function</text:span><text:span text:style-name="T37">() { </text:span><text:span text:style-name="T45">alert('callback1!'); </text:span><text:span text:style-name="T37">}; // </text:span><text:span text:style-name="T43">callback after unsubscribe</text:span></text:p>
      <text:p text:style-name="P22">};</text:p>
      <text:p text:style-name="P10"/>
      <text:p text:style-name="P10"><text:span text:style-name="T62">var </text:span><text:span text:style-name="T36">observable = Rx.Observable.</text:span><text:span text:style-name="T62">c</text:span><text:span text:style-name="T36">reate(</text:span><text:span text:style-name="T62">xxx</text:span><text:span text:style-name="T36">);</text:span></text:p>
      <text:p text:style-name="P21"/>
      <text:p text:style-name="P32">Just as well, we can handle errors inside of this <text:span text:style-name="T89">c</text:span>reate function to handle any exceptions that could arise.  In this simple example, I’ll throw an exception in the error block and then in the catch block, I will compensate by invoking the <text:span text:style-name="T89">o</text:span>nError compensation.</text:p>
      <text:p text:style-name="P32"/>
      <text:p text:style-name="P32"/>
      <text:p text:style-name="P10"><text:soft-page-break/><text:span text:style-name="T15">var</text:span><text:span text:style-name="T36"> observable = Rx.Observable.</text:span><text:span text:style-name="T62">c</text:span><text:span text:style-name="T36">reate(</text:span><text:span text:style-name="T15">function</text:span><text:span text:style-name="T36">(</text:span><text:span text:style-name="T62">observer</text:span><text:span text:style-name="T36">) {</text:span></text:p>
      <text:p text:style-name="P12"><text:span text:style-name="T36"><text:s text:c="4"/></text:span><text:span text:style-name="T16">try</text:span><text:span text:style-name="T37"> {</text:span></text:p>
      <text:p text:style-name="P12"><text:span text:style-name="T36"><text:s text:c="8"/></text:span><text:span text:style-name="T16">throw</text:span><text:span text:style-name="T37"> "ahoy, an exception!";</text:span></text:p>
      <text:p text:style-name="P12"><text:span text:style-name="T36"><text:s text:c="4"/></text:span><text:span text:style-name="T37">} </text:span><text:span text:style-name="T16">catch</text:span><text:span text:style-name="T37">(err) {</text:span></text:p>
      <text:p text:style-name="P13"><text:span text:style-name="T36"><text:s text:c="8"/></text:span><text:span text:style-name="T43">observer</text:span><text:span text:style-name="T37">.</text:span><text:span text:style-name="T43">o</text:span><text:span text:style-name="T37">nError("Arr! " + err);</text:span></text:p>
      <text:p text:style-name="P59"><text:s text:c="8"/><text:span text:style-name="T28">observer</text:span><text:span text:style-name="T27">.</text:span><text:span text:style-name="T28">o</text:span><text:span text:style-name="T27">nCompleted();</text:span></text:p>
      <text:p text:style-name="P58"><text:s text:c="4"/><text:span text:style-name="T27">}</text:span></text:p>
      <text:p text:style-name="P55"/>
      <text:p text:style-name="P12"><text:span text:style-name="T36"><text:s text:c="4"/></text:span><text:span text:style-name="T16">return</text:span><text:span text:style-name="T37"> </text:span><text:span text:style-name="T16">function</text:span><text:span text:style-name="T37">() { };</text:span></text:p>
      <text:p text:style-name="P62">});</text:p>
      <text:p text:style-name="P62"/>
      <text:p text:style-name="P32">Next, we have the <text:span text:style-name="T90">c</text:span>reateWithDisposable which has the same intent as <text:span text:style-name="T90">c</text:span>reate, but instead of returning a function, we create an object with an object with a <text:span text:style-name="T90">d</text:span>ispose method.</text:p>
      <text:p text:style-name="P7"><text:span text:style-name="T15">var</text:span><text:span text:style-name="T36"> observable = Rx.Observable.</text:span><text:span text:style-name="T63">c</text:span><text:span text:style-name="T36">reateWithDisposable(</text:span><text:span text:style-name="T15">function</text:span><text:span text:style-name="T36">(obs) {</text:span></text:p>
      <text:p text:style-name="P12"><text:span text:style-name="T36"><text:s text:c="4"/></text:span><text:span text:style-name="T37">obs.OnNext(3);</text:span></text:p>
      <text:p text:style-name="P58"><text:s text:c="4"/><text:span text:style-name="T27">obs.OnCompleted();</text:span></text:p>
      <text:p text:style-name="P55"/>
      <text:p text:style-name="P12"><text:span text:style-name="T36"><text:s text:c="4"/></text:span><text:span text:style-name="T16">return</text:span><text:span text:style-name="T37"> { </text:span><text:span text:style-name="T44">d</text:span><text:span text:style-name="T37">ispose : </text:span><text:span text:style-name="T16">function</text:span><text:span text:style-name="T37">() {} };</text:span></text:p>
      <text:p text:style-name="P62">});</text:p>
      <text:p text:style-name="P62"/>
      <text:p text:style-name="P32">These are all well and good but there must be some other ways of creating observable sequences.</text:p>
      <text:h text:style-name="P39" text:outline-level="2">Yielding a Single Value with Return</text:h>
      <text:p text:style-name="P32">Another way to create an observable to yield a single value is through the <text:span text:style-name="T90">r</text:span>eturn method.</text:p>
      <text:p text:style-name="P7"><text:span text:style-name="T15">var</text:span><text:span text:style-name="T36"> item = "Just one item";</text:span></text:p>
      <text:p text:style-name="P7"><text:span text:style-name="T15">var</text:span><text:span text:style-name="T36"> observable = Rx.Observable.</text:span><text:span text:style-name="T63">r</text:span><text:span text:style-name="T36">eturn(item);</text:span></text:p>
      <text:p text:style-name="P20"/>
      <text:h text:style-name="P39" text:outline-level="2">Creating an Observable Sequence with Range</text:h>
      <text:p text:style-name="P32">Just as we can return a single value, we can also return a range of numbers using the <text:span text:style-name="T90">r</text:span>ange method.  This method has the same signature of its LINQ Enumerable counterpart with a start value and a count.</text:p>
      <text:p text:style-name="P7"><text:span text:style-name="T15">var</text:span><text:span text:style-name="T36"> rangedObservable = Rx.Observable.</text:span><text:span text:style-name="T63">r</text:span><text:span text:style-name="T36">ange(1, 100);</text:span></text:p>
      <text:p text:style-name="P20"/>
      <text:h text:style-name="P39" text:outline-level="2"><text:span text:style-name="T90">Gener</text:span>ating an Observable Sequence with <text:span text:style-name="T90">g</text:span>enerate</text:h>
      <text:p text:style-name="P33">A more flexible way of creating sequences than the Range method would be the <text:span text:style-name="T90">g</text:span>enerate function.  This function takes:<text:line-break/>- an initial state<text:line-break/>- a conditional function<text:line-break/>- a result selector<text:line-break/>- an iterator.  </text:p>
      <text:p text:style-name="P33">To give a basic idea of how this works, let’s just go from 0 to 9 using the Generate function:</text:p>
      <text:p text:style-name="P7"><text:soft-page-break/></text:p>
      <text:p text:style-name="P7"/>
      <text:p text:style-name="P7"/>
      <text:p text:style-name="P7"/>
      <text:p text:style-name="P7"><text:span text:style-name="T15">var</text:span><text:span text:style-name="T36"> observable = Rx.Observable.</text:span><text:span text:style-name="T63">g</text:span><text:span text:style-name="T36">enerate(</text:span></text:p>
      <text:p text:style-name="P12"><text:span text:style-name="T36"><text:s text:c="4"/></text:span><text:span text:style-name="T37">0, <text:s text:c="31"/></text:span><text:span text:style-name="T73">// initial state</text:span></text:p>
      <text:p text:style-name="P12"><text:span text:style-name="T36"><text:s text:c="4"/></text:span><text:span text:style-name="T16">function</text:span><text:span text:style-name="T37">(x) { </text:span><text:span text:style-name="T16">return</text:span><text:span text:style-name="T37"> x &lt; 10; }, <text:s text:c="2"/></text:span><text:span text:style-name="T73">// condition</text:span></text:p>
      <text:p text:style-name="P15"><text:span text:style-name="T36"><text:s text:c="4"/></text:span><text:span text:style-name="T16">function</text:span><text:span text:style-name="T37">(x) { </text:span><text:span text:style-name="T16">return</text:span><text:span text:style-name="T37"> x + 1}); <text:s text:c="4"/></text:span><text:span text:style-name="T73">// iterat</text:span><text:span text:style-name="T75">or</text:span></text:p>
      <text:p text:style-name="P15"><text:span text:style-name="T36"><text:s text:c="4"/></text:span><text:span text:style-name="T16">function</text:span><text:span text:style-name="T37">(x) { </text:span><text:span text:style-name="T16">return</text:span><text:span text:style-name="T37"> x; }, <text:s text:c="7"/></text:span><text:span text:style-name="T73">// selector</text:span></text:p>
      <text:p text:style-name="P29"/>
      <text:h text:style-name="P39" text:outline-level="2">From Array to Observable</text:h>
      <text:p text:style-name="P32">In addition to creating our observable sequences from scratch with the <text:span text:style-name="T92">c</text:span>reate method, we can take existing arrays and go from the pull model to the push model by calling the <text:span text:style-name="T92">f</text:span>romArray method.  This in turn takes all values from our array and puts them into an observable sequence for us.</text:p>
      <text:p text:style-name="P7"><text:span text:style-name="T15">var</text:span><text:span text:style-name="T36"> items = ["one","two","three"];</text:span></text:p>
      <text:p text:style-name="P7"><text:span text:style-name="T15">var</text:span><text:span text:style-name="T36"> observable = Rx.Observable.</text:span><text:span text:style-name="T64">f</text:span><text:span text:style-name="T36">romArray(items);</text:span></text:p>
      <text:p text:style-name="P20"/>
      <text:p text:style-name="P32">This is also great for testing scenarios, to replace such things as mouse movements with a simple array for testability purposes.  Now, let’s move onto tackling events.</text:p>
      <text:h text:style-name="P39" text:outline-level="2">From HTML Events to Observables</text:h>
      <text:p text:style-name="P6"><text:span text:style-name="T6">We covered this in the first post a bit, but let’s revisit this again.  As you well know by your adventures in JavaScript and DOM land that there are quite a few events in the browser that we can take utilize.  Anything from mouse movements, keyboard presses to HTML forms, it covers the gamut as you can see from the list </text:span><text:a xlink:type="simple" xlink:href="http://en.wikipedia.org/wiki/DOM_Events"><text:span text:style-name="T4">here</text:span></text:a><text:span text:style-name="T6">.  Let’s take a standard mouse movement and go from an event to an observable sequence by using the FromDOMEvent method.  In order to create this event, we need a reference to our element of interest and a string naming the event we want to capture. </text:span></text:p>
      <text:p text:style-name="P7"><text:span text:style-name="T15">var</text:span><text:span text:style-name="T36"> mainCanvas = document.getElementById("mainCanvas");</text:span></text:p>
      <text:p text:style-name="P7"><text:span text:style-name="T15">var</text:span><text:span text:style-name="T36"> observable = Rx.Observable.FromDOMEvent(mainCanvas, "mousemove");</text:span></text:p>
      <text:p text:style-name="P20"/>
      <text:p text:style-name="P32">Using jQuery, we can also get a hold of our element of interest by doing the following:</text:p>
      <text:p text:style-name="P7"><text:span text:style-name="T15">var</text:span><text:span text:style-name="T36"> mainCanvas = $("#mainCanvas").get(0);</text:span></text:p>
      <text:p text:style-name="P7"><text:span text:style-name="T15">var</text:span><text:span text:style-name="T36"> observable = Rx.Observable.</text:span><text:span text:style-name="T65">f</text:span><text:span text:style-name="T36">romEvent(mainCanvas, "mousemove");</text:span></text:p>
      <text:p text:style-name="P20"/>
      <text:p text:style-name="P35">But, we’re not limited to just standard HTML events.  Internet Explorer also introduced a few custom events such as clipboard events and data binding, and some of which have been picked up by other browsers (and some not).  For example, we could attach to the cut event of a given text box element by using the FromIEEvent method:</text:p>
      <text:p text:style-name="P18"><text:span text:style-name="T15">var</text:span><text:span text:style-name="T36"> textElement = $("#textElement").get(0);</text:span></text:p>
      <text:p text:style-name="P18"><text:span text:style-name="T15">var</text:span><text:span text:style-name="T36"> observable = Rx.Observable.FromIEEvent(textElement, "oncut");</text:span></text:p>
      <text:p text:style-name="P24"/>
      <text:p text:style-name="P35">But, having to differentiate between the two can be kind of annoying, so how about a unifying concept <text:soft-page-break/>to bring both sets together?  The FromHtmlEvent does just that by checking whether it is an IE event or a DOM event, so we needn’t worry about which is which.  We can now take the mouse move from above and use the FromHtmlEvent instead.</text:p>
      <text:p text:style-name="P18"><text:span text:style-name="T15">var</text:span><text:span text:style-name="T36"> mainCanvas = $("#mainCanvas").get(0);</text:span></text:p>
      <text:p text:style-name="P18"><text:span text:style-name="T15">var</text:span><text:span text:style-name="T36"> observable = Rx.Observable.</text:span><text:span text:style-name="T65">f</text:span><text:span text:style-name="T36">romEvent(mainCanvas, "mousemove");</text:span></text:p>
      <text:p text:style-name="P24"/>
      <text:p text:style-name="P35">Just as well, we could also take our IE specific event and call from HtmlEvent as well.  Note, however, that the event now must exclude the “on” prefix in order to make this work:</text:p>
      <text:p text:style-name="P18"><text:span text:style-name="T15">var</text:span><text:span text:style-name="T36"> textElement = $("#textElement").get(0);</text:span></text:p>
      <text:p text:style-name="P18"><text:span text:style-name="T15">var</text:span><text:span text:style-name="T36"> observable = Rx.Observable.</text:span><text:span text:style-name="T65">f</text:span><text:span text:style-name="T36">romEvent(textElement, "cut");</text:span></text:p>
      <text:p text:style-name="P24"/>
      <text:p text:style-name="P37"><text:span text:style-name="T6">That’s plenty for now on how to get started creating obser</text:span><text:span text:style-name="T7">v</text:span><text:span text:style-name="T6">able sequences of your own.</text:span></text:p>
      <text:h text:style-name="P44" text:outline-level="1">Introduction to the Reactive Extensions for JavaScript – <text:span text:style-name="T102">3) </text:span>Creating Observer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2/27/introduction-to-the-reactive-extensions-for-javascript-creating-observers/"><text:span text:style-name="T3">February 27, 2010</text:span></text:a></text:p>
      <text:p text:style-name="P32">Looking back to the previous post, we covered how we create observable sequences, the producers of our data.  We have quite a number of ways of creating these outside of events which we covered earlier.  Now that we have these observable sequences, now what?  We need to address the consumer side of this producer/consumer story in the form of an observer.</text:p>
      <text:h text:style-name="P39" text:outline-level="2">Creating Observers</text:h>
      <text:p text:style-name="P32">Let’s go back to the Observer pattern definition once again before we get started.  The idea here is that we have an object, called the Observable (or Subject) which keeps a list of its dependents, the observers, and notifies each of them automatically of any state changes.  In the case of the Reactive Extensions for JavaScript, we’re talking more about observable sequences.  As we discussed last time, the Observer has three parts:</text:p>
      <text:list xml:id="list6625400089903619712" text:style-name="L1">
        <text:list-item>
          <text:p text:style-name="P84"><text:span text:style-name="T93">o</text:span>nNext – when a new value is produced</text:p>
        </text:list-item>
        <text:list-item>
          <text:p text:style-name="P84"><text:span text:style-name="T93">o</text:span>nError – when an exception occurs</text:p>
        </text:list-item>
        <text:list-item>
          <text:p text:style-name="P84"><text:span text:style-name="T93">o</text:span>nCompleted – when the observable sequence terminates</text:p>
        </text:list-item>
      </text:list>
      <text:p text:style-name="P32">When creating an observer, we should take all three into account and how we’re going to handle them. </text:p>
      <text:p text:style-name="P32">In order to attach these observers to our observable sequence, we can invoke the <text:span text:style-name="T93">s</text:span>ubscribe method on our observable while passing in our observer.  And when we’re no longer interested in the subscription to the observable sequence, we can detach by calling <text:span text:style-name="T86">d</text:span><text:span text:style-name="T84">ispose</text:span> <text:span text:style-name="T94">on the result of the </text:span><text:span text:style-name="T95">s</text:span><text:span text:style-name="T94">ubscribe method</text:span>.</text:p>
      <text:h text:style-name="P39" text:outline-level="2">New Observer via <text:span text:style-name="T93">c</text:span>reate</text:h>
      <text:p text:style-name="P32">Let’s get started in creating an Observer by looking at the Observer.<text:span text:style-name="T93">c</text:span>reate method.  This method takes in three functions, one for the <text:span text:style-name="T93">o</text:span>nNext, one for the <text:span text:style-name="T93">o</text:span>nError and finally one for the <text:span text:style-name="T93">o</text:span>nCompleted.  This function returns to us an Observer which we can then use for subscribing.</text:p>
      <text:p text:style-name="P20">Rx.Observer.<text:span text:style-name="T93">c</text:span>reate(</text:p>
      <text:p text:style-name="P12"><text:span text:style-name="T36"><text:s text:c="4"/></text:span><text:span text:style-name="T16">function</text:span><text:span text:style-name="T37">(next) { ... }, </text:span><text:span text:style-name="T73">// OnNext</text:span></text:p>
      <text:p text:style-name="P12"><text:span text:style-name="T36"><text:s text:c="4"/></text:span><text:span text:style-name="T16">function</text:span><text:span text:style-name="T37">(err) <text:s/>{ ... }, </text:span><text:span text:style-name="T73">// OnError</text:span></text:p>
      <text:p text:style-name="P12"><text:span text:style-name="T36"><text:s text:c="4"/></text:span><text:span text:style-name="T16">function</text:span><text:span text:style-name="T37">() <text:s text:c="4"/>{ ... }) </text:span><text:span text:style-name="T73">// OnCompleted</text:span></text:p>
      <text:p text:style-name="P20">);</text:p>
      <text:p text:style-name="P32">Once we have an Observer, we can then attach to the Observable using the <text:span text:style-name="T93">s</text:span>ubscribe method which takes our Observer.  When we call Subscribe, we get back a disposable object with a single Dispose method which allows us to detach from the Observable.</text:p>
      <text:p text:style-name="P20">Observable {</text:p>
      <text:p text:style-name="P12"><text:span text:style-name="T36"><text:s text:c="4"/></text:span><text:span text:style-name="T66">s</text:span><text:span text:style-name="T37">ubscribe : </text:span><text:span text:style-name="T16">function</text:span><text:span text:style-name="T37">(observer) { ... }</text:span></text:p>
      <text:p text:style-name="P62">}</text:p>
      <text:p text:style-name="P32"><text:soft-page-break/>One of the best ways I find to explore a new API is to write tests to show the expected behavior.  By writing these, I have a comprehensive view of what each method does, especially if the code didn’t come with the tests already.  So, let’s create a few tests to show the behavior of creating an Observer and then subscribing to an Observable sequence.  I’ll use QUnit to write my tests, and in particular, the asynchronous test feature due because we are testing asynchronous callbacks.</text:p>
      <text:p text:style-name="P32">The first test will be to check the <text:span text:style-name="T98">o</text:span>nNext function parameter on Observable.<text:span text:style-name="T98">c</text:span>reate.  In this case, I’ll assert at the single value in my observable sequence is the value I receive when <text:span text:style-name="T98">o</text:span>nNext is invoked.</text:p>
      <text:p text:style-name="P7"><text:span text:style-name="T36">asyncTest("Observer should observe </text:span><text:span text:style-name="T66">o</text:span><text:span text:style-name="T36">nNext", </text:span><text:span text:style-name="T15">function</text:span><text:span text:style-name="T36">() {</text:span></text:p>
      <text:p text:style-name="P12"><text:span text:style-name="T36"><text:s text:c="4"/></text:span><text:span text:style-name="T16">var</text:span><text:span text:style-name="T37"> observable = Rx.Observable.</text:span><text:span text:style-name="T46">r</text:span><text:span text:style-name="T37">eturn(0);</text:span></text:p>
      <text:p text:style-name="P55"/>
      <text:p text:style-name="P12"><text:span text:style-name="T36"><text:s text:c="4"/></text:span><text:span text:style-name="T16">var</text:span><text:span text:style-name="T37"> observer = Rx.Observer.</text:span><text:span text:style-name="T46">c</text:span><text:span text:style-name="T37">reate(</text:span></text:p>
      <text:p text:style-name="P12"><text:span text:style-name="T36"><text:s text:c="8"/></text:span><text:span text:style-name="T16">function</text:span><text:span text:style-name="T37">(next) {</text:span></text:p>
      <text:p text:style-name="P12"><text:span text:style-name="T36"><text:s text:c="12"/></text:span><text:span text:style-name="T37">equals(next, </text:span><text:span text:style-name="T49">0</text:span><text:span text:style-name="T37">);</text:span></text:p>
      <text:p text:style-name="P58"><text:s text:c="12"/><text:span text:style-name="T27">start();</text:span></text:p>
      <text:p text:style-name="P58"><text:s text:c="8"/><text:span text:style-name="T27">},</text:span></text:p>
      <text:p text:style-name="P12"><text:span text:style-name="T36"><text:s text:c="8"/></text:span><text:span text:style-name="T16">function</text:span><text:span text:style-name="T37">(err) { },</text:span></text:p>
      <text:p text:style-name="P12"><text:span text:style-name="T36"><text:s text:c="8"/></text:span><text:span text:style-name="T16">function</text:span><text:span text:style-name="T37">() {});</text:span></text:p>
      <text:p text:style-name="P55"/>
      <text:p text:style-name="P58"><text:s text:c="4"/><text:span text:style-name="T27">observable.</text:span><text:span text:style-name="T29">s</text:span><text:span text:style-name="T27">ubscribe(observer);</text:span></text:p>
      <text:p text:style-name="P63">});</text:p>
      <text:p text:style-name="P63"/>
      <text:p text:style-name="P32">The next test, I will make an example on how my <text:span text:style-name="T99">o</text:span>nError function parameter will work.  In this case, I’ll have an Observer throw an exception via the <text:span text:style-name="T99">t</text:span>hrow method and my <text:span text:style-name="T99">o</text:span>nError function check the message and assert that it’s the same as my error that I threw.</text:p>
      <text:p text:style-name="P7"><text:span text:style-name="T36">asyncTest("Observer should observe </text:span><text:span text:style-name="T67">o</text:span><text:span text:style-name="T36">nError", </text:span><text:span text:style-name="T15">function</text:span><text:span text:style-name="T36">() {</text:span></text:p>
      <text:p text:style-name="P12"><text:span text:style-name="T36"><text:s text:c="4"/></text:span><text:span text:style-name="T16">var</text:span><text:span text:style-name="T37"> someError = "FAIL!";</text:span></text:p>
      <text:p text:style-name="P55"/>
      <text:p text:style-name="P12"><text:span text:style-name="T36"><text:s text:c="4"/></text:span><text:span text:style-name="T16">var</text:span><text:span text:style-name="T37"> observable = Rx.Observable.</text:span><text:span text:style-name="T47">t</text:span><text:span text:style-name="T37">hrow(someError);</text:span></text:p>
      <text:p text:style-name="P55"/>
      <text:p text:style-name="P12"><text:span text:style-name="T36"><text:s text:c="4"/></text:span><text:span text:style-name="T16">var</text:span><text:span text:style-name="T37"> observer = Rx.Observer.Create(</text:span></text:p>
      <text:p text:style-name="P12"><text:span text:style-name="T36"><text:s text:c="8"/></text:span><text:span text:style-name="T16">function</text:span><text:span text:style-name="T37">(next) { },</text:span></text:p>
      <text:p text:style-name="P12"><text:span text:style-name="T36"><text:s text:c="8"/></text:span><text:span text:style-name="T16">function</text:span><text:span text:style-name="T37">(err) {</text:span></text:p>
      <text:p text:style-name="P58"><text:s text:c="12"/><text:span text:style-name="T27">equals(</text:span><text:span text:style-name="T32">err, </text:span><text:span text:style-name="T27">someError);</text:span></text:p>
      <text:p text:style-name="P58"><text:s text:c="12"/><text:span text:style-name="T27">start();</text:span></text:p>
      <text:p text:style-name="P58"><text:s text:c="8"/><text:span text:style-name="T27">},</text:span></text:p>
      <text:p text:style-name="P12"><text:span text:style-name="T36"><text:s text:c="8"/></text:span><text:span text:style-name="T16">function</text:span><text:span text:style-name="T37">() {});</text:span></text:p>
      <text:p text:style-name="P55"/>
      <text:p text:style-name="P58"><text:s text:c="4"/><text:span text:style-name="T27">observable.Subscribe(observer);</text:span></text:p>
      <text:p text:style-name="P63">});</text:p>
      <text:p text:style-name="P63"/>
      <text:p text:style-name="P32">Finally, in my last example, let’s create a simple test to show off the <text:span text:style-name="T100">o</text:span>nCompleted behavior.  In order to do so we’ll create an empty observable which should not yield any values and instead only invoke the <text:span text:style-name="T100">o</text:span>nCompleted.  Then we’ll create an Observer which has the test logic in the <text:span text:style-name="T100">o</text:span>nCompleted function parameter.</text:p>
      <text:p text:style-name="P7"><text:soft-page-break/><text:span text:style-name="T36">asyncTest("Observer should observe </text:span><text:span text:style-name="T68">o</text:span><text:span text:style-name="T36">nCompleted", </text:span><text:span text:style-name="T15">function</text:span><text:span text:style-name="T36">() {</text:span></text:p>
      <text:p text:style-name="P12"><text:span text:style-name="T36"><text:s text:c="4"/></text:span><text:span text:style-name="T16">var</text:span><text:span text:style-name="T37"> observable = Rx.Observable.</text:span><text:span text:style-name="T47">e</text:span><text:span text:style-name="T37">mpty();</text:span></text:p>
      <text:p text:style-name="P58"><text:s text:c="4"/></text:p>
      <text:p text:style-name="P12"><text:span text:style-name="T36"><text:s text:c="4"/></text:span><text:span text:style-name="T16">var</text:span><text:span text:style-name="T37"> observer = Rx.Observer.</text:span><text:span text:style-name="T47">c</text:span><text:span text:style-name="T37">reate(</text:span></text:p>
      <text:p text:style-name="P12"><text:span text:style-name="T36"><text:s text:c="8"/></text:span><text:span text:style-name="T16">function</text:span><text:span text:style-name="T37">(next) { },</text:span></text:p>
      <text:p text:style-name="P12"><text:span text:style-name="T36"><text:s text:c="8"/></text:span><text:span text:style-name="T16">function</text:span><text:span text:style-name="T37">(err) { },</text:span></text:p>
      <text:p text:style-name="P12"><text:span text:style-name="T36"><text:s text:c="8"/></text:span><text:span text:style-name="T16">function</text:span><text:span text:style-name="T37">() {</text:span></text:p>
      <text:p text:style-name="P12"><text:span text:style-name="T36"><text:s text:c="12"/></text:span><text:span text:style-name="T68">ok</text:span><text:span text:style-name="T37">(</text:span><text:span text:style-name="T16">true</text:span><text:span text:style-name="T37">, "True when invoked on complete");</text:span></text:p>
      <text:p text:style-name="P58"><text:s text:c="12"/><text:span text:style-name="T27">start();</text:span></text:p>
      <text:p text:style-name="P58"><text:s text:c="8"/><text:span text:style-name="T27">});</text:span></text:p>
      <text:p text:style-name="P55"/>
      <text:p text:style-name="P58"><text:s text:c="4"/><text:span text:style-name="T27">observable.</text:span><text:span text:style-name="T30">s</text:span><text:span text:style-name="T27">ubscribe(observer);</text:span></text:p>
      <text:p text:style-name="P62">});</text:p>
      <text:p text:style-name="P62"/>
      <text:p text:style-name="P32">Creating Observers this way is good for reusability, especially if you wish to attach to any number of observable sequences.  But, we’re not tied to having to create them via <text:span text:style-name="T101">c</text:span>reate, there are other ways.</text:p>
      <text:h text:style-name="P39" text:outline-level="2">Overloading <text:span text:style-name="T101">s</text:span>ubscribe</text:h>
      <text:p text:style-name="P32">In addition to creating an Observer via the <text:span text:style-name="T101">c</text:span>reate method, we also have shortcuts which allow us to <text:span text:style-name="T94">create an Observer on the fly with the </text:span><text:span text:style-name="T97">s</text:span><text:span text:style-name="T96">ubscribe</text:span><text:span text:style-name="T94"> method</text:span>.  In addition to the <text:span text:style-name="T101">s</text:span>ubscribe which takes an Observer, we have three other overloads which can take functions for our <text:span text:style-name="T101">o</text:span>nNext, <text:span text:style-name="T101">o</text:span>nError and <text:span text:style-name="T101">o</text:span>nCompleted.  The first overload takes a function for <text:span text:style-name="T101">o</text:span>nNext, where the next takes a function for <text:span text:style-name="T101">o</text:span>nNext and <text:span text:style-name="T101">o</text:span>nError, and finally the last overload takes functions for all three, the <text:span text:style-name="T101">o</text:span>nNext, <text:span text:style-name="T101">o</text:span>nError and <text:span text:style-name="T101">o</text:span>nCompleted.</text:p>
      <text:p text:style-name="P20">Observable {</text:p>
      <text:p text:style-name="P12"><text:span text:style-name="T36"><text:s text:c="4"/></text:span><text:span text:style-name="T69">s</text:span><text:span text:style-name="T37">ubscribe : </text:span><text:span text:style-name="T16">function</text:span><text:span text:style-name="T37">(</text:span></text:p>
      <text:p text:style-name="P12"><text:span text:style-name="T36"><text:s text:c="20"/></text:span><text:span text:style-name="T16">function</text:span><text:span text:style-name="T37">(next) { ... })</text:span></text:p>
      <text:p text:style-name="P55"/>
      <text:p text:style-name="P12"><text:span text:style-name="T36"><text:s text:c="4"/></text:span><text:span text:style-name="T69">s</text:span><text:span text:style-name="T37">ubscribe : </text:span><text:span text:style-name="T16">function</text:span><text:span text:style-name="T37">(</text:span></text:p>
      <text:p text:style-name="P12"><text:span text:style-name="T36"><text:s text:c="20"/></text:span><text:span text:style-name="T16">function</text:span><text:span text:style-name="T37">(next) { ... },</text:span></text:p>
      <text:p text:style-name="P12"><text:span text:style-name="T36"><text:s text:c="20"/></text:span><text:span text:style-name="T16">function</text:span><text:span text:style-name="T37">(err) <text:s/>{ ... }) <text:s text:c="11"/></text:span></text:p>
      <text:p text:style-name="P58"><text:s text:c="20"/></text:p>
      <text:p text:style-name="P12"><text:span text:style-name="T36"><text:s text:c="4"/></text:span><text:span text:style-name="T69">s</text:span><text:span text:style-name="T37">ubscribe : </text:span><text:span text:style-name="T16">function</text:span><text:span text:style-name="T37">(</text:span></text:p>
      <text:p text:style-name="P12"><text:span text:style-name="T36"><text:s text:c="20"/></text:span><text:span text:style-name="T16">function</text:span><text:span text:style-name="T37">(next) { ... },</text:span></text:p>
      <text:p text:style-name="P12"><text:span text:style-name="T36"><text:s text:c="20"/></text:span><text:span text:style-name="T16">function</text:span><text:span text:style-name="T37">(err) <text:s/>{ ... },</text:span></text:p>
      <text:p text:style-name="P12"><text:span text:style-name="T36"><text:s text:c="20"/></text:span><text:span text:style-name="T16">function</text:span><text:span text:style-name="T37">() <text:s text:c="4"/>{ ... })</text:span></text:p>
      <text:p text:style-name="P62">}</text:p>
      <text:p text:style-name="P32">This function, just as above, will create a disposable object for us which allows us to unsubscribe at any time via the <text:span text:style-name="T101">d</text:span>ispose method.</text:p>
      <text:h text:style-name="P39" text:outline-level="2">Unsubscribing</text:h>
      <text:p text:style-name="P32">As I’ve stated earlier, one of the great things about the design of Rx for JavaScript is that it’s quite easy to both subscribe and unsubscribe from an observer.  The design of Rx for JavaScript follows very closely to the design of Rx for .NET including subscribing and unsubscribing.  Let’s step through an example of how we can use the <text:span text:style-name="T101">d</text:span>ispose method on our subscription.  In this instance, we’ll have <text:soft-page-break/>two observers, and after the first value has been produced, we unhook the first observer and continue listening on the second.  We’ll assert that indeed the first has been unhooked while the second continues to listen.</text:p>
      <text:p text:style-name="P7"><text:span text:style-name="T36">asyncTest("Dispose should unhook observer", </text:span><text:span text:style-name="T15">function</text:span><text:span text:style-name="T36">() {</text:span></text:p>
      <text:p text:style-name="P55"/>
      <text:p text:style-name="P12"><text:span text:style-name="T36"><text:s text:c="4"/></text:span><text:span text:style-name="T16">var</text:span><text:span text:style-name="T37"> nextValue = 0;</text:span></text:p>
      <text:p text:style-name="P12"><text:span text:style-name="T36"><text:s text:c="4"/></text:span><text:span text:style-name="T16">var</text:span><text:span text:style-name="T37"> observable = Rx.Observable.</text:span><text:span text:style-name="T48">f</text:span><text:span text:style-name="T37">romArray([1,2,3]);</text:span></text:p>
      <text:p text:style-name="P55"/>
      <text:p text:style-name="P16"><text:span text:style-name="T36"><text:s text:c="4"/></text:span><text:span text:style-name="T16">var</text:span><text:span text:style-name="T37"> </text:span><text:span text:style-name="T50">subscription1</text:span><text:span text:style-name="T37"> = observable.</text:span><text:span text:style-name="T48">s</text:span><text:span text:style-name="T37">ubscribe(</text:span></text:p>
      <text:p text:style-name="P12"><text:span text:style-name="T36"><text:s text:c="8"/></text:span><text:span text:style-name="T16">function</text:span><text:span text:style-name="T37">(next) {</text:span></text:p>
      <text:p text:style-name="P12"><text:span text:style-name="T36"><text:s text:c="12"/></text:span><text:span text:style-name="T37">nextValue = next;</text:span></text:p>
      <text:p text:style-name="P60"><text:s text:c="12"/><text:span text:style-name="T33">this</text:span><text:span text:style-name="T27">.</text:span><text:span text:style-name="T31">d</text:span><text:span text:style-name="T27">ispose();</text:span></text:p>
      <text:p text:style-name="P60"><text:s text:c="8"/><text:span text:style-name="T27">});</text:span></text:p>
      <text:p text:style-name="P16"><text:span text:style-name="T36"><text:s text:c="4"/></text:span><text:span text:style-name="T16">var</text:span><text:span text:style-name="T37"> </text:span><text:span text:style-name="T50">subscription2</text:span><text:span text:style-name="T37"> = observable.</text:span><text:span text:style-name="T48">s</text:span><text:span text:style-name="T37">ubscribe(</text:span></text:p>
      <text:p text:style-name="P12"><text:span text:style-name="T36"><text:s text:c="8"/></text:span><text:span text:style-name="T16">function</text:span><text:span text:style-name="T37">(next) {</text:span></text:p>
      <text:p text:style-name="P12"><text:span text:style-name="T36"><text:s text:c="12"/></text:span><text:span text:style-name="T37">equals(nextValue, </text:span><text:span text:style-name="T49">1</text:span><text:span text:style-name="T37">);</text:span></text:p>
      <text:p text:style-name="P58"><text:s text:c="12"/><text:span text:style-name="T27">start();</text:span></text:p>
      <text:p text:style-name="P58"><text:s text:c="8"/><text:span text:style-name="T27">});</text:span></text:p>
      <text:p text:style-name="P62">});</text:p>
      <text:p text:style-name="P62"/>
      <text:p text:style-name="P32">Such scenarios could be quite helpful in unhooking events when others happen, such as mouse events, keyboard or even AJAX requests.  We’ll cover some of those scenarios in upcoming posts.</text:p>
      <text:h text:style-name="P39" text:outline-level="2">Conclusion</text:h>
      <text:p text:style-name="P32">So, now we’ve covered the basics of creating Observable sequences and Observers and subscriptions.  Now that we have some of the basics what else can we do with it?  That’s where some of the LINQ combinators come in handy and we’ll pick that up next time.</text:p>
      <text:p text:style-name="P36"/>
      <text:h text:style-name="P44" text:outline-level="1">Introduction to the Reactive Extensions for JavaScript – <text:span text:style-name="T102">4) </text:span>jQuery Integratio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05/introduction-to-the-reactive-extensions-for-javascript-jquery-integration/"><text:span text:style-name="T3">March 5, 2010</text:span></text:a></text:p>
      <text:p text:style-name="P6"><text:span text:style-name="T6">So far in this series, we’ve discussed the intent of the Reactive Extensions for JavaScript (RxJS) and how to create the publishers (Observables) and subscribers (Observers).  Along the way, we’ve talked a little about integration with other libraries such as </text:span><text:a xlink:type="simple" xlink:href="http://jquery.com/"><text:span text:style-name="T4">jQuery</text:span></text:a><text:span text:style-name="T6"> (although we could talk about others) and since JavaScript developers tend to work in quite a few libraries, it’s best to see how we can fit RxJS in those solutions.</text:span></text:p>
      <text:p text:style-name="P32">In the previous posts, I’ve shown jQuery in combination with RxJS to show how the two can play together.  For example, we can create a click handler on a single element with an ID of someElement.</text:p>
      <text:p text:style-name="P7"><text:span text:style-name="T15">var</text:span><text:span text:style-name="T36"> element = $("#someElement").get(0);</text:span></text:p>
      <text:p text:style-name="P7"><text:span text:style-name="T15">var</text:span><text:span text:style-name="T36"> observable = Rx.Observable.</text:span><text:span text:style-name="T70">f</text:span><text:span text:style-name="T36">romEvent(element, "click");</text:span></text:p>
      <text:p text:style-name="P20"/>
      <text:p text:style-name="P36"><text:span text:style-name="T6">Unfortunately, that doesn’t take full advantage of the things jQuery can do for us, so I think we can do better.  </text:span><text:span text:style-name="T8">I</text:span><text:span text:style-name="T6">n this post, let’s look at how we could further tie the two libraries together.</text:span></text:p>
      <text:h text:style-name="P39" text:outline-level="2">From jQuery Events to Observables</text:h>
      <text:p text:style-name="P32">As I showed above, we could integrate using jQuery by only using a single element at a time with the get function.  But, that certainly doesn’t scale as it would only allow for single selectors, and that would miss out of the simplicity and beauty of the library.  What we really want to do is utilize the work that has already been done inside jQuery for event handling and extend it with RxJS.</text:p>
      <text:p text:style-name="P6"><text:span text:style-name="T6">Using jQuery we can bind to events with the </text:span><text:a xlink:type="simple" xlink:href="http://api.jquery.com/bind/"><text:span text:style-name="T4">bind function</text:span></text:a><text:span text:style-name="T6">, which takes the event type, optional event data and a handler function.</text:span></text:p>
      <text:p text:style-name="P4"/>
      <text:p text:style-name="P7"><text:span text:style-name="T36">$("#someElement").bind("click", <text:s/>{msg: "hi"}, </text:span><text:span text:style-name="T15">function</text:span><text:span text:style-name="T36">() {</text:span></text:p>
      <text:p text:style-name="P12"><text:span text:style-name="T36"><text:s text:c="4"/></text:span><text:span text:style-name="T37">alert("Clicked on someElement with " + event.data.msg);</text:span></text:p>
      <text:p text:style-name="P62">});</text:p>
      <text:p text:style-name="P62"/>
      <text:p text:style-name="P32">What we want to do is extend this behavior to make these events composable.  For example, how about being able to take all spans and divs on a document and attach to the click event?  Inside the click event subscription, we want to get the pageX and pageY values and display them through an alert.</text:p>
      <text:p text:style-name="P7"><text:span text:style-name="T36">$(document).ready(</text:span><text:span text:style-name="T15">function</text:span><text:span text:style-name="T36">() {</text:span></text:p>
      <text:p text:style-name="P55"/>
      <text:p text:style-name="P12"><text:span text:style-name="T36"><text:s text:c="4"/></text:span><text:span text:style-name="T37">Rx.Observable.</text:span><text:span text:style-name="T51">f</text:span><text:span text:style-name="T37">rom</text:span><text:span text:style-name="T51">Event</text:span><text:span text:style-name="T37">($("div, span"), "click")</text:span></text:p>
      <text:p text:style-name="P12"><text:span text:style-name="T36"><text:s text:c="8"/></text:span><text:span text:style-name="T37">.</text:span><text:span text:style-name="T51">s</text:span><text:span text:style-name="T37">ubscribe(</text:span><text:span text:style-name="T16">function</text:span><text:span text:style-name="T37"> (event) {</text:span></text:p>
      <text:p text:style-name="P58"><text:s text:c="8"/></text:p>
      <text:p text:style-name="P12"><text:span text:style-name="T36"><text:s text:c="8"/></text:span><text:span text:style-name="T37">$("#baz").html("The mouse cursor is at ("</text:span></text:p>
      <text:p text:style-name="P12"><text:span text:style-name="T36"><text:s text:c="10"/></text:span><text:span text:style-name="T37">+ event.pageX + ", " + event.pageY + ")");</text:span></text:p>
      <text:p text:style-name="P58"><text:s text:c="4"/><text:span text:style-name="T27">});</text:span></text:p>
      <text:p text:style-name="P62">});</text:p>
      <text:p text:style-name="P32"><text:soft-page-break/>Just as well, we could also take it a little bit further and bind to two events together, our mouseenter and mouseleave to toggle the highlight class on our div and span elements.</text:p>
      <text:p text:style-name="P7"><text:span text:style-name="T36">$(document).ready(</text:span><text:span text:style-name="T15">function</text:span><text:span text:style-name="T36">() {</text:span></text:p>
      <text:p text:style-name="P55"/>
      <text:p text:style-name="P12"><text:span text:style-name="T36"><text:s text:c="4"/></text:span><text:span text:style-name="T37">Rx.Observable.</text:span><text:span text:style-name="T52">f</text:span><text:span text:style-name="T37">rom</text:span><text:span text:style-name="T52">Event</text:span><text:span text:style-name="T37">($("div, span"), "mouseenter mouseleave")</text:span></text:p>
      <text:p text:style-name="P12"><text:span text:style-name="T36"><text:s text:c="8"/></text:span><text:span text:style-name="T37">.</text:span><text:span text:style-name="T52">s</text:span><text:span text:style-name="T37">ubscribe(</text:span><text:span text:style-name="T16">function</text:span><text:span text:style-name="T37"> (event) {</text:span></text:p>
      <text:p text:style-name="P58"><text:s text:c="8"/></text:p>
      <text:p text:style-name="P12"><text:span text:style-name="T36"><text:s text:c="12"/></text:span><text:span text:style-name="T37">$("div, span").toggleClass("highlight");</text:span></text:p>
      <text:p text:style-name="P58"><text:s text:c="4"/><text:span text:style-name="T27">});</text:span></text:p>
      <text:p text:style-name="P58"><text:s text:c="4"/></text:p>
      <text:p text:style-name="P62">});</text:p>
      <text:p text:style-name="P62"/>
      <text:p text:style-name="P32">In order to support this, the RxJS framework has provided a FromJQuery method onto the Observable class.  This function takes our jQuery object, our event type and any event data we have and we call the Create function to create an Observable.  Inside the Create function, we are handed an Observer which we used to yield the next value inside of the handler function.  We then bind the event type, our data and our handler to the jQuery object which then integrates RxJS and jQuery.  Finally, we return a function which is to be called when we need to clean up, and in this case, we unbind the handler from the event type.</text:p>
      <text:p text:style-name="P18"><text:span text:style-name="T36">Rx.Observable.FromJQuery = </text:span><text:span text:style-name="T15">function</text:span><text:span text:style-name="T36">(jQueryObject, eventType, eventData) {</text:span></text:p>
      <text:p text:style-name="P19"><text:span text:style-name="T36"><text:s text:c="4"/></text:span><text:span text:style-name="T16">return</text:span><text:span text:style-name="T37"> Rx.Observable.Create (</text:span><text:span text:style-name="T16">function</text:span><text:span text:style-name="T37">(observer) {</text:span></text:p>
      <text:p text:style-name="P19"><text:span text:style-name="T36"><text:s text:c="8"/></text:span><text:span text:style-name="T16">var</text:span><text:span text:style-name="T37"> handler = </text:span><text:span text:style-name="T16">function</text:span><text:span text:style-name="T37">(eventObject) {</text:span></text:p>
      <text:p text:style-name="P65"><text:s text:c="12"/><text:span text:style-name="T27">observer.OnNext(eventObject);</text:span></text:p>
      <text:p text:style-name="P65"><text:s text:c="8"/><text:span text:style-name="T27">};</text:span></text:p>
      <text:p text:style-name="P65"><text:s text:c="8"/><text:span text:style-name="T27">jQueryObject.bind(eventType, eventData, handler);</text:span></text:p>
      <text:p text:style-name="P19"><text:span text:style-name="T36"><text:s text:c="8"/></text:span><text:span text:style-name="T16">return</text:span><text:span text:style-name="T37"> </text:span><text:span text:style-name="T16">function</text:span><text:span text:style-name="T37">() {</text:span></text:p>
      <text:p text:style-name="P65"><text:s text:c="12"/><text:span text:style-name="T27">jQueryObject.unbind(eventType, handler);</text:span></text:p>
      <text:p text:style-name="P65"><text:s text:c="8"/><text:span text:style-name="T27">};</text:span></text:p>
      <text:p text:style-name="P65"><text:s text:c="4"/><text:span text:style-name="T27">});</text:span></text:p>
      <text:p text:style-name="P66">};</text:p>
      <text:p text:style-name="P62"/>
      <text:p text:style-name="P32">This is a great start, but why can’t we also just extend the jQuery object itself with a function called ToObservable which takes event type and event data.  In this example we can take the click and double click events from our div and span elements and then display the mouse cursor position.</text:p>
      <text:p text:style-name="P7"><text:span text:style-name="T36">$(document).ready(</text:span><text:span text:style-name="T15">function</text:span><text:span text:style-name="T36">() {</text:span></text:p>
      <text:p text:style-name="P58"><text:s text:c="4"/></text:p>
      <text:p text:style-name="P12"><text:span text:style-name="T36"><text:s text:c="4"/></text:span><text:span text:style-name="T37">$("div, span").</text:span><text:span text:style-name="T53">t</text:span><text:span text:style-name="T37">oObservable("dblclick click")</text:span></text:p>
      <text:p text:style-name="P12"><text:span text:style-name="T36"><text:s text:c="8"/></text:span><text:span text:style-name="T37">.</text:span><text:span text:style-name="T53">s</text:span><text:span text:style-name="T37">ubscribe(</text:span><text:span text:style-name="T16">function</text:span><text:span text:style-name="T37">(event) {</text:span></text:p>
      <text:p text:style-name="P58"><text:s text:c="8"/></text:p>
      <text:p text:style-name="P12"><text:span text:style-name="T36"><text:s text:c="8"/></text:span><text:span text:style-name="T37">$("#baz").html("The mouse cursor is at ("</text:span></text:p>
      <text:p text:style-name="P12"><text:span text:style-name="T36"><text:s text:c="10"/></text:span><text:span text:style-name="T37">+ event.pageX + ", " + event.pageY + ")");</text:span></text:p>
      <text:p text:style-name="P58"><text:s text:c="4"/><text:span text:style-name="T27">}); <text:s text:c="5"/></text:span></text:p>
      <text:p text:style-name="P62">});</text:p>
      <text:p text:style-name="P62"/>
      <text:p text:style-name="P32"><text:soft-page-break/>To make this happen, RxJS will also provide a jQuery plugin which allows for this behavior.  This plugin does nothing more than call the RxJS FromJQuery method with the jQuery object, the event type and the event data.</text:p>
      <text:p text:style-name="P7"><text:span text:style-name="T36">jQuery.fn.</text:span><text:span text:style-name="T71">t</text:span><text:span text:style-name="T36">oObservable = </text:span><text:span text:style-name="T15">function</text:span><text:span text:style-name="T36">(eventType, eventData) {</text:span></text:p>
      <text:p text:style-name="P12"><text:span text:style-name="T36"><text:s text:c="4"/></text:span><text:span text:style-name="T16">return</text:span><text:span text:style-name="T37"> Rx.Observable.</text:span><text:span text:style-name="T54">f</text:span><text:span text:style-name="T37">rom</text:span><text:span text:style-name="T54">Event</text:span><text:span text:style-name="T37">(</text:span><text:span text:style-name="T16">this</text:span><text:span text:style-name="T37">, eventType, eventData);</text:span></text:p>
      <text:p text:style-name="P62">}</text:p>
      <text:p text:style-name="P62"/>
      <text:p text:style-name="P32">What we get from these two pieces is that jQuery and RxJS can really talk together on a new level they hadn’t been able to before.  And this approach is certainly not restricted to just jQuery.  We could look at other libraries as well for integration points to see where it makes sense.</text:p>
      <text:p text:style-name="Standard"/>
      <text:h text:style-name="P44" text:outline-level="1">Introduction to the Reactive Extensions for JavaScript – <text:span text:style-name="T103">5) </text:span>Composing Callback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1/introduction-to-the-reactive-extensions-for-javascript-composing-callbacks/"><text:span text:style-name="T3">March 11, 2010</text:span></text:a></text:p>
      <text:p text:style-name="P32">So far in this series, we’ve covered some basic information about the Reactive Extensions for JavaScript (RxJS) including creating observables and creating observers as well as jQuery integration.  Now that we have a foundation in some of the basic building blocks, let’s actually do something interesting with it.  For example, how would we compose two AJAX calls together with callbacks?  In this post, we’ll explore using the Bing Translator in combination with jQuery and the RxJS.</text:p>
      <text:h text:style-name="P39" text:outline-level="2">Detecting and Translating Text with the Microsoft Translator</text:h>
      <text:p text:style-name="P6"><text:span text:style-name="T6">One of the many examples I’ve played with involving asynchronous programming, especially with my F# samples as well as the Reactive Extensions for .NET is using the </text:span><text:a xlink:type="simple" xlink:href="http://www.microsofttranslator.com/Default.aspx"><text:span text:style-name="T4">Microsoft Translator</text:span></text:a><text:span text:style-name="T6">.  This API, which is provided in several flavors (SOAP, AJAX and HTTP) allows us to not only translate but also detect the language of a given piece of text.  Just as well, there are other functions such as getting all languages codes and getting all language names by language code, and we’ll cover that in a subsequent post.  </text:span><text:span text:style-name="T9">Getting started, you need to apply for a developer key which you can get </text:span><text:a xlink:type="simple" xlink:href="http://www.microsofttranslator.com/Dev/Ajax/"><text:span text:style-name="T5">here</text:span></text:a><text:span text:style-name="T9">.  From there, we can embed our JavaScript link in our HTML so that we can get started.</text:span></text:p>
      <text:p text:style-name="P90"/>
      <text:p text:style-name="P18"><text:span text:style-name="T15">&lt;</text:span><text:span text:style-name="T23">script </text:span><text:span text:style-name="T78">type</text:span><text:span text:style-name="T15">="text/javascript"</text:span></text:p>
      <text:p text:style-name="P19"><text:span text:style-name="T78"><text:s text:c="8"/></text:span><text:span text:style-name="T79">src</text:span><text:span text:style-name="T16">="http://api.microsofttranslator.com/V1/Ajax.svc/Embed?appId=myAppId"&gt;</text:span></text:p>
      <text:p text:style-name="P18"><text:span text:style-name="T15">&lt;/</text:span><text:span text:style-name="T23">script</text:span><text:span text:style-name="T15">&gt;</text:span></text:p>
      <text:p text:style-name="P28"/>
      <text:p text:style-name="P32">In this example, we’re going to first detect the language of the given piece of text and then translate it into another language.  In honor of Erik and his team, I decided on Dutch as the destination language.  In order to detect the language we need to call the detect function which looks like the following.  It takes in some text and then a callback which then will give us our result as the function parameter.</text:p>
      <text:p text:style-name="P78"><text:span text:style-name="T105">var detectUrl = https://api.microsofttranslator.com/V2/Ajax.svc/Detect</text:span></text:p>
      <text:p text:style-name="P76"/>
      <text:p text:style-name="P76"><text:span text:style-name="T105">var detectPayload = {</text:span></text:p>
      <text:p text:style-name="P12"><text:span text:style-name="T36"><text:s text:c="4"/><text:tab/></text:span><text:span text:style-name="T37">text: </text:span><text:span text:style-name="T55">text_to_translate</text:span><text:span text:style-name="T37">, <text:s text:c="5"/></text:span><text:span text:style-name="T73">// Text </text:span><text:span text:style-name="T76">in</text:span><text:span text:style-name="T73"> the unknown language </text:span></text:p>
      <text:p text:style-name="P79"><text:span text:style-name="T27"><text:tab/></text:span><text:span text:style-name="T34">appId: 'Bearer ' + token</text:span></text:p>
      <text:p text:style-name="P81"><text:span text:style-name="T34">};</text:span></text:p>
      <text:p text:style-name="P82"/>
      <text:p text:style-name="P32">Next, we need the ability to translate our text to Dutch once we’ve determined the source language.  In order to do so, we must call the aptly named translate function which we provide our text, a from language that we’ll provide from our detect function callback, our destination language and finally a callback which provides us with the resulting text.</text:p>
      <text:p text:style-name="P77"><text:span text:style-name="T106">var translateUrl = https://api.microsofttranslator.com/V2/Ajax.svc/Detect</text:span></text:p>
      <text:p text:style-name="P77"/>
      <text:p text:style-name="P77"><text:soft-page-break/><text:span text:style-name="T105">var translatePayload = {</text:span></text:p>
      <text:p text:style-name="P75"><text:span text:style-name="T36"><text:s text:c="4"/></text:span><text:span text:style-name="T37">text: </text:span><text:span text:style-name="T56">textToTranslate</text:span><text:span text:style-name="T37">, <text:s text:c="5"/></text:span><text:span text:style-name="T73">// Text to translate </text:span></text:p>
      <text:p text:style-name="P75"><text:span text:style-name="T36"><text:s text:c="4"/></text:span><text:span text:style-name="T37">from: </text:span><text:span text:style-name="T56">sourceLanguage</text:span><text:span text:style-name="T37"> <text:s text:c="5"/></text:span><text:span text:style-name="T73">// The source language</text:span></text:p>
      <text:p text:style-name="P75"><text:span text:style-name="T36"><text:s text:c="4"/></text:span><text:span text:style-name="T37">to: </text:span><text:span text:style-name="T56">destinationLanguage</text:span><text:span text:style-name="T37"> <text:s text:c="7"/></text:span><text:span text:style-name="T73">// The destination language</text:span></text:p>
      <text:p text:style-name="P80"><text:span text:style-name="T34"><text:s text:c="4"/>appId: 'Bearer ' + token</text:span></text:p>
      <text:p text:style-name="P81"><text:span text:style-name="T34">};</text:span></text:p>
      <text:p text:style-name="P81"><text:span text:style-name="T34"/></text:p>
      <text:p text:style-name="P92"><text:span text:style-name="T106">These URL are to be used in 'json with padding' mode. JSONP</text:span> <text:span text:style-name="T106">requires</text:span> callback functions <text:span text:style-name="T106">to be invoked at the end of the call</text:span>.  If we want truly compositional behavior, our code could get quite messy especially if we’re doing anything such as filtering results, transforming, aggregating and so forth.  But for now, we’ll have a simple example of composing these callbacks together.  In order to do so, we have to turn these two <text:span text:style-name="T106">call</text:span>s, detect and translate into Observables.  So, how do we do that? </text:p>
      <text:p text:style-name="P32">In this case, we’ll make use of the AsyncSubject class which allows us to represent the result of an asynchronous operation.  This class will take one value and only one value and then caches it for all future calls and acts as both an Observer and an Observable.  So for each time we call this subsequently, it will not cause a side effect and instead yield us the cached calculated value.  We’ll then call the detect method with our text and a callback, and inside of our callback, we’ll yield the value with OnNext and then mark our sequence as completed by calling OnCompleted.  Finally, we’ll return our AsyncSubject as an Observable and hide the fact that it’s both an Observer and Observable.</text:p>
      <text:p text:style-name="P7"><text:span text:style-name="T15">function</text:span><text:span text:style-name="T36"> detect(text) {</text:span></text:p>
      <text:p text:style-name="P12"><text:span text:style-name="T36"><text:s text:c="4"/></text:span><text:span text:style-name="T16">var</text:span><text:span text:style-name="T37"> subject = </text:span><text:span text:style-name="T16">new</text:span><text:span text:style-name="T37"> Rx.AsyncSubject();</text:span></text:p>
      <text:p text:style-name="P55"/>
      <text:p text:style-name="P83"><text:span text:style-name="T35"><text:s text:c="4"/>$.ajax({</text:span></text:p>
      <text:p text:style-name="P83"><text:span text:style-name="T35"><text:s text:c="7"/>url: detectUrl,</text:span></text:p>
      <text:p text:style-name="P83"><text:span text:style-name="T35"><text:s text:c="7"/>data: detectPayload,</text:span></text:p>
      <text:p text:style-name="P83"><text:span text:style-name="T35"><text:s text:c="7"/>type: 'GET',</text:span></text:p>
      <text:p text:style-name="P83"><text:span text:style-name="T35"><text:s text:c="7"/>dataType: 'jsonp',</text:span></text:p>
      <text:p text:style-name="P83"><text:span text:style-name="T35"><text:s text:c="7"/>jsonp: 'oncomplete',</text:span></text:p>
      <text:p text:style-name="P83"><text:span text:style-name="T35"><text:s text:c="7"/>success: function(data) {</text:span></text:p>
      <text:p text:style-name="P83"><text:span text:style-name="T35"><text:s text:c="11"/>subject.onNext(data);</text:span></text:p>
      <text:p text:style-name="P83"><text:span text:style-name="T35"><text:s text:c="11"/>subject.onCompleted();</text:span></text:p>
      <text:p text:style-name="P83"><text:span text:style-name="T35"><text:s text:c="7"/>},</text:span></text:p>
      <text:p text:style-name="P83"><text:span text:style-name="T35"><text:s text:c="7"/>error: subject.onError</text:span></text:p>
      <text:p text:style-name="P83"><text:span text:style-name="T35"><text:s text:c="3"/>}); <text:s text:c="9"/></text:span></text:p>
      <text:p text:style-name="P83"><text:span text:style-name="T35"><text:s text:c="3"/>return subject.asObservable();</text:span></text:p>
      <text:p text:style-name="P83"><text:span text:style-name="T27">}</text:span></text:p>
      <text:p text:style-name="P62"/>
      <text:p text:style-name="P32">The same also applies to our translate function in pretty much the same form as we have above.</text:p>
      <text:p text:style-name="P32">Now, let’s compose these together in such a way that we first detect the language of the text and then translate.  To make that happen, we’ll use the <text:span text:style-name="T108">SelectMany</text:span> <text:span text:style-name="T107">flatMap </text:span>method which projects each value of our observable sequence to an observable sequence and flattens the resulting observable sequences into one observable sequence.  In this case, we’re only projecting one value to the next observable sequence.</text:p>
      <text:p text:style-name="P7"><text:soft-page-break/><text:span text:style-name="T15">var</text:span><text:span text:style-name="T36"> translator = detect(translateText)</text:span></text:p>
      <text:p text:style-name="P12"><text:span text:style-name="T36"><text:s text:c="4"/></text:span><text:span text:style-name="T37">.</text:span><text:span text:style-name="T57">flatMap</text:span><text:span text:style-name="T37">(</text:span><text:span text:style-name="T16">function</text:span><text:span text:style-name="T37">(detected) {</text:span></text:p>
      <text:p text:style-name="P12"><text:span text:style-name="T36"><text:s text:c="8"/></text:span><text:span text:style-name="T16">return</text:span><text:span text:style-name="T37"> translate(translateText, detected, "nl");</text:span></text:p>
      <text:p text:style-name="P58"><text:s text:c="4"/><text:span text:style-name="T27">});</text:span></text:p>
      <text:p text:style-name="P62"/>
      <text:p text:style-name="P32">Of course we could do more like filter, scan, etc with this, but it’s a good start.  Now bringing it all together in a jQuery and RxJS way, we can now complete our example by wiring up our HTML to take the input from a textbox once a button has been clicked, translate it, and display the result.</text:p>
      <text:p text:style-name="P7"><text:span text:style-name="T36">$(document).ready(</text:span><text:span text:style-name="T15">function</text:span><text:span text:style-name="T36">() {</text:span></text:p>
      <text:p text:style-name="P12"><text:span text:style-name="T36"><text:s text:c="4"/></text:span><text:span text:style-name="T37">$("#translateCommand")</text:span></text:p>
      <text:p text:style-name="P12"><text:span text:style-name="T36"><text:s text:c="8"/></text:span><text:span text:style-name="T37">.</text:span><text:span text:style-name="T57">t</text:span><text:span text:style-name="T37">oObservable("click")</text:span></text:p>
      <text:p text:style-name="P12"><text:span text:style-name="T36"><text:s text:c="8"/></text:span><text:span text:style-name="T37">.</text:span><text:span text:style-name="T57">s</text:span><text:span text:style-name="T37">ubscribe(</text:span><text:span text:style-name="T16">function</text:span><text:span text:style-name="T37">(event) {</text:span></text:p>
      <text:p text:style-name="P55"/>
      <text:p text:style-name="P12"><text:span text:style-name="T36"><text:s text:c="8"/></text:span><text:span text:style-name="T16">var</text:span><text:span text:style-name="T37"> translateText = $("#translateText").val();</text:span></text:p>
      <text:p text:style-name="P12"><text:span text:style-name="T36"><text:s text:c="8"/></text:span><text:span text:style-name="T16">var</text:span><text:span text:style-name="T37"> translator = detect(translateText)</text:span></text:p>
      <text:p text:style-name="P12"><text:span text:style-name="T36"><text:s text:c="12"/></text:span><text:span text:style-name="T37">.</text:span><text:span text:style-name="T57">flatMap</text:span><text:span text:style-name="T37">(</text:span><text:span text:style-name="T16">function</text:span><text:span text:style-name="T37">(detected) {</text:span></text:p>
      <text:p text:style-name="P12"><text:span text:style-name="T36"><text:s text:c="16"/></text:span><text:span text:style-name="T16">return</text:span><text:span text:style-name="T37"> translate(translateText, detected, "nl");</text:span></text:p>
      <text:p text:style-name="P58"><text:s text:c="12"/><text:span text:style-name="T27">});</text:span></text:p>
      <text:p text:style-name="P55"/>
      <text:p text:style-name="P12"><text:span text:style-name="T36"><text:s text:c="8"/></text:span><text:span text:style-name="T37">translator.</text:span><text:span text:style-name="T57">s</text:span><text:span text:style-name="T37">ubscribe(</text:span><text:span text:style-name="T16">function</text:span><text:span text:style-name="T37">(translated) {</text:span></text:p>
      <text:p text:style-name="P12"><text:span text:style-name="T36"><text:s text:c="12"/></text:span><text:span text:style-name="T37">$("#translatedText").html(translated);</text:span></text:p>
      <text:p text:style-name="P58"><text:s text:c="8"/><text:span text:style-name="T27">});</text:span></text:p>
      <text:p text:style-name="P58"><text:s text:c="4"/><text:span text:style-name="T27">});</text:span></text:p>
      <text:p text:style-name="P62">});</text:p>
      <text:p text:style-name="P62"/>
      <text:p text:style-name="P32">And now we can see it in action by entering a sentence and sure enough it detects it as English properly.</text:p>
      <text:p text:style-name="P5"><draw:a xlink:type="simple" xlink:href="http://codebetter.com/cfs-file.ashx/__key/CommunityServer.Blogs.Components.WeblogFiles/matthew.podwysocki/image_5F00_26DF35FC.png"><draw:frame draw:style-name="fr1" draw:name="Immagine1" text:anchor-type="as-char" svg:width="8.308cm" svg:height="3.307cm" draw:z-index="0"><draw:image xlink:href="http://s3.amazonaws.com/CodeBetter/CommunityServer.Blogs.Components.WeblogFiles/matthew/podwysocki/image_thumb_06D03B0D.png?AWSAccessKeyId=0KMA35HT86EVXB99Z302&amp;Expires=1919787602&amp;Signature=eb6M39bSHoCqX%2FPEY3LOW%2FFrBTw%3D" xlink:type="simple" xlink:show="embed" xlink:actuate="onLoad"/><svg:title>image</svg:title></draw:frame></draw:a></text:p>
      <text:p text:style-name="P32">How can I be sure of that?  What if I want to perform a side effect during the process, such as displaying our detected language?  To do that, we can use the Do method which invokes some sort of action for its side effect for each item in the sequence.  We could then change our translator Observable to the following to enable that behavior.</text:p>
      <text:p text:style-name="P32"/>
      <text:p text:style-name="P32"/>
      <text:p text:style-name="P7"><text:span text:style-name="T15">var</text:span><text:span text:style-name="T36"> translator = detect(translatedText)</text:span></text:p>
      <text:p text:style-name="P12"><text:span text:style-name="T36"><text:s text:c="4"/></text:span><text:span text:style-name="T37">.Do(</text:span><text:span text:style-name="T16">function</text:span><text:span text:style-name="T37">(detected) {</text:span></text:p>
      <text:p text:style-name="P12"><text:soft-page-break/><text:span text:style-name="T36"><text:s text:c="8"/></text:span><text:span text:style-name="T37">$("#detectedText").html("Detected " + detected);</text:span></text:p>
      <text:p text:style-name="P58"><text:s text:c="4"/><text:span text:style-name="T27">})</text:span></text:p>
      <text:p text:style-name="P12"><text:span text:style-name="T36"><text:s text:c="4"/></text:span><text:span text:style-name="T37">.SelectMany(</text:span><text:span text:style-name="T16">function</text:span><text:span text:style-name="T37">(detected) {</text:span></text:p>
      <text:p text:style-name="P12"><text:span text:style-name="T36"><text:s text:c="8"/></text:span><text:span text:style-name="T16">return</text:span><text:span text:style-name="T37"> translate(translatedText, detected, "nl");</text:span></text:p>
      <text:p text:style-name="P58"><text:s text:c="4"/><text:span text:style-name="T27">});</text:span></text:p>
      <text:p text:style-name="P62"/>
      <text:p text:style-name="P32">Now we have a nice compositional and quite fluent chain which deals with asynchronous behavior.  Invoking it this time in Spanish, we get the following result.</text:p>
      <text:p text:style-name="P5"><draw:a xlink:type="simple" xlink:href="http://codebetter.com/cfs-file.ashx/__key/CommunityServer.Blogs.Components.WeblogFiles/matthew.podwysocki/image_5F00_74F72E04.png"><draw:frame draw:style-name="fr1" draw:name="Immagine2" text:anchor-type="as-char" svg:width="8.176cm" svg:height="4.313cm" draw:z-index="1"><draw:image xlink:href="http://s3.amazonaws.com/CodeBetter/CommunityServer.Blogs.Components.WeblogFiles/matthew/podwysocki/image_thumb_220C1AD3.png?AWSAccessKeyId=0KMA35HT86EVXB99Z302&amp;Expires=1919787602&amp;Signature=7oe0l%2FaO5tX82H2zq1ygRkqJjm0%3D" xlink:type="simple" xlink:show="embed" xlink:actuate="onLoad"/><svg:title>image</svg:title></draw:frame></draw:a></text:p>
      <text:p text:style-name="P32">We could go even further to aggregate counts of which language was detected over time by using the Scan function, but that’s for another time.</text:p>
      <text:p text:style-name="Standard"/>
      <text:h text:style-name="P44" text:outline-level="1">Introduction to the Reactive Extensions for JavaScript – <text:span text:style-name="T104">6) </text:span>From Blocking to Async</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2/introduction-to-the-reactive-extensions-for-javascript-from-blocking-to-async/"><text:span text:style-name="T3">March 12, 2010</text:span></text:a></text:p>
      <text:p text:style-name="P6"><text:span text:style-name="T6">We’ve covered a bit of ground already in this series on the Reactive Extensions for JavaScript (RxJS) from the basic information, creating observers and observables, jQuery integration and in the last post talking about composing asynchronous methods with callbacks.  Now that we have some more fundamental building blocks, let’s see what else we can do with it.  Since we talked about asynchronous methods last time and making them composable, how about this time taking a method that is seemingly a blocking AJAX call and turn it into an asynchronous method?  In this post, we’ll finish up the </text:span><text:a xlink:type="simple" xlink:href="http://www.microsofttranslator.com/Default.aspx"><text:span text:style-name="T4">Microsoft Translator</text:span></text:a><text:span text:style-name="T6"> example by playing with the </text:span><text:a xlink:type="simple" xlink:href="http://msdn.microsoft.com/en-us/library/dd578507.aspx"><text:span text:style-name="T4">getLanguages</text:span></text:a><text:span text:style-name="T6"> and </text:span><text:a xlink:type="simple" xlink:href="http://msdn.microsoft.com/en-us/library/dd576277.aspx"><text:span text:style-name="T4">getLanguageNames</text:span></text:a><text:span text:style-name="T6">methods and see what we can do with them.</text:span></text:p>
      <text:p text:style-name="P4"/>
      <text:h text:style-name="P39" text:outline-level="2">From Synchronous to Asynchronous</text:h>
      <text:p text:style-name="P6"><text:span text:style-name="T6">Just like before we’re going to use the </text:span><text:a xlink:type="simple" xlink:href="http://www.microsofttranslator.com/Default.aspx"><text:span text:style-name="T4">Microsoft Translator</text:span></text:a><text:span text:style-name="T6">.  This API, which is provided in several flavors (SOAP, AJAX and HTTP) allows us to not only translate but also detect the language of a given piece of text.  Just as well, there are other functions such as getting all languages codes and getting all language names by language code, and we’ll cover that part today.  Getting started, you need to apply for a developer key which you can get </text:span><text:a xlink:type="simple" xlink:href="http://www.microsofttranslator.com/Dev/Ajax/"><text:span text:style-name="T4">here</text:span></text:a><text:span text:style-name="T6">.  From there, we can embed our JavaScript link in our HTML so that we can get started.</text:span></text:p>
      <text:p text:style-name="P4"/>
      <text:p text:style-name="P7"><text:span text:style-name="T15">&lt;</text:span><text:span text:style-name="T23">script </text:span><text:span text:style-name="T78">type</text:span><text:span text:style-name="T15">="text/javascript"</text:span></text:p>
      <text:p text:style-name="P12"><text:span text:style-name="T78"><text:s text:c="8"/></text:span><text:span text:style-name="T79">src</text:span><text:span text:style-name="T16">="http://api.microsofttranslator.com/V1/Ajax.svc/Embed?appId=myAppId"&gt;</text:span></text:p>
      <text:p text:style-name="P7"><text:span text:style-name="T15">&lt;/</text:span><text:span text:style-name="T23">script</text:span><text:span text:style-name="T15">&gt;</text:span></text:p>
      <text:p text:style-name="P28"/>
      <text:p text:style-name="P6"><text:span text:style-name="T6">In this example, our ultimate goal is to merge together the language codes with the language names that are localized to Dutch, once again in honor of Erik Meijer in his team.  In order to get all the language codes, we need to make use of the </text:span><text:a xlink:type="simple" xlink:href="http://msdn.microsoft.com/en-us/library/dd578507.aspx"><text:span text:style-name="T4">getLanguages</text:span></text:a><text:span text:style-name="T6"> function which returns to us a string array of said codes. </text:span></text:p>
      <text:p text:style-name="P4"/>
      <text:p text:style-name="P20">string[] Microsoft.Translator.getLanguages();</text:p>
      <text:p text:style-name="P20"/>
      <text:p text:style-name="P6"><text:span text:style-name="T6">Next up, we need to be able to get the language names localized based upon a language code.  To do that, we’ll call the</text:span><text:a xlink:type="simple" xlink:href="http://msdn.microsoft.com/en-us/library/dd576277.aspx"><text:span text:style-name="T4">getLanguageNames</text:span></text:a><text:span text:style-name="T6"> function which has the following signature.</text:span></text:p>
      <text:p text:style-name="P4"/>
      <text:p text:style-name="P20">string[] Microsoft.Translator.getLanguageNames(</text:p>
      <text:p text:style-name="P12"><text:span text:style-name="T36"><text:s text:c="4"/></text:span><text:span text:style-name="T37">locale); </text:span><text:span text:style-name="T73">// Language code to localize language name</text:span></text:p>
      <text:p text:style-name="P29"/>
      <text:p text:style-name="P32">We already covered how we can take existing arrays and convert them to an observable sequence by using the Observable.ToArray method.  Let’s make that call a little cleaner by extending the Array prototype to include a toObservable function.</text:p>
      <text:p text:style-name="P32"/>
      <text:p text:style-name="P7"><text:soft-page-break/><text:span text:style-name="T36">Array.prototype.toObservable = </text:span><text:span text:style-name="T15">function</text:span><text:span text:style-name="T36">() {</text:span></text:p>
      <text:p text:style-name="P12"><text:span text:style-name="T36"><text:s text:c="4"/></text:span><text:span text:style-name="T16">return</text:span><text:span text:style-name="T37"> Rx.Observable.FromArray(</text:span><text:span text:style-name="T16">this</text:span><text:span text:style-name="T37">);</text:span></text:p>
      <text:p text:style-name="P62">};</text:p>
      <text:p text:style-name="P32">Now this gives us some nice syntax to turn any given array to an observable such as the following:</text:p>
      <text:p text:style-name="P20">[1,2,3]</text:p>
      <text:p text:style-name="P58"><text:s text:c="4"/><text:span text:style-name="T27">.toObservable()</text:span></text:p>
      <text:p text:style-name="P12"><text:span text:style-name="T36"><text:s text:c="4"/></text:span><text:span text:style-name="T37">.Select(</text:span><text:span text:style-name="T16">function</text:span><text:span text:style-name="T37">(x) { </text:span><text:span text:style-name="T16">return</text:span><text:span text:style-name="T37"> x * x; })</text:span></text:p>
      <text:p text:style-name="P12"><text:span text:style-name="T36"><text:s text:c="4"/></text:span><text:span text:style-name="T37">.Where(</text:span><text:span text:style-name="T16">function</text:span><text:span text:style-name="T37">(x) { </text:span><text:span text:style-name="T16">return</text:span><text:span text:style-name="T37"> x % 3 == 0; })</text:span></text:p>
      <text:p text:style-name="P12"><text:span text:style-name="T36"><text:s text:c="4"/></text:span><text:span text:style-name="T37">.Subscribe(</text:span><text:span text:style-name="T16">function</text:span><text:span text:style-name="T37">(x) { alert(x); });</text:span></text:p>
      <text:p text:style-name="P20"/>
      <text:p text:style-name="P32">And in the case of our getLanguages function we could do this:</text:p>
      <text:p text:style-name="P7"><text:span text:style-name="T15">function</text:span><text:span text:style-name="T36"> getLanguages() {</text:span></text:p>
      <text:p text:style-name="P12"><text:span text:style-name="T36"><text:s text:c="4"/></text:span><text:span text:style-name="T16">return</text:span><text:span text:style-name="T37"> Microsoft.Translator.getLanguages().toObservable();</text:span></text:p>
      <text:p text:style-name="P62">}</text:p>
      <text:p text:style-name="P62"/>
      <text:p text:style-name="P32">But in this case, it would be a blocking call to first get the array and then to turn it into an Observable.  Instead, we want to kick off the call to the getLanguages asynchronously.  We could use the ToAsync method…</text:p>
      <text:p text:style-name="P29">// Returns IObservable&lt;string[]&gt;</text:p>
      <text:p text:style-name="P7"><text:span text:style-name="T15">function</text:span><text:span text:style-name="T36"> getLanguages() {</text:span></text:p>
      <text:p text:style-name="P12"><text:span text:style-name="T36"><text:s text:c="4"/></text:span><text:span text:style-name="T16">return</text:span><text:span text:style-name="T37"> Rx.Observable.ToAsync(</text:span></text:p>
      <text:p text:style-name="P12"><text:span text:style-name="T36"><text:s text:c="8"/></text:span><text:span text:style-name="T16">function</text:span><text:span text:style-name="T37">() { Microsoft.Translator.getLanguages(); });</text:span></text:p>
      <text:p text:style-name="P62">}</text:p>
      <text:p text:style-name="P62"/>
      <text:p text:style-name="P32">Unfortunately this wouldn’t work as it would yield, in C# parlance, an IObservable&lt;string[]&gt; which is certainly not what we want as we want each string to be given asynchronously.  So, how else could we do this?</text:p>
      <text:p text:style-name="P32">We can achieve that with the Start function which takes no arguments and you return what you want to yield.  In this case, we’ll yield our getLanguages observable sequence which contains all of our language codes.  What this would give us, in C# parlance, is IObservable&lt;IObservable&lt;string&gt;&gt;, but what we want is just an IObservable&lt;string&gt;, and in order to make that happen, we must call the MergeObservable function which merges an observable sequence of observable sequences into an observable sequence.  Below is what the code should look like for taking our getLanguages and making it an asynchronous call.</text:p>
      <text:p text:style-name="P7"><text:span text:style-name="T15">function</text:span><text:span text:style-name="T36"> getLanguages() {</text:span></text:p>
      <text:p text:style-name="P12"><text:span text:style-name="T36"><text:s text:c="4"/></text:span><text:span text:style-name="T16">return</text:span><text:span text:style-name="T37"> Rx.Observable.Start(</text:span><text:span text:style-name="T16">function</text:span><text:span text:style-name="T37">() {</text:span></text:p>
      <text:p text:style-name="P12"><text:span text:style-name="T36"><text:s text:c="8"/></text:span><text:span text:style-name="T16">return</text:span><text:span text:style-name="T37"> Microsoft.Translator.getLanguages().toObservable();</text:span></text:p>
      <text:p text:style-name="P58"><text:s text:c="4"/><text:span text:style-name="T27">}).MergeObservable();</text:span></text:p>
      <text:p text:style-name="P62">}</text:p>
      <text:p text:style-name="P62"/>
      <text:p text:style-name="P32">The same logic once again can apply to the getLanguageNames function as well yielding the following <text:soft-page-break/>function:</text:p>
      <text:p text:style-name="P7"><text:span text:style-name="T15">function</text:span><text:span text:style-name="T36"> getLanguageNames(locale) {</text:span></text:p>
      <text:p text:style-name="P12"><text:span text:style-name="T36"><text:s text:c="4"/></text:span><text:span text:style-name="T16">return</text:span><text:span text:style-name="T37"> Rx.Observable.Start(</text:span><text:span text:style-name="T16">function</text:span><text:span text:style-name="T37">() {</text:span></text:p>
      <text:p text:style-name="P12"><text:span text:style-name="T36"><text:s text:c="8"/></text:span><text:span text:style-name="T16">return</text:span><text:span text:style-name="T37"> Microsoft.Translator.getLanguageNames(locale).toObservable();</text:span></text:p>
      <text:p text:style-name="P58"><text:s text:c="4"/><text:span text:style-name="T27">}).MergeObservable();</text:span></text:p>
      <text:p text:style-name="P62">}</text:p>
      <text:p text:style-name="P62"/>
      <text:p text:style-name="P32">Now that we have both of our functions to be asynchronous, let’s merge these two together to list the language code with the localized language name (in Dutch of course).  To merge these two into one, we’ll use the standard Zip LINQ operator, which is new in .NET 4.0 as well as RxJS, which looks something like the following in pseudo code.</text:p>
      <text:p text:style-name="P7"><text:span text:style-name="T15">var</text:span><text:span text:style-name="T36"> observable = {</text:span></text:p>
      <text:p text:style-name="P58"><text:s text:c="4"/><text:span text:style-name="T27">...</text:span></text:p>
      <text:p text:style-name="P12"><text:span text:style-name="T36"><text:s text:c="4"/></text:span><text:span text:style-name="T16">function</text:span><text:span text:style-name="T37"> Zip(</text:span></text:p>
      <text:p text:style-name="P12"><text:span text:style-name="T36"><text:s text:c="8"/></text:span><text:span text:style-name="T37">right, <text:s text:c="4"/></text:span><text:span text:style-name="T73">// Right hand collection </text:span></text:p>
      <text:p text:style-name="P12"><text:span text:style-name="T36"><text:s text:c="8"/></text:span><text:span text:style-name="T37">selector); </text:span><text:span text:style-name="T73">// Combining function</text:span></text:p>
      <text:p text:style-name="P20">};</text:p>
      <text:p text:style-name="P20"/>
      <text:p text:style-name="P32">In this case of using the Zip, we’ll simply return an object with two properties, a locale and a language and then on the subscription, we’ll just append items to an unordered list.</text:p>
      <text:p text:style-name="P7"><text:span text:style-name="T36">$(document).ready(</text:span><text:span text:style-name="T15">function</text:span><text:span text:style-name="T36">() {</text:span></text:p>
      <text:p text:style-name="P55"/>
      <text:p text:style-name="P58"><text:s text:c="4"/><text:span text:style-name="T27">getLanguages()</text:span></text:p>
      <text:p text:style-name="P12"><text:span text:style-name="T36"><text:s text:c="8"/></text:span><text:span text:style-name="T37">.Zip(getLanguageNames("nl"), </text:span><text:span text:style-name="T16">function</text:span><text:span text:style-name="T37">(locale, language) { <text:s text:c="3"/></text:span></text:p>
      <text:p text:style-name="P12"><text:span text:style-name="T36"><text:s text:c="8"/></text:span><text:span text:style-name="T16">return</text:span><text:span text:style-name="T37"> { locale : locale, language : language };</text:span></text:p>
      <text:p text:style-name="P12"><text:span text:style-name="T36"><text:s text:c="4"/></text:span><text:span text:style-name="T37">}).Subscribe(</text:span><text:span text:style-name="T16">function</text:span><text:span text:style-name="T37"> (result) {</text:span></text:p>
      <text:p text:style-name="P12"><text:span text:style-name="T36"><text:s text:c="8"/></text:span><text:span text:style-name="T37">$("#languageNames")</text:span></text:p>
      <text:p text:style-name="P12"><text:span text:style-name="T36"><text:s text:c="12"/></text:span><text:span text:style-name="T37">.append("&lt;li&gt;"+result.locale+" - "+result.language+"&lt;/li&gt;");</text:span></text:p>
      <text:p text:style-name="P58"><text:s text:c="4"/><text:span text:style-name="T27">});</text:span></text:p>
      <text:p text:style-name="P55"/>
      <text:p text:style-name="P62">});</text:p>
      <text:p text:style-name="P62"/>
      <text:p text:style-name="P32">And that yields the following result:</text:p>
      <text:p text:style-name="P5"><text:soft-page-break/><draw:a xlink:type="simple" xlink:href="http://codebetter.com/cfs-file.ashx/__key/CommunityServer.Blogs.Components.WeblogFiles/matthew.podwysocki/image_5F00_351C48F1.png"><draw:frame draw:style-name="fr1" draw:name="Immagine3" text:anchor-type="as-char" svg:width="4.736cm" svg:height="11.456cm" draw:z-index="2"><draw:image xlink:href="http://s3.amazonaws.com/CodeBetter/CommunityServer.Blogs.Components.WeblogFiles/matthew/podwysocki/image_thumb_105B0BAD.png?AWSAccessKeyId=0KMA35HT86EVXB99Z302&amp;Expires=1919787602&amp;Signature=AXH31tIiyLkoxWoElcrdvYD%2F2YI%3D" xlink:type="simple" xlink:show="embed" xlink:actuate="onLoad"/><svg:title>image</svg:title></draw:frame></draw:a></text:p>
      <text:p text:style-name="P32">So, there you have it, a case of turning a pretty interesting blocking call string array and turning it into an asynchronous observable sequence of strings.</text:p>
      <text:h text:style-name="P39" text:outline-level="2">Conclusion</text:h>
      <text:p text:style-name="P6"><text:span text:style-name="T6">Through the use of the Reactive Extensions for JavaScript, we’re able to take blocking calls such as our AJAX calls here and turn them into asynchronous observable sequences.  Through such methods as Start, or ToAsync, we’re able to take calls that are potentially expensive and have them run in a non-blocking fashion.  Next time, we’ll move onto taking examples in </text:span><text:a xlink:type="simple" xlink:href="http://flapjax-lang.org/"><text:span text:style-name="T4">FlapJax</text:span></text:a><text:span text:style-name="T6"> and converting them into Rx to show how that might work.</text:span></text:p>
      <text:p text:style-name="Standard"/>
      <text:h text:style-name="P44" text:outline-level="1">Introduction to the Reactive Extensions for JavaScript – <text:span text:style-name="T104">7) </text:span>Wikipedia Lookup</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5/introduction-to-the-reactive-extensions-for-javascript-wikipedia-lookup/"><text:span text:style-name="T3">March 15, 2010</text:span></text:a></text:p>
      <text:p text:style-name="P6"><text:span text:style-name="T6">We’ve covered a bit of ground already in this series on the Reactive Extensions for JavaScript (RxJS) from the basic information, creating observers and observables, jQuery integration, composing asynchronous methods with callbacks and in the last post, talking about turning blocking calls into asynchronous calls.  Now that we have some more fundamental building blocks, let’s see what else we can do with it.  Before I move into </text:span><text:a xlink:type="simple" xlink:href="http://flapjax-lang.org/"><text:span text:style-name="T4">FlapJax</text:span></text:a><text:span text:style-name="T6"> examples translated to the Reactive Extensions for JavaScript, I want to first visit a basic autocomplete/lookup scenario in which we can query a data source as we type, as such sites as Bing, Google, Wikipedia and others do.  In this example, we’ll use Wikipedia as the backend source for doing our autocomplete.</text:span></text:p>
      <text:p text:style-name="P6"><text:span text:style-name="T6">Also, if you’re at </text:span><text:a xlink:type="simple" xlink:href="http://live.visitmix.com/"><text:span text:style-name="T4">Mix</text:span></text:a><text:span text:style-name="T6"> this year, you’ll notice that Erik Meijer is giving a talk on the </text:span><text:a xlink:type="simple" xlink:href="http://live.visitmix.com/MIX10/Sessions/FTL01"><text:span text:style-name="T4">Reactive Extensions for JavaScript</text:span></text:a><text:span text:style-name="T6">. I highly recommend that you go to this session, especially if you’ve been interested in this series.  Prepare for some pretty slick demos to show off the functionality of the library. </text:span></text:p>
      <text:p text:style-name="P4"/>
      <text:h text:style-name="P39" text:outline-level="2">Building a Lookup with Wikipedia</text:h>
      <text:p text:style-name="P6"><text:span text:style-name="T6">Our overall goal is to show how an autocomplete/lookup scenario might work using the Reactive Extensions for JavaScript.  I’ll show the basic mechanisms of querying the data set and returning the data, but the actual integration into a div could be up to you.  For simplicity sake, I’ll just stick the results into an unordered list for display purposes.  First, we need to familiarize ourselves with the </text:span><text:a xlink:type="simple" xlink:href="http://www.mediawiki.org/wiki/API"><text:span text:style-name="T4">Wikipedia API</text:span></text:a><text:span text:style-name="T6">.  In order for us to do a basic open search, we can use the following URL where the &lt;term&gt; is replaced with your query.</text:span></text:p>
      <text:p text:style-name="P25">http://en.wikipedia.org/w/api.php?action=opensearch&amp;search=&lt;term&gt;&amp;format=json</text:p>
      <text:p text:style-name="P32">For example, I can search for Matthew using the Wikipedia API, and in JSON format, it should look like the following, where it returns a string array with the first element being my query, and the second element being an array of my search results.</text:p>
      <text:p text:style-name="P20">["Matthew",["Matthew the Evangelist",</text:p>
      <text:p text:style-name="P12"><text:span text:style-name="T36"><text:s text:c="12"/></text:span><text:span text:style-name="T37">"Matthew C. Perry",</text:span></text:p>
      <text:p text:style-name="P12"><text:span text:style-name="T36"><text:s text:c="12"/></text:span><text:span text:style-name="T37">"Matthew Broderick",</text:span></text:p>
      <text:p text:style-name="P12"><text:span text:style-name="T36"><text:s text:c="12"/></text:span><text:span text:style-name="T37">"Matthew Flinders",</text:span></text:p>
      <text:p text:style-name="P12"><text:span text:style-name="T36"><text:s text:c="12"/></text:span><text:span text:style-name="T37">"Matthew McConaughey",</text:span></text:p>
      <text:p text:style-name="P12"><text:span text:style-name="T36"><text:s text:c="12"/></text:span><text:span text:style-name="T37">"Matthew Arnold",</text:span></text:p>
      <text:p text:style-name="P12"><text:span text:style-name="T36"><text:s text:c="12"/></text:span><text:span text:style-name="T37">"Matthew Perry",</text:span></text:p>
      <text:p text:style-name="P12"><text:span text:style-name="T36"><text:s text:c="12"/></text:span><text:span text:style-name="T37">"Matthew Hayden",</text:span></text:p>
      <text:p text:style-name="P12"><text:span text:style-name="T36"><text:s text:c="12"/></text:span><text:span text:style-name="T37">"Matthew Sweet",</text:span></text:p>
      <text:p text:style-name="P12"><text:span text:style-name="T36"><text:s text:c="12"/></text:span><text:span text:style-name="T37">"Matthew Fox (actor)"]]</text:span></text:p>
      <text:p text:style-name="P32">Knowing this, we could create an AJAX call to the API based upon a term and then only select the second element, our results, as our observable sequence.  In order to enable AJAX functionality, the Reactive Extensions for JavaScript comes with the XmlHttpRequest method which has two overloads, one that takes a simple string URL and that takes an XmlHttpRequestDetails which contains details about the request.  Let’s look at the signatures of the XmlHttpRequest methods:</text:p>
      <text:p text:style-name="P7"><text:soft-page-break/><text:span text:style-name="T15">function</text:span><text:span text:style-name="T36"> XmlHttpRequest(</text:span></text:p>
      <text:p text:style-name="P12"><text:span text:style-name="T36"><text:s text:c="4"/></text:span><text:span text:style-name="T37">details); </text:span><text:span text:style-name="T73">// An XmlHttpRequest details instance</text:span></text:p>
      <text:p text:style-name="P23"><text:s text:c="4"/></text:p>
      <text:p text:style-name="P7"><text:span text:style-name="T15">function</text:span><text:span text:style-name="T36"> XmlHttpRequest(</text:span></text:p>
      <text:p text:style-name="P12"><text:span text:style-name="T36"><text:s text:c="4"/></text:span><text:span text:style-name="T37">url); <text:s text:c="3"/></text:span><text:span text:style-name="T73">// The URL of the request</text:span></text:p>
      <text:p text:style-name="P29"/>
      <text:p text:style-name="P32">And to give you an idea XmlHttpRequestDetails looks like, let’s look at the properties exposed on this class which include the headers, method, user, password and URL.</text:p>
      <text:p text:style-name="P7"><text:span text:style-name="T15">function</text:span><text:span text:style-name="T36"> XmlHttpRequestDetails() {</text:span></text:p>
      <text:p text:style-name="P12"><text:span text:style-name="T36"><text:s text:c="4"/></text:span><text:span text:style-name="T16">this</text:span><text:span text:style-name="T37">.Headers <text:s/></text:span><text:span text:style-name="T73">// Adds custom HTTP headers to the request</text:span></text:p>
      <text:p text:style-name="P12"><text:span text:style-name="T36"><text:s text:c="4"/></text:span><text:span text:style-name="T16">this</text:span><text:span text:style-name="T37">.Method <text:s text:c="2"/></text:span><text:span text:style-name="T73">// Specifies method GET, POST, HEAD</text:span></text:p>
      <text:p text:style-name="P12"><text:span text:style-name="T36"><text:s text:c="4"/></text:span><text:span text:style-name="T16">this</text:span><text:span text:style-name="T37">.Password </text:span><text:span text:style-name="T73">// Password for authentication</text:span></text:p>
      <text:p text:style-name="P12"><text:span text:style-name="T36"><text:s text:c="4"/></text:span><text:span text:style-name="T16">this</text:span><text:span text:style-name="T37">.Url <text:s text:c="5"/></text:span><text:span text:style-name="T73">// Url for request</text:span></text:p>
      <text:p text:style-name="P12"><text:span text:style-name="T36"><text:s text:c="4"/></text:span><text:span text:style-name="T16">this</text:span><text:span text:style-name="T37">.User <text:s text:c="4"/></text:span><text:span text:style-name="T73">// User for request</text:span></text:p>
      <text:p text:style-name="P20">};</text:p>
      <text:p text:style-name="P20"/>
      <text:p text:style-name="P32">Now, let’s function called searchWikipedia that takes our search term and creates an XmlHttpRequest to Wikipedia and then projects the proper results.  To do this, we’ll call the Rx.Observable.XmlHttpRequest method and then call Select to turn the eval the JSON response and select the second item in the array, our array of results.</text:p>
      <text:p text:style-name="P7"><text:span text:style-name="T15">function</text:span><text:span text:style-name="T36"> searchWikipedia(term) {</text:span></text:p>
      <text:p text:style-name="P12"><text:span text:style-name="T36"><text:s text:c="4"/></text:span><text:span text:style-name="T16">var</text:span><text:span text:style-name="T37"> url = "http://en.wikipedia.org/w/api.php"+</text:span></text:p>
      <text:p text:style-name="P12"><text:span text:style-name="T36"><text:s text:c="8"/></text:span><text:span text:style-name="T37">"?action=opensearch&amp;search="+term+"&amp;format=json";</text:span></text:p>
      <text:p text:style-name="P58"><text:s text:c="4"/></text:p>
      <text:p text:style-name="P12"><text:span text:style-name="T36"><text:s text:c="4"/></text:span><text:span text:style-name="T16">return</text:span><text:span text:style-name="T37"> Rx.Observable.XmlHttpRequest(url)</text:span></text:p>
      <text:p text:style-name="P12"><text:span text:style-name="T36"><text:s text:c="8"/></text:span><text:span text:style-name="T37">.Select(</text:span><text:span text:style-name="T16">function</text:span><text:span text:style-name="T37">(result) {</text:span></text:p>
      <text:p text:style-name="P12"><text:span text:style-name="T36"><text:s text:c="12"/></text:span><text:span text:style-name="T16">var</text:span><text:span text:style-name="T37"> response = eval(result.responseText);</text:span></text:p>
      <text:p text:style-name="P12"><text:span text:style-name="T36"><text:s text:c="12"/></text:span><text:span text:style-name="T16">if</text:span><text:span text:style-name="T37">(response.length == 2) </text:span><text:span text:style-name="T16">return</text:span><text:span text:style-name="T37"> response[1];</text:span></text:p>
      <text:p text:style-name="P12"><text:span text:style-name="T36"><text:s text:c="12"/></text:span><text:span text:style-name="T16">else</text:span><text:span text:style-name="T37"> </text:span><text:span text:style-name="T16">return</text:span><text:span text:style-name="T37"> [];</text:span></text:p>
      <text:p text:style-name="P58"><text:s text:c="8"/><text:span text:style-name="T27">});</text:span></text:p>
      <text:p text:style-name="P62">}</text:p>
      <text:p text:style-name="P32">Now, let’s hook it all together, so that when a key goes up, that is to say enters a value, then we’ll trigger a search to Wikipedia.  Our simple search screen looks nothing more than a simple input for our text value and a UL for our results, and an area for errors should one occur.</text:p>
      <text:p text:style-name="P7"><text:span text:style-name="T15">&lt;</text:span><text:span text:style-name="T23">body</text:span><text:span text:style-name="T15">&gt;</text:span></text:p>
      <text:p text:style-name="P12"><text:span text:style-name="T36"><text:s text:c="4"/></text:span><text:span text:style-name="T16">&lt;</text:span><text:span text:style-name="T24">input </text:span><text:span text:style-name="T79">id</text:span><text:span text:style-name="T16">="searchInput"</text:span><text:span text:style-name="T79"> size</text:span><text:span text:style-name="T16">="100"</text:span><text:span text:style-name="T79"> type</text:span><text:span text:style-name="T16">="text"</text:span><text:span text:style-name="T79"> </text:span><text:span text:style-name="T16">/&gt;</text:span></text:p>
      <text:p text:style-name="P12"><text:span text:style-name="T36"><text:s text:c="4"/></text:span><text:span text:style-name="T16">&lt;</text:span><text:span text:style-name="T24">ul </text:span><text:span text:style-name="T79">id</text:span><text:span text:style-name="T16">="results"</text:span><text:span text:style-name="T79"> </text:span><text:span text:style-name="T16">/&gt;</text:span></text:p>
      <text:p text:style-name="P12"><text:span text:style-name="T36"><text:s text:c="4"/></text:span><text:span text:style-name="T16">&lt;</text:span><text:span text:style-name="T24">p </text:span><text:span text:style-name="T79">id</text:span><text:span text:style-name="T16">="error"</text:span><text:span text:style-name="T79"> </text:span><text:span text:style-name="T16">/&gt;</text:span></text:p>
      <text:p text:style-name="P7"><text:span text:style-name="T15">&lt;/</text:span><text:span text:style-name="T23">body</text:span><text:span text:style-name="T15">&gt;</text:span></text:p>
      <text:p text:style-name="P28"/>
      <text:p text:style-name="P32">Once the document loads, we want the ability to track the keyup event of our searchInput and then display the results (if any) in our results, else populate the error.  As per usual, we’ll wrap this functionality into our document.ready function.</text:p>
      <text:p text:style-name="P7"><text:soft-page-break/><text:span text:style-name="T36">$(document).ready(</text:span><text:span text:style-name="T15">function</text:span><text:span text:style-name="T36">() {</text:span></text:p>
      <text:p text:style-name="P12"><text:span text:style-name="T36"><text:s text:c="4"/></text:span><text:span text:style-name="T73">// Code goes here</text:span></text:p>
      <text:p text:style-name="P20">});</text:p>
      <text:p text:style-name="P32">The next part is the fun part.  We need to take our searchInput and listen to the keyup event. </text:p>
      <text:p text:style-name="P7"><text:span text:style-name="T15">var</text:span><text:span text:style-name="T36"> searcher = $("#searchInput")</text:span></text:p>
      <text:p text:style-name="P12"><text:span text:style-name="T36"><text:s text:c="4"/></text:span><text:span text:style-name="T37">.ToObservable("keyup")</text:span></text:p>
      <text:p text:style-name="P20"/>
      <text:p text:style-name="P32">One the key event fires, we need to project that it happened and return the current searchInput value which contains our search term. </text:p>
      <text:p text:style-name="P12"><text:span text:style-name="T36"><text:s text:c="4"/></text:span><text:span text:style-name="T37">.Select(</text:span><text:span text:style-name="T16">function</text:span><text:span text:style-name="T37">(_) {</text:span></text:p>
      <text:p text:style-name="P12"><text:span text:style-name="T36"><text:s text:c="8"/></text:span><text:span text:style-name="T16">return</text:span><text:span text:style-name="T37"> $("#searchInput").val(); })</text:span></text:p>
      <text:p text:style-name="P20"/>
      <text:p text:style-name="P32">Then, we’ll need to slow down the response to the request to Wikipedia so that we’re not constantly bombarding their server, but instead wait until an interval before firing and ignore all that happen during that interval.  To do that, we’ll make use of the Throttle function:</text:p>
      <text:p text:style-name="P7"><text:span text:style-name="T15">function</text:span><text:span text:style-name="T36"> Throttle(</text:span></text:p>
      <text:p text:style-name="P12"><text:span text:style-name="T36"><text:s text:c="4"/></text:span><text:span text:style-name="T37">dueTime); </text:span><text:span text:style-name="T73">// Ignores values which are followed by another</text:span></text:p>
      <text:p text:style-name="P12"><text:span text:style-name="T36"><text:s text:c="14"/></text:span><text:span text:style-name="T73">// value before the due time</text:span></text:p>
      <text:p text:style-name="P29"/>
      <text:p text:style-name="P32">In this case, we’ll use 250 milliseconds as our interval time.</text:p>
      <text:p text:style-name="P12"><text:span text:style-name="T36"><text:s text:c="4"/></text:span><text:span text:style-name="T37">.Throttle(250)</text:span></text:p>
      <text:p text:style-name="P32">Next, we’ll take the observable and project our search term to return our searchWikipedia observable.  What this returns to us in C# parlance is an IObservable&lt;IObservable&lt;string&gt;&gt;. </text:p>
      <text:p text:style-name="P12"><text:span text:style-name="T36"><text:s text:c="4"/></text:span><text:span text:style-name="T37">.Select(</text:span><text:span text:style-name="T16">function</text:span><text:span text:style-name="T37">(term) {</text:span></text:p>
      <text:p text:style-name="P12"><text:span text:style-name="T36"><text:s text:c="8"/></text:span><text:span text:style-name="T16">return</text:span><text:span text:style-name="T37"> createSearchRequest(term); })</text:span></text:p>
      <text:p text:style-name="P32">We’ll need to flatten this, but only take the first value since it’s a single request.  To do that, we’ll need to use the Switch function which transforms an observable sequence of observable sequences into an observable sequence producing values only from the most recent observable sequence.</text:p>
      <text:p text:style-name="P23"><text:s text:c="4"/><text:span text:style-name="T27">.Switch();</text:span></text:p>
      <text:p text:style-name="P32">Below is the complete code to create the observable which searches Wikipedia and then returns an array of values as the result.</text:p>
      <text:p text:style-name="P7"><text:span text:style-name="T15">var</text:span><text:span text:style-name="T36"> searcher = $("#searchInput")</text:span></text:p>
      <text:p text:style-name="P12"><text:span text:style-name="T36"><text:s text:c="4"/></text:span><text:span text:style-name="T37">.ToObservable("keyup")</text:span></text:p>
      <text:p text:style-name="P12"><text:span text:style-name="T36"><text:s text:c="4"/></text:span><text:span text:style-name="T37">.Select(</text:span><text:span text:style-name="T16">function</text:span><text:span text:style-name="T37">(_) {</text:span></text:p>
      <text:p text:style-name="P12"><text:span text:style-name="T36"><text:s text:c="8"/></text:span><text:span text:style-name="T16">return</text:span><text:span text:style-name="T37"> $("#searchInput").val(); })</text:span></text:p>
      <text:p text:style-name="P12"><text:span text:style-name="T36"><text:s text:c="4"/></text:span><text:span text:style-name="T37">.Throttle(250)</text:span></text:p>
      <text:p text:style-name="P12"><text:span text:style-name="T36"><text:s text:c="4"/></text:span><text:span text:style-name="T37">.Select(</text:span><text:span text:style-name="T16">function</text:span><text:span text:style-name="T37">(term) {</text:span></text:p>
      <text:p text:style-name="P12"><text:span text:style-name="T36"><text:s text:c="8"/></text:span><text:span text:style-name="T16">return</text:span><text:span text:style-name="T37"> searchWikipedia(term); })</text:span></text:p>
      <text:p text:style-name="P58"><text:s text:c="4"/><text:span text:style-name="T27">.Switch();</text:span></text:p>
      <text:p text:style-name="P32"><text:soft-page-break/>Now we can populate the unordered list by subscribing to our searcher.  As search result comes back, we want to clear the results, and then iterate through our array to add an item to the list.  Also, we can handle errors by simply pushing the exception value to another area for display should one occur.</text:p>
      <text:p text:style-name="P20">searcher</text:p>
      <text:p text:style-name="P58"><text:s text:c="4"/><text:span text:style-name="T27">.Subscribe(</text:span></text:p>
      <text:p text:style-name="P12"><text:span text:style-name="T36"><text:s text:c="8"/></text:span><text:span text:style-name="T16">function</text:span><text:span text:style-name="T37">(data) {</text:span></text:p>
      <text:p text:style-name="P12"><text:span text:style-name="T36"><text:s text:c="12"/></text:span><text:span text:style-name="T37">$("#results").empty();</text:span></text:p>
      <text:p text:style-name="P12"><text:span text:style-name="T36"><text:s text:c="12"/></text:span><text:span text:style-name="T37">$.each(data, </text:span><text:span text:style-name="T16">function</text:span><text:span text:style-name="T37">(_, value) {</text:span></text:p>
      <text:p text:style-name="P12"><text:span text:style-name="T36"><text:s text:c="16"/></text:span><text:span text:style-name="T37">$("#results").append("&lt;li&gt;"+value+"&lt;/li&gt;");</text:span></text:p>
      <text:p text:style-name="P58"><text:s text:c="12"/><text:span text:style-name="T27">});</text:span></text:p>
      <text:p text:style-name="P58"><text:s text:c="8"/><text:span text:style-name="T27">},</text:span></text:p>
      <text:p text:style-name="P12"><text:span text:style-name="T36"><text:s text:c="8"/></text:span><text:span text:style-name="T16">function</text:span><text:span text:style-name="T37">(error) {</text:span></text:p>
      <text:p text:style-name="P12"><text:span text:style-name="T36"><text:s text:c="12"/></text:span><text:span text:style-name="T37">$("#error").html(error);</text:span></text:p>
      <text:p text:style-name="P58"><text:s text:c="8"/><text:span text:style-name="T27">});</text:span></text:p>
      <text:p text:style-name="P32">Let’s take a look at this in action.  I’ll search for Matt to start which returns the following results.</text:p>
      <text:p text:style-name="P5"><draw:a xlink:type="simple" xlink:href="http://codebetter.com/cfs-file.ashx/__key/CommunityServer.Blogs.Components.WeblogFiles/matthew.podwysocki/image_5F00_4F004A6A.png"><draw:frame draw:style-name="fr1" draw:name="Immagine4" text:anchor-type="as-char" svg:width="6.033cm" svg:height="7.329cm" draw:z-index="3"><draw:image xlink:href="http://s3.amazonaws.com/CodeBetter/CommunityServer.Blogs.Components.WeblogFiles/matthew/podwysocki/image_thumb_3C4B50B3.png?AWSAccessKeyId=0KMA35HT86EVXB99Z302&amp;Expires=1919787602&amp;Signature=%2B9Hh7x7Vo%2F7kkv3jQ%2BcnEAb%2B57o%3D" xlink:type="simple" xlink:show="embed" xlink:actuate="onLoad"/><svg:title>image</svg:title></draw:frame></draw:a></text:p>
      <text:p text:style-name="P32">When I enter the next key, an “h”, my results refresh with the following.</text:p>
      <text:p text:style-name="P5"><draw:a xlink:type="simple" xlink:href="http://codebetter.com/cfs-file.ashx/__key/CommunityServer.Blogs.Components.WeblogFiles/matthew.podwysocki/image_5F00_05DD2F62.png"><draw:frame draw:style-name="fr1" draw:name="Immagine5" text:anchor-type="as-char" svg:width="6.059cm" svg:height="7.223cm" draw:z-index="4"><draw:image xlink:href="http://s3.amazonaws.com/CodeBetter/CommunityServer.Blogs.Components.WeblogFiles/matthew/podwysocki/image_thumb_5783A9B4.png?AWSAccessKeyId=0KMA35HT86EVXB99Z302&amp;Expires=1919787602&amp;Signature=MWdwRRrfZWkNG%2F60K5kHCoDv8AQ%3D" xlink:type="simple" xlink:show="embed" xlink:actuate="onLoad"/><svg:title>image</svg:title></draw:frame></draw:a></text:p>
      <text:p text:style-name="P32"><text:soft-page-break/>As each letter comes along, then our results refresh based upon Wikipedia thinks we might be looking for.  And there you have it, a simple Wikipedia autocomplete autocomplete/lookup scenario as accomplished with the Reactive Extensions for JavaScript.</text:p>
      <text:h text:style-name="P39" text:outline-level="2">Conclusion</text:h>
      <text:p text:style-name="P32">Through the use of the Reactive Extensions for JavaScript, we’re able to perform AJAX calls and then compose it together with our key-up to create a dictionary lookup/autocomplete scenario. </text:p>
      <text:p text:style-name="Standard"/>
      <text:h text:style-name="P44" text:outline-level="1">Introduction to the Reactive Extensions for JavaScript – <text:span text:style-name="T104">9) </text:span>Composing deeper</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6/introduction-to-the-reactive-extensions-for-javascript-composing-deeper/"><text:span text:style-name="T3">March 16, 2010</text:span></text:a></text:p>
      <text:p text:style-name="P6"><text:span text:style-name="T6">We’ve covered a bit of ground already in this series on the Reactive Extensions for JavaScript (RxJS) from the basic information, creating observers and observables, jQuery integration, composing asynchronous methods with callbacks and in the last post, turned blocking calls into asynchronous calls.  Now that we have some more fundamental building blocks, let’s see what else we can do with it.  Before moving to </text:span><text:a xlink:type="simple" xlink:href="http://flapjax-lang.org/"><text:span text:style-name="T4">FlapJax</text:span></text:a><text:span text:style-name="T6"> examples, I want to revisit the </text:span><text:a xlink:type="simple" xlink:href="http://www.microsofttranslator.com/Default.aspx"><text:span text:style-name="T4">Microsoft Translator</text:span></text:a><text:span text:style-name="T6"> to take a piece of text and translate into all languages except the currently detected.</text:span></text:p>
      <text:p text:style-name="P6"><text:span text:style-name="T6">Also, if you’re at </text:span><text:a xlink:type="simple" xlink:href="http://live.visitmix.com/"><text:span text:style-name="T4">Mix</text:span></text:a><text:span text:style-name="T6"> this year, you’ll notice that Erik Meijer is giving a talk on the </text:span><text:a xlink:type="simple" xlink:href="http://live.visitmix.com/MIX10/Sessions/FTL01"><text:span text:style-name="T4">Reactive Extensions for JavaScript</text:span></text:a><text:span text:style-name="T6">. I highly recommend that you go to this session, especially if you’ve been interested in this series.  Prepare for some pretty slick demos to show off the functionality of the library.</text:span></text:p>
      <text:p text:style-name="P36"/>
      <text:h text:style-name="P39" text:outline-level="2">Composing and Filtering</text:h>
      <text:p text:style-name="P6"><text:span text:style-name="T6">As I stated earlier, the goal of this post was to take our piece of text, detect the language and then translate it to all other languages other than the detected.  We’ll make use of the detect, getLanguages and translate methods as we’ve talked about earlier, but with some slight changes.  Since the time I wrote these posts, the Microsoft Translator has released a new API for us to call which gets away from the JavaScript library approach and to the URL based approach instead.  You can read more about </text:span><text:a xlink:type="simple" xlink:href="http://msdn.microsoft.com/en-us/library/ff512423.aspx"><text:span text:style-name="T4">the APIs</text:span></text:a><text:span text:style-name="T6"> in their documentation.  Let’s get started taking our old code and porting it to the new APIs.  First, I’ll need the base URL and an AppID that you can apply for.  And next, I’ll need to handle making an XmlHttpRequest, getting the value and then evaluating the response.  Yes, I realize that eval might be used for malicious purposes, but in this case, this is simple text being returned.</text:span></text:p>
      <text:p text:style-name="P4"/>
      <text:p text:style-name="P7"><text:span text:style-name="T15">var</text:span><text:span text:style-name="T36"> url = "http://api.microsofttranslator.com/V2/Ajax.svc/";</text:span></text:p>
      <text:p text:style-name="P7"><text:span text:style-name="T15">var</text:span><text:span text:style-name="T36"> appId = "someappid";</text:span></text:p>
      <text:p text:style-name="P55"/>
      <text:p text:style-name="P7"><text:span text:style-name="T15">function</text:span><text:span text:style-name="T36"> getResponse(url) {</text:span></text:p>
      <text:p text:style-name="P12"><text:span text:style-name="T36"><text:s text:c="4"/></text:span><text:span text:style-name="T16">return</text:span><text:span text:style-name="T37"> Rx.Observable.XmlHttpRequest(url)</text:span></text:p>
      <text:p text:style-name="P12"><text:span text:style-name="T36"><text:s text:c="8"/></text:span><text:span text:style-name="T37">.Select(</text:span><text:span text:style-name="T16">function</text:span><text:span text:style-name="T37">(result) {</text:span></text:p>
      <text:p text:style-name="P12"><text:span text:style-name="T36"><text:s text:c="12"/></text:span><text:span text:style-name="T16">return</text:span><text:span text:style-name="T37"> eval(result.responseText);</text:span></text:p>
      <text:p text:style-name="P58"><text:s text:c="8"/><text:span text:style-name="T27">});</text:span></text:p>
      <text:p text:style-name="P62">}</text:p>
      <text:p text:style-name="P62"/>
      <text:p text:style-name="P32">Now we can turn our attention once again to the getLanguages function which gives us all of the language codes that are currently supported by the Translator.  To do this, we build up a URL for our request, send it to the getResponse function, and then project each language array of our observable sequence to an observable sequence, in this case our resulting array turned into an observable, and flattens the resulting observable sequences into one observable sequence.</text:p>
      <text:p text:style-name="P32"/>
      <text:p text:style-name="P8"><text:soft-page-break/><text:span text:style-name="T15">function</text:span><text:span text:style-name="T36"> getLanguages() {</text:span></text:p>
      <text:p text:style-name="P12"><text:span text:style-name="T36"><text:s text:c="4"/></text:span><text:span text:style-name="T16">var</text:span><text:span text:style-name="T37"> serviceUrl = url +</text:span></text:p>
      <text:p text:style-name="P12"><text:span text:style-name="T36"><text:s text:c="8"/></text:span><text:span text:style-name="T37">"GetLanguagesForTranslate?appId=" + <text:s/>appId;</text:span></text:p>
      <text:p text:style-name="P55"/>
      <text:p text:style-name="P12"><text:span text:style-name="T36"><text:s text:c="4"/></text:span><text:span text:style-name="T16">return</text:span><text:span text:style-name="T37"> getResponse(serviceUrl)</text:span></text:p>
      <text:p text:style-name="P12"><text:span text:style-name="T36"><text:s text:c="8"/></text:span><text:span text:style-name="T37">.SelectMany(</text:span><text:span text:style-name="T16">function</text:span><text:span text:style-name="T37">(result) {</text:span></text:p>
      <text:p text:style-name="P12"><text:span text:style-name="T36"><text:s text:c="12"/></text:span><text:span text:style-name="T16">return</text:span><text:span text:style-name="T37"> result.toObservable(); });</text:span></text:p>
      <text:p text:style-name="P62">}</text:p>
      <text:p text:style-name="P62"/>
      <text:p text:style-name="P32">Our detect follows the same pattern of building up a URL and gets the response from the XmlHttpRequest as an observable sequence.</text:p>
      <text:p text:style-name="P7"><text:span text:style-name="T15">function</text:span><text:span text:style-name="T36"> detect(text) {</text:span></text:p>
      <text:p text:style-name="P55"/>
      <text:p text:style-name="P12"><text:span text:style-name="T36"><text:s text:c="4"/></text:span><text:span text:style-name="T16">var</text:span><text:span text:style-name="T37"> serviceUrl = url + </text:span></text:p>
      <text:p text:style-name="P12"><text:span text:style-name="T36"><text:s text:c="8"/></text:span><text:span text:style-name="T37">"Detect?AppId=" + appId + </text:span></text:p>
      <text:p text:style-name="P12"><text:span text:style-name="T36"><text:s text:c="8"/></text:span><text:span text:style-name="T37">"&amp;text=" + encodeURIComponent(text);</text:span></text:p>
      <text:p text:style-name="P58"><text:s text:c="8"/></text:p>
      <text:p text:style-name="P12"><text:span text:style-name="T36"><text:s text:c="4"/></text:span><text:span text:style-name="T16">return</text:span><text:span text:style-name="T37"> getResponse(serviceUrl);</text:span></text:p>
      <text:p text:style-name="P62">}</text:p>
      <text:p text:style-name="P32">And translate follows the very same pattern as well.</text:p>
      <text:p text:style-name="P7"><text:span text:style-name="T15">function</text:span><text:span text:style-name="T36"> translate(text, from, to) {</text:span></text:p>
      <text:p text:style-name="P55"/>
      <text:p text:style-name="P12"><text:span text:style-name="T36"><text:s text:c="4"/></text:span><text:span text:style-name="T16">var</text:span><text:span text:style-name="T37"> serviceUrl = url +</text:span></text:p>
      <text:p text:style-name="P12"><text:span text:style-name="T36"><text:s text:c="8"/></text:span><text:span text:style-name="T37">"Translate?appId=" + <text:s/>appId +</text:span></text:p>
      <text:p text:style-name="P12"><text:span text:style-name="T36"><text:s text:c="8"/></text:span><text:span text:style-name="T37">"&amp;from=" + from +</text:span></text:p>
      <text:p text:style-name="P12"><text:span text:style-name="T36"><text:s text:c="8"/></text:span><text:span text:style-name="T37">"&amp;to=" + to +</text:span></text:p>
      <text:p text:style-name="P12"><text:span text:style-name="T36"><text:s text:c="8"/></text:span><text:span text:style-name="T37">"&amp;text=" + encodeURIComponent(text);</text:span></text:p>
      <text:p text:style-name="P55"/>
      <text:p text:style-name="P12"><text:span text:style-name="T36"><text:s text:c="4"/></text:span><text:span text:style-name="T16">return</text:span><text:span text:style-name="T37"> getResponse(serviceUrl);</text:span></text:p>
      <text:p text:style-name="P62">}</text:p>
      <text:p text:style-name="P32">We’ll start first at creating a subscription for the translation button to listen for clicks:</text:p>
      <text:p text:style-name="P20">$("#translateCommand")</text:p>
      <text:p text:style-name="P12"><text:span text:style-name="T36"><text:s text:c="4"/></text:span><text:span text:style-name="T37">.ToObservable("click")</text:span></text:p>
      <text:p text:style-name="P12"><text:span text:style-name="T36"><text:s text:c="4"/></text:span><text:span text:style-name="T37">.Subscribe(</text:span><text:span text:style-name="T16">function</text:span><text:span text:style-name="T37">(event) {</text:span></text:p>
      <text:p text:style-name="P58"><text:s text:c="4"/></text:p>
      <text:p text:style-name="P12"><text:span text:style-name="T36"><text:s text:c="4"/></text:span><text:span text:style-name="T73">// More stuff here</text:span></text:p>
      <text:p text:style-name="P23"><text:s text:c="4"/></text:p>
      <text:p text:style-name="P62">});</text:p>
      <text:p text:style-name="P32">Inside of the Subscribe method, we need to clear out the last results as well as get the value of the text to be translated.</text:p>
      <text:p text:style-name="P20">$("#translatedText").empty();</text:p>
      <text:p text:style-name="P7"><text:span text:style-name="T15">var</text:span><text:span text:style-name="T36"> textTotranslate = $("#translateText").val();</text:span></text:p>
      <text:p text:style-name="P20"/>
      <text:p text:style-name="P32"><text:soft-page-break/>Next, we need to add more code to do the actual translation.  What we’re going to do is first detect the text and before we get to combining this with another function. </text:p>
      <text:p text:style-name="P7"><text:span text:style-name="T15">var</text:span><text:span text:style-name="T36"> translator = detect(textTotranslate)</text:span></text:p>
      <text:p text:style-name="P32">I’m going to need to take the detected language and then translate it into all the other languages.  In order to do that, I need to use the SelectMany method which lets you project our detected text to another observable sequence, which in this case will be the languages. </text:p>
      <text:p text:style-name="P7"><text:span text:style-name="T36">.SelectMany(</text:span><text:span text:style-name="T15">function</text:span><text:span text:style-name="T36">(detectedLanguage) {</text:span></text:p>
      <text:p text:style-name="P12"><text:span text:style-name="T36"><text:s text:c="4"/></text:span><text:span text:style-name="T73">// Code goes here</text:span></text:p>
      <text:p text:style-name="P20">});</text:p>
      <text:p text:style-name="P32">Once we get to the languages, we want to filter out the language that equals our detected language, and then once again, project our language to the translate method observable sequence. </text:p>
      <text:p text:style-name="P7"><text:span text:style-name="T15">return</text:span><text:span text:style-name="T36"> getLanguages()</text:span></text:p>
      <text:p text:style-name="P12"><text:span text:style-name="T36"><text:s text:c="4"/></text:span><text:span text:style-name="T37">.Where(</text:span><text:span text:style-name="T16">function</text:span><text:span text:style-name="T37">(language) { </text:span><text:span text:style-name="T16">return</text:span><text:span text:style-name="T37"> language != detectedLanguage; })</text:span></text:p>
      <text:p text:style-name="P32">I’ll take the result of the translated text and then project to return an object with a translated property with our translated text, and the associated language property. </text:p>
      <text:p text:style-name="P7"><text:span text:style-name="T36">.SelectMany(</text:span><text:span text:style-name="T15">function</text:span><text:span text:style-name="T36">(language) {</text:span></text:p>
      <text:p text:style-name="P12"><text:span text:style-name="T36"><text:s text:c="5"/></text:span><text:span text:style-name="T16">return</text:span><text:span text:style-name="T37"> translate(translatedText, detectedLanguage, language)</text:span></text:p>
      <text:p text:style-name="P12"><text:span text:style-name="T36"><text:s text:c="8"/></text:span><text:span text:style-name="T37">.Select(</text:span><text:span text:style-name="T16">function</text:span><text:span text:style-name="T37">(translatedText) {</text:span></text:p>
      <text:p text:style-name="P12"><text:span text:style-name="T36"><text:s text:c="12"/></text:span><text:span text:style-name="T16">return</text:span><text:span text:style-name="T37"> { translated : translatedText, language : language };</text:span></text:p>
      <text:p text:style-name="P58"><text:s/><text:span text:style-name="T27">});</text:span></text:p>
      <text:p text:style-name="P32">All together, the code to take the piece of text, detect its language, and translate it into all other supported languages looks like the following.</text:p>
      <text:p text:style-name="P7"><text:span text:style-name="T15">var</text:span><text:span text:style-name="T36"> translator = detect(textTotranslate)</text:span></text:p>
      <text:p text:style-name="P12"><text:span text:style-name="T36"><text:s text:c="4"/></text:span><text:span text:style-name="T37">.SelectMany(</text:span><text:span text:style-name="T16">function</text:span><text:span text:style-name="T37">(detectedLanguage) {</text:span></text:p>
      <text:p text:style-name="P12"><text:span text:style-name="T36"><text:s text:c="8"/></text:span><text:span text:style-name="T16">return</text:span><text:span text:style-name="T37"> getLanguages()</text:span></text:p>
      <text:p text:style-name="P12"><text:span text:style-name="T36"><text:s text:c="12"/></text:span><text:span text:style-name="T37">.Where(</text:span><text:span text:style-name="T16">function</text:span><text:span text:style-name="T37">(language) { </text:span><text:span text:style-name="T16">return</text:span><text:span text:style-name="T37"> language != detectedLanguage; })</text:span></text:p>
      <text:p text:style-name="P12"><text:span text:style-name="T36"><text:s text:c="12"/></text:span><text:span text:style-name="T37">.SelectMany(</text:span><text:span text:style-name="T16">function</text:span><text:span text:style-name="T37">(language) {</text:span></text:p>
      <text:p text:style-name="P12"><text:span text:style-name="T36"><text:s text:c="16"/></text:span><text:span text:style-name="T16">return</text:span><text:span text:style-name="T37"> translate(translatedText, detectedLanguage, language)</text:span></text:p>
      <text:p text:style-name="P12"><text:span text:style-name="T36"><text:s text:c="20"/></text:span><text:span text:style-name="T37">.Select(</text:span><text:span text:style-name="T16">function</text:span><text:span text:style-name="T37">(translatedText) {</text:span></text:p>
      <text:p text:style-name="P12"><text:span text:style-name="T36"><text:s text:c="24"/></text:span><text:span text:style-name="T16">return</text:span><text:span text:style-name="T37"> { translated : translatedText, language : language };</text:span></text:p>
      <text:p text:style-name="P58"><text:s text:c="16"/><text:span text:style-name="T27">});</text:span></text:p>
      <text:p text:style-name="P58"><text:s text:c="8"/><text:span text:style-name="T27">});</text:span></text:p>
      <text:p text:style-name="P62">});</text:p>
      <text:p text:style-name="P32">Then we could subscribe to this observable sequence and for example, take a sentence “Do you know what time it is?” and translate it into 29 other languages.</text:p>
      <text:p text:style-name="P5"><text:soft-page-break/><draw:a xlink:type="simple" xlink:href="http://codebetter.com/cfs-file.ashx/__key/CommunityServer.Blogs.Components.WeblogFiles/matthew.podwysocki/image_5F00_4AA99198.png"><draw:frame draw:style-name="fr1" draw:name="Immagine6" text:anchor-type="as-char" svg:width="9.631cm" svg:height="11.589cm" draw:z-index="5"><draw:image xlink:href="http://s3.amazonaws.com/CodeBetter/CommunityServer.Blogs.Components.WeblogFiles/matthew/podwysocki/image_thumb_1B0B730C.png?AWSAccessKeyId=0KMA35HT86EVXB99Z302&amp;Expires=1919787602&amp;Signature=kqPXy5mEeM%2FWwS7JjOukkASPspw%3D" xlink:type="simple" xlink:show="embed" xlink:actuate="onLoad"/><svg:title>image</svg:title></draw:frame></draw:a></text:p>
      <text:p text:style-name="P32">What’s really interesting about this example is the true asynchronous behavior.  If I press the button again with the same sentence, the order of their return is not always the same each and every time.  </text:p>
      <text:h text:style-name="P39" text:outline-level="2">Conclusion</text:h>
      <text:p text:style-name="P32">Through the use of the Reactive Extensions for JavaScript, we’ve been able to compose together asynchronous behavior of detecting a piece of text’s language, and translating it into 29 different languages all at once.  This could apply to any number of scenarios where we need to compose together one asynchronous call after another, but only when certain things happen.  And better yet, to use code in a fluent API style, you don’t have this logic scattered throughout all of your functions.</text:p>
      <text:p text:style-name="Standard"/>
      <text:h text:style-name="P44" text:outline-level="1">The Reactive Extensions for JavaScript Released - <text:span text:style-name="T104">10)</text:spa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7/the-reactive-extensions-for-javascript-released/"><text:span text:style-name="T3">March 17, 2010</text:span></text:a></text:p>
      <text:p text:style-name="P6"><text:span text:style-name="T6">The long awaited day has come as the </text:span><text:a xlink:type="simple" xlink:href="http://msdn.microsoft.com/en-us/devlabs/ee794896.aspx"><text:span text:style-name="T4">Reactive Extensions for JavaScript</text:span></text:a><text:span text:style-name="T6"> have been released on DevLabs in conjunction with </text:span><text:a xlink:type="simple" xlink:href="http://live.visitmix.com/MIX10/Sessions/FTL01"><text:span text:style-name="T4">the talk given by Erik Meijer</text:span></text:a><text:span text:style-name="T6"> at Mix 2010.  Jeff Van Gogh, one of the principal developers on this project has more details and a detailed look at the </text:span><text:a xlink:type="simple" xlink:href="http://blogs.msdn.com/jeffva/archive/2010/03/17/reactive-extensions-for-javascript-the-time-flies-like-an-arrow-sample.aspx"><text:span text:style-name="T4">sample application of “Time Flies Like an Arrow”.</text:span></text:a><text:span text:style-name="T6">  I’d like to also give a detailed explanation of another sample application, the Bing Maps and Twitter mashup.</text:span></text:p>
      <text:p text:style-name="P36"/>
      <text:h text:style-name="P39" text:outline-level="2">Mashing Bing Maps and Twitter</text:h>
      <text:p text:style-name="P32">One of the demos I’ve created is a mashup of Bing Maps and Twitter so that if the tweet has geolocation information attached that I’d display it on a map in near real time.  What that means is that at a specified interval, we query the Twitter search API for something such as FourSquare, which has a higher probability of having some geolocation information attached and then display those results.  So, how could we do this?  Let’s walk through the example step by step.</text:p>
      <text:p text:style-name="P6"><text:span text:style-name="T6">First, we need to focus on the </text:span><text:a xlink:type="simple" xlink:href="http://msdn.microsoft.com/en-us/library/bb429619.aspx"><text:span text:style-name="T4">Bing Maps AJAX API</text:span></text:a><text:span text:style-name="T6"> which gives us the two main features we’re looking for, displaying a map and putting pushpins on it with some detailed information.  In order to make use of it, we’ll need to link the Bing Maps AJAX library such as the following:</text:span></text:p>
      <text:p text:style-name="P4"/>
      <text:p text:style-name="P7"><text:span text:style-name="T15">&lt;</text:span><text:span text:style-name="T23">script </text:span><text:span text:style-name="T78">type</text:span><text:span text:style-name="T15">="text/javascript"</text:span><text:span text:style-name="T78"> </text:span></text:p>
      <text:p text:style-name="P12"><text:span text:style-name="T78"><text:s text:c="2"/></text:span><text:span text:style-name="T79">src</text:span><text:span text:style-name="T16">="http://ecn.dev.virtualearth.net/mapcontrol/mapcontrol.ashx?v=6.2"&gt;</text:span></text:p>
      <text:p text:style-name="P7"><text:span text:style-name="T15">&lt;/</text:span><text:span text:style-name="T23">script</text:span><text:span text:style-name="T15">&gt;</text:span></text:p>
      <text:p text:style-name="P28"/>
      <text:p text:style-name="P32">Next, we’ll need a place to put our map, so, let’s create a simple &lt;div&gt; to host it.</text:p>
      <text:p text:style-name="P7"><text:span text:style-name="T15">&lt;</text:span><text:span text:style-name="T23">body</text:span><text:span text:style-name="T15">&gt;</text:span></text:p>
      <text:p text:style-name="P12"><text:span text:style-name="T36"><text:s text:c="4"/></text:span><text:span text:style-name="T16">&lt;</text:span><text:span text:style-name="T24">div </text:span><text:span text:style-name="T79">id</text:span><text:span text:style-name="T16">="veMap"</text:span><text:span text:style-name="T79"> </text:span></text:p>
      <text:p text:style-name="P12"><text:span text:style-name="T78"><text:s text:c="9"/></text:span><text:span text:style-name="T79">style</text:span><text:span text:style-name="T16">="position:relative; width: 1000px; height: 600px;"&gt;&lt;/</text:span><text:span text:style-name="T24">div</text:span><text:span text:style-name="T16">&gt;</text:span></text:p>
      <text:p text:style-name="P7"><text:span text:style-name="T15">&lt;/</text:span><text:span text:style-name="T23">body</text:span><text:span text:style-name="T15">&gt;</text:span></text:p>
      <text:p text:style-name="P28"/>
      <text:p text:style-name="P32">And then we’ll need our global map object that we can manipulate.</text:p>
      <text:p text:style-name="P7"><text:span text:style-name="T15">&lt;</text:span><text:span text:style-name="T23">script </text:span><text:span text:style-name="T78">type</text:span><text:span text:style-name="T15">="text/javascript"&gt;</text:span></text:p>
      <text:p text:style-name="P55"/>
      <text:p text:style-name="P12"><text:span text:style-name="T59"><text:s text:c="4"/></text:span><text:span text:style-name="T17">var</text:span><text:span text:style-name="T38"> map = </text:span><text:span text:style-name="T17">null</text:span><text:span text:style-name="T38">;</text:span></text:p>
      <text:p text:style-name="P57"><text:s text:c="4"/></text:p>
      <text:p text:style-name="P12"><text:span text:style-name="T59"><text:s text:c="4"/></text:span><text:span text:style-name="T74">// More code goes here</text:span></text:p>
      <text:p text:style-name="P32">Once we’ve defined that, we need a way to show the pushpin on the page.  For this I’ll use the tweet ID for the overall pushpin ID, and I’ll take the date, latitude, longitude, their user icon URL, the user name and the text.  From there, I’ll create a pushpin in that exact spot with the associated data.  I have a try/catch block here where if I’ve seen that tweet before, the Bing Maps API doesn’t allow me to have multiple pushpins with the same ID, so I just ignore the failure.</text:p>
      <text:p text:style-name="P7"><text:soft-page-break/><text:span text:style-name="T15">function</text:span><text:span text:style-name="T36"> addPushPin(</text:span></text:p>
      <text:p text:style-name="P58"><text:s text:c="4"/><text:span text:style-name="T27">id, </text:span></text:p>
      <text:p text:style-name="P58"><text:s text:c="4"/><text:span text:style-name="T27">date, </text:span></text:p>
      <text:p text:style-name="P58"><text:s text:c="4"/><text:span text:style-name="T27">latitude, </text:span></text:p>
      <text:p text:style-name="P58"><text:s text:c="4"/><text:span text:style-name="T27">longitude, </text:span></text:p>
      <text:p text:style-name="P58"><text:s text:c="4"/><text:span text:style-name="T27">imageUrl, </text:span></text:p>
      <text:p text:style-name="P58"><text:s text:c="4"/><text:span text:style-name="T27">text, </text:span></text:p>
      <text:p text:style-name="P58"><text:s text:c="4"/><text:span text:style-name="T27">details) {</text:span></text:p>
      <text:p text:style-name="P55"/>
      <text:p text:style-name="P12"><text:span text:style-name="T36"><text:s text:c="4"/></text:span><text:span text:style-name="T16">try</text:span><text:span text:style-name="T37"> {</text:span></text:p>
      <text:p text:style-name="P12"><text:span text:style-name="T36"><text:s text:c="8"/></text:span><text:span text:style-name="T16">var</text:span><text:span text:style-name="T37"> pinPoint = </text:span><text:span text:style-name="T16">new</text:span><text:span text:style-name="T37"> VELatLong(</text:span></text:p>
      <text:p text:style-name="P58"><text:s text:c="12"/><text:span text:style-name="T27">latitude,</text:span></text:p>
      <text:p text:style-name="P58"><text:s text:c="12"/><text:span text:style-name="T27">longitude, </text:span></text:p>
      <text:p text:style-name="P12"><text:span text:style-name="T36"><text:s text:c="12"/></text:span><text:span text:style-name="T37">0, </text:span></text:p>
      <text:p text:style-name="P58"><text:s text:c="12"/><text:span text:style-name="T27">VEAltitudeMode.RelativeToGround);</text:span></text:p>
      <text:p text:style-name="P12"><text:span text:style-name="T36"><text:s text:c="8"/></text:span><text:span text:style-name="T16">var</text:span><text:span text:style-name="T37"> detailText = date + "-" + details</text:span></text:p>
      <text:p text:style-name="P12"><text:span text:style-name="T36"><text:s text:c="8"/></text:span><text:span text:style-name="T16">var</text:span><text:span text:style-name="T37"> pin = </text:span><text:span text:style-name="T16">new</text:span><text:span text:style-name="T37"> VEPushpin(id, pinPoint, imageUrl, text, detailText);</text:span></text:p>
      <text:p text:style-name="P58"><text:s text:c="8"/><text:span text:style-name="T27">map.AddPushpin(pin);</text:span></text:p>
      <text:p text:style-name="P12"><text:span text:style-name="T36"><text:s text:c="4"/></text:span><text:span text:style-name="T37">} </text:span><text:span text:style-name="T16">catch</text:span><text:span text:style-name="T37">(err) {</text:span></text:p>
      <text:p text:style-name="P12"><text:span text:style-name="T36"><text:s text:c="8"/></text:span><text:span text:style-name="T73">// Seen it, don't worry</text:span></text:p>
      <text:p text:style-name="P23"><text:s text:c="4"/><text:span text:style-name="T27">}</text:span></text:p>
      <text:p text:style-name="P62">}</text:p>
      <text:p text:style-name="P62"/>
      <text:p text:style-name="P6"><text:span text:style-name="T6">Moving onto the Twitter aspect of this, we’ll need a way to query Twitter using the </text:span><text:a xlink:type="simple" xlink:href="http://apiwiki.twitter.com/Twitter-Search-API-Method%3A-search"><text:span text:style-name="T4">Search API</text:span></text:a><text:span text:style-name="T6">.  In this case, we’ll once again use the XmlHttpRequest method with our URL which contains our text and a total request of 100 records per page.</text:span></text:p>
      <text:p text:style-name="P7"><text:span text:style-name="T15">function</text:span><text:span text:style-name="T36"> searchTwitter(text) {</text:span></text:p>
      <text:p text:style-name="P12"><text:span text:style-name="T36"><text:s text:c="4"/></text:span><text:span text:style-name="T16">var</text:span><text:span text:style-name="T37"> url = </text:span></text:p>
      <text:p text:style-name="P12"><text:span text:style-name="T36"><text:s text:c="8"/></text:span><text:span text:style-name="T37">"http://search.twitter.com/search.json?rpp=100&amp;q=" </text:span></text:p>
      <text:p text:style-name="P12"><text:span text:style-name="T36"><text:s text:c="12"/></text:span><text:span text:style-name="T37">+ encodeURIComponent(text);</text:span></text:p>
      <text:p text:style-name="P55"/>
      <text:p text:style-name="P12"><text:span text:style-name="T36"><text:s text:c="4"/></text:span><text:span text:style-name="T16">return</text:span><text:span text:style-name="T37"> Rx.Observable.XmlHttpRequest(url);</text:span></text:p>
      <text:p text:style-name="P62">}</text:p>
      <text:p text:style-name="P62"/>
      <text:p text:style-name="P32">Once the page loads, we need to load the map, so in my document’s ready function, I initialize the VEMap with the ID of my &lt;div&gt;, load the map and set my zoom level to a nice globe shot.</text:p>
      <text:p text:style-name="P7"><text:span text:style-name="T36">$(document).ready(</text:span><text:span text:style-name="T15">function</text:span><text:span text:style-name="T36">() {</text:span></text:p>
      <text:p text:style-name="P55"/>
      <text:p text:style-name="P12"><text:span text:style-name="T36"><text:s text:c="4"/></text:span><text:span text:style-name="T37">map = </text:span><text:span text:style-name="T16">new</text:span><text:span text:style-name="T37"> VEMap("veMap");</text:span></text:p>
      <text:p text:style-name="P58"><text:s text:c="4"/><text:span text:style-name="T27">map.LoadMap();</text:span></text:p>
      <text:p text:style-name="P12"><text:span text:style-name="T36"><text:s text:c="4"/></text:span><text:span text:style-name="T37">map.SetZoomLevel(2);</text:span></text:p>
      <text:p text:style-name="P20"/>
      <text:p text:style-name="P6"><text:span text:style-name="T6">Now we get to the interesting part.  How do we reload the data every so often without running into the Twitter API limit?  We can use the Interval method which we can set a due time before it invokes the action again.  In this case, our action is going to be searching for </text:span><text:a xlink:type="simple" xlink:href="http://foursquare.com/"><text:span text:style-name="T4">FourSquare</text:span></text:a><text:span text:style-name="T6"> which returns an IObservable&lt;IObservable&lt;JSONData&gt;&gt; in C# parlance which we need to flatten and take the first </text:span><text:soft-page-break/><text:span text:style-name="T6">one, so we’ll need the Switch method to do that.</text:span></text:p>
      <text:p text:style-name="P4"/>
      <text:p text:style-name="P20">Rx.Observable</text:p>
      <text:p text:style-name="P12"><text:span text:style-name="T36"><text:s text:c="4"/></text:span><text:span text:style-name="T37">.Interval(10000)</text:span></text:p>
      <text:p text:style-name="P12"><text:span text:style-name="T36"><text:s text:c="4"/></text:span><text:span text:style-name="T37">.Select(</text:span><text:span text:style-name="T16">function</text:span><text:span text:style-name="T37">() { </text:span></text:p>
      <text:p text:style-name="P12"><text:span text:style-name="T36"><text:s text:c="8"/></text:span><text:span text:style-name="T16">return</text:span><text:span text:style-name="T37"> searchTwitter("foursquare"); })</text:span></text:p>
      <text:p text:style-name="P58"><text:s text:c="4"/><text:span text:style-name="T27">.Switch()</text:span></text:p>
      <text:p text:style-name="P62"/>
      <text:p text:style-name="P6"><text:span text:style-name="T6">Realizing that we’re dealing with JSON data, we need to safely parse it and in this case, I’m using the </text:span><text:a xlink:type="simple" xlink:href="http://www.json.org/js.html"><text:span text:style-name="T4">JSON2 library</text:span></text:a><text:span text:style-name="T6"> to do that.  We’ll then take the JSON array and split it apart and turn each record into an observable with the SelectMany method.  And since we’re only interested in those with geolocation, I check if they have any with my Where method.</text:span></text:p>
      <text:p text:style-name="P4"/>
      <text:p text:style-name="P12"><text:span text:style-name="T36"><text:s text:c="4"/></text:span><text:span text:style-name="T37">.Select(</text:span><text:span text:style-name="T16">function</text:span><text:span text:style-name="T37">(result) {</text:span></text:p>
      <text:p text:style-name="P12"><text:span text:style-name="T36"><text:s text:c="12"/></text:span><text:span text:style-name="T16">return</text:span><text:span text:style-name="T37"> JSON.parse(result.responseText); })</text:span></text:p>
      <text:p text:style-name="P12"><text:span text:style-name="T36"><text:s text:c="8"/></text:span><text:span text:style-name="T37">.SelectMany(</text:span><text:span text:style-name="T16">function</text:span><text:span text:style-name="T37">(data) {</text:span></text:p>
      <text:p text:style-name="P12"><text:span text:style-name="T36"><text:s text:c="12"/></text:span><text:span text:style-name="T16">return</text:span><text:span text:style-name="T37"> data.results.toObservable(); })</text:span></text:p>
      <text:p text:style-name="P12"><text:span text:style-name="T36"><text:s text:c="4"/></text:span><text:span text:style-name="T37">.Where(</text:span><text:span text:style-name="T16">function</text:span><text:span text:style-name="T37">(data) {</text:span></text:p>
      <text:p text:style-name="P12"><text:span text:style-name="T36"><text:s text:c="8"/></text:span><text:span text:style-name="T16">return</text:span><text:span text:style-name="T37"> data.geo != </text:span><text:span text:style-name="T16">null</text:span><text:span text:style-name="T37">; })</text:span></text:p>
      <text:p text:style-name="P20"/>
      <text:p text:style-name="P32">Finally, we can subscribe to the resulting observable.  Our subscribing action is going to be adding a push pin with the JSON data as well as handle any potential errors.</text:p>
      <text:p text:style-name="P23"><text:s text:c="4"/><text:span text:style-name="T27">.Subscribe(</text:span></text:p>
      <text:p text:style-name="P12"><text:span text:style-name="T36"><text:s text:c="8"/></text:span><text:span text:style-name="T16">function</text:span><text:span text:style-name="T37">(data) {</text:span></text:p>
      <text:p text:style-name="P55"/>
      <text:p text:style-name="P12"><text:span text:style-name="T36"><text:s text:c="16"/></text:span><text:span text:style-name="T16">var</text:span><text:span text:style-name="T37"> lat = data.geo.coordinates[0];</text:span></text:p>
      <text:p text:style-name="P12"><text:span text:style-name="T36"><text:s text:c="16"/></text:span><text:span text:style-name="T16">var</text:span><text:span text:style-name="T37"> lon = data.geo.coordinates[1];</text:span></text:p>
      <text:p text:style-name="P58"><text:s text:c="16"/></text:p>
      <text:p text:style-name="P58"><text:s text:c="16"/><text:span text:style-name="T27">addPushPin(</text:span></text:p>
      <text:p text:style-name="P58"><text:s text:c="20"/><text:span text:style-name="T27">data.id, </text:span></text:p>
      <text:p text:style-name="P58"><text:s text:c="20"/><text:span text:style-name="T27">data.created_at, </text:span></text:p>
      <text:p text:style-name="P58"><text:s text:c="20"/><text:span text:style-name="T27">lat, </text:span></text:p>
      <text:p text:style-name="P58"><text:s text:c="20"/><text:span text:style-name="T27">lon, </text:span></text:p>
      <text:p text:style-name="P58"><text:s text:c="20"/><text:span text:style-name="T27">data.profile_image_url, </text:span></text:p>
      <text:p text:style-name="P58"><text:s text:c="20"/><text:span text:style-name="T27">data.from_user, </text:span></text:p>
      <text:p text:style-name="P58"><text:s text:c="20"/><text:span text:style-name="T27">data.text);</text:span></text:p>
      <text:p text:style-name="P58"><text:s text:c="8"/><text:span text:style-name="T27">},</text:span></text:p>
      <text:p text:style-name="P12"><text:span text:style-name="T36"><text:s text:c="8"/></text:span><text:span text:style-name="T16">function</text:span><text:span text:style-name="T37">(error) {</text:span></text:p>
      <text:p text:style-name="P58"><text:s text:c="12"/><text:span text:style-name="T27">alert(error);</text:span></text:p>
      <text:p text:style-name="P58"><text:s text:c="8"/><text:span text:style-name="T27">});</text:span></text:p>
      <text:p text:style-name="P62"/>
      <text:p text:style-name="P6"><text:span text:style-name="T6">The code in its entirety can be found </text:span><text:a xlink:type="simple" xlink:href="http://gist.github.com/335925"><text:span text:style-name="T4">here</text:span></text:a><text:span text:style-name="T6">.  And below is the result of our code where we see the icons of the Twitter users who mention FourSquare after we leave it running for just a few short minutes…</text:span></text:p>
      <text:p text:style-name="P5"><text:soft-page-break/><draw:a xlink:type="simple" xlink:href="http://codebetter.com/cfs-file.ashx/__key/CommunityServer.Blogs.Components.WeblogFiles/matthew.podwysocki/foursquare_5F00_1D6674E0.png"><draw:frame draw:style-name="fr1" draw:name="Immagine7" text:anchor-type="as-char" svg:width="12.171cm" svg:height="7.303cm" draw:z-index="6"><draw:image xlink:href="http://s3.amazonaws.com/CodeBetter/CommunityServer.Blogs.Components.WeblogFiles/matthew/podwysocki/foursquare_thumb_1FA2FD9C.png?AWSAccessKeyId=0KMA35HT86EVXB99Z302&amp;Expires=1919787602&amp;Signature=wY9IGM2ODciBHHGNYBG4zVoC00I%3D" xlink:type="simple" xlink:show="embed" xlink:actuate="onLoad"/><svg:title>foursquare</svg:title></draw:frame></draw:a></text:p>
      <text:p text:style-name="P32">We could take this example further to expire the pushpins over time, but I think overall, it’s a great example of asynchronous programming in JavaScript and how you can integrate it into your APIs.</text:p>
      <text:h text:style-name="P39" text:outline-level="2">Conclusion</text:h>
      <text:p text:style-name="P6"><text:span text:style-name="T6">Through the use of the Reactive Extensions for JavaScript, we’re able to mash two APIs together through AJAX and refresh them at a certain interval, keeping a near real-time feel to it.  That’s just one of the many things we can do with it that I’ll hopefully cover more in the near future.  So, </text:span><text:a xlink:type="simple" xlink:href="http://msdn.microsoft.com/en-us/devlabs/ee794896.aspx"><text:span text:style-name="T4">download it</text:span></text:a><text:span text:style-name="T6">, and </text:span><text:a xlink:type="simple" xlink:href="http://social.msdn.microsoft.com/Forums/en-US/rx/threads"><text:span text:style-name="T4">give the team feedback!</text:span></text:a></text:p>
      <text:p text:style-name="Standard"/>
      <text:p text:style-name="P50">&lt;!DOCTYPE html PUBLIC "-//W3C//DTD XHTML 1.0 Transitional//EN" "http://www.w3.org/TR/xhtml1/DTD/xhtml1-transitional.dtd"&gt;</text:p>
      <text:p text:style-name="P54">&lt;html xmlns="http://www.w3.org/1999/xhtml" &gt;</text:p>
      <text:p text:style-name="P54"><text:s text:c="4"/>&lt;head&gt;</text:p>
      <text:p text:style-name="P54"><text:s text:c="6"/>&lt;title&gt;Bing Maps&lt;/title&gt;</text:p>
      <text:p text:style-name="P54"><text:s text:c="6"/>&lt;meta http-equiv="Content-Type" content="text/html; charset=utf-8"&gt;</text:p>
      <text:p text:style-name="P54"><text:s text:c="6"/>&lt;script src="http://code.jquery.com/jquery-latest.js"&gt;&lt;/script&gt;</text:p>
      <text:p text:style-name="P54"><text:s text:c="6"/>&lt;script src="rx.js" type="text/javascript"&gt;&lt;/script&gt;</text:p>
      <text:p text:style-name="P54"><text:s text:c="6"/>&lt;script src="json2.js" type="text/javascript"&gt;&lt;/script&gt;</text:p>
      <text:p text:style-name="P54"><text:s text:c="6"/>&lt;script type="text/javascript" src="http://ecn.dev.virtualearth.net/mapcontrol/mapcontrol.ashx?v=6.2"&gt;&lt;/script&gt;</text:p>
      <text:p text:style-name="P54"><text:s text:c="6"/>&lt;script type="text/javascript"&gt;</text:p>
      <text:p text:style-name="P54"><text:s text:c="8"/>var map = null;</text:p>
      <text:p text:style-name="P54"/>
      <text:p text:style-name="P54"><text:s text:c="8"/>jQuery.fn.ToObservable = function(eventType, eventData) {</text:p>
      <text:p text:style-name="P54"><text:s text:c="10"/>return Rx.Observable.FromJQuery(this, eventType, eventData);</text:p>
      <text:p text:style-name="P54"><text:s text:c="8"/>}</text:p>
      <text:p text:style-name="P54"/>
      <text:p text:style-name="P54"><text:s text:c="8"/>Array.prototype.toObservable = function() {</text:p>
      <text:p text:style-name="P54"><text:s text:c="10"/>return Rx.Observable.FromArray(this);</text:p>
      <text:p text:style-name="P54"><text:s text:c="8"/>};</text:p>
      <text:p text:style-name="P54"><text:s text:c="8"/>function searchTwitter(text) {</text:p>
      <text:p text:style-name="P54"><text:s text:c="10"/>var url =</text:p>
      <text:p text:style-name="P54"><text:s text:c="12"/>"http://search.twitter.com/search.json?rpp=100&amp;q="</text:p>
      <text:p text:style-name="P54"><text:s text:c="20"/>+ encodeURIComponent(text);</text:p>
      <text:p text:style-name="P54"><text:s text:c="10"/>return Rx.Observable.XmlHttpRequest(url);</text:p>
      <text:p text:style-name="P54"><text:s text:c="8"/>}</text:p>
      <text:p text:style-name="P54"/>
      <text:p text:style-name="P54"><text:s text:c="8"/>function addPushPin(</text:p>
      <text:p text:style-name="P54"><text:s text:c="10"/>id,</text:p>
      <text:p text:style-name="P54"><text:s text:c="10"/>date,</text:p>
      <text:p text:style-name="P54"><text:s text:c="10"/>latitude,</text:p>
      <text:p text:style-name="P54"><text:s text:c="10"/>longitude,</text:p>
      <text:p text:style-name="P54"><text:s text:c="10"/>imageUrl,</text:p>
      <text:p text:style-name="P54"><text:s text:c="10"/>text,</text:p>
      <text:p text:style-name="P54"><text:s text:c="10"/>details) {</text:p>
      <text:p text:style-name="P54"><text:s text:c="10"/>try {</text:p>
      <text:p text:style-name="P54"><text:s text:c="12"/>var pinPoint =</text:p>
      <text:p text:style-name="P54"><text:s text:c="14"/>new VELatLong(latitude,longitude, 0, VEAltitudeMode. RelativeToGround);</text:p>
      <text:p text:style-name="P54"><text:s text:c="12"/>var pin = new VEPushpin(id, pinPoint, imageUrl, text, date + " " + details);</text:p>
      <text:p text:style-name="P54"><text:s text:c="12"/>map.AddPushpin(pin);</text:p>
      <text:p text:style-name="P54"><text:s text:c="10"/>} catch(err) { }</text:p>
      <text:p text:style-name="P54"><text:s text:c="8"/>}</text:p>
      <text:p text:style-name="P54"/>
      <text:p text:style-name="P54"><text:s text:c="8"/>$(document).ready(function() {</text:p>
      <text:p text:style-name="P54"><text:s text:c="10"/>map = new VEMap("veMap");</text:p>
      <text:p text:style-name="P54"><text:s text:c="10"/>map.LoadMap();</text:p>
      <text:p text:style-name="P54"><text:s text:c="10"/>map.SetZoomLevel(2);</text:p>
      <text:p text:style-name="P54"/>
      <text:p text:style-name="P54"><text:s text:c="10"/>Rx.Observable</text:p>
      <text:p text:style-name="P54"><text:s text:c="12"/>.Interval(10000)</text:p>
      <text:p text:style-name="P54"><text:s text:c="12"/>.Select(function() { return searchTwitter("foursquare"); })</text:p>
      <text:p text:style-name="P54"><text:s text:c="12"/>.Switch()</text:p>
      <text:p text:style-name="P54"><text:s text:c="12"/>.Select(function(result) {</text:p>
      <text:p text:style-name="P54"><text:s text:c="14"/>return JSON.parse(result.responseText); })</text:p>
      <text:p text:style-name="P54"><text:s text:c="12"/>.SelectMany(function(data) {</text:p>
      <text:p text:style-name="P54"><text:s text:c="14"/>return data.results.toObservable(); })</text:p>
      <text:p text:style-name="P54"><text:s text:c="12"/>.Where(function(data) {</text:p>
      <text:p text:style-name="P54"><text:s text:c="14"/>return data.geo != null; })</text:p>
      <text:p text:style-name="P54"><text:s text:c="12"/>.Subscribe(</text:p>
      <text:p text:style-name="P54"><text:s text:c="14"/>function(data) {</text:p>
      <text:p text:style-name="P54"/>
      <text:p text:style-name="P54"><text:s text:c="16"/>var lat = data.geo.coordinates[0];</text:p>
      <text:p text:style-name="P54"><text:s text:c="16"/>var lon = data.geo.coordinates[1];</text:p>
      <text:p text:style-name="P54"/>
      <text:p text:style-name="P54"><text:s text:c="16"/>addPushPin(</text:p>
      <text:p text:style-name="P54"><text:s text:c="18"/>data.id,</text:p>
      <text:p text:style-name="P54"><text:s text:c="18"/>data.created_at,</text:p>
      <text:p text:style-name="P54"><text:s text:c="18"/>lat,</text:p>
      <text:p text:style-name="P54"><text:s text:c="18"/>lon,</text:p>
      <text:p text:style-name="P54"><text:s text:c="18"/>data.profile_image_url,</text:p>
      <text:p text:style-name="P54"><text:s text:c="18"/>data.from_user,</text:p>
      <text:p text:style-name="P54"><text:s text:c="18"/>data.text);</text:p>
      <text:p text:style-name="P54"><text:s text:c="14"/>},</text:p>
      <text:p text:style-name="P54"><text:s text:c="14"/>function(error) {</text:p>
      <text:p text:style-name="P54"><text:s text:c="16"/>alert(error);</text:p>
      <text:p text:style-name="P54"><text:s text:c="14"/>});</text:p>
      <text:p text:style-name="P54"><text:s text:c="8"/>});</text:p>
      <text:p text:style-name="P54"><text:s text:c="6"/>&lt;/script&gt;</text:p>
      <text:p text:style-name="P54"><text:s text:c="4"/>&lt;/head&gt;</text:p>
      <text:p text:style-name="P54"><text:s text:c="4"/>&lt;body&gt;</text:p>
      <text:p text:style-name="P54"><text:s text:c="6"/>&lt;div id="veMap" style="position:relative; width: 1000px; height: 600px;"&gt;&lt;/div&gt;</text:p>
      <text:p text:style-name="P54"><text:s text:c="4"/>&lt;/body&gt;</text:p>
      <text:p text:style-name="P54">&lt;/html&gt;</text:p>
      <text:p text:style-name="P1"/>
      <text:h text:style-name="P44" text:outline-level="1">Introduction to the Reactive Extensions for JavaScript – <text:span text:style-name="T104">11) </text:span>Drag and Drop</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19/introduction-to-the-reactive-extensions-for-javascript-drag-and-drop/"><text:span text:style-name="T3">March 19, 2010</text:span></text:a></text:p>
      <text:p text:style-name="P6"><text:span text:style-name="T6">We’ve covered a bit of ground in this series on the </text:span><text:a xlink:type="simple" xlink:href="http://msdn.microsoft.com/en-us/devlabs/ee794896.aspx"><text:span text:style-name="T4">Reactive Extensions for JavaScript</text:span></text:a><text:span text:style-name="T6">, covering the basics, jQuery integration, blocking to asynchronous and further composition.  One way I’ve found to really get your hands dirty using this library is to take examples from other libraries and translate them into using our library of choice.  In this case, I’m taking examples written in the </text:span><text:a xlink:type="simple" xlink:href="http://flapjax-lang.org/"><text:span text:style-name="T4">Flapjax language</text:span></text:a><text:span text:style-name="T6">, and translating them into the Reactive Extensions for JavaScript and jQuery.</text:span></text:p>
      <text:p text:style-name="P4"/>
      <text:h text:style-name="P39" text:outline-level="2">Drag and Drop Example</text:h>
      <text:p text:style-name="P32">Some of the comments made during my initial introduction to the Reactive Extensions for JavaScript mentioned the Flapjax language and whether I had heard of it.  I had indeed, having translated some of the samples from the language to the Reactive Extensions for JavaScript with some assistance with jQuery.  Today, we’ll step through a simple drag and drop scenario. </text:p>
      <text:p text:style-name="P6"><text:span text:style-name="T6">For those unfamiliar with Flapjax, it’s a programming language built on top of JavaScript which deals with event-driven reactive design, much like RxJS.  By reading the APIs, you can very much see a Haskell influence in not only the design, but the naming and even down to the notation they use to describe the functions.  Not to mention of course that the actual compiler for Flapjax is written in Haskell.  Interestingly enough, Erik Meijer hosted an </text:span><text:a xlink:type="simple" xlink:href="http://channel9.msdn.com/shows/Going+Deep/Expert-to-Expert-Web-Programming-with-Flapjax/"><text:span text:style-name="T4">Expert-to-Expert on Channel9</text:span></text:a><text:span text:style-name="T6"> with one of the Flapjax creators, </text:span><text:a xlink:type="simple" xlink:href="http://www.cs.brown.edu/~sk/"><text:span text:style-name="T4">Shriram Krishnamurthi</text:span></text:a><text:span text:style-name="T6">.</text:span></text:p>
      <text:p text:style-name="P32">Before we move onto the actual drag and drop scenario, let’s look at the most basic example, tracking the mouse movement.  In Flapjax, you could write some inline code which gets compiled to native JavaScript such as the following:</text:p>
      <text:p text:style-name="P7"><text:span text:style-name="T15">&lt;</text:span><text:span text:style-name="T23">p</text:span><text:span text:style-name="T15">&gt;</text:span><text:span text:style-name="T36">The mouse coordinates are </text:span></text:p>
      <text:p text:style-name="P7"><text:span text:style-name="T78">&amp;lt;</text:span><text:span text:style-name="T36"> {! mouseLeftB(document) !}, {! mouseTopB(document) !} </text:span><text:span text:style-name="T78">&amp;gt;</text:span></text:p>
      <text:p text:style-name="P7"><text:span text:style-name="T15">&lt;/</text:span><text:span text:style-name="T23">p</text:span><text:span text:style-name="T15">&gt;</text:span></text:p>
      <text:p text:style-name="P32">Then, when compiled with Flapjax, will produce real JavaScript like the following which allows us to track the mouse movement:</text:p>
      <text:p text:style-name="P12"><text:span text:style-name="T36"><text:s text:c="4"/></text:span><text:span text:style-name="T16">&lt;</text:span><text:span text:style-name="T24">p</text:span><text:span text:style-name="T16">&gt;</text:span><text:span text:style-name="T37"> </text:span></text:p>
      <text:p text:style-name="P58"><text:s text:c="6"/><text:span text:style-name="T27">The mouse coordinates are </text:span></text:p>
      <text:p text:style-name="P7"><text:span text:style-name="T78">&amp;lt;</text:span><text:span text:style-name="T36"> </text:span></text:p>
      <text:p text:style-name="P12"><text:span text:style-name="T36"><text:s text:c="6"/></text:span><text:span text:style-name="T16">&lt;</text:span><text:span text:style-name="T24">script </text:span><text:span text:style-name="T79">lang</text:span><text:span text:style-name="T16">="text/javascript"</text:span><text:span text:style-name="T79"> type</text:span><text:span text:style-name="T16">=""&gt;</text:span><text:span text:style-name="T38"> </text:span></text:p>
      <text:p text:style-name="P12"><text:span text:style-name="T59"><text:s text:c="8"/></text:span><text:span text:style-name="T17">function</text:span><text:span text:style-name="T38"> fxcode0()</text:span></text:p>
      <text:p text:style-name="P57"><text:s text:c="8"/><text:span text:style-name="T27">{</text:span></text:p>
      <text:p text:style-name="P57"><text:s text:c="10"/><text:span text:style-name="T27">compilerInsertDomB(mouseLeftB(compilerUnbehavior(document)),</text:span></text:p>
      <text:p text:style-name="P12"><text:span text:style-name="T59"><text:s text:c="29"/></text:span><text:span text:style-name="T38">"flapjaxsuid0");</text:span></text:p>
      <text:p text:style-name="P57"><text:s text:c="8"/><text:span text:style-name="T27">}</text:span></text:p>
      <text:p text:style-name="P57"><text:s text:c="8"/><text:span text:style-name="T27">fxcode.push(fxcode0)</text:span></text:p>
      <text:p text:style-name="P12"><text:span text:style-name="T59"><text:s text:c="6"/></text:span><text:span text:style-name="T16">&lt;/</text:span><text:span text:style-name="T24">script</text:span><text:span text:style-name="T16">&gt;</text:span><text:span text:style-name="T73">&lt;!--</text:span></text:p>
      <text:p text:style-name="P12"><text:span text:style-name="T72"><text:s text:c="6"/></text:span><text:span text:style-name="T73">--&gt;</text:span><text:span text:style-name="T16">&lt;</text:span><text:span text:style-name="T24">span </text:span><text:span text:style-name="T79">id</text:span><text:span text:style-name="T16">="flapjaxsuid0"&gt;</text:span><text:span text:style-name="T37"> </text:span></text:p>
      <text:p text:style-name="P58"><text:s text:c="11"/></text:p>
      <text:p text:style-name="P12"><text:soft-page-break/><text:span text:style-name="T36"><text:s text:c="9"/></text:span><text:span text:style-name="T16">&lt;/</text:span><text:span text:style-name="T24">span</text:span><text:span text:style-name="T16">&gt;</text:span><text:span text:style-name="T37"> </text:span></text:p>
      <text:p text:style-name="P58"><text:s text:c="6"/><text:span text:style-name="T27">, </text:span></text:p>
      <text:p text:style-name="P12"><text:span text:style-name="T36"><text:s text:c="6"/></text:span><text:span text:style-name="T16">&lt;</text:span><text:span text:style-name="T24">script </text:span><text:span text:style-name="T79">lang</text:span><text:span text:style-name="T16">="text/javascript"</text:span><text:span text:style-name="T79"> type</text:span><text:span text:style-name="T16">=""&gt;</text:span><text:span text:style-name="T38"> </text:span></text:p>
      <text:p text:style-name="P12"><text:span text:style-name="T59"><text:s text:c="8"/></text:span><text:span text:style-name="T17">function</text:span><text:span text:style-name="T38"> fxcode1()</text:span></text:p>
      <text:p text:style-name="P57"><text:s text:c="8"/><text:span text:style-name="T27">{</text:span></text:p>
      <text:p text:style-name="P57"><text:s text:c="10"/><text:span text:style-name="T27">compilerInsertDomB(mouseTopB(compilerUnbehavior(document)),</text:span></text:p>
      <text:p text:style-name="P12"><text:span text:style-name="T59"><text:s text:c="29"/></text:span><text:span text:style-name="T38">"flapjaxsuid1");</text:span></text:p>
      <text:p text:style-name="P57"><text:s text:c="8"/><text:span text:style-name="T27">}</text:span></text:p>
      <text:p text:style-name="P57"><text:s text:c="8"/><text:span text:style-name="T27">fxcode.push(fxcode1)</text:span></text:p>
      <text:p text:style-name="P12"><text:span text:style-name="T59"><text:s text:c="6"/></text:span><text:span text:style-name="T16">&lt;/</text:span><text:span text:style-name="T24">script</text:span><text:span text:style-name="T16">&gt;</text:span><text:span text:style-name="T73">&lt;!--</text:span></text:p>
      <text:p text:style-name="P12"><text:span text:style-name="T72"><text:s text:c="6"/></text:span><text:span text:style-name="T73">--&gt;</text:span><text:span text:style-name="T16">&lt;</text:span><text:span text:style-name="T24">span </text:span><text:span text:style-name="T79">id</text:span><text:span text:style-name="T16">="flapjaxsuid1"&gt;</text:span><text:span text:style-name="T37"> </text:span></text:p>
      <text:p text:style-name="P58"><text:s text:c="11"/></text:p>
      <text:p text:style-name="P12"><text:span text:style-name="T36"><text:s text:c="9"/></text:span><text:span text:style-name="T16">&lt;/</text:span><text:span text:style-name="T24">span</text:span><text:span text:style-name="T16">&gt;</text:span><text:span text:style-name="T37"> </text:span></text:p>
      <text:p text:style-name="P12"><text:span text:style-name="T36"><text:s text:c="6"/></text:span><text:span text:style-name="T79">&amp;gt;</text:span></text:p>
      <text:p text:style-name="P58"><text:s/></text:p>
      <text:p text:style-name="P12"><text:span text:style-name="T36"><text:s text:c="4"/></text:span><text:span text:style-name="T16">&lt;/</text:span><text:span text:style-name="T24">p</text:span><text:span text:style-name="T16">&gt;</text:span></text:p>
      <text:p text:style-name="P32">Not exactly the prettiest, yet quite effective on what it’s trying to do.  What I’d rather do, however, is live in native JavaScript to make this happen instead of some of these more interesting abstractions.  In some sense, I like tools that stay true to the language and focus on libraries such as jQuery, Moo Tools, etc, although I do find CoffeeScript oddly fascinating. </text:p>
      <text:p text:style-name="P32">To back up my argument for a second with an example in native JavaScript, we could do similar using the Reactive Extensions for JavaScript and a little bit of jQuery.  In this case, we’ll take the document’s mousemove event and in our Subscribe method call, we set the coords &lt;span&gt; element with our pageX and pageY values from the mousemove event.</text:p>
      <text:p text:style-name="P7"><text:span text:style-name="T36">$(document).ready(</text:span><text:span text:style-name="T15">function</text:span><text:span text:style-name="T36">() {</text:span></text:p>
      <text:p text:style-name="P55"/>
      <text:p text:style-name="P12"><text:span text:style-name="T36"><text:s text:c="4"/></text:span><text:span text:style-name="T16">var</text:span><text:span text:style-name="T37"> mouseMove = $(document)</text:span></text:p>
      <text:p text:style-name="P12"><text:span text:style-name="T36"><text:s text:c="8"/></text:span><text:span text:style-name="T37">.ToObservable("mousemove")</text:span></text:p>
      <text:p text:style-name="P12"><text:span text:style-name="T36"><text:s text:c="8"/></text:span><text:span text:style-name="T37">.Subscribe(</text:span><text:span text:style-name="T16">function</text:span><text:span text:style-name="T37">(event) {</text:span></text:p>
      <text:p text:style-name="P12"><text:span text:style-name="T36"><text:s text:c="12"/></text:span><text:span text:style-name="T37">$("#coords").html(event.pageX + ", " + event.pageY);</text:span></text:p>
      <text:p text:style-name="P58"><text:s text:c="8"/><text:span text:style-name="T27">});</text:span></text:p>
      <text:p text:style-name="P55"/>
      <text:p text:style-name="P62">});</text:p>
      <text:p text:style-name="P32">And then we get to our actual HTML which displays our initial values of 0, 0 inside a span before our mouse starts moving.</text:p>
      <text:p text:style-name="P7"><text:span text:style-name="T15">&lt;</text:span><text:span text:style-name="T23">div</text:span><text:span text:style-name="T15">&gt;</text:span><text:span text:style-name="T36">The mouse coordinates are </text:span><text:span text:style-name="T78">&amp;lt;</text:span><text:span text:style-name="T36"> </text:span><text:span text:style-name="T15">&lt;</text:span><text:span text:style-name="T23">span </text:span><text:span text:style-name="T78">id</text:span><text:span text:style-name="T15">="coords"&gt;</text:span><text:span text:style-name="T36">0, 0</text:span><text:span text:style-name="T15">&lt;/</text:span><text:span text:style-name="T23">span</text:span><text:span text:style-name="T15">&gt;</text:span><text:span text:style-name="T36"> </text:span><text:span text:style-name="T78">&amp;gt;</text:span><text:span text:style-name="T15">&lt;/</text:span><text:span text:style-name="T23">div</text:span><text:span text:style-name="T15">&gt;</text:span></text:p>
      <text:p text:style-name="P32">We could of course have tackled this in any number of ways with any number of frameworks, but it is interesting how they differ in tackling the same problem.  Let’s take their example of dragging an object around the screen.  You can check their code sample here.</text:p>
      <text:p text:style-name="P32">Let’s double up our approach and create two &lt;div&gt; elements that we want to drag around the screen. </text:p>
      <text:p text:style-name="P7"><text:span text:style-name="T15">&lt;</text:span><text:span text:style-name="T23">div </text:span><text:span text:style-name="T78">id</text:span><text:span text:style-name="T15">="dragTarget1"</text:span></text:p>
      <text:p text:style-name="P12"><text:soft-page-break/><text:span text:style-name="T78"><text:s text:c="5"/></text:span><text:span text:style-name="T79">style</text:span><text:span text:style-name="T16">="background-color: #000000; border: 1px solid #666666;</text:span></text:p>
      <text:p text:style-name="P67"><text:s text:c="12"/><text:span text:style-name="T27">color: #ffffff; padding: 10px; position: absolute;</text:span></text:p>
      <text:p text:style-name="P12"><text:span text:style-name="T15"><text:s text:c="12"/></text:span><text:span text:style-name="T16">font-family: sans-serif; cursor: move"&gt;</text:span></text:p>
      <text:p text:style-name="P62">Drag Me!</text:p>
      <text:p text:style-name="P7"><text:span text:style-name="T15">&lt;/</text:span><text:span text:style-name="T23">div</text:span><text:span text:style-name="T15">&gt;</text:span></text:p>
      <text:p text:style-name="P7"><text:span text:style-name="T15">&lt;</text:span><text:span text:style-name="T23">div </text:span><text:span text:style-name="T78">id</text:span><text:span text:style-name="T15">="dragTarget2"</text:span></text:p>
      <text:p text:style-name="P12"><text:span text:style-name="T78"><text:s text:c="5"/></text:span><text:span text:style-name="T79">style</text:span><text:span text:style-name="T16">="background-color: #0000FF; border: 1px solid #666666;</text:span></text:p>
      <text:p text:style-name="P67"><text:s text:c="12"/><text:span text:style-name="T27">color: #ffffff; padding: 10px; position: absolute;</text:span></text:p>
      <text:p text:style-name="P12"><text:span text:style-name="T15"><text:s text:c="12"/></text:span><text:span text:style-name="T16">font-family: sans-serif; cursor: move; left: 150px"&gt;</text:span></text:p>
      <text:p text:style-name="P62">Drag Me Too!</text:p>
      <text:p text:style-name="P7"><text:span text:style-name="T15">&lt;/</text:span><text:span text:style-name="T23">div</text:span><text:span text:style-name="T15">&gt;</text:span></text:p>
      <text:p text:style-name="P32">Now, let’s do something interesting with it.  We’ll create a function called drag which takes a jQuery element and we’ll return the different between our image offset and the position of the mouse.  Let’s first define the function and get our mouse up and mouse move events bound.</text:p>
      <text:p text:style-name="P7"><text:span text:style-name="T15">function</text:span><text:span text:style-name="T36"> drag(dragTarget) {</text:span></text:p>
      <text:p text:style-name="P55"/>
      <text:p text:style-name="P12"><text:span text:style-name="T36"><text:s text:c="4"/></text:span><text:span text:style-name="T16">var</text:span><text:span text:style-name="T37"> mouseUp = dragTarget</text:span></text:p>
      <text:p text:style-name="P12"><text:span text:style-name="T36"><text:s text:c="8"/></text:span><text:span text:style-name="T37">.ToObservable("mouseup");</text:span></text:p>
      <text:p text:style-name="P55"/>
      <text:p text:style-name="P12"><text:span text:style-name="T36"><text:s text:c="4"/></text:span><text:span text:style-name="T16">var</text:span><text:span text:style-name="T37"> mouseMove = dragTarget</text:span></text:p>
      <text:p text:style-name="P12"><text:span text:style-name="T36"><text:s text:c="8"/></text:span><text:span text:style-name="T37">.ToObservable("mousemove");</text:span></text:p>
      <text:p text:style-name="P32">Next, on our mouse down, we’ll need to calculate the difference between the mouse position and the offset of our drag target.  We will return an object with a left and top properties calculated with the difference between the mouse position and the element’s offset.</text:p>
      <text:p text:style-name="P12"><text:span text:style-name="T36"><text:s text:c="4"/></text:span><text:span text:style-name="T16">var</text:span><text:span text:style-name="T37"> mouseDown = dragTarget</text:span></text:p>
      <text:p text:style-name="P12"><text:span text:style-name="T36"><text:s text:c="8"/></text:span><text:span text:style-name="T37">.ToObservable("mousedown")</text:span></text:p>
      <text:p text:style-name="P12"><text:span text:style-name="T36"><text:s text:c="8"/></text:span><text:span text:style-name="T37">.Select(</text:span><text:span text:style-name="T16">function</text:span><text:span text:style-name="T37">(event) {</text:span></text:p>
      <text:p text:style-name="P12"><text:span text:style-name="T36"><text:s text:c="12"/></text:span><text:span text:style-name="T16">return</text:span><text:span text:style-name="T37"> { left : event.clientX - dragTarget.offset().left,</text:span></text:p>
      <text:p text:style-name="P12"><text:span text:style-name="T36"><text:s text:c="21"/></text:span><text:span text:style-name="T37">top <text:s/>: event.clientY - dragTarget.offset().top }; });</text:span></text:p>
      <text:p text:style-name="P32">Finally, we need to take our mouse down and bind it to our mouse down with the SelectMany method passing in our image offset.  With our mouse move, we need to prevent the default action of the event from happening, which in this case is the text from being selected.  We’ll then project the position of the mouse move and create a delta between that and the image offset coming from the mouse down along with returning our drag target for ease of access.  And finally, we’ll do all of this until the mouse up event.</text:p>
      <text:p text:style-name="P12"><text:span text:style-name="T36"><text:s text:c="4"/></text:span><text:span text:style-name="T16">return</text:span><text:span text:style-name="T37"> mouseDown</text:span></text:p>
      <text:p text:style-name="P12"><text:span text:style-name="T36"><text:s text:c="8"/></text:span><text:span text:style-name="T37">.SelectMany(</text:span><text:span text:style-name="T16">function</text:span><text:span text:style-name="T37">(imageOffset) {</text:span></text:p>
      <text:p text:style-name="P12"><text:span text:style-name="T36"><text:s text:c="12"/></text:span><text:span text:style-name="T16">return</text:span><text:span text:style-name="T37"> mouseMove</text:span></text:p>
      <text:p text:style-name="P12"><text:span text:style-name="T36"><text:s text:c="16"/></text:span><text:span text:style-name="T37">.Do(</text:span><text:span text:style-name="T16">function</text:span><text:span text:style-name="T37">(event) { event.preventDefault(); })</text:span></text:p>
      <text:p text:style-name="P12"><text:span text:style-name="T36"><text:s text:c="16"/></text:span><text:span text:style-name="T37">.Select(</text:span><text:span text:style-name="T16">function</text:span><text:span text:style-name="T37">(pos) {</text:span></text:p>
      <text:p text:style-name="P12"><text:span text:style-name="T36"><text:s text:c="20"/></text:span><text:span text:style-name="T16">return</text:span><text:span text:style-name="T37"> { target : dragTarget,</text:span></text:p>
      <text:p text:style-name="P12"><text:span text:style-name="T36"><text:s text:c="29"/></text:span><text:span text:style-name="T37">left <text:s text:c="2"/>: pos.clientX - imageOffset.left,</text:span></text:p>
      <text:p text:style-name="P12"><text:span text:style-name="T36"><text:s text:c="29"/></text:span><text:span text:style-name="T37">top <text:s text:c="3"/>: pos.clientY - imageOffset.top }; })</text:span></text:p>
      <text:p text:style-name="P58"><text:s text:c="16"/><text:span text:style-name="T27">.TakeUntil(mouseUp); });</text:span></text:p>
      <text:p text:style-name="P32"><text:soft-page-break/>Below is the drag function in its entirety.</text:p>
      <text:p text:style-name="P7"><text:span text:style-name="T15">function</text:span><text:span text:style-name="T36"> drag(dragTarget) {</text:span></text:p>
      <text:p text:style-name="P55"/>
      <text:p text:style-name="P12"><text:span text:style-name="T36"><text:s text:c="4"/></text:span><text:span text:style-name="T16">var</text:span><text:span text:style-name="T37"> mouseUp = dragTarget</text:span></text:p>
      <text:p text:style-name="P12"><text:span text:style-name="T36"><text:s text:c="8"/></text:span><text:span text:style-name="T37">.ToObservable("mouseup");</text:span></text:p>
      <text:p text:style-name="P55"/>
      <text:p text:style-name="P12"><text:span text:style-name="T36"><text:s text:c="4"/></text:span><text:span text:style-name="T16">var</text:span><text:span text:style-name="T37"> mouseMove = dragTarget</text:span></text:p>
      <text:p text:style-name="P12"><text:span text:style-name="T36"><text:s text:c="8"/></text:span><text:span text:style-name="T37">.ToObservable("mousemove");</text:span></text:p>
      <text:p text:style-name="P55"/>
      <text:p text:style-name="P12"><text:span text:style-name="T36"><text:s text:c="4"/></text:span><text:span text:style-name="T16">var</text:span><text:span text:style-name="T37"> mouseDown = dragTarget</text:span></text:p>
      <text:p text:style-name="P12"><text:span text:style-name="T36"><text:s text:c="8"/></text:span><text:span text:style-name="T37">.ToObservable("mousedown")</text:span></text:p>
      <text:p text:style-name="P12"><text:span text:style-name="T36"><text:s text:c="8"/></text:span><text:span text:style-name="T37">.Select(</text:span><text:span text:style-name="T16">function</text:span><text:span text:style-name="T37">(event) {</text:span></text:p>
      <text:p text:style-name="P12"><text:span text:style-name="T36"><text:s text:c="12"/></text:span><text:span text:style-name="T16">return</text:span><text:span text:style-name="T37"> { left : event.clientX - dragTarget.offset().left,</text:span></text:p>
      <text:p text:style-name="P12"><text:span text:style-name="T36"><text:s text:c="21"/></text:span><text:span text:style-name="T37">top <text:s/>: event.clientY - dragTarget.offset().top }; });</text:span></text:p>
      <text:p text:style-name="P55"/>
      <text:p text:style-name="P12"><text:span text:style-name="T36"><text:s text:c="4"/></text:span><text:span text:style-name="T16">return</text:span><text:span text:style-name="T37"> mouseDown</text:span></text:p>
      <text:p text:style-name="P12"><text:span text:style-name="T36"><text:s text:c="8"/></text:span><text:span text:style-name="T37">.SelectMany(</text:span><text:span text:style-name="T16">function</text:span><text:span text:style-name="T37">(imageOffset) {</text:span></text:p>
      <text:p text:style-name="P12"><text:span text:style-name="T36"><text:s text:c="12"/></text:span><text:span text:style-name="T16">return</text:span><text:span text:style-name="T37"> mouseMove</text:span></text:p>
      <text:p text:style-name="P12"><text:span text:style-name="T36"><text:s text:c="16"/></text:span><text:span text:style-name="T37">.Do(</text:span><text:span text:style-name="T16">function</text:span><text:span text:style-name="T37">(event) { event.preventDefault(); })</text:span></text:p>
      <text:p text:style-name="P12"><text:span text:style-name="T36"><text:s text:c="16"/></text:span><text:span text:style-name="T37">.Select(</text:span><text:span text:style-name="T16">function</text:span><text:span text:style-name="T37">(pos) {</text:span></text:p>
      <text:p text:style-name="P12"><text:span text:style-name="T36"><text:s text:c="20"/></text:span><text:span text:style-name="T16">return</text:span><text:span text:style-name="T37"> { target : dragTarget,</text:span></text:p>
      <text:p text:style-name="P12"><text:span text:style-name="T36"><text:s text:c="29"/></text:span><text:span text:style-name="T37">left <text:s text:c="2"/>: pos.clientX - imageOffset.left,</text:span></text:p>
      <text:p text:style-name="P12"><text:span text:style-name="T36"><text:s text:c="29"/></text:span><text:span text:style-name="T37">top <text:s text:c="3"/>: pos.clientY - imageOffset.top }; })</text:span></text:p>
      <text:p text:style-name="P58"><text:s text:c="16"/><text:span text:style-name="T27">.TakeUntil(mouseUp); });</text:span></text:p>
      <text:p text:style-name="P62">}</text:p>
      <text:p text:style-name="P32">Now to hook up the two &lt;div&gt; elements to the drag function and then set the top and left appropriately.  To do this, we’ll create an Observer which takes the mouse position and sets the CSS property top and left accordingly.  We’ll then call Subscribe on our two elements using the Observer.</text:p>
      <text:p text:style-name="P7"><text:span text:style-name="T36">$(document).ready(</text:span><text:span text:style-name="T15">function</text:span><text:span text:style-name="T36">() {</text:span></text:p>
      <text:p text:style-name="P55"/>
      <text:p text:style-name="P12"><text:span text:style-name="T36"><text:s text:c="4"/></text:span><text:span text:style-name="T16">var</text:span><text:span text:style-name="T37"> observer = Rx.Observer.Create(</text:span></text:p>
      <text:p text:style-name="P12"><text:span text:style-name="T36"><text:s text:c="8"/></text:span><text:span text:style-name="T16">function</text:span><text:span text:style-name="T37">(pos) {</text:span></text:p>
      <text:p text:style-name="P12"><text:span text:style-name="T36"><text:s text:c="12"/></text:span><text:span text:style-name="T37">pos.target.css("left", pos.left);</text:span></text:p>
      <text:p text:style-name="P12"><text:span text:style-name="T36"><text:s text:c="12"/></text:span><text:span text:style-name="T37">pos.target.css("top", <text:s/>pos.top);</text:span></text:p>
      <text:p text:style-name="P58"><text:s text:c="8"/><text:span text:style-name="T27">});</text:span></text:p>
      <text:p text:style-name="P55"/>
      <text:p text:style-name="P12"><text:span text:style-name="T36"><text:s text:c="4"/></text:span><text:span text:style-name="T37">drag($("#dragTarget1")).Subscribe(observer);</text:span></text:p>
      <text:p text:style-name="P12"><text:span text:style-name="T36"><text:s text:c="4"/></text:span><text:span text:style-name="T37">drag($("#dragTarget2")).Subscribe(observer);</text:span></text:p>
      <text:p text:style-name="P62">});</text:p>
      <text:p text:style-name="P6"><text:span text:style-name="T6">You can find the source in its entirety </text:span><text:a xlink:type="simple" xlink:href="http://gist.github.com/337272"><text:span text:style-name="T4">here</text:span></text:a><text:span text:style-name="T6">.</text:span></text:p>
      <text:p text:style-name="Standard"/>
      <text:p text:style-name="P47">&lt;!DOCTYPE html PUBLIC "-//W3C//DTD XHTML 1.0 Transitional//EN" "http://www.w3.org/TR/xhtml1/DTD/xhtml1-transitional.dtd"&gt;</text:p>
      <text:p text:style-name="P51">&lt;html xmlns="http://www.w3.org/1999/xhtml" &gt;</text:p>
      <text:p text:style-name="P51"><text:s text:c="2"/>&lt;head&gt;</text:p>
      <text:p text:style-name="P51"><text:s text:c="4"/>&lt;title&gt;Drag example&lt;/title&gt;</text:p>
      <text:p text:style-name="P51"><text:s text:c="4"/>&lt;script src="http://code.jquery.com/jquery-latest.js"&gt;&lt;/script&gt;</text:p>
      <text:p text:style-name="P51"><text:s text:c="4"/>&lt;script src="http://jeffrey.reactiveextensions.net/rx.js" type="text/javascript"&gt;&lt;/script&gt;</text:p>
      <text:p text:style-name="P51"><text:s text:c="4"/>&lt;script type="text/javascript"&gt;</text:p>
      <text:p text:style-name="P51"><text:s text:c="6"/>jQuery.fn.ToObservable = function(eventType, eventData) {</text:p>
      <text:p text:style-name="P51"><text:s text:c="8"/>return Rx.Observable.FromJQueryEvent(this, eventType, eventData);</text:p>
      <text:p text:style-name="P51"><text:s text:c="6"/>}</text:p>
      <text:p text:style-name="P51"/>
      <text:p text:style-name="P51"><text:s text:c="6"/>function drag(dragTarget) {</text:p>
      <text:p text:style-name="P51"><text:s text:c="8"/>var mouseUp = dragTarget</text:p>
      <text:p text:style-name="P51"><text:s text:c="10"/>.ToObservable("mouseup");</text:p>
      <text:p text:style-name="P51"><text:s text:c="8"/>var mouseMove = dragTarget</text:p>
      <text:p text:style-name="P51"><text:s text:c="10"/>.ToObservable("mousemove");</text:p>
      <text:p text:style-name="P51"><text:s text:c="8"/>var mouseDown = dragTarget</text:p>
      <text:p text:style-name="P51"><text:s text:c="10"/>.ToObservable("mousedown")</text:p>
      <text:p text:style-name="P51"><text:s text:c="10"/>.Select(function(event) {</text:p>
      <text:p text:style-name="P51"><text:s text:c="12"/>return { </text:p>
      <text:p text:style-name="P51"><text:s text:c="14"/>left : event.clientX - dragTarget.offset().left,</text:p>
      <text:p text:style-name="P51"><text:s text:c="14"/>top <text:s/>: event.clientY - dragTarget.offset().top </text:p>
      <text:p text:style-name="P51"><text:tab/><text:tab/>}; </text:p>
      <text:p text:style-name="P51"><text:s text:c="8"/>});</text:p>
      <text:p text:style-name="P51"/>
      <text:p text:style-name="P51"><text:s text:c="8"/>return mouseDown</text:p>
      <text:p text:style-name="P51"><text:s text:c="10"/>.SelectMany(function(imageOffset) {</text:p>
      <text:p text:style-name="P51"><text:s text:c="12"/>return mouseMove</text:p>
      <text:p text:style-name="P51"><text:s text:c="14"/>.Do(function(event) { event.preventDefault(); })</text:p>
      <text:p text:style-name="P51"><text:s text:c="14"/>.Select(function(pos) {</text:p>
      <text:p text:style-name="P51"><text:s text:c="16"/>return { </text:p>
      <text:p text:style-name="P51"><text:s text:c="18"/>target : dragTarget,</text:p>
      <text:p text:style-name="P51"><text:s text:c="18"/>left <text:s text:c="2"/>: pos.clientX - imageOffset.left,</text:p>
      <text:p text:style-name="P51"><text:s text:c="18"/>top <text:s text:c="3"/>: pos.clientY - imageOffset.top }; </text:p>
      <text:p text:style-name="P51"><text:s text:c="16"/>})</text:p>
      <text:p text:style-name="P51"><text:s text:c="14"/>.TakeUntil(mouseUp); });</text:p>
      <text:p text:style-name="P51"><text:s text:c="6"/>}</text:p>
      <text:p text:style-name="P51"/>
      <text:p text:style-name="P51"><text:s text:c="6"/>$(document).ready(function() {</text:p>
      <text:p text:style-name="P51"><text:s text:c="8"/>var observer = Rx.Observer.Create(</text:p>
      <text:p text:style-name="P51"><text:s text:c="10"/>function(pos) {</text:p>
      <text:p text:style-name="P51"><text:s text:c="12"/>pos.target.css("left", pos.left);</text:p>
      <text:p text:style-name="P51"><text:s text:c="12"/>pos.target.css("top", <text:s/>pos.top);</text:p>
      <text:p text:style-name="P51"><text:s text:c="10"/>});</text:p>
      <text:p text:style-name="P51"/>
      <text:p text:style-name="P51"><text:s text:c="8"/>drag($("#dragTarget1")).Subscribe(observer);</text:p>
      <text:p text:style-name="P51"><text:s text:c="8"/>drag($("#dragTarget2")).Subscribe(observer);</text:p>
      <text:p text:style-name="P51"><text:s text:c="6"/>});</text:p>
      <text:p text:style-name="P51"><text:s text:c="4"/>&lt;/script&gt;</text:p>
      <text:p text:style-name="P51"/>
      <text:p text:style-name="P51"><text:s text:c="2"/>&lt;/head&gt;</text:p>
      <text:p text:style-name="P51"><text:s text:c="2"/>&lt;body&gt;</text:p>
      <text:p text:style-name="P51"><text:s text:c="4"/>&lt;div id="dragTarget1"</text:p>
      <text:p text:style-name="P51"><text:s text:c="6"/>style="background-color: #000000; border: 1px solid #666666;</text:p>
      <text:p text:style-name="P51"><text:s text:c="8"/>color: #ffffff; padding: 10px; position: absolute;</text:p>
      <text:p text:style-name="P51"><text:s text:c="8"/>font-family: sans-serif; cursor: move"&gt;</text:p>
      <text:p text:style-name="P51"><text:s text:c="6"/>Drag Me!&lt;/div&gt;</text:p>
      <text:p text:style-name="P51"><text:s text:c="4"/>&lt;div id="dragTarget2"</text:p>
      <text:p text:style-name="P51"><text:s text:c="6"/>style="background-color: #0000FF; border: 1px solid #666666;</text:p>
      <text:p text:style-name="P51"><text:s text:c="8"/>color: #ffffff; padding: 10px; position: absolute;</text:p>
      <text:p text:style-name="P51"><text:s text:c="8"/>font-family: sans-serif; cursor: move; left: 150px"&gt;</text:p>
      <text:p text:style-name="P51"><text:s text:c="6"/>Drag Me Too!&lt;/div&gt;</text:p>
      <text:p text:style-name="P51"><text:s text:c="2"/>&lt;/body&gt;</text:p>
      <text:p text:style-name="P51">&lt;/html&gt;</text:p>
      <text:p text:style-name="Text_20_body"><text:line-break/></text:p>
      <text:h text:style-name="P44" text:outline-level="1">Introduction to the Reactive Extensions for JavaScript – <text:span text:style-name="T104">12) </text:span>jQuery Live Event Integratio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3/21/introduction-to-the-reactive-extensions-for-javascript-jquery-live-event-integration/"><text:span text:style-name="T3">March 21, 2010</text:span></text:a></text:p>
      <text:p text:style-name="P32">So far we’ve come a long way in this series, starting with some of the basics, and then going deeper with composition with such things as the Bing Maps and Twitter Mashup, Drag and Drop, asynchronous programming among others.  One of the nicest aspects so far is the ease of integration into jQuery.  For the first release, we have Observable.FromJQueryEvent, but we didn’t quite cover live events and the integration points that we can extend.  Let’s cover that today and what is coming in a future release of the Reactive Extensions for JavaScript.</text:p>
      <text:h text:style-name="P39" text:outline-level="2">jQuery Live Event Integration</text:h>
      <text:p text:style-name="P32">In an earlier post, we covered the existing jQuery event integration with the bind and unbind scenario.  This is the primary way in jQuery to attach an event handler to existing matched elements such as the following:</text:p>
      <text:p text:style-name="P7"><text:span text:style-name="T36">$("#someButton").bind("click", </text:span><text:span text:style-name="T15">function</text:span><text:span text:style-name="T36">() {</text:span></text:p>
      <text:p text:style-name="P12"><text:span text:style-name="T36"><text:s text:c="4"/></text:span><text:span text:style-name="T37">$(</text:span><text:span text:style-name="T16">this</text:span><text:span text:style-name="T37">).attr("disabled", "disabled");</text:span></text:p>
      <text:p text:style-name="P62">});</text:p>
      <text:p text:style-name="P32">And then we could disable the binding such as the following:</text:p>
      <text:p text:style-name="P20">$("#someButton").unbind("click");</text:p>
      <text:p text:style-name="P32">And then we added a nice abstraction over this to enroll it as an observable via the Rx.Observable.FromJQueryEvent method and the extension to the jQuery fn itself of a ToObservable method.</text:p>
      <text:p text:style-name="P29">// FromJQueryEvent</text:p>
      <text:p text:style-name="P20">Rx.Observable.FromJQueryEvent($("#someButton"), "click"))</text:p>
      <text:p text:style-name="P12"><text:span text:style-name="T36"><text:s text:c="4"/></text:span><text:span text:style-name="T37">.Subscribe(</text:span><text:span text:style-name="T16">function</text:span><text:span text:style-name="T37">(event) {</text:span></text:p>
      <text:p text:style-name="P12"><text:span text:style-name="T36"><text:s text:c="8"/></text:span><text:span text:style-name="T37">$("#someButton").attr("disabled", "disabled");</text:span></text:p>
      <text:p text:style-name="P58"><text:s text:c="4"/><text:span text:style-name="T27">}); <text:s text:c="3"/></text:span></text:p>
      <text:p text:style-name="P55"/>
      <text:p text:style-name="P55"/>
      <text:p text:style-name="P29">// Or extending jQuery object</text:p>
      <text:p text:style-name="P20">$("#someButton")</text:p>
      <text:p text:style-name="P12"><text:span text:style-name="T36"><text:s text:c="4"/></text:span><text:span text:style-name="T37">.ToObservable("click")</text:span></text:p>
      <text:p text:style-name="P12"><text:span text:style-name="T36"><text:s text:c="4"/></text:span><text:span text:style-name="T37">.Subscribe(</text:span><text:span text:style-name="T16">function</text:span><text:span text:style-name="T37">(event) {</text:span></text:p>
      <text:p text:style-name="P12"><text:span text:style-name="T36"><text:s text:c="8"/></text:span><text:span text:style-name="T37">$("#someButton").attr("disabled", "disabled");</text:span></text:p>
      <text:p text:style-name="P58"><text:s text:c="4"/><text:span text:style-name="T27">});</text:span></text:p>
      <text:p text:style-name="P32">But what about if we want to attach a handler to an event for all elements which match the selector both now and in the future?  For example, if we add elements after we have called bind on a matching selector, those will not be bound to the handler, and instead would have to rebind.  In order for us to get the behavior of attaching to all matching selectors both now and in the future, we’ll use the live function which does exactly that.  In this case, we’ll add a a click event handler to all present and <text:soft-page-break/>future items that have the formButton class which disables the element.</text:p>
      <text:p text:style-name="P7"><text:span text:style-name="T36">$(".formButton").live("click", </text:span><text:span text:style-name="T15">function</text:span><text:span text:style-name="T36">() {</text:span></text:p>
      <text:p text:style-name="P12"><text:span text:style-name="T36"><text:s text:c="5"/></text:span><text:span text:style-name="T37">$(</text:span><text:span text:style-name="T16">this</text:span><text:span text:style-name="T37">).attr("disabled", "disabled");</text:span></text:p>
      <text:p text:style-name="P62">});</text:p>
      <text:p text:style-name="P55"/>
      <text:p text:style-name="P20">$("body")</text:p>
      <text:p text:style-name="P12"><text:span text:style-name="T36"><text:s text:c="4"/></text:span><text:span text:style-name="T37">.append('&lt;input type="button" class="formbutton" value="Click me!"/&gt;');</text:span></text:p>
      <text:p text:style-name="P32">Now that we’ve covered how to live bind handlers to events, what about unbinding live events?  To do that, we’ll use the die function which removes all event handlers that we’ve attached using the live function.  This example, taking from the documentation, shows a button bound to click which then live binds to the click handler of the main button.  We also bind the click handler of the unbind button which then unbinds the live handler from the main button.</text:p>
      <text:p text:style-name="P7"><text:span text:style-name="T15">function</text:span><text:span text:style-name="T36"> aClick() {</text:span></text:p>
      <text:p text:style-name="P12"><text:span text:style-name="T36"><text:s text:c="4"/></text:span><text:span text:style-name="T37">$("div").show().fadeOut("slow");</text:span></text:p>
      <text:p text:style-name="P62">}</text:p>
      <text:p text:style-name="P55"/>
      <text:p text:style-name="P7"><text:span text:style-name="T36">$("#bind").click(</text:span><text:span text:style-name="T15">function</text:span><text:span text:style-name="T36"> () {</text:span></text:p>
      <text:p text:style-name="P12"><text:span text:style-name="T36"><text:s text:c="4"/></text:span><text:span text:style-name="T37">$("#theone").live("click", aClick)</text:span></text:p>
      <text:p text:style-name="P12"><text:span text:style-name="T36"><text:s text:c="8"/></text:span><text:span text:style-name="T37">.text("Can Click!");</text:span></text:p>
      <text:p text:style-name="P62">});</text:p>
      <text:p text:style-name="P55"/>
      <text:p text:style-name="P7"><text:span text:style-name="T36">$("#unbind").click(</text:span><text:span text:style-name="T15">function</text:span><text:span text:style-name="T36"> () {</text:span></text:p>
      <text:p text:style-name="P12"><text:span text:style-name="T36"><text:s text:c="4"/></text:span><text:span text:style-name="T37">$("#theone").die("click", aClick)</text:span></text:p>
      <text:p text:style-name="P12"><text:span text:style-name="T36"><text:s text:c="8"/></text:span><text:span text:style-name="T37">.text("Does nothing...");</text:span></text:p>
      <text:p text:style-name="P62">});</text:p>
      <text:p text:style-name="P32">So, how do we capture live events in the Reactive Extensions for JavaScript.  The answer is much like before when we integrated bind and unbind to the Rx.Observable.FromJQueryEvent function.  We’ll take the FromJQuery event and simply replace the calls to bind and unbind with live and die.</text:p>
      <text:p text:style-name="P7"><text:span text:style-name="T36">Rx.Observable.FromJQueryLiveEvent = </text:span><text:span text:style-name="T15">function</text:span><text:span text:style-name="T36">(jQueryObject, eventType, eventData) {</text:span></text:p>
      <text:p text:style-name="P55"/>
      <text:p text:style-name="P12"><text:span text:style-name="T36"><text:s text:c="4"/></text:span><text:span text:style-name="T16">return</text:span><text:span text:style-name="T37"> Rx.Observable.Create (</text:span><text:span text:style-name="T16">function</text:span><text:span text:style-name="T37">(observer) {</text:span></text:p>
      <text:p text:style-name="P12"><text:span text:style-name="T36"><text:s text:c="8"/></text:span><text:span text:style-name="T16">var</text:span><text:span text:style-name="T37"> handler = </text:span><text:span text:style-name="T16">function</text:span><text:span text:style-name="T37">(eventObject) {</text:span></text:p>
      <text:p text:style-name="P58"><text:s text:c="12"/><text:span text:style-name="T27">observer.OnNext(eventObject);</text:span></text:p>
      <text:p text:style-name="P58"><text:s text:c="8"/><text:span text:style-name="T27">};</text:span></text:p>
      <text:p text:style-name="P58"><text:s text:c="8"/><text:span text:style-name="T27">jQueryObject.live(eventType, eventData, handler);</text:span></text:p>
      <text:p text:style-name="P12"><text:span text:style-name="T36"><text:s text:c="8"/></text:span><text:span text:style-name="T16">return</text:span><text:span text:style-name="T37"> </text:span><text:span text:style-name="T16">function</text:span><text:span text:style-name="T37">() {</text:span></text:p>
      <text:p text:style-name="P58"><text:s text:c="12"/><text:span text:style-name="T27">jQueryObject.die(eventType, handler);</text:span></text:p>
      <text:p text:style-name="P58"><text:s text:c="8"/><text:span text:style-name="T27">};</text:span></text:p>
      <text:p text:style-name="P58"><text:s text:c="4"/><text:span text:style-name="T27">});</text:span></text:p>
      <text:p text:style-name="P62">};</text:p>
      <text:p text:style-name="P32">And we’ll also update the jQuery plugin to be able extend the jQuery object to have a ToLiveObservable method which will look like the following:</text:p>
      <text:p text:style-name="P7"><text:soft-page-break/><text:span text:style-name="T36">jQuery.fn.ToLiveObservable = </text:span><text:span text:style-name="T15">function</text:span><text:span text:style-name="T36">(eventType, eventData) {</text:span></text:p>
      <text:p text:style-name="P12"><text:span text:style-name="T36"><text:s text:c="4"/></text:span><text:span text:style-name="T16">return</text:span><text:span text:style-name="T37"> Rx.Observable.FromJQueryLiveEvent(</text:span><text:span text:style-name="T16">this</text:span><text:span text:style-name="T37">, eventType, eventData);</text:span></text:p>
      <text:p text:style-name="P62">}</text:p>
      <text:p text:style-name="P32">Now I can rewrite the above sample which uses live and die to use the Reactive Extensions for JavaScript instead.  Instead of calling die explicitly to detach our handlers, we can call Dispose() on our subscription which underneath the covers calls the die function.</text:p>
      <text:p text:style-name="P7"><text:span text:style-name="T15">var</text:span><text:span text:style-name="T36"> liveEvent = </text:span><text:span text:style-name="T15">null</text:span><text:span text:style-name="T36">;</text:span></text:p>
      <text:p text:style-name="P55"/>
      <text:p text:style-name="P20">$("#bind")</text:p>
      <text:p text:style-name="P12"><text:span text:style-name="T36"><text:s text:c="4"/></text:span><text:span text:style-name="T37">.ToObservable("click")</text:span></text:p>
      <text:p text:style-name="P12"><text:span text:style-name="T36"><text:s text:c="4"/></text:span><text:span text:style-name="T37">.Subscribe(</text:span><text:span text:style-name="T16">function</text:span><text:span text:style-name="T37"> () {</text:span></text:p>
      <text:p text:style-name="P12"><text:span text:style-name="T36"><text:s text:c="8"/></text:span><text:span text:style-name="T37">$("#theone").text("can click...");</text:span></text:p>
      <text:p text:style-name="P55"/>
      <text:p text:style-name="P12"><text:span text:style-name="T36"><text:s text:c="8"/></text:span><text:span text:style-name="T37">liveEvent = $("#theone")</text:span></text:p>
      <text:p text:style-name="P12"><text:span text:style-name="T36"><text:s text:c="12"/></text:span><text:span text:style-name="T37">.ToLiveObservable("click")</text:span></text:p>
      <text:p text:style-name="P58"><text:s text:c="12"/><text:span text:style-name="T27">.Subscribe(aClick);</text:span></text:p>
      <text:p text:style-name="P58"><text:s text:c="8"/><text:span text:style-name="T27">});</text:span></text:p>
      <text:p text:style-name="P55"/>
      <text:p text:style-name="P20">$("#unbind")</text:p>
      <text:p text:style-name="P12"><text:span text:style-name="T36"><text:s text:c="4"/></text:span><text:span text:style-name="T37">.ToObservable("click")</text:span></text:p>
      <text:p text:style-name="P12"><text:span text:style-name="T36"><text:s text:c="4"/></text:span><text:span text:style-name="T37">.Subscribe(</text:span><text:span text:style-name="T16">function</text:span><text:span text:style-name="T37"> () {</text:span></text:p>
      <text:p text:style-name="P12"><text:span text:style-name="T36"><text:s text:c="12"/></text:span><text:span text:style-name="T37">$("#theone").text("Does nothing...");</text:span></text:p>
      <text:p text:style-name="P58"><text:s text:c="12"/></text:p>
      <text:p text:style-name="P12"><text:span text:style-name="T36"><text:s text:c="12"/></text:span><text:span text:style-name="T16">if</text:span><text:span text:style-name="T37"> (liveEvent != </text:span><text:span text:style-name="T16">null</text:span><text:span text:style-name="T37">)</text:span></text:p>
      <text:p text:style-name="P58"><text:s text:c="16"/><text:span text:style-name="T27">liveEvent.Dispose();</text:span></text:p>
      <text:p text:style-name="P58"><text:s text:c="8"/><text:span text:style-name="T27">});</text:span></text:p>
      <text:p text:style-name="P32">In addition to this example, we can show off the live aspect of this to show that in fact our observable is live.  This example will enlist the live click event on all paragraphs, timestamp our values, and then add a new paragraph with the associated timestamp.</text:p>
      <text:p text:style-name="P20">$("p")</text:p>
      <text:p text:style-name="P12"><text:span text:style-name="T36"><text:s text:c="4"/></text:span><text:span text:style-name="T37">.ToLiveObservable("click")</text:span></text:p>
      <text:p text:style-name="P58"><text:s text:c="4"/><text:span text:style-name="T27">.Timestamp()</text:span></text:p>
      <text:p text:style-name="P12"><text:span text:style-name="T36"><text:s text:c="4"/></text:span><text:span text:style-name="T37">.Subscribe(</text:span><text:span text:style-name="T16">function</text:span><text:span text:style-name="T37">(event) {</text:span></text:p>
      <text:p text:style-name="P12"><text:span text:style-name="T36"><text:s text:c="8"/></text:span><text:span text:style-name="T37">$("p").after("&lt;p&gt;Item created " + event.Timestamp + "&lt;/p&gt;");</text:span></text:p>
      <text:p text:style-name="P58"><text:s text:c="4"/><text:span text:style-name="T27">});</text:span></text:p>
      <text:p text:style-name="P32">We’re using the Timestamp method to append a timestamp to our value to keep track of time. </text:p>
      <text:h text:style-name="P39" text:outline-level="2">Conclusion</text:h>
      <text:p text:style-name="P6"><text:span text:style-name="T6">Combining jQuery and the Reactive Extensions for JavaScript gives us even more options to deal with events.  In addition to the standard bind and unbind, we now have the ability to connect and disconnect live events as well.  That’s just one of the many things we can do with it that I’ll hopefully cover more in the near future.  So, </text:span><text:a xlink:type="simple" xlink:href="http://msdn.microsoft.com/en-us/devlabs/ee794896.aspx"><text:span text:style-name="T4">download it</text:span></text:a><text:span text:style-name="T6">, and</text:span><text:a xlink:type="simple" xlink:href="http://social.msdn.microsoft.com/Forums/en-US/rx/threads"><text:span text:style-name="T4">give the team feedback!</text:span></text:a></text:p>
      <text:p text:style-name="Text_20_body"/>
      <text:h text:style-name="P44" text:outline-level="1">Introduction to the Reactive Extensions for JavaScript – <text:span text:style-name="T104">13) </text:span>Extending jQuery AJAX</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02/introduction-to-the-reactive-extensions-for-javascript-extending-jquery-ajax/"><text:span text:style-name="T3">April 2, 2010</text:span></text:a></text:p>
      <text:p text:style-name="P32">So far we’ve come a long way in this series, starting with some of the basics, and then going deeper with composition with such things as the Bing Maps and Twitter Mashup, Drag and Drop, asynchronous programming among others. </text:p>
      <text:p text:style-name="P32">One of the nicest aspects so far is the ease of integration into jQuery.  For the first release, we have Observable.FromJQueryEvent, but we didn’t cover such things as Live Events, which are coming soon as well as other such calls that we’ll get into in today’s post.  But adding all of this could tend to clutter up the main Reactive Extensions for JavaScript core functionality, so instead, we’ll break out the functionality into the core library and then have extensions in other files to cover DOM events, jQuery integration and so on.  We’ll go into more details about what those other libraries are in subsequent posts.</text:p>
      <text:h text:style-name="P39" text:outline-level="2">Extending jQuery AJAX Calls</text:h>
      <text:p text:style-name="P32">In the previous post, we covered not only the jQuery event integration with the bind and unbind, but also support for integration with live events.  Outside of events and live events, there are other ways we could integrate the Reactive Extensions for JavaScript and jQuery, including all functions which take some form of a callback.</text:p>
      <text:p text:style-name="P32">For example, we could look at wrapping the jQuery AJAX API to take advantage of RxJS and that’s precisely what we’ve done is to include the AJAX wrappers in an upcoming Reactive Extensions for JavaScript release.  To give you an idea of what we’ve done, let’s first look at the jQuery function getJSON, which allows us to load JSON encoded data from a given URL using an HTTP GET request.  This function takes in a URL, an optional map or string of data to be sent with the request, and finally a callback with the data and the text status should it succeed.</text:p>
      <text:p text:style-name="P20">jQuery.getJSON( </text:p>
      <text:p text:style-name="P58"><text:s text:c="4"/><text:span text:style-name="T27">url, </text:span></text:p>
      <text:p text:style-name="P58"><text:s text:c="4"/><text:span text:style-name="T27">[ data ], </text:span></text:p>
      <text:p text:style-name="P58"><text:s text:c="4"/><text:span text:style-name="T27">[ callback(data, textStatus) ] )</text:span></text:p>
      <text:p text:style-name="P32">We can use this function to, for example, to call the Twitter search API to look for users of FourSquare, iterate through the results and put each result in an unordered list.</text:p>
      <text:p text:style-name="P7"><text:span text:style-name="T15">var</text:span><text:span text:style-name="T36"> url = "http://search.twitter.com/search.json";</text:span></text:p>
      <text:p text:style-name="P7"><text:span text:style-name="T15">var</text:span><text:span text:style-name="T36"> term = "4sq";</text:span></text:p>
      <text:p text:style-name="P55"/>
      <text:p text:style-name="P7"><text:span text:style-name="T36">$.getJSON(url, { rpp : 100, q : term }, </text:span><text:span text:style-name="T15">function</text:span><text:span text:style-name="T36">(d) {</text:span></text:p>
      <text:p text:style-name="P55"/>
      <text:p text:style-name="P12"><text:span text:style-name="T36"><text:s text:c="4"/></text:span><text:span text:style-name="T37">$.each(d.results, </text:span><text:span text:style-name="T16">function</text:span><text:span text:style-name="T37">(_, result) {</text:span></text:p>
      <text:p text:style-name="P12"><text:span text:style-name="T36"><text:s text:c="8"/></text:span><text:span text:style-name="T37">$("#twitterList")</text:span></text:p>
      <text:p text:style-name="P12"><text:span text:style-name="T36"><text:s text:c="12"/></text:span><text:span text:style-name="T37">.append("&lt;li&gt;" + result.created_at + "-" + </text:span></text:p>
      <text:p text:style-name="P12"><text:span text:style-name="T36"><text:s text:c="29"/></text:span><text:span text:style-name="T37">result.from_user + " : " + </text:span></text:p>
      <text:p text:style-name="P12"><text:soft-page-break/><text:span text:style-name="T36"><text:s text:c="29"/></text:span><text:span text:style-name="T37">result.text + "&lt;/li&gt;");</text:span></text:p>
      <text:p text:style-name="P58"><text:s text:c="4"/><text:span text:style-name="T27">});</text:span></text:p>
      <text:p text:style-name="P62">});</text:p>
      <text:p text:style-name="P32">When we’re using the getJSON function though, what we’re really doing is calling the underlying ajax function which takes a settings map which contains our URL, the data and a success continuation.</text:p>
      <text:p text:style-name="P20">$.ajax({</text:p>
      <text:p text:style-name="P58"><text:s text:c="2"/><text:span text:style-name="T27">url: url,</text:span></text:p>
      <text:p text:style-name="P12"><text:span text:style-name="T36"><text:s text:c="2"/></text:span><text:span text:style-name="T37">dataType: 'json',</text:span></text:p>
      <text:p text:style-name="P58"><text:s text:c="2"/><text:span text:style-name="T27">data: data,</text:span></text:p>
      <text:p text:style-name="P58"><text:s text:c="2"/><text:span text:style-name="T27">success: success</text:span></text:p>
      <text:p text:style-name="P62">});</text:p>
      <text:p text:style-name="P32">This is great for simple examples, but what about error handling?  Unfortunately, as written, it does not handle such scenarios.  Instead, we could, through the use of the Reactive Extensions for JavaScript, rewrite the AJAX functionality so that we get composable behavior with these callback scenarios.  To do this, we could wrap not only the success function, but the error as well and handle each appropriately.  We’ll concern ourselves with two functions on our settings maps, the success and the error. </text:p>
      <text:p text:style-name="P32">The success function is a function which is called upon the successful completion of the AJAX operation.  This function gets passed three arguments, the data, the text status and the XMLHttpRequest object and looks much like the following:</text:p>
      <text:p text:style-name="P20">success(</text:p>
      <text:p text:style-name="P58"><text:s text:c="4"/><text:span text:style-name="T27">data, </text:span></text:p>
      <text:p text:style-name="P58"><text:s text:c="4"/><text:span text:style-name="T27">textStatus, </text:span></text:p>
      <text:p text:style-name="P58"><text:s text:c="4"/><text:span text:style-name="T27">XMLHttpRequest) </text:span></text:p>
      <text:p text:style-name="P32">On the other side of the story, we have the error function which is called when our AJAX call fails.  This function gets passed three arguments as well, the XMLHttpRequest object, the text describing the error, and optionally the error object itself.</text:p>
      <text:p text:style-name="P20">error(</text:p>
      <text:p text:style-name="P58"><text:s text:c="4"/><text:span text:style-name="T27">XMLHttpRequest, </text:span></text:p>
      <text:p text:style-name="P58"><text:s text:c="4"/><text:span text:style-name="T27">textStatus, </text:span></text:p>
      <text:p text:style-name="P58"><text:s text:c="4"/><text:span text:style-name="T27">errorThrown) </text:span></text:p>
      <text:p text:style-name="P32">Now that we have a basic understanding of the two functions we’re interested in as part of our settings object, let’s look how we rewrote the ajax function as an observable, in this case calling it ajaxAsObservable.  We’ll take the take a settings map much like the original ajax function does, copy out the values into a new map and add the success and error handlers.</text:p>
      <text:p text:style-name="P7"><text:span text:style-name="T36">$.ajaxAsObservable = </text:span><text:span text:style-name="T15">function</text:span><text:span text:style-name="T36">(settings)</text:span></text:p>
      <text:p text:style-name="P62">{</text:p>
      <text:p text:style-name="P12"><text:span text:style-name="T36"><text:s text:c="4"/></text:span><text:span text:style-name="T16">var</text:span><text:span text:style-name="T37"> internalSettings = {};</text:span></text:p>
      <text:p text:style-name="P12"><text:span text:style-name="T36"><text:s text:c="4"/></text:span><text:span text:style-name="T16">for</text:span><text:span text:style-name="T37"> (</text:span><text:span text:style-name="T16">var</text:span><text:span text:style-name="T37"> setting </text:span><text:span text:style-name="T16">in</text:span><text:span text:style-name="T37"> settings) {</text:span></text:p>
      <text:p text:style-name="P12"><text:span text:style-name="T36"><text:s text:c="8"/></text:span><text:span text:style-name="T37">internalSettings[setting] = settings[setting];</text:span></text:p>
      <text:p text:style-name="P58"><text:s text:c="4"/><text:span text:style-name="T27">}</text:span></text:p>
      <text:p text:style-name="P58"><text:soft-page-break/><text:s text:c="3"/></text:p>
      <text:p text:style-name="P12"><text:span text:style-name="T36"><text:s text:c="4"/></text:span><text:span text:style-name="T16">var</text:span><text:span text:style-name="T37"> subject = </text:span><text:span text:style-name="T16">new</text:span><text:span text:style-name="T37"> Rx.AsyncSubject();</text:span></text:p>
      <text:p text:style-name="P12"><text:span text:style-name="T36"><text:s text:c="4"/></text:span><text:span text:style-name="T37">internalSettings.success = </text:span><text:span text:style-name="T16">function</text:span><text:span text:style-name="T37">(data, textStatus, xmlHttpRequest) {</text:span></text:p>
      <text:p text:style-name="P58"><text:s text:c="8"/><text:span text:style-name="T27">subject.OnNext({ </text:span></text:p>
      <text:p text:style-name="P58"><text:s text:c="12"/><text:span text:style-name="T27">data: data, </text:span></text:p>
      <text:p text:style-name="P58"><text:s text:c="12"/><text:span text:style-name="T27">textStatus: textStatus, </text:span></text:p>
      <text:p text:style-name="P58"><text:s text:c="12"/><text:span text:style-name="T27">xmlHttpRequest: xmlHttpRequest });</text:span></text:p>
      <text:p text:style-name="P58"><text:s text:c="7"/><text:span text:style-name="T27">subject.OnCompleted();</text:span></text:p>
      <text:p text:style-name="P58"><text:s text:c="4"/><text:span text:style-name="T27">};</text:span></text:p>
      <text:p text:style-name="P58"><text:s text:c="3"/></text:p>
      <text:p text:style-name="P12"><text:span text:style-name="T36"><text:s text:c="4"/></text:span><text:span text:style-name="T37">internalSettings.error = </text:span><text:span text:style-name="T16">function</text:span><text:span text:style-name="T37">(xmlHttpReuqest, textStatus, errorThrown) {</text:span></text:p>
      <text:p text:style-name="P58"><text:s text:c="8"/><text:span text:style-name="T27">subject.OnError({ </text:span></text:p>
      <text:p text:style-name="P58"><text:s text:c="12"/><text:span text:style-name="T27">xmlHttpRequest: xmlHttpRequest, </text:span></text:p>
      <text:p text:style-name="P58"><text:s text:c="12"/><text:span text:style-name="T27">textStatus: textStatus, </text:span></text:p>
      <text:p text:style-name="P58"><text:s text:c="12"/><text:span text:style-name="T27">errorThrown: errorThrown });</text:span></text:p>
      <text:p text:style-name="P58"><text:s text:c="4"/><text:span text:style-name="T27">};</text:span></text:p>
      <text:p text:style-name="P58"><text:s text:c="3"/></text:p>
      <text:p text:style-name="P58"><text:s text:c="4"/><text:span text:style-name="T27">$.ajax(internalSettings);</text:span></text:p>
      <text:p text:style-name="P58"><text:s text:c="3"/></text:p>
      <text:p text:style-name="P12"><text:span text:style-name="T36"><text:s text:c="4"/></text:span><text:span text:style-name="T16">return</text:span><text:span text:style-name="T37"> subject;</text:span></text:p>
      <text:p text:style-name="P62">};</text:p>
      <text:p text:style-name="P32">As you can see, it’s a fairly common approach for us to use the AsyncSubject to wrap a lot of these APIs.  We also defined a shorthand function just as jQuery did with getJSON aptly named getJSONAsObservable.</text:p>
      <text:p text:style-name="P7"><text:span text:style-name="T36">$.getJSONAsObservable = </text:span><text:span text:style-name="T15">function</text:span><text:span text:style-name="T36">(url, data)</text:span></text:p>
      <text:p text:style-name="P62">{</text:p>
      <text:p text:style-name="P12"><text:span text:style-name="T36"><text:s text:c="4"/></text:span><text:span text:style-name="T16">return</text:span><text:span text:style-name="T37"> $.ajaxAsObservable({ </text:span></text:p>
      <text:p text:style-name="P58"><text:s text:c="8"/><text:span text:style-name="T27">url: url, </text:span></text:p>
      <text:p text:style-name="P12"><text:span text:style-name="T36"><text:s text:c="8"/></text:span><text:span text:style-name="T37">dataType: 'json', </text:span></text:p>
      <text:p text:style-name="P58"><text:s text:c="8"/><text:span text:style-name="T27">data: data });</text:span></text:p>
      <text:p text:style-name="P62">};</text:p>
      <text:p text:style-name="P32">Now to show this in action, we could create an observable which searches Twitter for FourSquare users and only those with geolocation enabled, display the tweeted text as well as their latitude and longitude.</text:p>
      <text:p text:style-name="P7"><text:span text:style-name="T36">Array.prototype.toObservable = </text:span><text:span text:style-name="T15">function</text:span><text:span text:style-name="T36">() {</text:span></text:p>
      <text:p text:style-name="P12"><text:span text:style-name="T36"><text:s text:c="4"/></text:span><text:span text:style-name="T16">return</text:span><text:span text:style-name="T37"> Rx.Observable.FromArray(</text:span><text:span text:style-name="T16">this</text:span><text:span text:style-name="T37">);</text:span></text:p>
      <text:p text:style-name="P62">}</text:p>
      <text:p text:style-name="P55"/>
      <text:p text:style-name="P7"><text:span text:style-name="T15">var</text:span><text:span text:style-name="T36"> url = "http://search.twitter.com/search.json";</text:span></text:p>
      <text:p text:style-name="P7"><text:span text:style-name="T15">var</text:span><text:span text:style-name="T36"> term = "4sq";</text:span></text:p>
      <text:p text:style-name="P55"/>
      <text:p text:style-name="P20">$.getJSONAsObservable(url, { rpp : 100, q : term })</text:p>
      <text:p text:style-name="P12"><text:span text:style-name="T36"><text:s text:c="4"/></text:span><text:span text:style-name="T37">.SelectMany(</text:span><text:span text:style-name="T16">function</text:span><text:span text:style-name="T37">(d) { </text:span><text:span text:style-name="T16">return</text:span><text:span text:style-name="T37"> d.data.results.toObservable(); })</text:span></text:p>
      <text:p text:style-name="P12"><text:span text:style-name="T36"><text:s text:c="4"/></text:span><text:span text:style-name="T37">.Where(</text:span><text:span text:style-name="T16">function</text:span><text:span text:style-name="T37">(result) { </text:span><text:span text:style-name="T16">return</text:span><text:span text:style-name="T37"> result.geo != </text:span><text:span text:style-name="T16">null</text:span><text:span text:style-name="T37">; })</text:span></text:p>
      <text:p text:style-name="P12"><text:span text:style-name="T36"><text:s text:c="4"/></text:span><text:span text:style-name="T37">.Subscribe(</text:span><text:span text:style-name="T16">function</text:span><text:span text:style-name="T37">(result) {</text:span></text:p>
      <text:p text:style-name="P12"><text:span text:style-name="T36"><text:s text:c="8"/></text:span><text:span text:style-name="T16">var</text:span><text:span text:style-name="T37"> lat = result.geo.coordinates[0];</text:span></text:p>
      <text:p text:style-name="P12"><text:soft-page-break/><text:span text:style-name="T36"><text:s text:c="8"/></text:span><text:span text:style-name="T16">var</text:span><text:span text:style-name="T37"> lon = result.geo.coordinates[1];</text:span></text:p>
      <text:p text:style-name="P55"/>
      <text:p text:style-name="P12"><text:span text:style-name="T36"><text:s text:c="8"/></text:span><text:span text:style-name="T37">$("#twitterList").append("&lt;li&gt;" +</text:span></text:p>
      <text:p text:style-name="P12"><text:span text:style-name="T36"><text:s text:c="12"/></text:span><text:span text:style-name="T37">result.created_at + "-" +</text:span></text:p>
      <text:p text:style-name="P12"><text:span text:style-name="T36"><text:s text:c="12"/></text:span><text:span text:style-name="T37">result.from_user + " : " +</text:span></text:p>
      <text:p text:style-name="P12"><text:span text:style-name="T36"><text:s text:c="12"/></text:span><text:span text:style-name="T37">result.text + "&lt;br /&gt;" +</text:span></text:p>
      <text:p text:style-name="P12"><text:span text:style-name="T36"><text:s text:c="12"/></text:span><text:span text:style-name="T37">"at " + lat + " - " + lon + "&lt;/li&gt;");</text:span></text:p>
      <text:p text:style-name="P58"><text:s text:c="4"/><text:span text:style-name="T27">});</text:span></text:p>
      <text:p text:style-name="P32">As you may have noticed, not once did we actually use naming of Rx.Observable naming, and instead we’re focusing more on integrating naturally with jQuery including the naming as well as extending the jQuery object itself.  Your thoughts and feedback on these designs are always appreciated.</text:p>
      <text:p text:style-name="Text_20_body"/>
      <text:h text:style-name="P44" text:outline-level="1">Introduction to the Reactive Extensions for JavaScript – <text:span text:style-name="T104">14) </text:span>A Separation of Concern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09/introduction-to-the-reactive-extensions-for-javascript-a-separation-of-concerns/"><text:span text:style-name="T3">April 9, 2010</text:span></text:a></text:p>
      <text:p text:style-name="P32">So far we’ve come a long way in this series, starting with some of the basics, and then going deeper with composition with such things as the Bing Maps and Twitter Mashup, Drag and Drop, asynchronous programming among others.  In the previous post, we covered a bit about jQuery AJAX integration into the Reactive Extensions for JavaScript.  This time, we’re going to step back just a little bit to talk about de-cluttering the libraries and separating our concerns.</text:p>
      <text:h text:style-name="P39" text:outline-level="2">A Clear Separation of Concerns</text:h>
      <text:p text:style-name="P32">In an earlier post, we talked a bit about jQuery event integration using bind/unbind as part of the first release of the Reactive Extensions for JavaScript.  Since that time, we’ve also added the Live Events and AJAX among other features.  Just as well, we’ve looked at other libraries such as Dojo, Prototype, YUI3, Moo Tools, ExtJS among others and sought integration points as well.  The question then comes up, how do we arrange the libraries in an easy manner so that we have the core functionality in one library, and then the integration points with both the DOM and third-party libraries integrations?</text:p>
      <text:p text:style-name="P32">What the team has decided to do is split among just those lines to have a separation between the core Rx functionality of Observers, Observables, and the various combinators, and then split out anything DOM or third-party library related into their own respective packages.  What you can expect are the following then in the next release of the Reactive Extensions for JavaScript, in no particular order:</text:p>
      <text:list xml:id="list599539692861250260" text:style-name="L2">
        <text:list-item>
          <text:p text:style-name="P85">DOM Events (IE and DOM) and XmlHttpRequest</text:p>
        </text:list-item>
        <text:list-item>
          <text:p text:style-name="P91"><text:a xlink:type="simple" xlink:href="http://jquery.com/"><text:span text:style-name="T4">jQuery</text:span></text:a></text:p>
        </text:list-item>
        <text:list-item>
          <text:p text:style-name="P91"><text:a xlink:type="simple" xlink:href="http://dojotoolkit.org/dojo"><text:span text:style-name="T4">Dojo</text:span></text:a></text:p>
        </text:list-item>
        <text:list-item>
          <text:p text:style-name="P91"><text:a xlink:type="simple" xlink:href="http://www.extjs.com/"><text:span text:style-name="T4">ExtJS</text:span></text:a></text:p>
        </text:list-item>
        <text:list-item>
          <text:p text:style-name="P91"><text:a xlink:type="simple" xlink:href="http://prototypejs.org/"><text:span text:style-name="T4">Prototype</text:span></text:a></text:p>
        </text:list-item>
        <text:list-item>
          <text:p text:style-name="P91"><text:a xlink:type="simple" xlink:href="http://developer.yahoo.com/yui/3/"><text:span text:style-name="T4">YUI3</text:span></text:a></text:p>
        </text:list-item>
        <text:list-item>
          <text:p text:style-name="P91"><text:a xlink:type="simple" xlink:href="http://www.mootools.net/"><text:span text:style-name="T4">Moo Tools</text:span></text:a></text:p>
        </text:list-item>
      </text:list>
      <text:p text:style-name="P32">In addition to the integration points, the library will also ship with samples on how you can integrate the Reactive Extensions for JavaScript with your library of choice.  For example, here is a quick demo of using Dojo and the Reactive Extensions together to bind and unbind events to buttons.  The intent of this example is to have two buttons that control whether a third button can in fact listen to events.  The first button hooks the events and changes the text of the button, whereas the second button unhooks the listener from the third button.  To do this, we’ll need a MutableDisposable which allows us to replace the disposable at any time with a new one.  In this case, we’ll replace a blank disposable with one that comes from the subscription to the third button’s click event.  Then in the second button handler, we’ll dispose our MutableDisposable and then initialize it again to a new one.  There are plenty of built-in Disposable instances that we’ll cover in the near future.  Below is the full implementation using Dojo and RxJS together.</text:p>
      <text:p text:style-name="P7"><text:soft-page-break/><text:span text:style-name="T15">&lt;</text:span><text:span text:style-name="T23">html</text:span><text:span text:style-name="T15">&gt;</text:span></text:p>
      <text:p text:style-name="P12"><text:span text:style-name="T36"><text:s text:c="4"/></text:span><text:span text:style-name="T16">&lt;</text:span><text:span text:style-name="T24">head</text:span><text:span text:style-name="T16">&gt;</text:span></text:p>
      <text:p text:style-name="P12"><text:span text:style-name="T36"><text:s text:c="8"/></text:span><text:span text:style-name="T16">&lt;</text:span><text:span text:style-name="T24">script </text:span><text:span text:style-name="T79">src</text:span><text:span text:style-name="T16">="http://ajax.googleapis.com/ajax/libs/dojo/1.4/dojo/dojo.xd.js"</text:span><text:span text:style-name="T79"> </text:span></text:p>
      <text:p text:style-name="P12"><text:span text:style-name="T78"><text:s text:c="12"/></text:span><text:span text:style-name="T79">type</text:span><text:span text:style-name="T16">="text/javascript"&gt;&lt;/</text:span><text:span text:style-name="T24">script</text:span><text:span text:style-name="T16">&gt;</text:span></text:p>
      <text:p text:style-name="P12"><text:span text:style-name="T36"><text:s text:c="8"/></text:span><text:span text:style-name="T16">&lt;</text:span><text:span text:style-name="T24">script </text:span><text:span text:style-name="T79">src</text:span><text:span text:style-name="T16">="..\rx.js"&gt;&lt;/</text:span><text:span text:style-name="T24">script</text:span><text:span text:style-name="T16">&gt;</text:span></text:p>
      <text:p text:style-name="P12"><text:span text:style-name="T36"><text:s text:c="8"/></text:span><text:span text:style-name="T16">&lt;</text:span><text:span text:style-name="T24">script </text:span><text:span text:style-name="T79">src</text:span><text:span text:style-name="T16">="..\rx.dojo.js"&gt;&lt;/</text:span><text:span text:style-name="T24">script</text:span><text:span text:style-name="T16">&gt;</text:span></text:p>
      <text:p text:style-name="P12"><text:span text:style-name="T36"><text:s text:c="8"/></text:span><text:span text:style-name="T16">&lt;</text:span><text:span text:style-name="T24">script</text:span><text:span text:style-name="T16">&gt;</text:span></text:p>
      <text:p text:style-name="P55"/>
      <text:p text:style-name="P12"><text:span text:style-name="T59"><text:s text:c="8"/></text:span><text:span text:style-name="T38">dojo.addOnLoad(</text:span><text:span text:style-name="T17">function</text:span><text:span text:style-name="T38">() {</text:span></text:p>
      <text:p text:style-name="P55"/>
      <text:p text:style-name="P12"><text:span text:style-name="T59"><text:s text:c="12"/></text:span><text:span text:style-name="T17">var</text:span><text:span text:style-name="T38"> liveEvent = </text:span><text:span text:style-name="T17">new</text:span><text:span text:style-name="T38"> Rx.MutableDisposable();</text:span></text:p>
      <text:p text:style-name="P12"><text:span text:style-name="T59"><text:s text:c="12"/></text:span><text:span text:style-name="T38">Rx.Observable.FromDojoEvent(dojo.byId("bind"),"click")</text:span></text:p>
      <text:p text:style-name="P12"><text:span text:style-name="T59"><text:s text:c="16"/></text:span><text:span text:style-name="T38">.Subscribe(</text:span><text:span text:style-name="T17">function</text:span><text:span text:style-name="T38"> () {</text:span></text:p>
      <text:p text:style-name="P12"><text:span text:style-name="T59"><text:s text:c="20"/></text:span><text:span text:style-name="T38">dojo.byId("theone").value = "can click...";</text:span></text:p>
      <text:p text:style-name="P55"/>
      <text:p text:style-name="P57"><text:s text:c="20"/><text:span text:style-name="T27">liveEvent.Replace(</text:span></text:p>
      <text:p text:style-name="P12"><text:span text:style-name="T59"><text:s text:c="24"/></text:span><text:span text:style-name="T38">Rx.Observable.FromDojoEvent(dojo.byId("theone"),"click")</text:span></text:p>
      <text:p text:style-name="P12"><text:span text:style-name="T59"><text:s text:c="24"/></text:span><text:span text:style-name="T38">.Subscribe(</text:span><text:span text:style-name="T17">function</text:span><text:span text:style-name="T38">() {</text:span></text:p>
      <text:p text:style-name="P12"><text:span text:style-name="T59"><text:s text:c="28"/></text:span><text:span text:style-name="T38">alert("hello"); <text:s/>}));</text:span></text:p>
      <text:p text:style-name="P57"><text:s text:c="20"/><text:span text:style-name="T27">});</text:span></text:p>
      <text:p text:style-name="P55"/>
      <text:p text:style-name="P12"><text:span text:style-name="T59"><text:s text:c="12"/></text:span><text:span text:style-name="T38">Rx.Observable.FromDojoEvent(dojo.byId("unbind"), "click")</text:span></text:p>
      <text:p text:style-name="P12"><text:span text:style-name="T59"><text:s text:c="16"/></text:span><text:span text:style-name="T38">.Subscribe(</text:span><text:span text:style-name="T17">function</text:span><text:span text:style-name="T38"> () {</text:span></text:p>
      <text:p text:style-name="P12"><text:span text:style-name="T59"><text:s text:c="24"/></text:span><text:span text:style-name="T38">dojo.byId("theone").value = "Does nothing...";</text:span></text:p>
      <text:p text:style-name="P57"><text:s text:c="24"/><text:span text:style-name="T27">liveEvent.Dispose();</text:span></text:p>
      <text:p text:style-name="P12"><text:span text:style-name="T59"><text:s text:c="24"/></text:span><text:span text:style-name="T38">liveEvent = </text:span><text:span text:style-name="T17">new</text:span><text:span text:style-name="T38"> Rx.MutableDisposable();</text:span></text:p>
      <text:p text:style-name="P57"><text:s text:c="20"/><text:span text:style-name="T27">});</text:span></text:p>
      <text:p text:style-name="P57"><text:s text:c="8"/><text:span text:style-name="T27">});</text:span></text:p>
      <text:p text:style-name="P12"><text:span text:style-name="T59"><text:s text:c="4"/></text:span><text:span text:style-name="T16">&lt;/</text:span><text:span text:style-name="T24">script</text:span><text:span text:style-name="T16">&gt;</text:span></text:p>
      <text:p text:style-name="P55"/>
      <text:p text:style-name="P7"><text:span text:style-name="T15">&lt;/</text:span><text:span text:style-name="T23">head</text:span><text:span text:style-name="T15">&gt;</text:span></text:p>
      <text:p text:style-name="P7"><text:span text:style-name="T15">&lt;</text:span><text:span text:style-name="T23">body</text:span><text:span text:style-name="T15">&gt;</text:span></text:p>
      <text:p text:style-name="P12"><text:span text:style-name="T36"><text:s text:c="4"/></text:span><text:span text:style-name="T16">&lt;</text:span><text:span text:style-name="T24">button </text:span><text:span text:style-name="T79">id</text:span><text:span text:style-name="T16">="theone"&gt;</text:span><text:span text:style-name="T37">Does nothing...</text:span><text:span text:style-name="T16">&lt;/</text:span><text:span text:style-name="T24">button</text:span><text:span text:style-name="T16">&gt;</text:span></text:p>
      <text:p text:style-name="P12"><text:span text:style-name="T36"><text:s text:c="4"/></text:span><text:span text:style-name="T16">&lt;</text:span><text:span text:style-name="T24">button </text:span><text:span text:style-name="T79">id</text:span><text:span text:style-name="T16">="bind"&gt;</text:span><text:span text:style-name="T37">Bind Click</text:span><text:span text:style-name="T16">&lt;/</text:span><text:span text:style-name="T24">button</text:span><text:span text:style-name="T16">&gt;</text:span></text:p>
      <text:p text:style-name="P12"><text:span text:style-name="T36"><text:s text:c="4"/></text:span><text:span text:style-name="T16">&lt;</text:span><text:span text:style-name="T24">button </text:span><text:span text:style-name="T79">id</text:span><text:span text:style-name="T16">="unbind"&gt;</text:span><text:span text:style-name="T37">Unbind Click</text:span><text:span text:style-name="T16">&lt;/</text:span><text:span text:style-name="T24">button</text:span><text:span text:style-name="T16">&gt;</text:span></text:p>
      <text:p text:style-name="P7"><text:span text:style-name="T15">&lt;/</text:span><text:span text:style-name="T23">body</text:span><text:span text:style-name="T15">&gt;</text:span></text:p>
      <text:p text:style-name="P7"><text:span text:style-name="T15">&lt;/</text:span><text:span text:style-name="T23">html</text:span><text:span text:style-name="T15">&gt;</text:span></text:p>
      <text:p text:style-name="P32">By providing not only the libraries as well as the samples, the team is able to show you how you can hook up RxJS into your own libraries as well and not be limited to what has already been provided out of the box.</text:p>
      <text:p text:style-name="Text_20_body"/>
      <text:h text:style-name="P44" text:outline-level="1">Introduction to the Reactive Extensions for JavaScript – <text:span text:style-name="T104">15) </text:span>Aggregation Part 1</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14/introduction-to-the-reactive-extensions-for-javascript-aggregation-part-1/"><text:span text:style-name="T3">April 14, 2010</text:span></text:a></text:p>
      <text:p text:style-name="P6"><text:span text:style-name="T6">So far we’ve come a long way in this series on the </text:span><text:a xlink:type="simple" xlink:href="http://msdn.microsoft.com/en-us/devlabs/ee794896.aspx"><text:span text:style-name="T4">Reactive Extensions for JavaScript</text:span></text:a><text:span text:style-name="T6">, starting with some of the basics, and then going deeper with composition with such things as the Bing Maps and Twitter Mashup, Drag and Drop, asynchronous programming among others.  In the previous post, we talked about separating our concerns between the base functionality, DOM events and third-party library integration.  This time, let’s look at another separation which comes in the form of aggregates.</text:span></text:p>
      <text:p text:style-name="P4"/>
      <text:h text:style-name="P39" text:outline-level="2">Aggregation Operators</text:h>
      <text:p text:style-name="P32">In the initial release of the Reactive Extensions for JavaScript, you may have noticed there was a lack aggregation operators.  By aggregation operators I mean those which require us to iterate over the collection with some sort of accumulated value to produce a final answer.  The Reactive Extensions for JavaScript have included a number of operators which we’ll go through one by one including:</text:p>
      <text:list xml:id="list367446299020656319" text:style-name="L3">
        <text:list-item>
          <text:p text:style-name="P86">Aggregate</text:p>
        </text:list-item>
        <text:list-item>
          <text:p text:style-name="P86">Any</text:p>
        </text:list-item>
        <text:list-item>
          <text:p text:style-name="P86">All</text:p>
        </text:list-item>
        <text:list-item>
          <text:p text:style-name="P86">Contains</text:p>
        </text:list-item>
        <text:list-item>
          <text:p text:style-name="P86">Count</text:p>
        </text:list-item>
        <text:list-item>
          <text:p text:style-name="P86">Sum</text:p>
        </text:list-item>
        <text:list-item>
          <text:p text:style-name="P86">Average</text:p>
        </text:list-item>
        <text:list-item>
          <text:p text:style-name="P86">Final</text:p>
        </text:list-item>
        <text:list-item>
          <text:p text:style-name="P86">Min/MinBy</text:p>
        </text:list-item>
        <text:list-item>
          <text:p text:style-name="P86">Max/MaxBy</text:p>
        </text:list-item>
      </text:list>
      <text:p text:style-name="P32">To use these, simply add a reference to the Rx.aggregates.js library like the following:</text:p>
      <text:p text:style-name="P7"><text:span text:style-name="T15">&lt;</text:span><text:span text:style-name="T23">script </text:span><text:span text:style-name="T78">src</text:span><text:span text:style-name="T15">="rx.aggregates.js"</text:span><text:span text:style-name="T78"> type</text:span><text:span text:style-name="T15">="text/javascript"&gt;&lt;/</text:span><text:span text:style-name="T23">script</text:span><text:span text:style-name="T15">&gt;</text:span></text:p>
      <text:p text:style-name="P32">Now to cover some of the functions.  Let’s start off with the Aggregate function.</text:p>
      <text:h text:style-name="P39" text:outline-level="2">Aggregate</text:h>
      <text:p text:style-name="P6"><text:span text:style-name="T6">The aggregate function gives us the ability to apply an accumulator function over our observable sequence and the seed acts as the initial accumulator value and then yields to us a single value.  For those coming from the functional programming world, one could think of this as a left fold.  For a quick refresher on what a fold is, take a look at Bart de Smet’s </text:span><text:a xlink:type="simple" xlink:href="http://community.bartdesmet.net/blogs/bart/archive/2008/08/17/folding-left-right-and-the-linq-aggregation-operator.aspx"><text:span text:style-name="T4">post on the matter</text:span></text:a><text:span text:style-name="T6">.</text:span></text:p>
      <text:p text:style-name="P32">This function should be familiar to you who already use LINQ and the semantics are exactly the same.  Except, there is one large difference in that all of these aggregation functions don’t return just a value as they do in LINQ to objects, but instead an IObservable&lt;someObject&gt;, so in order for us to get at the value, we must subscribe to it.</text:p>
      <text:p text:style-name="P32">Below is the signature of the Aggregate function.</text:p>
      <text:p text:style-name="P7"><text:soft-page-break/><text:span text:style-name="T36">Aggregate = </text:span><text:span text:style-name="T15">function</text:span><text:span text:style-name="T36">(</text:span></text:p>
      <text:p text:style-name="P12"><text:span text:style-name="T36"><text:s text:c="4"/></text:span><text:span text:style-name="T37">seed, <text:s text:c="12"/></text:span><text:span text:style-name="T73">// Initial value</text:span></text:p>
      <text:p text:style-name="P12"><text:span text:style-name="T36"><text:s text:c="4"/></text:span><text:span text:style-name="T37">accumulator); <text:s text:c="4"/></text:span><text:span text:style-name="T73">// Function to be invoked on each element</text:span></text:p>
      <text:p text:style-name="P32">We can then use this function, for example, to count the number of vowels in a given piece of text.  We have an initial seed of an object with properties for each vowel, a e i o u.  Then we have an accumulator function when then compares our letters and increments the accumulator properly by incrementing the right property should there be a match on a given vowel.</text:p>
      <text:p text:style-name="P7"><text:span text:style-name="T36">Array.prototype.toObservable = </text:span><text:span text:style-name="T15">function</text:span><text:span text:style-name="T36">() {</text:span></text:p>
      <text:p text:style-name="P12"><text:span text:style-name="T36"><text:s text:c="4"/></text:span><text:span text:style-name="T16">return</text:span><text:span text:style-name="T37"> Rx.Observable.FromArray(</text:span><text:span text:style-name="T16">this</text:span><text:span text:style-name="T37">);</text:span></text:p>
      <text:p text:style-name="P62">}</text:p>
      <text:p text:style-name="P55"/>
      <text:p text:style-name="P7"><text:span text:style-name="T15">function</text:span><text:span text:style-name="T36"> countVowel(state, letter) {</text:span></text:p>
      <text:p text:style-name="P12"><text:span text:style-name="T36"><text:s text:c="4"/></text:span><text:span text:style-name="T16">var</text:span><text:span text:style-name="T37"> l = letter.toLowerCase();</text:span></text:p>
      <text:p text:style-name="P12"><text:span text:style-name="T36"><text:s text:c="4"/></text:span><text:span text:style-name="T16">if</text:span><text:span text:style-name="T37">(l === "a") </text:span><text:span text:style-name="T16">return</text:span><text:span text:style-name="T37"> $.extend(state, { a : state.a + 1 });</text:span></text:p>
      <text:p text:style-name="P12"><text:span text:style-name="T36"><text:s text:c="4"/></text:span><text:span text:style-name="T16">if</text:span><text:span text:style-name="T37">(l === "e") </text:span><text:span text:style-name="T16">return</text:span><text:span text:style-name="T37"> $.extend(state, { e : state.e + 1 });</text:span></text:p>
      <text:p text:style-name="P12"><text:span text:style-name="T36"><text:s text:c="4"/></text:span><text:span text:style-name="T16">if</text:span><text:span text:style-name="T37">(l === "i") </text:span><text:span text:style-name="T16">return</text:span><text:span text:style-name="T37"> $.extend(state, { i : state.i + 1 });</text:span></text:p>
      <text:p text:style-name="P12"><text:span text:style-name="T36"><text:s text:c="4"/></text:span><text:span text:style-name="T16">if</text:span><text:span text:style-name="T37">(l === "o") </text:span><text:span text:style-name="T16">return</text:span><text:span text:style-name="T37"> $.extend(state, { o : state.o + 1 });</text:span></text:p>
      <text:p text:style-name="P12"><text:span text:style-name="T36"><text:s text:c="4"/></text:span><text:span text:style-name="T16">if</text:span><text:span text:style-name="T37">(l === "u") </text:span><text:span text:style-name="T16">return</text:span><text:span text:style-name="T37"> $.extend(state, { u : state.u + 1 });</text:span></text:p>
      <text:p text:style-name="P55"/>
      <text:p text:style-name="P12"><text:span text:style-name="T36"><text:s text:c="4"/></text:span><text:span text:style-name="T16">return</text:span><text:span text:style-name="T37"> state;</text:span></text:p>
      <text:p text:style-name="P62">}</text:p>
      <text:p text:style-name="P55"/>
      <text:p text:style-name="P7"><text:span text:style-name="T15">var</text:span><text:span text:style-name="T36"> initial = {</text:span></text:p>
      <text:p text:style-name="P12"><text:span text:style-name="T36"><text:s text:c="4"/></text:span><text:span text:style-name="T37">a : 0,</text:span></text:p>
      <text:p text:style-name="P12"><text:span text:style-name="T36"><text:s text:c="4"/></text:span><text:span text:style-name="T37">e : 0,</text:span></text:p>
      <text:p text:style-name="P12"><text:span text:style-name="T36"><text:s text:c="4"/></text:span><text:span text:style-name="T37">i : 0,</text:span></text:p>
      <text:p text:style-name="P12"><text:span text:style-name="T36"><text:s text:c="4"/></text:span><text:span text:style-name="T37">o : 0,</text:span></text:p>
      <text:p text:style-name="P12"><text:span text:style-name="T36"><text:s text:c="4"/></text:span><text:span text:style-name="T37">u : 0 };</text:span></text:p>
      <text:p text:style-name="P55"/>
      <text:p text:style-name="P7"><text:span text:style-name="T15">var</text:span><text:span text:style-name="T36"> sentence = "Are you ready to hack some JavaScript";</text:span></text:p>
      <text:p text:style-name="P55"/>
      <text:p text:style-name="P20">sentence.split("").toObservable()</text:p>
      <text:p text:style-name="P58"><text:s text:c="4"/><text:span text:style-name="T27">.Aggregate(initial, countVowel)</text:span></text:p>
      <text:p text:style-name="P12"><text:span text:style-name="T36"><text:s text:c="4"/></text:span><text:span text:style-name="T37">.Subscribe(</text:span><text:span text:style-name="T16">function</text:span><text:span text:style-name="T37">(counted) {</text:span></text:p>
      <text:p text:style-name="P12"><text:span text:style-name="T36"><text:s text:c="8"/></text:span><text:span text:style-name="T37">$("#result").html("Number of E's: " + counted.e);</text:span></text:p>
      <text:p text:style-name="P58"><text:s text:c="4"/><text:span text:style-name="T27">});</text:span></text:p>
      <text:p text:style-name="P32">The result of our labor gives us that it found three E’s in the sentence.</text:p>
      <text:p text:style-name="P20">Number of E's: 3</text:p>
      <text:p text:style-name="P32">We also have another version of the Aggregate function which takes no seed at all and instead just an accumulator. </text:p>
      <text:p text:style-name="P7"><text:span text:style-name="T36">Aggregate = </text:span><text:span text:style-name="T15">function</text:span><text:span text:style-name="T36">(</text:span></text:p>
      <text:p text:style-name="P12"><text:span text:style-name="T36"><text:s text:c="4"/></text:span><text:span text:style-name="T37">accumulator); <text:s text:c="5"/></text:span><text:span text:style-name="T73">// Function to be invoked on each element</text:span></text:p>
      <text:p text:style-name="P32">In this example, we’ll take a sentence and reverse it by splitting it by whitespace and then inside of our accumulator function, we put the word in front of the rest of the sentence as we go along.</text:p>
      <text:p text:style-name="P7"><text:soft-page-break/><text:span text:style-name="T15">var</text:span><text:span text:style-name="T36"> sentence = "Are you ready to hack some JavaScript";</text:span></text:p>
      <text:p text:style-name="P55"/>
      <text:p text:style-name="P20">sentence.split(" ").toObservable()</text:p>
      <text:p text:style-name="P12"><text:span text:style-name="T36"><text:s text:c="4"/></text:span><text:span text:style-name="T37">.Aggregate1(</text:span><text:span text:style-name="T16">function</text:span><text:span text:style-name="T37">(acc, word) {</text:span></text:p>
      <text:p text:style-name="P12"><text:span text:style-name="T36"><text:s text:c="8"/></text:span><text:span text:style-name="T16">return</text:span><text:span text:style-name="T37"> word + " " + acc; })</text:span></text:p>
      <text:p text:style-name="P12"><text:span text:style-name="T36"><text:s text:c="4"/></text:span><text:span text:style-name="T37">.Subscribe(</text:span><text:span text:style-name="T16">function</text:span><text:span text:style-name="T37">(reversed) {</text:span></text:p>
      <text:p text:style-name="P12"><text:span text:style-name="T36"><text:s text:c="8"/></text:span><text:span text:style-name="T37">$("#result").html(reversed);</text:span></text:p>
      <text:p text:style-name="P58"><text:s text:c="4"/><text:span text:style-name="T27">});</text:span></text:p>
      <text:p text:style-name="P32">This should then render the following:</text:p>
      <text:p text:style-name="P20">JavaScript some hack to ready you Are </text:p>
      <text:p text:style-name="P32">Now that we’re familiar with Aggregate, let’s move on to determining whether we satisfy a given condition</text:p>
      <text:h text:style-name="P39" text:outline-level="2">Any</text:h>
      <text:p text:style-name="P32">The next LINQ operator that is in the Aggregates library is the Any function.  This function has two overloads, the first determines whether there are any items in the collection.  This function takes no arguments and looks like the following.</text:p>
      <text:p text:style-name="P7"><text:span text:style-name="T36">Any = </text:span><text:span text:style-name="T15">function</text:span><text:span text:style-name="T36">();</text:span></text:p>
      <text:p text:style-name="P32">We can then use this to then determine if we have any items in our collection.</text:p>
      <text:p text:style-name="P7"><text:span text:style-name="T15">var</text:span><text:span text:style-name="T36"> items = Rx.Observable.FromArray([1,2,3]);</text:span></text:p>
      <text:p text:style-name="P55"/>
      <text:p text:style-name="P7"><text:span text:style-name="T36">items.Any().Subscribe(</text:span><text:span text:style-name="T15">function</text:span><text:span text:style-name="T36">(any) {</text:span></text:p>
      <text:p text:style-name="P12"><text:span text:style-name="T36"><text:s text:c="4"/></text:span><text:span text:style-name="T37">alert(any); </text:span><text:span text:style-name="T73">// alerts true</text:span></text:p>
      <text:p text:style-name="P20">});</text:p>
      <text:p text:style-name="P32">Just as well, we could use the overload of the Any operator to determine whether any item in the observable sequence match a given predicate.  The predicate function takes in the item from list and then returns a boolean to determine whether there is a match. </text:p>
      <text:p text:style-name="P7"><text:span text:style-name="T36">Any = </text:span><text:span text:style-name="T15">function</text:span><text:span text:style-name="T36">(</text:span></text:p>
      <text:p text:style-name="P12"><text:span text:style-name="T36"><text:s text:c="4"/></text:span><text:span text:style-name="T37">predicate); </text:span><text:span text:style-name="T73">// predicate to determine if any satisfies</text:span></text:p>
      <text:p text:style-name="P32">In this example, we’ll determine whether any of the strings inside of an array have the letters “ie” in them.</text:p>
      <text:p text:style-name="P7"><text:span text:style-name="T15">var</text:span><text:span text:style-name="T36"> words = Rx.Observable.FromArray(</text:span></text:p>
      <text:p text:style-name="P12"><text:span text:style-name="T36"><text:s text:c="4"/></text:span><text:span text:style-name="T37">[ "belief", "height", "yield", "cashier" ]);</text:span></text:p>
      <text:p text:style-name="P55"/>
      <text:p text:style-name="P62">words</text:p>
      <text:p text:style-name="P12"><text:span text:style-name="T36"><text:s text:c="4"/></text:span><text:span text:style-name="T37">.Any(</text:span><text:span text:style-name="T16">function</text:span><text:span text:style-name="T37">(word) { </text:span><text:span text:style-name="T16">return</text:span><text:span text:style-name="T37"> word.indexOf("ie") != -1; })</text:span></text:p>
      <text:p text:style-name="P12"><text:span text:style-name="T36"><text:s text:c="4"/></text:span><text:span text:style-name="T37">.Subscribe(</text:span><text:span text:style-name="T16">function</text:span><text:span text:style-name="T37">(any) {</text:span></text:p>
      <text:p text:style-name="P12"><text:span text:style-name="T36"><text:s text:c="8"/></text:span><text:span text:style-name="T37">alert(any); </text:span><text:span text:style-name="T73">// yields true</text:span></text:p>
      <text:p text:style-name="P23"><text:s text:c="4"/><text:span text:style-name="T27">});</text:span></text:p>
      <text:h text:style-name="P39" text:outline-level="2"><text:soft-page-break/>All</text:h>
      <text:p text:style-name="P32">The last one we’re going to cover today is the All function.  This function determines whether all elements of an observable sequence satisfy a given predicate. </text:p>
      <text:p text:style-name="P7"><text:span text:style-name="T36">All = </text:span><text:span text:style-name="T15">function</text:span><text:span text:style-name="T36">(</text:span></text:p>
      <text:p text:style-name="P12"><text:span text:style-name="T36"><text:s text:c="4"/></text:span><text:span text:style-name="T37">predicate); </text:span><text:span text:style-name="T73">// predicate to determine if all satisfy</text:span></text:p>
      <text:p text:style-name="P32">To show you quickly how it works, I’ll take the example from above and rewrite it to use the All function instead of the Any and this time because not all the words have the “ie” letter combination, I should have false returned to me when I subscribe.</text:p>
      <text:p text:style-name="P7"><text:span text:style-name="T15">var</text:span><text:span text:style-name="T36"> words = Rx.Observable.FromArray(</text:span></text:p>
      <text:p text:style-name="P12"><text:span text:style-name="T36"><text:s text:c="4"/></text:span><text:span text:style-name="T37">[ "belief", "height", "yield", "cashier" ]);</text:span></text:p>
      <text:p text:style-name="P55"/>
      <text:p text:style-name="P62">words</text:p>
      <text:p text:style-name="P12"><text:span text:style-name="T36"><text:s text:c="4"/></text:span><text:span text:style-name="T37">.All(</text:span><text:span text:style-name="T16">function</text:span><text:span text:style-name="T37">(word) { </text:span><text:span text:style-name="T16">return</text:span><text:span text:style-name="T37"> word.indexOf("ie") != -1; })</text:span></text:p>
      <text:p text:style-name="P12"><text:span text:style-name="T36"><text:s text:c="4"/></text:span><text:span text:style-name="T37">.Subscribe(</text:span><text:span text:style-name="T16">function</text:span><text:span text:style-name="T37">(any) {</text:span></text:p>
      <text:p text:style-name="P12"><text:span text:style-name="T36"><text:s text:c="8"/></text:span><text:span text:style-name="T37">alert(any); </text:span><text:span text:style-name="T73">// yields false</text:span></text:p>
      <text:p text:style-name="P23"><text:s text:c="4"/><text:span text:style-name="T27">});</text:span></text:p>
      <text:p text:style-name="P34">  </text:p>
      <text:h text:style-name="P39" text:outline-level="2">Conclusion</text:h>
      <text:p text:style-name="P32">I think that’s enough for now, and we have a bit to cover including:</text:p>
      <text:list xml:id="list9061065409190104519" text:style-name="L4">
        <text:list-item>
          <text:p text:style-name="P87">Contains</text:p>
        </text:list-item>
        <text:list-item>
          <text:p text:style-name="P87">Count</text:p>
        </text:list-item>
        <text:list-item>
          <text:p text:style-name="P87">Sum</text:p>
        </text:list-item>
        <text:list-item>
          <text:p text:style-name="P87">Average</text:p>
        </text:list-item>
        <text:list-item>
          <text:p text:style-name="P87">Final</text:p>
        </text:list-item>
        <text:list-item>
          <text:p text:style-name="P87">Max</text:p>
        </text:list-item>
        <text:list-item>
          <text:p text:style-name="P87">Min</text:p>
        </text:list-item>
      </text:list>
      <text:p text:style-name="P6"><text:span text:style-name="T6">As you can see, with the Aggregates library addition of the Reactive Extensions for JavaScript, we have yet another tool in our belt for handling our data.  That’s just one of the many things we can do with it that I’ll hopefully cover more in the near future.  So, </text:span><text:a xlink:type="simple" xlink:href="http://msdn.microsoft.com/en-us/devlabs/ee794896.aspx"><text:span text:style-name="T4">download it</text:span></text:a><text:span text:style-name="T6">, and </text:span><text:a xlink:type="simple" xlink:href="http://social.msdn.microsoft.com/Forums/en-US/rx/threads"><text:span text:style-name="T4">give the team feedback!</text:span></text:a></text:p>
      <text:p text:style-name="Text_20_body"/>
      <text:h text:style-name="P44" text:outline-level="1">Introduction to the Reactive Extensions for JavaScript – Aggregation Part 2</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15/introduction-to-the-reactive-extensions-for-javascript-aggregation-part-2/"><text:span text:style-name="T3">April 15, 2010</text:span></text:a></text:p>
      <text:p text:style-name="P6"><text:span text:style-name="T6">So far we’ve come a long way in this series on the </text:span><text:a xlink:type="simple" xlink:href="http://msdn.microsoft.com/en-us/devlabs/ee794896.aspx"><text:span text:style-name="T4">Reactive Extensions for JavaScript</text:span></text:a><text:span text:style-name="T6">, starting with some of the basics, and then going deeper with composition with such things as the Bing Maps and Twitter Mashup, Drag and Drop, asynchronous programming among others.  In the previous post, we talked about separating our concerns between the base functionality, DOM events and third-party library integration.  This time, let’s follow onto our last post which started talking about the Aggregates library of the Reactive Extensions for JavaScript</text:span></text:p>
      <text:p text:style-name="P4"/>
      <text:h text:style-name="P39" text:outline-level="2">Aggregation Operators</text:h>
      <text:p text:style-name="P32">In the initial release of the Reactive Extensions for JavaScript, you may have noticed there was a lack aggregation operators.  By aggregation operators I mean those which require us to iterate over the collection with some sort of accumulated value to produce a final answer.  The Reactive Extensions for JavaScript have included a number of operators which we’ll go through one by one including:</text:p>
      <text:list xml:id="list4598222723930182440" text:style-name="L5">
        <text:list-item>
          <text:p text:style-name="P88">Aggregate</text:p>
        </text:list-item>
        <text:list-item>
          <text:p text:style-name="P88">Any</text:p>
        </text:list-item>
        <text:list-item>
          <text:p text:style-name="P88">All</text:p>
        </text:list-item>
        <text:list-item>
          <text:p text:style-name="P88">Contains</text:p>
        </text:list-item>
        <text:list-item>
          <text:p text:style-name="P88">Count</text:p>
        </text:list-item>
        <text:list-item>
          <text:p text:style-name="P88">Sum</text:p>
        </text:list-item>
        <text:list-item>
          <text:p text:style-name="P88">Average</text:p>
        </text:list-item>
        <text:list-item>
          <text:p text:style-name="P88">Final</text:p>
        </text:list-item>
        <text:list-item>
          <text:p text:style-name="P88">Min/MinBy</text:p>
        </text:list-item>
        <text:list-item>
          <text:p text:style-name="P88">Max/MaxBy</text:p>
        </text:list-item>
      </text:list>
      <text:p text:style-name="P32">To use these, simply add a reference to the Rx.aggregates.js library like the following:</text:p>
      <text:p text:style-name="P7"><text:span text:style-name="T15">&lt;</text:span><text:span text:style-name="T23">script </text:span><text:span text:style-name="T78">src</text:span><text:span text:style-name="T15">="rx.aggregates.js"</text:span><text:span text:style-name="T78"> type</text:span><text:span text:style-name="T15">="text/javascript"&gt;&lt;/</text:span><text:span text:style-name="T23">script</text:span><text:span text:style-name="T15">&gt;</text:span></text:p>
      <text:p text:style-name="P32">Now to cover some of the functions.  We’ll start with the Contains function, picking things up where we left off last time.</text:p>
      <text:h text:style-name="P39" text:outline-level="2">Contains</text:h>
      <text:p text:style-name="P32">The first method we’ll cover is the Contains function, which determines whether a given observable sequence contains the item, and optionally with a comparer which allows us to compare values for equality.</text:p>
      <text:p text:style-name="P7"><text:span text:style-name="T36">Rx.Observable.Contains = </text:span><text:span text:style-name="T15">function</text:span><text:span text:style-name="T36">(</text:span></text:p>
      <text:p text:style-name="P12"><text:span text:style-name="T36"><text:s text:c="4"/></text:span><text:span text:style-name="T37">value, <text:s text:c="4"/></text:span><text:span text:style-name="T73">// Value to locate in the sequence</text:span></text:p>
      <text:p text:style-name="P12"><text:span text:style-name="T36"><text:s text:c="4"/></text:span><text:span text:style-name="T37">comparer); </text:span><text:span text:style-name="T73">// Optional comparer to compare values</text:span></text:p>
      <text:p text:style-name="P29"/>
      <text:p text:style-name="P32">If you fail to include a comparer, the default comparer used looks like the following:</text:p>
      <text:p text:style-name="P7"><text:soft-page-break/><text:span text:style-name="T15">var</text:span><text:span text:style-name="T36"> defaultComparer = </text:span><text:span text:style-name="T15">function</text:span><text:span text:style-name="T36">(a, b) { </text:span></text:p>
      <text:p text:style-name="P12"><text:span text:style-name="T36"><text:s text:c="4"/></text:span><text:span text:style-name="T16">return</text:span><text:span text:style-name="T37"> a === b </text:span></text:p>
      <text:p text:style-name="P62">};</text:p>
      <text:p text:style-name="P32">In this example, I’ll have an observable collection of employees and I wish to check whether Bob is an employee.  In this case, I’ll provide a comparer which checks the name property on our object for equality.</text:p>
      <text:p text:style-name="P7"><text:span text:style-name="T36">Array.prototype.toObservable = </text:span><text:span text:style-name="T15">function</text:span><text:span text:style-name="T36">() {</text:span></text:p>
      <text:p text:style-name="P12"><text:span text:style-name="T36"><text:s text:c="4"/></text:span><text:span text:style-name="T16">return</text:span><text:span text:style-name="T37"> Rx.Observable.FromArray(</text:span><text:span text:style-name="T16">this</text:span><text:span text:style-name="T37">);</text:span></text:p>
      <text:p text:style-name="P62">}</text:p>
      <text:p text:style-name="P55"/>
      <text:p text:style-name="P7"><text:span text:style-name="T15">var</text:span><text:span text:style-name="T36"> employees = [{ name : "Bob", age : 30 },</text:span></text:p>
      <text:p text:style-name="P12"><text:span text:style-name="T36"><text:s text:c="17"/></text:span><text:span text:style-name="T37">{ name : "Billy", age : 32 }]</text:span></text:p>
      <text:p text:style-name="P55"/>
      <text:p text:style-name="P62">employees.toObservable()</text:p>
      <text:p text:style-name="P12"><text:span text:style-name="T36"><text:s text:c="4"/></text:span><text:span text:style-name="T37">.Contains({ name : "Bob" }, </text:span></text:p>
      <text:p text:style-name="P12"><text:span text:style-name="T36"><text:s text:c="8"/></text:span><text:span text:style-name="T16">function</text:span><text:span text:style-name="T37">(a, b) { </text:span><text:span text:style-name="T16">return</text:span><text:span text:style-name="T37"> a.name === b.name; })</text:span></text:p>
      <text:p text:style-name="P12"><text:span text:style-name="T36"><text:s text:c="4"/></text:span><text:span text:style-name="T37">.Subscribe(</text:span><text:span text:style-name="T16">function</text:span><text:span text:style-name="T37">(contains) {</text:span></text:p>
      <text:p text:style-name="P12"><text:span text:style-name="T36"><text:s text:c="8"/></text:span><text:span text:style-name="T37">$("#result").html("Contains Bob?: " + contains);</text:span></text:p>
      <text:p text:style-name="P58"><text:s text:c="4"/><text:span text:style-name="T27">});</text:span></text:p>
      <text:p text:style-name="P32">This of course produces that it can in fact find an employee named Bob in the collection.  Moving on to the next function, Count.</text:p>
      <text:h text:style-name="P39" text:outline-level="2">Count</text:h>
      <text:p text:style-name="P32">The count function in the Reactive Extensions for JavaScript simply returns the number of items in our observable collection.  The signature of this method is as follows:</text:p>
      <text:p text:style-name="P7"><text:span text:style-name="T36">Rx.Observable.Count = </text:span><text:span text:style-name="T15">function</text:span><text:span text:style-name="T36">();</text:span></text:p>
      <text:p text:style-name="P32">As an example, we can take an array of numbers, get the distinct values, count them and display the results.</text:p>
      <text:p text:style-name="P7"><text:span text:style-name="T15">var</text:span><text:span text:style-name="T36"> factors = [ 2, 2, 3, 5, 5 ];</text:span></text:p>
      <text:p text:style-name="P55"/>
      <text:p text:style-name="P62">factors</text:p>
      <text:p text:style-name="P58"><text:s text:c="4"/><text:span text:style-name="T27">.toObservable()</text:span></text:p>
      <text:p text:style-name="P58"><text:s text:c="4"/><text:span text:style-name="T27">.DistinctUntilChanged()</text:span></text:p>
      <text:p text:style-name="P58"><text:s text:c="4"/><text:span text:style-name="T27">.Count()</text:span></text:p>
      <text:p text:style-name="P12"><text:span text:style-name="T36"><text:s text:c="4"/></text:span><text:span text:style-name="T37">.Subscribe(</text:span><text:span text:style-name="T16">function</text:span><text:span text:style-name="T37">(count) {</text:span></text:p>
      <text:p text:style-name="P12"><text:span text:style-name="T36"><text:s text:c="8"/></text:span><text:span text:style-name="T37">$("#result").html("Distinct factors: "+count);</text:span></text:p>
      <text:p text:style-name="P58"><text:s text:c="4"/><text:span text:style-name="T27">});</text:span></text:p>
      <text:p text:style-name="P32">This then gives us the result of 3 distinct factors as shown below.</text:p>
      <text:p text:style-name="P38">Distinct factors: 3</text:p>
      <text:p text:style-name="P32">Next up, we’ll talk about the Sum function.</text:p>
      <text:h text:style-name="P39" text:outline-level="2"><text:soft-page-break/>Sum</text:h>
      <text:p text:style-name="P32">This rather self-explanatory method simply computes the sum of all items in the observable collection.  As JavaScript is a dynamic language, this method supports anything that supports the + operator, typically integers and doubles, although oddly enough it does work for strings (which is not recommended).  The signature of the function is as follows:</text:p>
      <text:p text:style-name="P7"><text:span text:style-name="T36">proto.Sum = </text:span><text:span text:style-name="T15">function</text:span><text:span text:style-name="T36">();</text:span></text:p>
      <text:p text:style-name="P32">In this example, we’ll simply take some floating point numbers and sum them together.</text:p>
      <text:p text:style-name="P7"><text:span text:style-name="T15">var</text:span><text:span text:style-name="T36"> numbers = [ 25.78, 5.72, 1.5, 3.2 ];</text:span></text:p>
      <text:p text:style-name="P55"/>
      <text:p text:style-name="P62">numbers</text:p>
      <text:p text:style-name="P58"><text:s text:c="4"/><text:span text:style-name="T27">.toObservable()</text:span></text:p>
      <text:p text:style-name="P58"><text:s text:c="4"/><text:span text:style-name="T27">.Sum()</text:span></text:p>
      <text:p text:style-name="P12"><text:span text:style-name="T36"><text:s text:c="4"/></text:span><text:span text:style-name="T37">.Subscribe(</text:span><text:span text:style-name="T16">function</text:span><text:span text:style-name="T37">(summed) {</text:span></text:p>
      <text:p text:style-name="P12"><text:span text:style-name="T36"><text:s text:c="8"/></text:span><text:span text:style-name="T37">$("#result").html(summed);</text:span></text:p>
      <text:p text:style-name="P58"><text:s text:c="4"/><text:span text:style-name="T27">});</text:span></text:p>
      <text:p text:style-name="P32">And the result of our action then puts the 36.2 into the result div element.</text:p>
      <text:p text:style-name="P20">36.2</text:p>
      <text:p text:style-name="P32">Next, we’ll tackle the Average function.</text:p>
      <text:h text:style-name="P39" text:outline-level="2">Average</text:h>
      <text:p text:style-name="P32">Just as you’d expect, we have the Average function which does as you expect, averages numbers.  This function takes no arguments and simply returns the average.</text:p>
      <text:p text:style-name="P7"><text:span text:style-name="T36">Rx.Observable.Average = </text:span><text:span text:style-name="T15">function</text:span><text:span text:style-name="T36">();</text:span></text:p>
      <text:p text:style-name="P32">We can take our above example and instead of summing the values, this time we’ll average them.</text:p>
      <text:p text:style-name="P7"><text:span text:style-name="T15">var</text:span><text:span text:style-name="T36"> numbers = [ 25.78, 5.72, 1.5, 3.2 ];</text:span></text:p>
      <text:p text:style-name="P55"/>
      <text:p text:style-name="P62">numbers</text:p>
      <text:p text:style-name="P58"><text:s text:c="4"/><text:span text:style-name="T27">.toObservable()</text:span></text:p>
      <text:p text:style-name="P58"><text:s text:c="4"/><text:span text:style-name="T27">.Average()</text:span></text:p>
      <text:p text:style-name="P12"><text:span text:style-name="T36"><text:s text:c="4"/></text:span><text:span text:style-name="T37">.Subscribe(</text:span><text:span text:style-name="T16">function</text:span><text:span text:style-name="T37">(average) {</text:span></text:p>
      <text:p text:style-name="P12"><text:span text:style-name="T36"><text:s text:c="8"/></text:span><text:span text:style-name="T37">$("#result").html(average);</text:span></text:p>
      <text:p text:style-name="P58"><text:s text:c="4"/><text:span text:style-name="T27">});</text:span></text:p>
      <text:p text:style-name="P32">Which then yields the result of:</text:p>
      <text:p text:style-name="P20">9.05</text:p>
      <text:p text:style-name="P32">Moving on, let’s talk about the Final method.</text:p>
      <text:h text:style-name="P39" text:outline-level="2">Final</text:h>
      <text:p text:style-name="P32">The aptly named Final method gives us the ability, much like the Last method in LINQ to Objects, to <text:soft-page-break/>retrieve the final value from the observable sequence.  The signature of this method is as follows:</text:p>
      <text:p text:style-name="P7"><text:span text:style-name="T36">Rx.Observable.Final = </text:span><text:span text:style-name="T15">function</text:span><text:span text:style-name="T36">();</text:span></text:p>
      <text:p text:style-name="P32">Moving away from our same numbers example we had from above, instead we can turn our attention to Twitter and more in particular, FourSquare users.  In this example, I’ll search Twitter for 4sq in their tweet, take the results array and split each one into its own observable sequence and then get the last one and display the text.</text:p>
      <text:p text:style-name="P7"><text:span text:style-name="T15">var</text:span><text:span text:style-name="T36"> term = "4sq";</text:span></text:p>
      <text:p text:style-name="P7"><text:span text:style-name="T15">var</text:span><text:span text:style-name="T36"> url = "http://search.twitter.com/search.json";</text:span></text:p>
      <text:p text:style-name="P55"/>
      <text:p text:style-name="P20">$.getJSONAsObservable(url, { rpp : 100, q : term })</text:p>
      <text:p text:style-name="P12"><text:span text:style-name="T36"><text:s text:c="4"/></text:span><text:span text:style-name="T37">.SelectMany(</text:span><text:span text:style-name="T16">function</text:span><text:span text:style-name="T37">(d) { </text:span></text:p>
      <text:p text:style-name="P12"><text:span text:style-name="T36"><text:s text:c="8"/></text:span><text:span text:style-name="T16">return</text:span><text:span text:style-name="T37"> d.data.results.toObservable(); })</text:span></text:p>
      <text:p text:style-name="P58"><text:s text:c="4"/><text:span text:style-name="T27">.Final()</text:span></text:p>
      <text:p text:style-name="P12"><text:span text:style-name="T36"><text:s text:c="4"/></text:span><text:span text:style-name="T37">.Subscribe(</text:span><text:span text:style-name="T16">function</text:span><text:span text:style-name="T37">(final) {</text:span></text:p>
      <text:p text:style-name="P12"><text:span text:style-name="T36"><text:s text:c="8"/></text:span><text:span text:style-name="T37">$("#result").html(final.text);</text:span></text:p>
      <text:p text:style-name="P58"><text:s text:c="4"/><text:span text:style-name="T27">});</text:span></text:p>
      <text:p text:style-name="P32">Let’s move on to our last two functions, Min and Max.</text:p>
      <text:h text:style-name="P39" text:outline-level="2">Min</text:h>
      <text:p text:style-name="P32">The next function, which should also look familiar to LINQ to objects users is the Min function.  This function, which optionally takes a key selector and min comparer, computes the minimum value in the sequence.</text:p>
      <text:p text:style-name="P7"><text:span text:style-name="T36">Rx.Observable.Min = </text:span><text:span text:style-name="T15">function</text:span><text:span text:style-name="T36">(</text:span></text:p>
      <text:p text:style-name="P12"><text:span text:style-name="T36"><text:s text:c="4"/></text:span><text:span text:style-name="T37">keySelector, </text:span><text:span text:style-name="T73">// Optional key selector </text:span></text:p>
      <text:p text:style-name="P12"><text:span text:style-name="T36"><text:s text:c="4"/></text:span><text:span text:style-name="T37">comparer); <text:s text:c="2"/></text:span><text:span text:style-name="T73">// Optional min comparer</text:span></text:p>
      <text:p text:style-name="P32">If a comparer is not provided, the default comparer uses the standard less than operator.</text:p>
      <text:p text:style-name="P7"><text:span text:style-name="T36">comparer = </text:span><text:span text:style-name="T15">function</text:span><text:span text:style-name="T36">(current, key) { </text:span></text:p>
      <text:p text:style-name="P12"><text:span text:style-name="T36"><text:s text:c="4"/></text:span><text:span text:style-name="T16">return</text:span><text:span text:style-name="T37"> key &lt; current; </text:span></text:p>
      <text:p text:style-name="P62">};</text:p>
      <text:p text:style-name="P32">To put this one to the test, let’s search Twitter again, this time, let’s look for the minimum user ID in this batch of tweets.  We’ll use the JSON jQuery integration with the Reactive Extensions for JavaScript, extract the results and then return the minimum by the from_user_id property.</text:p>
      <text:p text:style-name="P7"><text:span text:style-name="T36">$(document).ready(</text:span><text:span text:style-name="T15">function</text:span><text:span text:style-name="T36">() {</text:span></text:p>
      <text:p text:style-name="P55"/>
      <text:p text:style-name="P7"><text:span text:style-name="T15">var</text:span><text:span text:style-name="T36"> term = "4sq";</text:span></text:p>
      <text:p text:style-name="P7"><text:span text:style-name="T15">var</text:span><text:span text:style-name="T36"> url = "http://search.twitter.com/search.json";</text:span></text:p>
      <text:p text:style-name="P55"/>
      <text:p text:style-name="P20">$.getJSONAsObservable(url, { rpp : 100, q : term })</text:p>
      <text:p text:style-name="P12"><text:span text:style-name="T36"><text:s text:c="4"/></text:span><text:span text:style-name="T37">.SelectMany(</text:span><text:span text:style-name="T16">function</text:span><text:span text:style-name="T37">(d) { </text:span></text:p>
      <text:p text:style-name="P12"><text:span text:style-name="T36"><text:s text:c="8"/></text:span><text:span text:style-name="T16">return</text:span><text:span text:style-name="T37"> d.data.results.toObservable(); })</text:span></text:p>
      <text:p text:style-name="P12"><text:span text:style-name="T36"><text:s text:c="4"/></text:span><text:span text:style-name="T37">.Min(</text:span><text:span text:style-name="T16">function</text:span><text:span text:style-name="T37">(result) { </text:span></text:p>
      <text:p text:style-name="P12"><text:soft-page-break/><text:span text:style-name="T36"><text:s text:c="8"/></text:span><text:span text:style-name="T16">return</text:span><text:span text:style-name="T37"> result.from_user_id; })</text:span></text:p>
      <text:p text:style-name="P12"><text:span text:style-name="T36"><text:s text:c="4"/></text:span><text:span text:style-name="T37">.Subscribe(</text:span><text:span text:style-name="T16">function</text:span><text:span text:style-name="T37">(min) {</text:span></text:p>
      <text:p text:style-name="P12"><text:span text:style-name="T36"><text:s text:c="8"/></text:span><text:span text:style-name="T37">$("#result").html(min.from_user_id+" "+min.text);</text:span></text:p>
      <text:p text:style-name="P58"><text:s text:c="4"/><text:span text:style-name="T27">});</text:span></text:p>
      <text:p text:style-name="P32">Finally, we come to the Max function.</text:p>
      <text:h text:style-name="P39" text:outline-level="2">Max</text:h>
      <text:p text:style-name="P32">The Max function is the inverse of the Min function and allows us to calculate the maximum value in our observable sequence.  Optionally, we can give a key selector and a max comparer.</text:p>
      <text:p text:style-name="P7"><text:span text:style-name="T36">proto.Max = </text:span><text:span text:style-name="T15">function</text:span><text:span text:style-name="T36">(</text:span></text:p>
      <text:p text:style-name="P12"><text:span text:style-name="T36"><text:s text:c="4"/></text:span><text:span text:style-name="T37">keySelector, </text:span><text:span text:style-name="T73">// Optional key selector</text:span></text:p>
      <text:p text:style-name="P12"><text:span text:style-name="T36"><text:s text:c="4"/></text:span><text:span text:style-name="T37">comparer); <text:s text:c="2"/></text:span><text:span text:style-name="T73">// Optional max comparer</text:span></text:p>
      <text:p text:style-name="P32">If a max comparer is not provided, the default should work just fine.</text:p>
      <text:p text:style-name="P7"><text:span text:style-name="T36">comparer = </text:span><text:span text:style-name="T15">function</text:span><text:span text:style-name="T36">(current, key) { </text:span></text:p>
      <text:p text:style-name="P12"><text:span text:style-name="T36"><text:s text:c="4"/></text:span><text:span text:style-name="T16">return</text:span><text:span text:style-name="T37"> key &gt; current; </text:span></text:p>
      <text:p text:style-name="P62">};</text:p>
      <text:p text:style-name="P32">In our last example, let’s look for the maximum Twitter user ID that someone is responding to.  Much like above we’ll use the jQuery integration with the Reactive Extensions for JavaScript to get the JSON data, we’ll then filter by whether there is a person the user is responding to, and then get that max value of that user ID.</text:p>
      <text:p text:style-name="P7"><text:span text:style-name="T15">var</text:span><text:span text:style-name="T36"> term = "4sq";</text:span></text:p>
      <text:p text:style-name="P7"><text:span text:style-name="T15">var</text:span><text:span text:style-name="T36"> url = "http://search.twitter.com/search.json";</text:span></text:p>
      <text:p text:style-name="P55"/>
      <text:p text:style-name="P20">$.getJSONAsObservable(url, { rpp : 100, q : term })</text:p>
      <text:p text:style-name="P12"><text:span text:style-name="T36"><text:s text:c="4"/></text:span><text:span text:style-name="T37">.SelectMany(</text:span><text:span text:style-name="T16">function</text:span><text:span text:style-name="T37">(d) { </text:span><text:span text:style-name="T16">return</text:span><text:span text:style-name="T37"> d.data.results.toObservable(); })</text:span></text:p>
      <text:p text:style-name="P12"><text:span text:style-name="T36"><text:s text:c="4"/></text:span><text:span text:style-name="T37">.Where(</text:span><text:span text:style-name="T16">function</text:span><text:span text:style-name="T37">(result) { </text:span><text:span text:style-name="T16">return</text:span><text:span text:style-name="T37"> result.to_user_id != </text:span><text:span text:style-name="T16">null</text:span><text:span text:style-name="T37">; })</text:span></text:p>
      <text:p text:style-name="P12"><text:span text:style-name="T36"><text:s text:c="4"/></text:span><text:span text:style-name="T37">.Max(</text:span><text:span text:style-name="T16">function</text:span><text:span text:style-name="T37">(result) { </text:span><text:span text:style-name="T16">return</text:span><text:span text:style-name="T37"> result.from_user_id; })</text:span></text:p>
      <text:p text:style-name="P58"><text:s text:c="4"/><text:span text:style-name="T27">.Subscribe(</text:span></text:p>
      <text:p text:style-name="P12"><text:span text:style-name="T36"><text:s text:c="8"/></text:span><text:span text:style-name="T16">function</text:span><text:span text:style-name="T37">(min) {</text:span></text:p>
      <text:p text:style-name="P12"><text:span text:style-name="T36"><text:s text:c="12"/></text:span><text:span text:style-name="T37">$("#result").html(min.from_user_id+" "+min.text); });</text:span></text:p>
      <text:p text:style-name="P32">And there you have it, the complete set of operators handled in the aggregates library for the Reactive Extensions for JavaScript.</text:p>
      <text:p text:style-name="Text_20_body"/>
      <text:h text:style-name="P44" text:outline-level="1">Introduction to the Reactive Extensions for JavaScript – New Release and Join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19/introduction-to-the-reactive-extensions-for-javascript-new-release-and-joins/"><text:span text:style-name="T3">April 19, 2010</text:span></text:a></text:p>
      <text:p text:style-name="P6"><text:span text:style-name="T6">This past week there was a new release of the </text:span><text:a xlink:type="simple" xlink:href="http://msdn.microsoft.com/en-us/devlabs/ee794896.aspx"><text:span text:style-name="T4">Reactive Extensions for JavaScript</text:span></text:a><text:span text:style-name="T6"> which includes many of the changes I’ve been talking about lately including the third-party library integration, aggregates which I covered in the previous posts, and joins which is the subject of today’s post. </text:span></text:p>
      <text:p text:style-name="P4"/>
      <text:h text:style-name="P39" text:outline-level="2">Joins</text:h>
      <text:p text:style-name="P6"><text:span text:style-name="T6">When we talk about joins in the Reactive Extensions for JavaScript, and for that matter in the .NET version as well, we’re not talking about the kind that we find in LINQ to Objects which matches two sequences on a given key.  Instead, what we’re talking about is to define some complex synchronization patterns between multiple event sources where we create composite events based upon combinations of other events.  In the Reactive Extensions for JavaScript, there is an implementation of </text:span><text:a xlink:type="simple" xlink:href="http://en.wikipedia.org/wiki/Join-calculus"><text:span text:style-name="T4">Join calculus</text:span></text:a><text:span text:style-name="T6"> over observable sequences which allows for us to create a set of patterns that match based upon which notifications come in. </text:span></text:p>
      <text:p text:style-name="P7"><text:span text:style-name="T36">Rx.Observable.Join = </text:span><text:span text:style-name="T15">function</text:span><text:span text:style-name="T36">(</text:span></text:p>
      <text:p text:style-name="P58"><text:s text:c="4"/><text:span text:style-name="T27">one to many plans);</text:span></text:p>
      <text:p text:style-name="P32">So, that brings us to the point, what is an execution plan exactly and what does it look like?  Well, an execution plan consists of a pattern of two functions, an And function and Then function.  Let’s first take a look at the And function, which matches when all observable sequences have a value. </text:p>
      <text:p text:style-name="P7"><text:span text:style-name="T36">Rx.Observable.And = </text:span><text:span text:style-name="T15">function</text:span><text:span text:style-name="T36">(</text:span></text:p>
      <text:p text:style-name="P12"><text:span text:style-name="T36"><text:s text:c="4"/></text:span><text:span text:style-name="T37">other); </text:span><text:span text:style-name="T73">// The other observable to match</text:span></text:p>
      <text:p text:style-name="P32">We can then follow this And with the Then function which matches when all observable sequences have their value available and then projects its value to another structure.</text:p>
      <text:p text:style-name="P7"><text:span text:style-name="T36">Rx.Observable.Then = </text:span><text:span text:style-name="T15">function</text:span><text:span text:style-name="T36">(</text:span></text:p>
      <text:p text:style-name="P12"><text:span text:style-name="T36"><text:s text:c="4"/></text:span><text:span text:style-name="T37">selector); </text:span><text:span text:style-name="T73">// Projects the match value</text:span></text:p>
      <text:p text:style-name="P32">Let’s create a simple example to show how this works.  In this example, we’ll listen for certain keys and when both of them are pressed in any given order, then we’ll bubble up and event.  We’ll listen to the keyup event and check for the C and O characters in the respective observable collections.</text:p>
      <text:p text:style-name="P7"><text:span text:style-name="T15">var</text:span><text:span text:style-name="T36"> cKey = $("#textBox")</text:span></text:p>
      <text:p text:style-name="P12"><text:span text:style-name="T36"><text:s text:c="4"/></text:span><text:span text:style-name="T37">.toObservable("keyup")</text:span></text:p>
      <text:p text:style-name="P12"><text:span text:style-name="T36"><text:s text:c="4"/></text:span><text:span text:style-name="T37">.Where(</text:span><text:span text:style-name="T16">function</text:span><text:span text:style-name="T37">(key) { </text:span></text:p>
      <text:p text:style-name="P12"><text:span text:style-name="T36"><text:s text:c="8"/></text:span><text:span text:style-name="T16">return</text:span><text:span text:style-name="T37"> String.fromCharCode(key.keyCode) === "C"; });</text:span></text:p>
      <text:p text:style-name="P58"><text:s text:c="8"/></text:p>
      <text:p text:style-name="P7"><text:span text:style-name="T15">var</text:span><text:span text:style-name="T36"> oKey = $("#textBox")</text:span></text:p>
      <text:p text:style-name="P12"><text:span text:style-name="T36"><text:s text:c="4"/></text:span><text:span text:style-name="T37">.toObservable("keyup")</text:span></text:p>
      <text:p text:style-name="P12"><text:span text:style-name="T36"><text:s text:c="4"/></text:span><text:span text:style-name="T37">.Where(</text:span><text:span text:style-name="T16">function</text:span><text:span text:style-name="T37">(key) { </text:span></text:p>
      <text:p text:style-name="P12"><text:span text:style-name="T36"><text:s text:c="8"/></text:span><text:span text:style-name="T16">return</text:span><text:span text:style-name="T37"> String.fromCharCode(key.keyCode) === "O"; });</text:span></text:p>
      <text:p text:style-name="P32">Next, we’ll create a pattern which will fire when the combination of C and O has been fired by using the Rx.Observable.Join function.  Inside the Join function, we’ll create a pattern of the cKey and the oKey together, and then project those two events together to return a string indicating it fired. </text:p>
      <text:p text:style-name="P7"><text:soft-page-break/><text:span text:style-name="T15">var</text:span><text:span text:style-name="T36"> keyJoin = Rx.Observable.Join(</text:span></text:p>
      <text:p text:style-name="P12"><text:span text:style-name="T36"><text:s text:c="4"/></text:span><text:span text:style-name="T37">cKey.And(oKey).Then(</text:span><text:span text:style-name="T16">function</text:span><text:span text:style-name="T37">(c, o) { </text:span><text:span text:style-name="T16">return</text:span><text:span text:style-name="T37"> "CO pressed!"; }));</text:span></text:p>
      <text:p text:style-name="P32">Then we can subscribe to the results of this join to alert when I’ve typed the letters C and O in the textbox.  Note that the two keys don’t have to be in a certain order and there can be keys in between.</text:p>
      <text:p text:style-name="P7"><text:span text:style-name="T36">keyJoin.Subscribe(</text:span><text:span text:style-name="T15">function</text:span><text:span text:style-name="T36">(event) { alert(event); });</text:span></text:p>
      <text:p text:style-name="P32">We can extend this example to add another pattern in which we listen for the letters D and E in our textbox and fire a different notification.  To make that happen, we simply add another pattern to the Join method.  We can add as many Join patterns as we wish to get the right behavior our application needs.</text:p>
      <text:p text:style-name="P7"><text:span text:style-name="T15">var</text:span><text:span text:style-name="T36"> dKey = $("#textBox")</text:span></text:p>
      <text:p text:style-name="P12"><text:span text:style-name="T36"><text:s text:c="4"/></text:span><text:span text:style-name="T37">.toObservable("keyup")</text:span></text:p>
      <text:p text:style-name="P12"><text:span text:style-name="T36"><text:s text:c="4"/></text:span><text:span text:style-name="T37">.Where(</text:span><text:span text:style-name="T16">function</text:span><text:span text:style-name="T37">(key) { </text:span></text:p>
      <text:p text:style-name="P12"><text:span text:style-name="T36"><text:s text:c="8"/></text:span><text:span text:style-name="T16">return</text:span><text:span text:style-name="T37"> String.fromCharCode(key.keyCode) === "D"; });</text:span></text:p>
      <text:p text:style-name="P58"><text:s text:c="8"/></text:p>
      <text:p text:style-name="P7"><text:span text:style-name="T15">var</text:span><text:span text:style-name="T36"> eKey = $("#textBox")</text:span></text:p>
      <text:p text:style-name="P12"><text:span text:style-name="T36"><text:s text:c="4"/></text:span><text:span text:style-name="T37">.toObservable("keyup")</text:span></text:p>
      <text:p text:style-name="P12"><text:span text:style-name="T36"><text:s text:c="4"/></text:span><text:span text:style-name="T37">.Where(</text:span><text:span text:style-name="T16">function</text:span><text:span text:style-name="T37">(key) { </text:span></text:p>
      <text:p text:style-name="P12"><text:span text:style-name="T36"><text:s text:c="8"/></text:span><text:span text:style-name="T16">return</text:span><text:span text:style-name="T37"> String.fromCharCode(key.keyCode) === "E"; });</text:span></text:p>
      <text:p text:style-name="P58"><text:s text:c="8"/></text:p>
      <text:p text:style-name="P7"><text:span text:style-name="T15">var</text:span><text:span text:style-name="T36"> keyJoin = Rx.Observable.Join(</text:span></text:p>
      <text:p text:style-name="P12"><text:span text:style-name="T36"><text:s text:c="4"/></text:span><text:span text:style-name="T37">cKey.And(oKey).Then(</text:span><text:span text:style-name="T16">function</text:span><text:span text:style-name="T37">(c, o) { </text:span><text:span text:style-name="T16">return</text:span><text:span text:style-name="T37"> "CO pressed!"; }),</text:span></text:p>
      <text:p text:style-name="P12"><text:span text:style-name="T36"><text:s text:c="4"/></text:span><text:span text:style-name="T37">dKey.And(eKey).Then(</text:span><text:span text:style-name="T16">function</text:span><text:span text:style-name="T37">(d, e) { </text:span><text:span text:style-name="T16">return</text:span><text:span text:style-name="T37"> "DE pressed!"; })); <text:s text:c="7"/></text:span></text:p>
      <text:p text:style-name="P58"><text:s text:c="4"/></text:p>
      <text:p text:style-name="P7"><text:span text:style-name="T36">keyJoin.Subscribe(</text:span><text:span text:style-name="T15">function</text:span><text:span text:style-name="T36">(event) { alert(event); }); <text:s text:c="3"/></text:span></text:p>
      <text:p text:style-name="P32">Let’s look at another example, this time let’s take an example where we have three pending transactions, but only really care if two of them succeed.  In this case, we’ll port one of Erik’s Microsoft Translator examples where those transactions will be going to the Microsoft Translator and then translating a given sentence into three languages, but we only care if two returns and we don’t care which.  Let’s first start off by defining our translate function using the integration with jQuery and the Reactive Extensions for JavaScript to translate some text from one language to another.</text:p>
      <text:p text:style-name="P7"><text:span text:style-name="T15">function</text:span><text:span text:style-name="T36"> translate(from, to, text) {</text:span></text:p>
      <text:p text:style-name="P12"><text:span text:style-name="T36"><text:s text:c="4"/></text:span><text:span text:style-name="T16">var</text:span><text:span text:style-name="T37"> appId = "someappid";</text:span></text:p>
      <text:p text:style-name="P12"><text:span text:style-name="T36"><text:s text:c="4"/></text:span><text:span text:style-name="T16">var</text:span><text:span text:style-name="T37"> serviceUrl = "http://api.microsofttranslator.com/V2/Ajax.svc/Translate";</text:span></text:p>
      <text:p text:style-name="P55"/>
      <text:p text:style-name="P12"><text:span text:style-name="T36"><text:s text:c="4"/></text:span><text:span text:style-name="T16">return</text:span><text:span text:style-name="T37"> $.getJSONAsObservable(</text:span></text:p>
      <text:p text:style-name="P58"><text:s text:c="8"/><text:span text:style-name="T27">serviceUrl,</text:span></text:p>
      <text:p text:style-name="P58"><text:s text:c="8"/><text:span text:style-name="T27">{ appId : appId,</text:span></text:p>
      <text:p text:style-name="P58"><text:s text:c="10"/><text:span text:style-name="T27">from : from,</text:span></text:p>
      <text:p text:style-name="P58"><text:s text:c="10"/><text:span text:style-name="T27">to : to,</text:span></text:p>
      <text:p text:style-name="P58"><text:s text:c="10"/><text:span text:style-name="T27">text : text });</text:span></text:p>
      <text:p text:style-name="P62">}</text:p>
      <text:p text:style-name="P32">Now we’re going to kick off the action when our translate button has been clicked.</text:p>
      <text:p text:style-name="P20">$("#translateButton")</text:p>
      <text:p text:style-name="P12"><text:soft-page-break/><text:span text:style-name="T36"><text:s text:c="4"/></text:span><text:span text:style-name="T37">.toObservable("click")</text:span></text:p>
      <text:p text:style-name="P12"><text:span text:style-name="T36"><text:s text:c="4"/></text:span><text:span text:style-name="T37">.Subscribe(</text:span><text:span text:style-name="T16">function</text:span><text:span text:style-name="T37">() {</text:span></text:p>
      <text:p text:style-name="P32">Then we’re going to get the text and call the translate in the three different languages, Dutch, Spanish and French.</text:p>
      <text:p text:style-name="P7"><text:span text:style-name="T15">var</text:span><text:span text:style-name="T36"> text = $("#textToTranslate").val();</text:span></text:p>
      <text:p text:style-name="P55"/>
      <text:p text:style-name="P29">// Let's do some translating!</text:p>
      <text:p text:style-name="P7"><text:span text:style-name="T15">var</text:span><text:span text:style-name="T36"> from = "en";</text:span></text:p>
      <text:p text:style-name="P7"><text:span text:style-name="T15">var</text:span><text:span text:style-name="T36"> dutch = translate(from, "nl", text);</text:span></text:p>
      <text:p text:style-name="P7"><text:span text:style-name="T15">var</text:span><text:span text:style-name="T36"> spanish = translate(from, "es", text);</text:span></text:p>
      <text:p text:style-name="P7"><text:span text:style-name="T15">var</text:span><text:span text:style-name="T36"> french = translate(from, "fr", text);</text:span></text:p>
      <text:p text:style-name="P32">Now comes the interesting part of the post.  In order for us to check for any two of our language translations to complete, we need three different execution plans, one for Dutch and Spanish, another for Dutch and French and finally one for Spanish and French.  To create those execution plans, we’ll take our first translation observable and call And, passing in the other translation observable, and then finally call the Then function which projects the first and second language.  In the Then function, we’ll project a structure which contains properties for all three languages but two get the translation and the other gets a failure message.</text:p>
      <text:p text:style-name="P29">// Joins</text:p>
      <text:p text:style-name="P7"><text:span text:style-name="T15">var</text:span><text:span text:style-name="T36"> fail = "FAIL!";</text:span></text:p>
      <text:p text:style-name="P7"><text:span text:style-name="T15">var</text:span><text:span text:style-name="T36"> results = Rx.Observable.Join(</text:span></text:p>
      <text:p text:style-name="P12"><text:span text:style-name="T36"><text:s text:c="4"/></text:span><text:span text:style-name="T37">dutch.And(spanish).Then(</text:span><text:span text:style-name="T16">function</text:span><text:span text:style-name="T37">(d, s) <text:s/>{ </text:span></text:p>
      <text:p text:style-name="P12"><text:span text:style-name="T36"><text:s text:c="8"/></text:span><text:span text:style-name="T16">return</text:span><text:span text:style-name="T37"> { dutch : d.data, spanish : s.data, french : fail };}),</text:span></text:p>
      <text:p text:style-name="P12"><text:span text:style-name="T36"><text:s text:c="4"/></text:span><text:span text:style-name="T37">dutch.And(french).Then(</text:span><text:span text:style-name="T16">function</text:span><text:span text:style-name="T37">(d, f) <text:s text:c="2"/>{ </text:span></text:p>
      <text:p text:style-name="P12"><text:span text:style-name="T36"><text:s text:c="8"/></text:span><text:span text:style-name="T16">return</text:span><text:span text:style-name="T37"> { dutch : d.data, spanish : fail, french : f.data};}),</text:span></text:p>
      <text:p text:style-name="P12"><text:span text:style-name="T36"><text:s text:c="4"/></text:span><text:span text:style-name="T37">french.And(spanish).Then(</text:span><text:span text:style-name="T16">function</text:span><text:span text:style-name="T37">(f, s) { </text:span></text:p>
      <text:p text:style-name="P12"><text:span text:style-name="T36"><text:s text:c="8"/></text:span><text:span text:style-name="T16">return</text:span><text:span text:style-name="T37"> { dutch : fail, spanish : s.data, french : f.data};}));</text:span></text:p>
      <text:p text:style-name="P32">Now that we created this set of patterns, we can then subscribe via the aptly named Subscribe method which passes our structure with the properties for all three languages.  We’ll take that structure and print out the value of each translation, whether it succeeded or not.</text:p>
      <text:p text:style-name="P7"><text:span text:style-name="T36">results.Subscribe(</text:span><text:span text:style-name="T15">function</text:span><text:span text:style-name="T36">(result) {</text:span></text:p>
      <text:p text:style-name="P12"><text:span text:style-name="T36"><text:s text:c="4"/></text:span><text:span text:style-name="T37">$("#spanish").html("Spanish: " + result.spanish);</text:span></text:p>
      <text:p text:style-name="P12"><text:span text:style-name="T36"><text:s text:c="4"/></text:span><text:span text:style-name="T37">$("#french").html("French: " + result.french);</text:span></text:p>
      <text:p text:style-name="P12"><text:span text:style-name="T36"><text:s text:c="4"/></text:span><text:span text:style-name="T37">$("#dutch").html("Dutch: " + result.dutch);</text:span></text:p>
      <text:p text:style-name="P62">});</text:p>
      <text:p text:style-name="P32">Now, let’s take our code and check it out in the browser.  Once I enter a phrase I wish to translate and click the Translate! button, you can see that both Spanish and Dutch return their value, but French does not.</text:p>
      <text:p text:style-name="P5"><text:soft-page-break/><draw:a xlink:type="simple" xlink:href="http://codebetter.com/cfs-file.ashx/__key/CommunityServer.Blogs.Components.WeblogFiles/matthew.podwysocki/image_5F00_29291774.png"><draw:frame draw:style-name="fr1" draw:name="Immagine8" text:anchor-type="as-char" svg:width="12.25cm" svg:height="5.927cm" draw:z-index="7"><draw:image xlink:href="http://s3.amazonaws.com/CodeBetter/CommunityServer.Blogs.Components.WeblogFiles/matthew/podwysocki/image_thumb_3DAE66F2.png?AWSAccessKeyId=0KMA35HT86EVXB99Z302&amp;Expires=1919787603&amp;Signature=PjbUblQPFGffneyDnX1pmfxq0eQ%3D" xlink:type="simple" xlink:show="embed" xlink:actuate="onLoad"/><svg:title>image</svg:title></draw:frame></draw:a></text:p>
      <text:p text:style-name="P32">And then I could press the button again, and sure enough, this time Spanish fails while both Dutch and French translations return a proper value.</text:p>
      <text:p text:style-name="P5"><draw:a xlink:type="simple" xlink:href="http://codebetter.com/cfs-file.ashx/__key/CommunityServer.Blogs.Components.WeblogFiles/matthew.podwysocki/image_5F00_2B65A030.png"><draw:frame draw:style-name="fr1" draw:name="Immagine9" text:anchor-type="as-char" svg:width="11.536cm" svg:height="6.668cm" draw:z-index="8"><draw:image xlink:href="http://s3.amazonaws.com/CodeBetter/CommunityServer.Blogs.Components.WeblogFiles/matthew/podwysocki/image_thumb_6B2F86B5.png?AWSAccessKeyId=0KMA35HT86EVXB99Z302&amp;Expires=1919787603&amp;Signature=EUrICxbC0AZtGHOHXGM5J7bAGPs%3D" xlink:type="simple" xlink:show="embed" xlink:actuate="onLoad"/><svg:title>image</svg:title></draw:frame></draw:a></text:p>
      <text:p text:style-name="P32">So, as you can see, this gives us some pretty interesting possibilities to create execution plans</text:p>
      <text:p text:style-name="Text_20_body"/>
      <text:h text:style-name="P44" text:outline-level="1">Introduction to the Reactive Extensions for JavaScript – Going “Parallel” with ForkJoin</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4/23/introduction-to-the-reactive-extensions-for-javascript-going-parallel-with-forkjoin/"><text:span text:style-name="T3">April 23, 2010</text:span></text:a></text:p>
      <text:p text:style-name="P6"><text:span text:style-name="T6">This past week there was a new release of the </text:span><text:a xlink:type="simple" xlink:href="http://msdn.microsoft.com/en-us/devlabs/ee794896.aspx"><text:span text:style-name="T4">Reactive Extensions for JavaScript</text:span></text:a><text:span text:style-name="T6"> which includes many of the changes I’ve been talking about lately including the third-party library integration, aggregates and joins which I covered in the previous posts.  This time, I’m going to look at how we can run some observable sequence using the fork/join pattern in JavaScript, to attain some cooperative multi-tasking.</text:span></text:p>
      <text:p text:style-name="P4"/>
      <text:h text:style-name="P39" text:outline-level="2">Going Parallel with ForkJoin</text:h>
      <text:p text:style-name="P32">One common asynchronous pattern that is often used is called fork/join where we start with a specified number of tasks and later we join together all the work.  Let’s first take a look at a simple model of what we’re trying to do.  Say we want to have the ability to load a few scripts in JavaScript?  Typically, we’d have an array of sources we want to visit and then we’d process each in turn and then return the overall result as an array.</text:p>
      <text:p text:style-name="P7"><text:span text:style-name="T15">var</text:span><text:span text:style-name="T36"> results = [];</text:span></text:p>
      <text:p text:style-name="P7"><text:span text:style-name="T15">var</text:span><text:span text:style-name="T36"> urls = [url1, url2, url3];</text:span></text:p>
      <text:p text:style-name="P55"/>
      <text:p text:style-name="P7"><text:span text:style-name="T15">for</text:span><text:span text:style-name="T36">(</text:span><text:span text:style-name="T15">var</text:span><text:span text:style-name="T36"> task </text:span><text:span text:style-name="T15">in</text:span><text:span text:style-name="T36"> tasks) {</text:span></text:p>
      <text:p text:style-name="P58"><text:s text:c="4"/><text:span text:style-name="T27">results.push(loadScript(tasks[task]));</text:span></text:p>
      <text:p text:style-name="P62">}</text:p>
      <text:p text:style-name="P32">The problem with this approach is that it is a blocking scenario in that we must wait for each one to execute in turn, so the browser can do nothing else in the mean time.  Just as well, each of our operations do not depend on the other, so we could, hypothetically, run them in cooperation with each other if we had a good way of doing so.  This would easily qualify as an embarrassingly parallel solution.</text:p>
      <text:p text:style-name="P32">But how do we do it?  After all, we want to run these as non-blocking calls and we want to run them in parallel.  With the asynchronous behavior, that brings any number of issues such as error handling, cancellation checking and so forth.  Luckily, with the Reactive Extensions for JavaScript, we have that part covered with the ability to compose asynchronous operations together.  But, what about running them in parallel?  That’s where the function ForkJoin comes into play.</text:p>
      <text:p text:style-name="P32">The ForkJoin function in the Reactive Extensions for JavaScript allows us to take all observable sequences and run them in a cooperative fashion and return their first values in an array.  This function takes a variable amount of arguments, depending on how many observable sequences you have.</text:p>
      <text:p text:style-name="P7"><text:span text:style-name="T36">Rx.Observable.ForkJoin = </text:span><text:span text:style-name="T15">function</text:span><text:span text:style-name="T36">(</text:span></text:p>
      <text:p text:style-name="P58"><text:s text:c="4"/><text:span text:style-name="T27">obs1,</text:span></text:p>
      <text:p text:style-name="P58"><text:s text:c="4"/><text:span text:style-name="T27">...</text:span></text:p>
      <text:p text:style-name="P58"><text:s text:c="4"/><text:span text:style-name="T27">obsx);</text:span></text:p>
      <text:p text:style-name="P32"><text:soft-page-break/>Just as well, in a future version that is not out yet as of this writing will also support an array as the first argument such as:</text:p>
      <text:p text:style-name="P7"><text:span text:style-name="T36">Rx.Observable.ForkJoin = </text:span><text:span text:style-name="T15">function</text:span><text:span text:style-name="T36">(</text:span></text:p>
      <text:p text:style-name="P58"><text:s text:c="4"/><text:span text:style-name="T27">observableArray);</text:span></text:p>
      <text:p text:style-name="P32">Now, let’s run through a quick example of using ForkJoin.  In this example, I’m going to check the flight status of a given number of flights, in case I have to coordinate a bunch of people coming into town.  To do this, I can use the Bing Instant Answer API to do that and return the answers in JSON format. </text:p>
      <text:p text:style-name="P7"><text:span text:style-name="T15">function</text:span><text:span text:style-name="T36"> flightStatus(flight) {</text:span></text:p>
      <text:p text:style-name="P12"><text:span text:style-name="T36"><text:s text:c="4"/></text:span><text:span text:style-name="T16">var</text:span><text:span text:style-name="T37"> serviceUrl = "http://api.bing.net/json.aspx";</text:span></text:p>
      <text:p text:style-name="P55"/>
      <text:p text:style-name="P12"><text:span text:style-name="T36"><text:s text:c="4"/></text:span><text:span text:style-name="T16">return</text:span><text:span text:style-name="T37"> $.getJSONAsObservable(</text:span></text:p>
      <text:p text:style-name="P58"><text:s text:c="8"/><text:span text:style-name="T27">serviceUrl,</text:span></text:p>
      <text:p text:style-name="P58"><text:s text:c="8"/><text:span text:style-name="T27">{ appId : appId,</text:span></text:p>
      <text:p text:style-name="P58"><text:s text:c="10"/><text:span text:style-name="T27">Query : flight,</text:span></text:p>
      <text:p text:style-name="P12"><text:span text:style-name="T36"><text:s text:c="10"/></text:span><text:span text:style-name="T37">Sources : "InstantAnswer",</text:span></text:p>
      <text:p text:style-name="P12"><text:span text:style-name="T36"><text:s text:c="10"/></text:span><text:span text:style-name="T37">Market : "en-us",</text:span></text:p>
      <text:p text:style-name="P12"><text:span text:style-name="T36"><text:s text:c="10"/></text:span><text:span text:style-name="T37">Version : "2.2" })</text:span></text:p>
      <text:p text:style-name="P58"><text:s text:c="8"/><text:span text:style-name="T27">.SelectMany(</text:span></text:p>
      <text:p text:style-name="P12"><text:span text:style-name="T36"><text:s text:c="12"/></text:span><text:span text:style-name="T16">function</text:span><text:span text:style-name="T37">(d) {</text:span></text:p>
      <text:p text:style-name="P12"><text:span text:style-name="T36"><text:s text:c="16"/></text:span><text:span text:style-name="T16">return</text:span><text:span text:style-name="T37"> d.data.SearchResponse.InstantAnswer.Results.toObservable();</text:span></text:p>
      <text:p text:style-name="P58"><text:s text:c="12"/><text:span text:style-name="T27">});</text:span></text:p>
      <text:p text:style-name="P55"/>
      <text:p text:style-name="P62">}</text:p>
      <text:p text:style-name="P32">Once we’ve defined our function to get the flight status, let’s start with a few flight numbers.</text:p>
      <text:p text:style-name="P7"><text:span text:style-name="T15">var</text:span><text:span text:style-name="T36"> flights = ["UA123","UA124","UA125"];</text:span></text:p>
      <text:p text:style-name="P32">Now, we need to take those flight numbers and then turn them into observable sequences by using the jQuery map function which takes the sequence and applies a function to each element.</text:p>
      <text:p text:style-name="P7"><text:span text:style-name="T15">var</text:span><text:span text:style-name="T36"> flightsAsObservables = $.map(flights, </text:span><text:span text:style-name="T15">function</text:span><text:span text:style-name="T36">(flight) { </text:span></text:p>
      <text:p text:style-name="P12"><text:span text:style-name="T36"><text:s text:c="4"/></text:span><text:span text:style-name="T16">return</text:span><text:span text:style-name="T37"> flightStatus(flight); })</text:span></text:p>
      <text:p text:style-name="P32">And now we can call ForkJoin to run these in parallel and return them in the order in which we sent them.  We’ll then iterate over the array of results and output the departure and arrival airport and associated times.</text:p>
      <text:p text:style-name="P20">Rx.Observable.ForkJoin(flightsAsObservables)</text:p>
      <text:p text:style-name="P12"><text:span text:style-name="T36"><text:s text:c="4"/></text:span><text:span text:style-name="T37">.Subscribe(</text:span><text:span text:style-name="T16">function</text:span><text:span text:style-name="T37">(results) {</text:span></text:p>
      <text:p text:style-name="P55"/>
      <text:p text:style-name="P12"><text:span text:style-name="T36"><text:s text:c="8"/></text:span><text:span text:style-name="T37">$.each(results, </text:span><text:span text:style-name="T16">function</text:span><text:span text:style-name="T37">(_,result) {</text:span></text:p>
      <text:p text:style-name="P12"><text:span text:style-name="T36"><text:s text:c="12"/></text:span><text:span text:style-name="T16">var</text:span><text:span text:style-name="T37"> status = result.InstantAnswerSpecificData.FlightStatus;</text:span></text:p>
      <text:p text:style-name="P55"/>
      <text:p text:style-name="P12"><text:span text:style-name="T36"><text:s text:c="12"/></text:span><text:span text:style-name="T37">$("#translatedText")</text:span></text:p>
      <text:p text:style-name="P12"><text:span text:style-name="T36"><text:s text:c="16"/></text:span><text:span text:style-name="T37">.append("&lt;li&gt;Flight: "+ status.FlightName +</text:span></text:p>
      <text:p text:style-name="P12"><text:soft-page-break/><text:span text:style-name="T36"><text:s text:c="20"/></text:span><text:span text:style-name="T37">" from " + status.OriginAirport.Name +</text:span></text:p>
      <text:p text:style-name="P12"><text:span text:style-name="T36"><text:s text:c="20"/></text:span><text:span text:style-name="T37">" to " + status.DestinationAirport.Name +</text:span></text:p>
      <text:p text:style-name="P12"><text:span text:style-name="T36"><text:s text:c="20"/></text:span><text:span text:style-name="T37">" departs at " + status.ScheduledDeparture +</text:span></text:p>
      <text:p text:style-name="P12"><text:span text:style-name="T36"><text:s text:c="20"/></text:span><text:span text:style-name="T37">" arrives at " + status.ScheduledArrival + "&lt;/li&gt;");</text:span></text:p>
      <text:p text:style-name="P55"/>
      <text:p text:style-name="P58"><text:s text:c="8"/><text:span text:style-name="T27">});</text:span></text:p>
      <text:p text:style-name="P58"><text:s text:c="4"/><text:span text:style-name="T27">});</text:span></text:p>
      <text:p text:style-name="P32">And there you have it, we’re now able to run computations in a cooperative multi-tasking environment and return the result as an array, and in this case, getting the flight schedules for a number of flights we wish to track.</text:p>
      <text:p text:style-name="Text_20_body"/>
      <text:h text:style-name="P44" text:outline-level="1">Introduction to the Reactive Extensions for JavaScript – Refactoring a Game</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5/04/introduction-to-the-reactive-extensions-for-javascript-refactoring-a-game/"><text:span text:style-name="T3">May 4, 2010</text:span></text:a></text:p>
      <text:p text:style-name="P6"><text:span text:style-name="T6">We’ve covered a lot of ground so far in this series including a lot of the combinators as well as the integration into third party libraries.  Most of these examples have been from a green field mindset where we have an idea and then walk through how you would accomplish it using the </text:span><text:a xlink:type="simple" xlink:href="http://msdn.microsoft.com/en-us/devlabs/ee794896.aspx"><text:span text:style-name="T4">Reactive Extensions for JavaScript (RxJS)</text:span></text:a><text:span text:style-name="T6">.  This time, we’re going to take a game that’s already been written and take parts of it and migrate it to use RxJS.</text:span></text:p>
      <text:p text:style-name="P4"/>
      <text:h text:style-name="P39" text:outline-level="2">Refactoring Pong</text:h>
      <text:p text:style-name="P6"><text:span text:style-name="T6">During this series, I’ve been asked to take examples from other sources and show how those ideas can be expressed using RxJS.  In this series, I’m going to take an existing game from an article entitled </text:span><text:a xlink:type="simple" xlink:href="http://www.devx.com/webdev/10MinuteSolution/27134/0/page/1"><text:span text:style-name="T4">“An Introduction to Game Programming with JavaScript”</text:span></text:a><text:span text:style-name="T6"> where the pong example is written in plain ol’ JavaScript and involves some events and callback scenarios.  What I will do is take this example and walk through step by step how to think differently about the application and how RxJS, with the addition of jQuery, can help.  After all, just sprinkling in a little jQuery everywhere can’t hurt, right?  Even for the simple case of </text:span><text:a xlink:type="simple" xlink:href="http://www.doxdesk.com/updates/2009.html#u20091116-jquery"><text:span text:style-name="T4">adding two numbers together</text:span></text:a><text:span text:style-name="T6">…</text:span></text:p>
      <text:p text:style-name="P32">Anyhow, let’s start with the beginning to understand how this application works.  We have a simple page with a paddle and a ball and a place to display the score.</text:p>
      <text:p text:style-name="P7"><text:span text:style-name="T15">&lt;</text:span><text:span text:style-name="T23">body </text:span><text:span text:style-name="T78">onLoad</text:span><text:span text:style-name="T15">="init()"&gt;</text:span></text:p>
      <text:p text:style-name="P12"><text:span text:style-name="T36"><text:s text:c="4"/></text:span><text:span text:style-name="T16">&lt;</text:span><text:span text:style-name="T24">h1</text:span><text:span text:style-name="T16">&gt;</text:span><text:span text:style-name="T37">Rebound</text:span><text:span text:style-name="T16">&lt;/</text:span><text:span text:style-name="T24">h1</text:span><text:span text:style-name="T16">&gt;</text:span></text:p>
      <text:p text:style-name="P12"><text:span text:style-name="T36"><text:s text:c="4"/></text:span><text:span text:style-name="T16">&lt;</text:span><text:span text:style-name="T24">div </text:span><text:span text:style-name="T79">id</text:span><text:span text:style-name="T16">="playingArea"&gt;</text:span></text:p>
      <text:p text:style-name="P12"><text:span text:style-name="T36"><text:s text:c="8"/></text:span><text:span text:style-name="T16">&lt;</text:span><text:span text:style-name="T24">div </text:span><text:span text:style-name="T79">id</text:span><text:span text:style-name="T16">="paddle"&gt;</text:span></text:p>
      <text:p text:style-name="P12"><text:span text:style-name="T36"><text:s text:c="12"/></text:span><text:span text:style-name="T16">&lt;</text:span><text:span text:style-name="T24">img </text:span><text:span text:style-name="T79">src</text:span><text:span text:style-name="T16">="paddle.gif"&gt;</text:span></text:p>
      <text:p text:style-name="P12"><text:span text:style-name="T36"><text:s text:c="8"/></text:span><text:span text:style-name="T16">&lt;/</text:span><text:span text:style-name="T24">div</text:span><text:span text:style-name="T16">&gt;</text:span></text:p>
      <text:p text:style-name="P12"><text:span text:style-name="T36"><text:s text:c="8"/></text:span><text:span text:style-name="T16">&lt;</text:span><text:span text:style-name="T24">div </text:span><text:span text:style-name="T79">id</text:span><text:span text:style-name="T16">="ball"&gt;</text:span></text:p>
      <text:p text:style-name="P12"><text:span text:style-name="T36"><text:s text:c="12"/></text:span><text:span text:style-name="T16">&lt;</text:span><text:span text:style-name="T24">img </text:span><text:span text:style-name="T79">src</text:span><text:span text:style-name="T16">="ball.gif"&gt;</text:span></text:p>
      <text:p text:style-name="P12"><text:span text:style-name="T36"><text:s text:c="8"/></text:span><text:span text:style-name="T16">&lt;/</text:span><text:span text:style-name="T24">div</text:span><text:span text:style-name="T16">&gt;</text:span></text:p>
      <text:p text:style-name="P12"><text:span text:style-name="T36"><text:s text:c="8"/></text:span><text:span text:style-name="T16">&lt;</text:span><text:span text:style-name="T24">div </text:span><text:span text:style-name="T79">id</text:span><text:span text:style-name="T16">="score"&gt;</text:span></text:p>
      <text:p text:style-name="P58"><text:s text:c="12"/><text:span text:style-name="T27">Score: 0</text:span></text:p>
      <text:p text:style-name="P12"><text:span text:style-name="T36"><text:s text:c="8"/></text:span><text:span text:style-name="T16">&lt;/</text:span><text:span text:style-name="T24">div</text:span><text:span text:style-name="T16">&gt;</text:span></text:p>
      <text:p text:style-name="P12"><text:span text:style-name="T36"><text:s text:c="4"/></text:span><text:span text:style-name="T16">&lt;/</text:span><text:span text:style-name="T24">div</text:span><text:span text:style-name="T16">&gt;</text:span></text:p>
      <text:p text:style-name="P7"><text:span text:style-name="T15">&lt;/</text:span><text:span text:style-name="T23">body</text:span><text:span text:style-name="T15">&gt;</text:span></text:p>
      <text:p text:style-name="P32">As you may notice, we have a body.onLoad defined which calls in init function.  This init function initializes the elements for the paddle, ball and score, registers the event handler for the keydown event and then starts the main loop.</text:p>
      <text:p text:style-name="P7"><text:span text:style-name="T15">function</text:span><text:span text:style-name="T36"> init(){</text:span></text:p>
      <text:p text:style-name="P12"><text:span text:style-name="T36"><text:s text:c="4"/></text:span><text:span text:style-name="T73">//instantiate HTML object instance vars</text:span></text:p>
      <text:p text:style-name="P12"><text:span text:style-name="T36"><text:s text:c="4"/></text:span><text:span text:style-name="T37">ball = document.getElementById('ball');</text:span></text:p>
      <text:p text:style-name="P12"><text:span text:style-name="T36"><text:s text:c="4"/></text:span><text:span text:style-name="T37">paddle = document.getElementById('paddle');</text:span></text:p>
      <text:p text:style-name="P12"><text:span text:style-name="T36"><text:s text:c="4"/></text:span><text:span text:style-name="T37">score = document.getElementById('score');</text:span></text:p>
      <text:p text:style-name="P12"><text:span text:style-name="T36"><text:s text:c="4"/></text:span><text:span text:style-name="T73">//register key listener with document object</text:span></text:p>
      <text:p text:style-name="P12"><text:span text:style-name="T36"><text:s text:c="4"/></text:span><text:span text:style-name="T37">document.onkeydown = keyListener;</text:span></text:p>
      <text:p text:style-name="P12"><text:soft-page-break/><text:span text:style-name="T36"><text:s text:c="4"/></text:span><text:span text:style-name="T73">//start the game loop</text:span></text:p>
      <text:p text:style-name="P23"><text:s text:c="4"/><text:span text:style-name="T27">start();</text:span></text:p>
      <text:p text:style-name="P62">}</text:p>
      <text:p text:style-name="P32">Let’s refactor this a little bit so that we use jQuery selectors, as well as refactoring how the keydown events are handled.  You’ll notice we created a function to initialize our handlers which I’ll cover shortly.</text:p>
      <text:p text:style-name="P7"><text:span text:style-name="T36">$(document).ready(</text:span><text:span text:style-name="T15">function</text:span><text:span text:style-name="T36">() {</text:span></text:p>
      <text:p text:style-name="P55"/>
      <text:p text:style-name="P12"><text:span text:style-name="T36"><text:s text:c="4"/></text:span><text:span text:style-name="T37">ball = $("#ball");</text:span></text:p>
      <text:p text:style-name="P12"><text:span text:style-name="T36"><text:s text:c="4"/></text:span><text:span text:style-name="T37">paddle = $("#paddle");</text:span></text:p>
      <text:p text:style-name="P12"><text:span text:style-name="T36"><text:s text:c="4"/></text:span><text:span text:style-name="T37">score = $("#score");</text:span></text:p>
      <text:p text:style-name="P58"><text:s text:c="4"/></text:p>
      <text:p text:style-name="P58"><text:s text:c="4"/><text:span text:style-name="T27">initializeHandlers();</text:span></text:p>
      <text:p text:style-name="P58"><text:s text:c="4"/></text:p>
      <text:p text:style-name="P58"><text:s text:c="4"/><text:span text:style-name="T27">start();</text:span></text:p>
      <text:p text:style-name="P62">}</text:p>
      <text:p text:style-name="P32">Previously, we hooked our keydown event handlers on our document by using the keyListener function.  This function listened for either the left or right arrow and then moved the paddle appropriately by four pixels depending on the direction desired.</text:p>
      <text:p text:style-name="P7"><text:span text:style-name="T15">function</text:span><text:span text:style-name="T36"> keyListener(e){</text:span></text:p>
      <text:p text:style-name="P12"><text:span text:style-name="T36"><text:s text:c="2"/></text:span><text:span text:style-name="T16">if</text:span><text:span text:style-name="T37">(!e){</text:span></text:p>
      <text:p text:style-name="P12"><text:span text:style-name="T36"><text:s text:c="6"/></text:span><text:span text:style-name="T73">//for IE</text:span></text:p>
      <text:p text:style-name="P12"><text:span text:style-name="T36"><text:s text:c="6"/></text:span><text:span text:style-name="T37">e = window.event;</text:span></text:p>
      <text:p text:style-name="P58"><text:s text:c="2"/><text:span text:style-name="T27">}</text:span></text:p>
      <text:p text:style-name="P12"><text:span text:style-name="T36"><text:s text:c="2"/></text:span><text:span text:style-name="T16">if</text:span><text:span text:style-name="T37">(e.keyCode==37 &amp;&amp; paddleLeft &gt; 0){</text:span></text:p>
      <text:p text:style-name="P12"><text:span text:style-name="T36"><text:s text:c="6"/></text:span><text:span text:style-name="T73">//keyCode 37 is left arrow</text:span></text:p>
      <text:p text:style-name="P12"><text:span text:style-name="T36"><text:s text:c="6"/></text:span><text:span text:style-name="T37">paddleLeft -= 4;</text:span></text:p>
      <text:p text:style-name="P12"><text:span text:style-name="T36"><text:s text:c="6"/></text:span><text:span text:style-name="T37">paddle.style.left = paddleLeft + 'px';</text:span></text:p>
      <text:p text:style-name="P58"><text:s text:c="2"/><text:span text:style-name="T27">}</text:span></text:p>
      <text:p text:style-name="P12"><text:span text:style-name="T36"><text:s text:c="2"/></text:span><text:span text:style-name="T16">if</text:span><text:span text:style-name="T37">(e.keyCode==39 &amp;&amp; paddleLeft &lt; 436){</text:span></text:p>
      <text:p text:style-name="P12"><text:span text:style-name="T36"><text:s text:c="6"/></text:span><text:span text:style-name="T73">//keyCode 39 is right arrow</text:span></text:p>
      <text:p text:style-name="P12"><text:span text:style-name="T36"><text:s text:c="6"/></text:span><text:span text:style-name="T37">paddleLeft += 4;</text:span></text:p>
      <text:p text:style-name="P12"><text:span text:style-name="T36"><text:s text:c="6"/></text:span><text:span text:style-name="T37">paddle.style.left = paddleLeft + 'px';</text:span></text:p>
      <text:p text:style-name="P58"><text:s text:c="2"/><text:span text:style-name="T27">}</text:span></text:p>
      <text:p text:style-name="P62">}</text:p>
      <text:p text:style-name="P32">Instead, what we’re going to do is separate the concerns of each key, the left and right arrow, into different observables and then when we subscribe, we modify the location of the paddle in the appropriate direction.  To do this, we’ll get the keyDown observable by taking our document and calling toObservable.  Then for the left arrow handler, we’ll filter out all keys but the left arrow while we’re still in bounds, and then in the Subscribe, we move the paddle to the left by 4 pixels.  The same applies to the right arrow as well, but the difference is that we move the paddle to the right by 4 pixels.</text:p>
      <text:p text:style-name="P7"><text:span text:style-name="T15">function</text:span><text:span text:style-name="T36"> initializeHandlers() {</text:span></text:p>
      <text:p text:style-name="P12"><text:span text:style-name="T36"><text:s text:c="4"/></text:span><text:span text:style-name="T16">var</text:span><text:span text:style-name="T37"> keyDown = $(document).toObservable("keydown");</text:span></text:p>
      <text:p text:style-name="P58"><text:soft-page-break/><text:s text:c="4"/></text:p>
      <text:p text:style-name="P12"><text:span text:style-name="T36"><text:s text:c="4"/></text:span><text:span text:style-name="T73">// Left arrow</text:span></text:p>
      <text:p text:style-name="P23"><text:s text:c="4"/><text:span text:style-name="T27">keyDown</text:span></text:p>
      <text:p text:style-name="P58"><text:s text:c="8"/><text:span text:style-name="T27">.Where(</text:span></text:p>
      <text:p text:style-name="P12"><text:span text:style-name="T36"><text:s text:c="12"/></text:span><text:span text:style-name="T16">function</text:span><text:span text:style-name="T37">(ev) { </text:span></text:p>
      <text:p text:style-name="P12"><text:span text:style-name="T36"><text:s text:c="16"/></text:span><text:span text:style-name="T16">return</text:span><text:span text:style-name="T37"> ev.keyCode===37 &amp;&amp; paddleLeft &gt; 0; </text:span></text:p>
      <text:p text:style-name="P58"><text:s text:c="12"/><text:span text:style-name="T27">})</text:span></text:p>
      <text:p text:style-name="P58"><text:s text:c="8"/><text:span text:style-name="T27">.Subscribe(</text:span></text:p>
      <text:p text:style-name="P12"><text:span text:style-name="T36"><text:s text:c="12"/></text:span><text:span text:style-name="T16">function</text:span><text:span text:style-name="T37">() {</text:span></text:p>
      <text:p text:style-name="P12"><text:span text:style-name="T36"><text:s text:c="16"/></text:span><text:span text:style-name="T37">paddleLeft -= 4;</text:span></text:p>
      <text:p text:style-name="P12"><text:span text:style-name="T36"><text:s text:c="16"/></text:span><text:span text:style-name="T37">paddle.css("left", paddleLeft + "px");</text:span></text:p>
      <text:p text:style-name="P58"><text:s text:c="12"/><text:span text:style-name="T27">});</text:span></text:p>
      <text:p text:style-name="P55"/>
      <text:p text:style-name="P12"><text:span text:style-name="T36"><text:s text:c="4"/></text:span><text:span text:style-name="T73">// Right arrow</text:span></text:p>
      <text:p text:style-name="P23"><text:s text:c="4"/><text:span text:style-name="T27">keyDown</text:span></text:p>
      <text:p text:style-name="P58"><text:s text:c="8"/><text:span text:style-name="T27">.Where(</text:span></text:p>
      <text:p text:style-name="P12"><text:span text:style-name="T36"><text:s text:c="12"/></text:span><text:span text:style-name="T16">function</text:span><text:span text:style-name="T37">(ev) { </text:span></text:p>
      <text:p text:style-name="P12"><text:span text:style-name="T36"><text:s text:c="16"/></text:span><text:span text:style-name="T16">return</text:span><text:span text:style-name="T37"> ev.keyCode===39 &amp;&amp; paddleLeft &lt; 436; </text:span></text:p>
      <text:p text:style-name="P58"><text:s text:c="12"/><text:span text:style-name="T27">})</text:span></text:p>
      <text:p text:style-name="P58"><text:s text:c="8"/><text:span text:style-name="T27">.Subscribe(</text:span></text:p>
      <text:p text:style-name="P12"><text:span text:style-name="T36"><text:s text:c="12"/></text:span><text:span text:style-name="T16">function</text:span><text:span text:style-name="T37">() {</text:span></text:p>
      <text:p text:style-name="P12"><text:span text:style-name="T36"><text:s text:c="16"/></text:span><text:span text:style-name="T37">paddleLeft += 4;</text:span></text:p>
      <text:p text:style-name="P12"><text:span text:style-name="T36"><text:s text:c="16"/></text:span><text:span text:style-name="T37">paddle.css("left", paddleLeft + "px");</text:span></text:p>
      <text:p text:style-name="P58"><text:s text:c="12"/><text:span text:style-name="T27">});</text:span></text:p>
      <text:p text:style-name="P58"><text:s text:c="8"/></text:p>
      <text:p text:style-name="P62">}</text:p>
      <text:p text:style-name="P32">Next, let’s look at the overall game loop.  This sets the ball in motion so that we can react with our paddle to ensure that we hit it and continue the game until we miss and the game ends.  This function first detects if there are collisions, then renders our movement and then increases the difficulty of the game (hint: the ball moves faster).  If by the end of this, the ball is still in play, then we wait for 50 milliseconds and then start the loop all over again, else we say that the game is over.</text:p>
      <text:p text:style-name="P7"><text:span text:style-name="T15">function</text:span><text:span text:style-name="T36"> start() {</text:span></text:p>
      <text:p text:style-name="P12"><text:span text:style-name="T36"><text:s text:c="4"/></text:span><text:span text:style-name="T73">//game loop</text:span></text:p>
      <text:p text:style-name="P23"><text:s text:c="4"/><text:span text:style-name="T27">detectCollisions();</text:span></text:p>
      <text:p text:style-name="P58"><text:s text:c="4"/><text:span text:style-name="T27">render();</text:span></text:p>
      <text:p text:style-name="P58"><text:s text:c="4"/><text:span text:style-name="T27">difficulty();</text:span></text:p>
      <text:p text:style-name="P58"><text:s text:c="4"/></text:p>
      <text:p text:style-name="P12"><text:span text:style-name="T36"><text:s text:c="4"/></text:span><text:span text:style-name="T73">//end conditions</text:span></text:p>
      <text:p text:style-name="P12"><text:span text:style-name="T36"><text:s text:c="4"/></text:span><text:span text:style-name="T16">if</text:span><text:span text:style-name="T37">(ballTop &lt; 470){</text:span></text:p>
      <text:p text:style-name="P12"><text:span text:style-name="T36"><text:s text:c="8"/></text:span><text:span text:style-name="T73">//still in play - keep the loop going</text:span></text:p>
      <text:p text:style-name="P12"><text:span text:style-name="T36"><text:s text:c="8"/></text:span><text:span text:style-name="T37">timer = setTimeout('start()',50);</text:span></text:p>
      <text:p text:style-name="P58"><text:s text:c="4"/><text:span text:style-name="T27">}</text:span></text:p>
      <text:p text:style-name="P12"><text:span text:style-name="T36"><text:s text:c="4"/></text:span><text:span text:style-name="T16">else</text:span><text:span text:style-name="T37"> {</text:span></text:p>
      <text:p text:style-name="P58"><text:s text:c="8"/><text:span text:style-name="T27">gameOver();</text:span></text:p>
      <text:p text:style-name="P58"><text:s text:c="4"/><text:span text:style-name="T27">}</text:span></text:p>
      <text:p text:style-name="P62">}</text:p>
      <text:p text:style-name="P32">Now when it comes to porting this to the Reactive Extensions for JavaScript, we have to turn the <text:soft-page-break/>problem on its ear a little bit.  What are we doing anyways?  At specified intervals, we’re doing a certain action which modifies our environment while our ball is in play and if it somehow isn’t, we end the game.  And just as easily as I described it above, we can write this in RxJS.  First, we start out at an interval of 50 milliseconds by calling Rx.Observable.Interval, and at each interval, we want to perform some actions, like detecting collisions and so forth that we did above.  We can accomplish that with the Do function which handles those three function calls.  Now we need to check if we’re still in bounds, so we can use the TakeWhile function to specify what is in bounds, and in this case, the top of the ball is less than 470.  And finally, once our TakeWhile no longer returns true, we’ll want to end the game, and we can do that by using the Finally function to invoke the gameOver function.</text:p>
      <text:p text:style-name="P7"><text:span text:style-name="T15">function</text:span><text:span text:style-name="T36"> start() {</text:span></text:p>
      <text:p text:style-name="P12"><text:span text:style-name="T36"><text:s text:c="4"/></text:span><text:span text:style-name="T73">//start the game loop</text:span></text:p>
      <text:p text:style-name="P12"><text:span text:style-name="T36"><text:s text:c="2"/></text:span><text:span text:style-name="T37">Rx.Observable.Interval(50)</text:span></text:p>
      <text:p text:style-name="P58"><text:s text:c="6"/><text:span text:style-name="T27">.Do(</text:span></text:p>
      <text:p text:style-name="P12"><text:span text:style-name="T36"><text:s text:c="12"/></text:span><text:span text:style-name="T16">function</text:span><text:span text:style-name="T37">() {</text:span></text:p>
      <text:p text:style-name="P58"><text:s text:c="14"/><text:span text:style-name="T27">detectCollisions();</text:span></text:p>
      <text:p text:style-name="P58"><text:s text:c="14"/><text:span text:style-name="T27">render();</text:span></text:p>
      <text:p text:style-name="P58"><text:s text:c="14"/><text:span text:style-name="T27">difficulty();</text:span></text:p>
      <text:p text:style-name="P58"><text:s text:c="10"/><text:span text:style-name="T27">})</text:span></text:p>
      <text:p text:style-name="P12"><text:span text:style-name="T36"><text:s text:c="6"/></text:span><text:span text:style-name="T37">.TakeWhile(</text:span><text:span text:style-name="T16">function</text:span><text:span text:style-name="T37">() { </text:span><text:span text:style-name="T16">return</text:span><text:span text:style-name="T37"> ballTop &lt; 470; })</text:span></text:p>
      <text:p text:style-name="P12"><text:span text:style-name="T36"><text:s text:c="6"/></text:span><text:span text:style-name="T37">.Finally(</text:span><text:span text:style-name="T16">function</text:span><text:span text:style-name="T37">() { gameOver(); })</text:span></text:p>
      <text:p text:style-name="P58"><text:s text:c="6"/><text:span text:style-name="T27">.Subscribe();</text:span></text:p>
      <text:p text:style-name="P62">}</text:p>
      <text:p text:style-name="P32">And there you have it, we can react just the same as we did above, although we did tack on an additional 50 ms to the front end.  I’ll cover more of how we can use RxJS to break the problem into smaller building blocks and using the combinators of RxJS, put it back together.</text:p>
      <text:h text:style-name="P39" text:outline-level="2">Conclusion</text:h>
      <text:p text:style-name="P32">What we’re able to do now is to break our problems into logical pieces and by using the Reactive Extensions for JavaScript functions, we can glue them together to create composable solutions.  At some points, it can be a little difficult, just as it was for many to move from imperative looping over collections to declarative composable actions over these collections, but the reward is just as great.</text:p>
      <text:p text:style-name="Text_20_body"/>
      <text:h text:style-name="P44" text:outline-level="1">Introduction to the Reactive Extensions for JavaScript – Async Method Chaining</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5/11/introduction-to-the-reactive-extensions-for-javascript-async-method-chaining/"><text:span text:style-name="T3">May 11, 2010</text:span></text:a></text:p>
      <text:p text:style-name="P6"><text:span text:style-name="T6">Recently, there was a blog post by </text:span><text:a xlink:type="simple" xlink:href="http://www.dustindiaz.com/"><text:span text:style-name="T4">Dustin Diaz</text:span></text:a><text:span text:style-name="T6"> about </text:span><text:a xlink:type="simple" xlink:href="http://www.dustindiaz.com/async-method-queues/"><text:span text:style-name="T4">method chaining over asynchronous operations</text:span></text:a><text:span text:style-name="T6">.  This topic, of course is near and dear to my heart as it strikes the exact chord of what the </text:span><text:a xlink:type="simple" xlink:href="http://msdn.microsoft.com/en-us/devlabs/ee794896.aspx"><text:span text:style-name="T4">Reactive Extensions for JavaScript (RxJS)</text:span></text:a><text:span text:style-name="T6">is trying to solve.  The ability for us to take asynchronous operations and events and treat them as push collections, we are able to then compose functions together as if they were normal pull collections like arrays.  In this post, I’ll walk through the example that was posted on Dustin’s site and show how it can be done using RxJS.</text:span></text:p>
      <text:p text:style-name="P4"/>
      <text:h text:style-name="P39" text:outline-level="2">Asynchronous Method Chaining</text:h>
      <text:p text:style-name="P32">To show off some of the power of the Reactive Extensions for JavaScript, let’s take the example of creating a paragraph, populating it from a single tweet from Twitter, adding a class and finally appending it to a div element.  Just as well, we want to optionally give you a way to gracefully handle errors should the data source not be available.  And when has that ever happened to Twitter, I mean really??!!</text:p>
      <text:p text:style-name="P20">$("&lt;p/&gt;")</text:p>
      <text:p text:style-name="P12"><text:span text:style-name="T36"><text:s text:c="4"/></text:span><text:span text:style-name="T37">.fetch("http://search.twitter.com/search.json?q=4sq.com&amp;rpp=1")</text:span></text:p>
      <text:p text:style-name="P12"><text:span text:style-name="T36"><text:s text:c="4"/></text:span><text:span text:style-name="T37">.addClass("loading")</text:span></text:p>
      <text:p text:style-name="P12"><text:span text:style-name="T36"><text:s text:c="4"/></text:span><text:span text:style-name="T37">.appendTo("#content");</text:span></text:p>
      <text:p text:style-name="P58"><text:s text:c="4"/></text:p>
      <text:p text:style-name="P29">// Or</text:p>
      <text:p text:style-name="P7"><text:span text:style-name="T15">var</text:span><text:span text:style-name="T36"> errHandler = </text:span><text:span text:style-name="T15">function</text:span><text:span text:style-name="T36">(exn) {</text:span></text:p>
      <text:p text:style-name="P12"><text:span text:style-name="T36"><text:s text:c="4"/></text:span><text:span text:style-name="T73">// Do something with the exception</text:span></text:p>
      <text:p text:style-name="P20">}</text:p>
      <text:p text:style-name="P55"/>
      <text:p text:style-name="P20">$("&lt;p/&gt;")</text:p>
      <text:p text:style-name="P12"><text:span text:style-name="T36"><text:s text:c="4"/></text:span><text:span text:style-name="T37">.fetch("http://search.twitter.com/search.json?q=4sq.com&amp;rpp=1", errHandler)</text:span></text:p>
      <text:p text:style-name="P12"><text:span text:style-name="T36"><text:s text:c="4"/></text:span><text:span text:style-name="T37">.addClass("loading")</text:span></text:p>
      <text:p text:style-name="P12"><text:span text:style-name="T36"><text:s text:c="4"/></text:span><text:span text:style-name="T37">.appendTo("#content");</text:span></text:p>
      <text:p text:style-name="P6"><text:span text:style-name="T6">This is fairly simple to do through the use of a little </text:span><text:a xlink:type="simple" xlink:href="http://jquery.com/"><text:span text:style-name="T4">jQuery</text:span></text:a><text:span text:style-name="T6"> and RxJS knowledge.  First, we’ll extend the jQuery fn with a function called fetch which takes a URL and an optional onError handler which is a function that takes an exception and returns no value.  Depending on whether the error handler was supplied or not, we’ll create an observer from the onNext which sets the tweet into the innerHTML of the jQuery selector.  We’ll then call the ajaxAsObservable extension which comes with RxJS to turn the ajax function into an observable, and subscribe with our observer.  Finally, we return the context of the selector as the result of the function which allows us to continue chaining calls.</text:span></text:p>
      <text:p text:style-name="P7"><text:span text:style-name="T36">(</text:span><text:span text:style-name="T15">function</text:span><text:span text:style-name="T36">($) {</text:span></text:p>
      <text:p text:style-name="P55"/>
      <text:p text:style-name="P12"><text:span text:style-name="T36"><text:s text:c="4"/></text:span><text:span text:style-name="T37">$.fn.fetch = </text:span><text:span text:style-name="T16">function</text:span><text:span text:style-name="T37">(url, onError) {</text:span></text:p>
      <text:p text:style-name="P12"><text:span text:style-name="T36"><text:s text:c="8"/></text:span><text:span text:style-name="T16">var</text:span><text:span text:style-name="T37"> collection = </text:span><text:span text:style-name="T16">this</text:span><text:span text:style-name="T37">;</text:span></text:p>
      <text:p text:style-name="P55"/>
      <text:p text:style-name="P12"><text:span text:style-name="T36"><text:s text:c="8"/></text:span><text:span text:style-name="T16">var</text:span><text:span text:style-name="T37"> onNext = </text:span><text:span text:style-name="T16">function</text:span><text:span text:style-name="T37">(d) { </text:span></text:p>
      <text:p text:style-name="P12"><text:span text:style-name="T36"><text:s text:c="12"/></text:span><text:span text:style-name="T37">$(collection).html(d.data.results[0].text); </text:span></text:p>
      <text:p text:style-name="P58"><text:soft-page-break/><text:s text:c="8"/><text:span text:style-name="T27">}</text:span></text:p>
      <text:p text:style-name="P58"><text:s text:c="8"/></text:p>
      <text:p text:style-name="P12"><text:span text:style-name="T36"><text:s text:c="8"/></text:span><text:span text:style-name="T16">var</text:span><text:span text:style-name="T37"> observer = onError ? Rx.Observer.Create(onNext, onError) : onNext;</text:span></text:p>
      <text:p text:style-name="P55"/>
      <text:p text:style-name="P58"><text:s text:c="8"/><text:span text:style-name="T27">$.ajaxAsObservable({</text:span></text:p>
      <text:p text:style-name="P58"><text:s text:c="12"/><text:span text:style-name="T27">url: url,</text:span></text:p>
      <text:p text:style-name="P12"><text:span text:style-name="T36"><text:s text:c="12"/></text:span><text:span text:style-name="T37">type: 'get',</text:span></text:p>
      <text:p text:style-name="P12"><text:span text:style-name="T36"><text:s text:c="12"/></text:span><text:span text:style-name="T37">dataType: 'jsonp',</text:span></text:p>
      <text:p text:style-name="P58"><text:s text:c="8"/><text:span text:style-name="T27">})</text:span></text:p>
      <text:p text:style-name="P58"><text:s text:c="12"/><text:span text:style-name="T27">.Subscribe(observer);</text:span></text:p>
      <text:p text:style-name="P55"/>
      <text:p text:style-name="P12"><text:span text:style-name="T36"><text:s text:c="8"/></text:span><text:span text:style-name="T16">return</text:span><text:span text:style-name="T37"> </text:span><text:span text:style-name="T16">this</text:span><text:span text:style-name="T37">;</text:span></text:p>
      <text:p text:style-name="P58"><text:s text:c="4"/><text:span text:style-name="T27">};</text:span></text:p>
      <text:p text:style-name="P55"/>
      <text:p text:style-name="P62">})(jQuery);</text:p>
      <text:p text:style-name="P32">That’s a fairly simple scenario for using this, so, how about something a bit more complex like fetching the results at a given interval?  We could then create a function called fetchEvery which takes a specified interval to call the AJAX service and populate the selector by using the Interval method with our desired interval.</text:p>
      <text:p text:style-name="P7"><text:span text:style-name="T36">$.fn.fetchEvery = </text:span><text:span text:style-name="T15">function</text:span><text:span text:style-name="T36">(url, interval, onError) {</text:span></text:p>
      <text:p text:style-name="P12"><text:span text:style-name="T36"><text:s text:c="4"/></text:span><text:span text:style-name="T16">var</text:span><text:span text:style-name="T37"> collection = </text:span><text:span text:style-name="T16">this</text:span><text:span text:style-name="T37">;</text:span></text:p>
      <text:p text:style-name="P55"/>
      <text:p text:style-name="P12"><text:span text:style-name="T36"><text:s text:c="4"/></text:span><text:span text:style-name="T16">var</text:span><text:span text:style-name="T37"> onNext = </text:span><text:span text:style-name="T16">function</text:span><text:span text:style-name="T37">(d) { $(collection).html(d.data.results[0].text); }</text:span></text:p>
      <text:p text:style-name="P12"><text:span text:style-name="T36"><text:s text:c="4"/></text:span><text:span text:style-name="T16">var</text:span><text:span text:style-name="T37"> observer = onError ? Rx.Observer.Create(onNext, onError) : onNext;</text:span></text:p>
      <text:p text:style-name="P55"/>
      <text:p text:style-name="P58"><text:s text:c="4"/><text:span text:style-name="T27">Rx.Observable.Interval(interval)</text:span></text:p>
      <text:p text:style-name="P12"><text:span text:style-name="T36"><text:s text:c="8"/></text:span><text:span text:style-name="T37">.Select(</text:span><text:span text:style-name="T16">function</text:span><text:span text:style-name="T37">() {</text:span></text:p>
      <text:p text:style-name="P12"><text:span text:style-name="T36"><text:s text:c="12"/></text:span><text:span text:style-name="T16">return</text:span><text:span text:style-name="T37"> $.ajaxAsObservable({</text:span></text:p>
      <text:p text:style-name="P58"><text:s text:c="16"/><text:span text:style-name="T27">url: url,</text:span></text:p>
      <text:p text:style-name="P12"><text:span text:style-name="T36"><text:s text:c="16"/></text:span><text:span text:style-name="T37">type: 'get',</text:span></text:p>
      <text:p text:style-name="P12"><text:span text:style-name="T36"><text:s text:c="16"/></text:span><text:span text:style-name="T37">dataType: 'jsonp',</text:span></text:p>
      <text:p text:style-name="P58"><text:s text:c="12"/><text:span text:style-name="T27">}); })</text:span></text:p>
      <text:p text:style-name="P58"><text:s text:c="8"/><text:span text:style-name="T27">.Switch()</text:span></text:p>
      <text:p text:style-name="P58"><text:s text:c="8"/><text:span text:style-name="T27">.Subscribe(observer);</text:span></text:p>
      <text:p text:style-name="P55"/>
      <text:p text:style-name="P12"><text:span text:style-name="T36"><text:s text:c="4"/></text:span><text:span text:style-name="T16">return</text:span><text:span text:style-name="T37"> </text:span><text:span text:style-name="T16">this</text:span><text:span text:style-name="T37">;</text:span></text:p>
      <text:p text:style-name="P62">};</text:p>
      <text:p text:style-name="P32">And then we could use it much like the following where we fetch the results every 5 seconds.</text:p>
      <text:p text:style-name="P20">$("&lt;p/&gt;")</text:p>
      <text:p text:style-name="P12"><text:span text:style-name="T36"><text:s text:c="4"/></text:span><text:span text:style-name="T37">.fetchEvery("http://search.twitter.com/search.json?q=4sq.com&amp;rpp=1", 5000)</text:span></text:p>
      <text:p text:style-name="P12"><text:span text:style-name="T36"><text:s text:c="4"/></text:span><text:span text:style-name="T37">.addClass("loading")</text:span></text:p>
      <text:p text:style-name="P12"><text:span text:style-name="T36"><text:s text:c="4"/></text:span><text:span text:style-name="T37">.appendTo("#content");</text:span></text:p>
      <text:p text:style-name="P32">But what about further transforming the data as it comes back, such as the example of censoring the swear words and create links from the text?  Well, instead of living inside jQuery and sprinkling in RxJS like we have been doing for the past couple of examples, we can then decide that instead we’ll <text:soft-page-break/>live inside RxJS and sprinkle in jQuery.  We’ll create functions to censor the text, linkify it, handle any exceptions and finally handle the text as it comes in so that we can add it to the content.</text:p>
      <text:p text:style-name="P7"><text:span text:style-name="T15">function</text:span><text:span text:style-name="T36"> handleText(text) {</text:span></text:p>
      <text:p text:style-name="P12"><text:span text:style-name="T36"><text:s text:c="4"/></text:span><text:span text:style-name="T37">$("&lt;p/&gt;").html(text).addClass("loading").appendTo("#content");</text:span></text:p>
      <text:p text:style-name="P62">}</text:p>
      <text:p text:style-name="P55"/>
      <text:p text:style-name="P7"><text:span text:style-name="T15">function</text:span><text:span text:style-name="T36"> errHandler(exn) {</text:span></text:p>
      <text:p text:style-name="P12"><text:span text:style-name="T36"><text:s text:c="4"/></text:span><text:span text:style-name="T73">// handle exception</text:span></text:p>
      <text:p text:style-name="P20">}</text:p>
      <text:p text:style-name="P55"/>
      <text:p text:style-name="P7"><text:span text:style-name="T15">function</text:span><text:span text:style-name="T36"> censorTweet(uncensored) {</text:span></text:p>
      <text:p text:style-name="P12"><text:span text:style-name="T36"><text:s text:c="4"/></text:span><text:span text:style-name="T73">// handle censoring</text:span></text:p>
      <text:p text:style-name="P20">}</text:p>
      <text:p text:style-name="P55"/>
      <text:p text:style-name="P7"><text:span text:style-name="T15">function</text:span><text:span text:style-name="T36"> linkify(tweet) {</text:span></text:p>
      <text:p text:style-name="P12"><text:span text:style-name="T36"><text:s text:c="4"/></text:span><text:span text:style-name="T73">// linkify tweet</text:span></text:p>
      <text:p text:style-name="P20">}</text:p>
      <text:p text:style-name="P55"/>
      <text:p text:style-name="P7"><text:span text:style-name="T36">$(document).ready(</text:span><text:span text:style-name="T15">function</text:span><text:span text:style-name="T36">() {</text:span></text:p>
      <text:p text:style-name="P55"/>
      <text:p text:style-name="P58"><text:s text:c="4"/><text:span text:style-name="T27">$.ajaxAsObservable({</text:span></text:p>
      <text:p text:style-name="P12"><text:span text:style-name="T36"><text:s text:c="8"/></text:span><text:span text:style-name="T37">url: "http://search.twitter.com/search.json?q=4sq.com&amp;rpp=100",</text:span></text:p>
      <text:p text:style-name="P12"><text:span text:style-name="T36"><text:s text:c="8"/></text:span><text:span text:style-name="T37">type: "get",</text:span></text:p>
      <text:p text:style-name="P12"><text:span text:style-name="T36"><text:s text:c="8"/></text:span><text:span text:style-name="T37">dataType: "jsonp",</text:span></text:p>
      <text:p text:style-name="P58"><text:s text:c="4"/><text:span text:style-name="T27">})</text:span></text:p>
      <text:p text:style-name="P12"><text:span text:style-name="T36"><text:s text:c="8"/></text:span><text:span text:style-name="T37">.Select(</text:span><text:span text:style-name="T16">function</text:span><text:span text:style-name="T37">(d) { </text:span><text:span text:style-name="T16">return</text:span><text:span text:style-name="T37"> d.data.results[0].text; })</text:span></text:p>
      <text:p text:style-name="P58"><text:s text:c="8"/><text:span text:style-name="T27">.Select(censorTweet)</text:span></text:p>
      <text:p text:style-name="P58"><text:s text:c="8"/><text:span text:style-name="T27">.Select(linkify)</text:span></text:p>
      <text:p text:style-name="P58"><text:s text:c="8"/><text:span text:style-name="T27">.Subscribe(handleText, errHandler);</text:span></text:p>
      <text:p text:style-name="P62">});</text:p>
      <text:p text:style-name="P32">This gives us the ability now to get the data from Twitter, censor it if necessary, create real links from the text, and finally put the results into our content in a fluent style while mixing in jQuery where we need to.  Just as well, I could have used any other library including Dojo, ExtJS, YUI, Prototype, Moo Tools or whatever I felt like, so I’m not particularly tied here to a certain library and I get the same win from each.</text:p>
      <text:h text:style-name="P39" text:outline-level="2">Conclusion</text:h>
      <text:p text:style-name="P6"><text:span text:style-name="T6">Dealing with asynchronous programming has been in the forefront of many minds in the JavaScript community.  At</text:span><text:a xlink:type="simple" xlink:href="http://jsconf.us/2010"><text:span text:style-name="T4">JSConf</text:span></text:a><text:span text:style-name="T6">, there were several examples of frameworks trying to get around the idea of callbacks and instead lean more towards composition.  By utilizing the Reactive Extensions for JavaScript, we’re able to compose together asynchronous and event-based operations together and transform the results in interesting ways.  We can also live well inside the given frameworks such as jQuery and sprinkle in RxJS, or we can live in RxJS and sprinkle in the calls to the various libraries such as jQuery, Moo Tools, Prototype, and so forth.</text:span></text:p>
      <text:p text:style-name="Text_20_body"/>
      <text:h text:style-name="P44" text:outline-level="1">Introduction to the Reactive Extensions for JavaScript – Custom Scheduler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5/12/introduction-to-the-reactive-extensions-for-javascript-custom-schedulers/"><text:span text:style-name="T3">May 12, 2010</text:span></text:a></text:p>
      <text:p text:style-name="P6"><text:span text:style-name="T6">In the </text:span><text:a xlink:type="simple" xlink:href="http://codebetter.com/blogs/matthew.podwysocki/archive/2010/05/10/introduction-to-the-reactive-extensions-for-javascript-async-method-chaining.aspx"><text:span text:style-name="T4">previous post</text:span></text:a><text:span text:style-name="T6">, I talked a little bit about asynchronous method chaining and extending </text:span><text:a xlink:type="simple" xlink:href="http://jquery.com/"><text:span text:style-name="T4">jQuery</text:span></text:a><text:span text:style-name="T6"> in a fluent style to fetch tweets from Twitter and append them to a given element.  This time I want to expand upon that post, instead of taking only one tweet, I want to take one hundred of them and then cycle through each of them at a given interval.  In order to do that, I must make use of something that I alluded to in earlier posts, and that is a custom scheduler.</text:span></text:p>
      <text:p text:style-name="P4"/>
      <text:h text:style-name="P39" text:outline-level="2">Custom Schedulers</text:h>
      <text:p text:style-name="P32">Another variation on a theme from our last post could be to take instead of just one tweet, but instead, take 100 of them and then fade each one out in turn by a specified interval.  To do this, we’ll have to make use of a custom scheduler.  To create a scheduler, we need three parameters, a schedule, a schedule with time and a now parameter.  The schedule parameter provides an implementation function to the scheduler that runs an action at the scheduler’s convenience.  The schedule with time parameter provides an implementation function to the scheduler to schedule the given action at the specified time from now.  Finally, we provide a now function which provides an implementation function to the scheduler with the timer’s notion of the current time.</text:p>
      <text:p text:style-name="P29">// schedule : action -&gt; disposable</text:p>
      <text:p text:style-name="P29">// scheduleWithTime : action -&gt; due time -&gt; disposable</text:p>
      <text:p text:style-name="P29">// now : () -&gt; time</text:p>
      <text:p text:style-name="P30"/>
      <text:p text:style-name="P7"><text:span text:style-name="T36">Rx.Scheduler = </text:span><text:span text:style-name="T15">function</text:span><text:span text:style-name="T36">(</text:span></text:p>
      <text:p text:style-name="P58"><text:s text:c="4"/><text:span text:style-name="T27">schedule,</text:span></text:p>
      <text:p text:style-name="P58"><text:s text:c="4"/><text:span text:style-name="T27">scheduleWithTime,</text:span></text:p>
      <text:p text:style-name="P58"><text:s text:c="4"/><text:span text:style-name="T27">now);</text:span></text:p>
      <text:p text:style-name="P32">With this new found knowledge, we can create our own custom scheduler which takes a delay in milliseconds to create a scheduler.  We can create our Rx.Scheduler by passing in our three functions, the schedule, the schedule with time and the notion of now.  Let’s break each function parameter down one by one.</text:p>
      <text:p text:style-name="P32">The schedule function takes a given action and then makes a call to window.setTimeout with our action and our delay which allows us to evaluate the action after the given span.  We then return a Disposable which then gives us the ability to cancel the timeout with our given id from our setTimeout should we need to.</text:p>
      <text:p text:style-name="P7"><text:span text:style-name="T15">function</text:span><text:span text:style-name="T36">(action) {</text:span></text:p>
      <text:p text:style-name="P12"><text:span text:style-name="T36"><text:s text:c="4"/></text:span><text:span text:style-name="T16">var</text:span><text:span text:style-name="T37"> id = window.setTimeout(action, delay);</text:span></text:p>
      <text:p text:style-name="P12"><text:span text:style-name="T36"><text:s text:c="4"/></text:span><text:span text:style-name="T16">return</text:span><text:span text:style-name="T37"> Rx.Disposable.Create(</text:span><text:span text:style-name="T16">function</text:span><text:span text:style-name="T37">() { </text:span></text:p>
      <text:p text:style-name="P58"><text:s text:c="8"/><text:span text:style-name="T27">window.clearTimeout(id); });</text:span></text:p>
      <text:p text:style-name="P62">},</text:p>
      <text:p text:style-name="P32">The schedule with time function takes given action and a due time, and like before, it makes a call to window.setTimeout but this time with the action and the given due time.  And just as before, we <text:soft-page-break/>create a Disposable to allow us to clean up and cancel the timeout should we need to. </text:p>
      <text:p text:style-name="P7"><text:span text:style-name="T15">function</text:span><text:span text:style-name="T36">(action, dueTime) {</text:span></text:p>
      <text:p text:style-name="P12"><text:span text:style-name="T36"><text:s text:c="4"/></text:span><text:span text:style-name="T16">var</text:span><text:span text:style-name="T37"> id = window.setTimeout(action, dueTime);</text:span></text:p>
      <text:p text:style-name="P12"><text:span text:style-name="T36"><text:s text:c="4"/></text:span><text:span text:style-name="T16">return</text:span><text:span text:style-name="T37"> Rx.Disposable.Create(</text:span><text:span text:style-name="T16">function</text:span><text:span text:style-name="T37">() { </text:span></text:p>
      <text:p text:style-name="P58"><text:s text:c="8"/><text:span text:style-name="T27">window.clearTimeout(id); });</text:span></text:p>
      <text:p text:style-name="P62">},</text:p>
      <text:p text:style-name="P32">Finally, the now parameter takes no arguments and we’ll simply return the current time. </text:p>
      <text:p text:style-name="P7"><text:span text:style-name="T15">function</text:span><text:span text:style-name="T36">() {</text:span></text:p>
      <text:p text:style-name="P12"><text:span text:style-name="T36"><text:s text:c="6"/></text:span><text:span text:style-name="T16">return</text:span><text:span text:style-name="T37"> </text:span><text:span text:style-name="T16">new</text:span><text:span text:style-name="T37"> Date().getTime();</text:span></text:p>
      <text:p text:style-name="P62">});</text:p>
      <text:p text:style-name="P32">When we put these together we can create our custom DelayedScheduler such as the following:</text:p>
      <text:p text:style-name="P7"><text:span text:style-name="T15">var</text:span><text:span text:style-name="T36"> delayedScheduler = Rx.DelayedScheduler = </text:span><text:span text:style-name="T15">function</text:span><text:span text:style-name="T36">(delay) {</text:span></text:p>
      <text:p text:style-name="P55"/>
      <text:p text:style-name="P12"><text:span text:style-name="T36"><text:s text:c="5"/></text:span><text:span text:style-name="T16">return</text:span><text:span text:style-name="T37"> </text:span><text:span text:style-name="T16">new</text:span><text:span text:style-name="T37"> Rx.Scheduler(</text:span></text:p>
      <text:p text:style-name="P12"><text:span text:style-name="T36"><text:s text:c="8"/></text:span><text:span text:style-name="T16">function</text:span><text:span text:style-name="T37">(action) {</text:span></text:p>
      <text:p text:style-name="P12"><text:span text:style-name="T36"><text:s text:c="12"/></text:span><text:span text:style-name="T16">var</text:span><text:span text:style-name="T37"> id = window.setTimeout(action, delay);</text:span></text:p>
      <text:p text:style-name="P12"><text:span text:style-name="T36"><text:s text:c="12"/></text:span><text:span text:style-name="T16">return</text:span><text:span text:style-name="T37"> Rx.Disposable.Create(</text:span><text:span text:style-name="T16">function</text:span><text:span text:style-name="T37">() { </text:span></text:p>
      <text:p text:style-name="P58"><text:s text:c="16"/><text:span text:style-name="T27">window.clearTimeout(id); });</text:span></text:p>
      <text:p text:style-name="P58"><text:s text:c="8"/><text:span text:style-name="T27">},</text:span></text:p>
      <text:p text:style-name="P12"><text:span text:style-name="T36"><text:s text:c="8"/></text:span><text:span text:style-name="T16">function</text:span><text:span text:style-name="T37">(action, dueTime) {</text:span></text:p>
      <text:p text:style-name="P12"><text:span text:style-name="T36"><text:s text:c="12"/></text:span><text:span text:style-name="T16">var</text:span><text:span text:style-name="T37"> id = window.setTimeout(action, dueTime);</text:span></text:p>
      <text:p text:style-name="P12"><text:span text:style-name="T36"><text:s text:c="12"/></text:span><text:span text:style-name="T16">return</text:span><text:span text:style-name="T37"> Rx.Disposable.Create(</text:span><text:span text:style-name="T16">function</text:span><text:span text:style-name="T37">() { </text:span></text:p>
      <text:p text:style-name="P58"><text:s text:c="16"/><text:span text:style-name="T27">window.clearTimeout(id); });</text:span></text:p>
      <text:p text:style-name="P58"><text:s text:c="8"/><text:span text:style-name="T27">},</text:span></text:p>
      <text:p text:style-name="P12"><text:span text:style-name="T36"><text:s text:c="8"/></text:span><text:span text:style-name="T16">function</text:span><text:span text:style-name="T37">() {</text:span></text:p>
      <text:p text:style-name="P12"><text:span text:style-name="T36"><text:s text:c="12"/></text:span><text:span text:style-name="T16">return</text:span><text:span text:style-name="T37"> </text:span><text:span text:style-name="T16">new</text:span><text:span text:style-name="T37"> Date().getTime();</text:span></text:p>
      <text:p text:style-name="P58"><text:s text:c="8"/><text:span text:style-name="T27">});</text:span></text:p>
      <text:p text:style-name="P62">};</text:p>
      <text:p text:style-name="P32">Now that we’ve defined our custom scheduler, it’s time to put it to use.  What we’re going to do is take the array of our tweets from Twitter and put the delay between them.  To do that, we’ll make use of the Rx.Observable.FromArray method which takes not only the array we want to turn into an observable, but also a custom scheduler should we need one.  We’ll create an extension to the Array class which allows us to turn our arrays easily into observables.</text:p>
      <text:p text:style-name="P7"><text:span text:style-name="T36">Array.prototype.toObservable = </text:span><text:span text:style-name="T15">function</text:span><text:span text:style-name="T36">(scheduler) {</text:span></text:p>
      <text:p text:style-name="P12"><text:span text:style-name="T36"><text:s text:c="4"/></text:span><text:span text:style-name="T16">return</text:span><text:span text:style-name="T37"> Rx.Observable.FromArray(</text:span><text:span text:style-name="T16">this</text:span><text:span text:style-name="T37">, scheduler);</text:span></text:p>
      <text:p text:style-name="P62">}</text:p>
      <text:p text:style-name="P32">Once the extension has been defined, let’s do something useful with it.  We’ll take the approach once again from the previous post to get tweets, but this time, we’ll take the maximum we can, which is 100 and then space each one out accordingly, and then rinse and repeat after we’ve exhausted our 100 tweets.  In our subscription, we’ll fade in and fade out our text as we append it to the content to give ourselves a rolling feel to it.</text:p>
      <text:p text:style-name="P34"><text:soft-page-break/> </text:p>
      <text:p text:style-name="P7"><text:span text:style-name="T15">var</text:span><text:span text:style-name="T36"> url = "http://search.twitter.com/search.json?q=4sq.com&amp;rpp=100";</text:span></text:p>
      <text:p text:style-name="P7"><text:span text:style-name="T15">var</text:span><text:span text:style-name="T36"> customScheduler = </text:span><text:span text:style-name="T15">new</text:span><text:span text:style-name="T36"> Rx.DelayedScheduler(5000);</text:span></text:p>
      <text:p text:style-name="P55"/>
      <text:p text:style-name="P62">$.ajaxAsObservable({</text:p>
      <text:p text:style-name="P58"><text:s text:c="12"/><text:span text:style-name="T27">url: url,</text:span></text:p>
      <text:p text:style-name="P12"><text:span text:style-name="T36"><text:s text:c="12"/></text:span><text:span text:style-name="T37">type: "get",</text:span></text:p>
      <text:p text:style-name="P12"><text:span text:style-name="T36"><text:s text:c="12"/></text:span><text:span text:style-name="T37">dataType: "jsonp",</text:span></text:p>
      <text:p text:style-name="P58"><text:s text:c="8"/><text:span text:style-name="T27">})</text:span></text:p>
      <text:p text:style-name="P58"><text:s text:c="4"/><text:span text:style-name="T27">.SelectMany(</text:span></text:p>
      <text:p text:style-name="P12"><text:span text:style-name="T36"><text:s text:c="8"/></text:span><text:span text:style-name="T16">function</text:span><text:span text:style-name="T37">(d) {</text:span></text:p>
      <text:p text:style-name="P12"><text:span text:style-name="T36"><text:s text:c="12"/></text:span><text:span text:style-name="T16">return</text:span><text:span text:style-name="T37"> d.data.results.toObservable(customScheduler);</text:span></text:p>
      <text:p text:style-name="P58"><text:s text:c="8"/><text:span text:style-name="T27">})</text:span></text:p>
      <text:p text:style-name="P58"><text:s text:c="4"/><text:span text:style-name="T27">.Repeat()</text:span></text:p>
      <text:p text:style-name="P58"><text:s text:c="4"/><text:span text:style-name="T27">.Subscribe(</text:span></text:p>
      <text:p text:style-name="P12"><text:span text:style-name="T36"><text:s text:c="8"/></text:span><text:span text:style-name="T16">function</text:span><text:span text:style-name="T37">(result) {</text:span></text:p>
      <text:p text:style-name="P12"><text:span text:style-name="T36"><text:s text:c="12"/></text:span><text:span text:style-name="T37">$("&lt;p/&gt;")</text:span></text:p>
      <text:p text:style-name="P12"><text:span text:style-name="T36"><text:s text:c="16"/></text:span><text:span text:style-name="T37">.fadeTo(1000, 1.0)</text:span></text:p>
      <text:p text:style-name="P58"><text:s text:c="16"/><text:span text:style-name="T27">.html(result.text)</text:span></text:p>
      <text:p text:style-name="P12"><text:span text:style-name="T36"><text:s text:c="16"/></text:span><text:span text:style-name="T37">.fadeTo(1000, 0.1)</text:span></text:p>
      <text:p text:style-name="P12"><text:span text:style-name="T36"><text:s text:c="16"/></text:span><text:span text:style-name="T37">.appendTo("#content");</text:span></text:p>
      <text:p text:style-name="P58"><text:s text:c="8"/><text:span text:style-name="T27">});</text:span></text:p>
      <text:p text:style-name="P32">When we fire up our browser of choice we can see the fruits of our labor such as the following with proper spacing between the two and nice effects fading in and out.</text:p>
      <text:p text:style-name="P5"><draw:a xlink:type="simple" xlink:href="http://codebetter.com/cfs-file.ashx/__key/CommunityServer.Blogs.Components.WeblogFiles/matthew.podwysocki/image_5F00_04D950D8.png"><draw:frame draw:style-name="fr1" draw:name="Immagine10" text:anchor-type="as-char" svg:width="13.018cm" svg:height="4.895cm" draw:z-index="9"><draw:image xlink:href="http://s3.amazonaws.com/CodeBetter/CommunityServer.Blogs.Components.WeblogFiles/matthew/podwysocki/image_thumb_79439398.png?AWSAccessKeyId=0KMA35HT86EVXB99Z302&amp;Expires=1919787603&amp;Signature=XbvDXtYpezMyBmGuTArgZmJCJB8%3D" xlink:type="simple" xlink:show="embed" xlink:actuate="onLoad"/><svg:title>image</svg:title></draw:frame></draw:a></text:p>
      <text:p text:style-name="P6"><text:span text:style-name="T6">And there you have it, using a custom scheduler to take data we already have and spread it out over time.  The idea here is to not tax the remote server, but instead query the system once, display all the results and then hit the server again once we’ve exhausted the data source.  You can find the complete example of this code </text:span><text:a xlink:type="simple" xlink:href="http://gist.github.com/399145"><text:span text:style-name="T4">here</text:span></text:a><text:span text:style-name="T6">.</text:span></text:p>
      <text:p text:style-name="Text_20_body"/>
      <text:p text:style-name="P48">&lt;!DOCTYPE HTML&gt;</text:p>
      <text:p text:style-name="P52">&lt;html lang="en"&gt;</text:p>
      <text:p text:style-name="P52"><text:s text:c="2"/>&lt;head&gt;</text:p>
      <text:p text:style-name="P52"><text:s text:c="4"/>&lt;meta http-equiv="Content-type" content="text/html; charset=utf-8"&gt;</text:p>
      <text:p text:style-name="P52"><text:s text:c="4"/>&lt;title&gt;async queue&lt;/title&gt;</text:p>
      <text:p text:style-name="P52"><text:s text:c="4"/>&lt;style type="text/css"&gt;</text:p>
      <text:p text:style-name="P52"><text:s text:c="6"/>body {</text:p>
      <text:p text:style-name="P52"><text:s text:c="8"/>margin: 0;</text:p>
      <text:p text:style-name="P52"><text:s text:c="8"/>padding: 0;</text:p>
      <text:p text:style-name="P52"><text:s text:c="8"/>font-family: 'lucida grande', lucida, helvetica, arial;</text:p>
      <text:p text:style-name="P52"><text:s text:c="6"/>}</text:p>
      <text:p text:style-name="P52"><text:s text:c="6"/>#doc {</text:p>
      <text:p text:style-name="P52"><text:s text:c="8"/>width: 600px;</text:p>
      <text:p text:style-name="P52"><text:s text:c="8"/>margin: 0 auto;</text:p>
      <text:p text:style-name="P52"><text:s text:c="6"/>}</text:p>
      <text:p text:style-name="P52"><text:s text:c="6"/>pre {</text:p>
      <text:p text:style-name="P52"><text:s text:c="8"/>font-family: 'courier new', courier, monospace;</text:p>
      <text:p text:style-name="P52"><text:s text:c="8"/>padding: 20px;</text:p>
      <text:p text:style-name="P52"><text:s text:c="8"/>font-size: 16px;</text:p>
      <text:p text:style-name="P52"><text:s text:c="6"/>}</text:p>
      <text:p text:style-name="P52"><text:s text:c="6"/>#content {</text:p>
      <text:p text:style-name="P52"><text:s text:c="8"/>font-size: 18px;</text:p>
      <text:p text:style-name="P52"><text:s text:c="8"/>padding: 10px;</text:p>
      <text:p text:style-name="P52"><text:s text:c="8"/>border: 1px solid #ccc;</text:p>
      <text:p text:style-name="P52"><text:s text:c="8"/>-moz-border-radius: 10px;</text:p>
      <text:p text:style-name="P52"><text:s text:c="6"/>}</text:p>
      <text:p text:style-name="P52"><text:s text:c="4"/>&lt;/style&gt;</text:p>
      <text:p text:style-name="P52"><text:s text:c="4"/>&lt;script src="http://ajax.googleapis.com/ajax/libs/jquery/1.4.2/jquery.min.js"&gt;&lt;/script&gt;</text:p>
      <text:p text:style-name="P52"><text:s text:c="4"/>&lt;script type="text/javascript" src="rx.js"&gt;&lt;/script&gt;</text:p>
      <text:p text:style-name="P52"><text:s text:c="4"/>&lt;script type="text/javascript" src="rx.jquery.js"&gt;&lt;/script&gt;</text:p>
      <text:p text:style-name="P52"><text:s text:c="4"/>&lt;script type="text/javascript"&gt;</text:p>
      <text:p text:style-name="P52"><text:s text:c="6"/>Array.prototype.toObservable = function(scheduler) {</text:p>
      <text:p text:style-name="P52"><text:s text:c="8"/>return Rx.Observable.FromArray(this, scheduler);</text:p>
      <text:p text:style-name="P52"><text:s text:c="6"/>};</text:p>
      <text:p text:style-name="P52"/>
      <text:p text:style-name="P52"><text:s text:c="6"/>var delayedScheduler = Rx.DelayedScheduler = function(delay) {</text:p>
      <text:p text:style-name="P52"><text:s text:c="7"/>return new Rx.Scheduler(</text:p>
      <text:p text:style-name="P52"><text:s text:c="8"/>function(action) {</text:p>
      <text:p text:style-name="P52"><text:s text:c="10"/>var id = window.setTimeout(action, delay);</text:p>
      <text:p text:style-name="P52"><text:s text:c="10"/>return Rx.Disposable.Create(function() { window.clearTimeout(id); });</text:p>
      <text:p text:style-name="P52"><text:s text:c="8"/>},</text:p>
      <text:p text:style-name="P52"><text:s text:c="8"/>function(action, dueTime) {</text:p>
      <text:p text:style-name="P52"><text:s text:c="10"/>var id = window.setTimeout(action, dueTime);</text:p>
      <text:p text:style-name="P52"><text:s text:c="10"/>return Rx.Disposable.Create(function() { window.clearTimeout(id); });</text:p>
      <text:p text:style-name="P52"><text:s text:c="8"/>},</text:p>
      <text:p text:style-name="P52"><text:s text:c="8"/>function() {</text:p>
      <text:p text:style-name="P52"><text:s text:c="10"/>return new Date().getTime();</text:p>
      <text:p text:style-name="P52"><text:s text:c="8"/>});</text:p>
      <text:p text:style-name="P52"><text:s text:c="6"/>};</text:p>
      <text:p text:style-name="P52"/>
      <text:p text:style-name="P52"><text:s text:c="6"/>$(document).ready(function() {</text:p>
      <text:p text:style-name="P52"><text:s text:c="8"/>var url = "http://search.twitter.com/search.json?q=4sq.com&amp;rpp=100";</text:p>
      <text:p text:style-name="P52"><text:s text:c="8"/>var customScheduler = new Rx.DelayedScheduler(5000);</text:p>
      <text:p text:style-name="P52"/>
      <text:p text:style-name="P52"><text:s text:c="8"/>$.ajaxAsObservable({ url: url, type: "get", dataType: "jsonp" })</text:p>
      <text:p text:style-name="P52"><text:s text:c="10"/>.SelectMany(</text:p>
      <text:p text:style-name="P52"><text:s text:c="12"/>function(d) {</text:p>
      <text:p text:style-name="P52"><text:s text:c="14"/>return d.data.results.toObservable(customScheduler);</text:p>
      <text:p text:style-name="P52"><text:s text:c="12"/>})</text:p>
      <text:p text:style-name="P52"><text:s text:c="10"/>.Repeat()</text:p>
      <text:p text:style-name="P52"><text:s text:c="10"/>.Subscribe(</text:p>
      <text:p text:style-name="P52"><text:s text:c="12"/>function(result) {</text:p>
      <text:p text:style-name="P52"><text:s text:c="14"/>$("&lt;p/&gt;")</text:p>
      <text:p text:style-name="P52"><text:s text:c="16"/>.fadeTo(1000, 1.0)</text:p>
      <text:p text:style-name="P52"><text:s text:c="16"/>.html(result.text)</text:p>
      <text:p text:style-name="P52"><text:s text:c="16"/>.fadeTo(1000, 0.1)</text:p>
      <text:p text:style-name="P52"><text:s text:c="16"/>.appendTo("#content");</text:p>
      <text:p text:style-name="P52"><text:soft-page-break/><text:s text:c="12"/>});</text:p>
      <text:p text:style-name="P52"><text:s text:c="6"/>});</text:p>
      <text:p text:style-name="P52"><text:s text:c="4"/>&lt;/script&gt;</text:p>
      <text:p text:style-name="P52"><text:s text:c="2"/>&lt;/head&gt;</text:p>
      <text:p text:style-name="P52"><text:s text:c="2"/>&lt;body&gt;</text:p>
      <text:p text:style-name="P52"><text:s text:c="4"/>&lt;div id="doc"&gt;</text:p>
      <text:p text:style-name="P52"><text:s text:c="6"/>&lt;p&gt;Latest twitter search mentioning &lt;b&gt;4sq.com&lt;/b&gt;:&lt;/p&gt;</text:p>
      <text:p text:style-name="P52"><text:s text:c="6"/>&lt;div id="content"&gt;&lt;/div&gt;</text:p>
      <text:p text:style-name="P52"><text:s text:c="4"/>&lt;/div&gt;</text:p>
      <text:p text:style-name="P52"><text:s text:c="2"/>&lt;/body&gt;</text:p>
      <text:p text:style-name="P52">&lt;/html&gt;</text:p>
      <text:p text:style-name="Text_20_body"/>
      <text:h text:style-name="P44" text:outline-level="1">Introduction to the Reactive Extensions for JavaScript – The Final Countdown Timer</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5/17/introduction-to-the-reactive-extensions-for-javascript-the-final-countdown-timer/"><text:span text:style-name="T3">May 17, 2010</text:span></text:a></text:p>
      <text:p text:style-name="P32">In the previous couple of posts, I’ve talked about asynchronous method chaining and creating custom schedulers so I can repeatedly hit a data source for its data, transform it and then display the results.  Instead of just setting a custom interval between the results and querying the system, so this time, I want to stick a timer where I can monitor the time between queries. </text:p>
      <text:h text:style-name="P39" text:outline-level="2">Creating Countdowns with GenerateWithTime</text:h>
      <text:p text:style-name="P32">In previous posts, the goal was to repeatedly query a system with a given interval so that we could see what is going on in the world of Twitter.  The goal of this post is to take this idea a step further to have a timer display how long we have until the system refreshes itself, and when the timer is exhausted, we requery and reset the timer.  To do this, we’ll need to make use of the GenerateWithTime function.  This function takes five parameters:</text:p>
      <text:list xml:id="list8607623345544235131" text:style-name="L6">
        <text:list-item>
          <text:list>
            <text:list-item>
              <text:p text:style-name="P89">The initial state of the timer</text:p>
            </text:list-item>
            <text:list-item>
              <text:p text:style-name="P89">The condition of the timer of whether to continue</text:p>
            </text:list-item>
            <text:list-item>
              <text:p text:style-name="P89">The result selector which takes the state and you return what you want from it</text:p>
            </text:list-item>
            <text:list-item>
              <text:p text:style-name="P89">The time selector which says how much time you want between calls</text:p>
            </text:list-item>
            <text:list-item>
              <text:p text:style-name="P89">The iterate function which takes the state and increments it</text:p>
              <text:p text:style-name="P89"/>
            </text:list-item>
          </text:list>
        </text:list-item>
      </text:list>
      <text:p text:style-name="P32">Below is the signature of the GenerateWithTime function:</text:p>
      <text:p text:style-name="P29">// initialState : State</text:p>
      <text:p text:style-name="P29">// condition : State -&gt; bool</text:p>
      <text:p text:style-name="P29">// resultSelector : State -&gt; Result</text:p>
      <text:p text:style-name="P29">// timeSelector : State -&gt; int</text:p>
      <text:p text:style-name="P29">// iterate : State -&gt; State</text:p>
      <text:p text:style-name="P30"/>
      <text:p text:style-name="P7"><text:span text:style-name="T36">Rx.Observable.GenerateWithTime = </text:span><text:span text:style-name="T15">function</text:span><text:span text:style-name="T36">(</text:span></text:p>
      <text:p text:style-name="P58"><text:s text:c="4"/><text:span text:style-name="T27">initialState, </text:span></text:p>
      <text:p text:style-name="P58"><text:s text:c="4"/><text:span text:style-name="T27">condition, </text:span></text:p>
      <text:p text:style-name="P58"><text:s text:c="4"/><text:span text:style-name="T27">resultSelector, </text:span></text:p>
      <text:p text:style-name="P58"><text:s text:c="4"/><text:span text:style-name="T27">timeSelector, </text:span></text:p>
      <text:p text:style-name="P58"><text:s text:c="4"/><text:span text:style-name="T27">iterate);</text:span></text:p>
      <text:p text:style-name="P62"/>
      <text:p text:style-name="P32">Now that we have some clue on what it’s expecting, let’s go ahead and put it to some good use.  What we’re going to do is create a timer that counts down from 90 seconds while setting the countdown element to the current value at each second interval.  You’ll notice the initial state is set to 90, the condition is while the state is greater than or equal to zero, our time selector is one second and our iterate decrements the state by one.</text:p>
      <text:p text:style-name="P32"/>
      <text:p text:style-name="P9"><text:soft-page-break/><text:span text:style-name="T15">function</text:span><text:span text:style-name="T36"> countdownUI() {</text:span></text:p>
      <text:p text:style-name="P12"><text:span text:style-name="T36"><text:s text:c="4"/></text:span><text:span text:style-name="T16">return</text:span><text:span text:style-name="T37"> Rx.Observable.GenerateWithTime(</text:span></text:p>
      <text:p text:style-name="P12"><text:span text:style-name="T36"><text:s text:c="8"/></text:span><text:span text:style-name="T37">90,</text:span></text:p>
      <text:p text:style-name="P12"><text:span text:style-name="T36"><text:s text:c="8"/></text:span><text:span text:style-name="T16">function</text:span><text:span text:style-name="T37">(x) { </text:span><text:span text:style-name="T16">return</text:span><text:span text:style-name="T37"> x &gt;= 0; },</text:span></text:p>
      <text:p text:style-name="P12"><text:span text:style-name="T36"><text:s text:c="8"/></text:span><text:span text:style-name="T16">function</text:span><text:span text:style-name="T37">(x) { </text:span><text:span text:style-name="T16">return</text:span><text:span text:style-name="T37"> x; },</text:span></text:p>
      <text:p text:style-name="P12"><text:span text:style-name="T36"><text:s text:c="8"/></text:span><text:span text:style-name="T16">function</text:span><text:span text:style-name="T37">(x) { </text:span><text:span text:style-name="T16">return</text:span><text:span text:style-name="T37"> 1000; },</text:span></text:p>
      <text:p text:style-name="P12"><text:span text:style-name="T36"><text:s text:c="8"/></text:span><text:span text:style-name="T16">function</text:span><text:span text:style-name="T37">(x) { </text:span><text:span text:style-name="T16">return</text:span><text:span text:style-name="T37"> x - 1; })</text:span></text:p>
      <text:p text:style-name="P12"><text:span text:style-name="T36"><text:s text:c="8"/></text:span><text:span text:style-name="T37">.Do(</text:span><text:span text:style-name="T16">function</text:span><text:span text:style-name="T37">(x) { $("#countdown").html(x); });</text:span></text:p>
      <text:p text:style-name="P62">}</text:p>
      <text:p text:style-name="P32">Our ultimate goal is to have something happen at the front end, such as query Twitter, count down from 90 seconds and then query again.  To facilitate that need, I’ll create the updateUI function which queries Twitter and pulls the first record that matches and then displays the result in our content area.</text:p>
      <text:p text:style-name="P7"><text:span text:style-name="T15">function</text:span><text:span text:style-name="T36"> updateUI() {</text:span></text:p>
      <text:p text:style-name="P12"><text:span text:style-name="T36"><text:s text:c="4"/></text:span><text:span text:style-name="T16">var</text:span><text:span text:style-name="T37"> url = "http://search.twitter.com/search.json?q=4sq.com&amp;rpp=1";</text:span></text:p>
      <text:p text:style-name="P12"><text:span text:style-name="T36"><text:s text:c="4"/></text:span><text:span text:style-name="T16">return</text:span><text:span text:style-name="T37"> $.getJSONAsObservable(url)</text:span></text:p>
      <text:p text:style-name="P12"><text:span text:style-name="T36"><text:s text:c="8"/></text:span><text:span text:style-name="T37">.Select(</text:span><text:span text:style-name="T16">function</text:span><text:span text:style-name="T37">(d) { </text:span><text:span text:style-name="T16">return</text:span><text:span text:style-name="T37"> d.data.results[0].text; })</text:span></text:p>
      <text:p text:style-name="P58"><text:s text:c="8"/><text:span text:style-name="T27">.Do(</text:span></text:p>
      <text:p text:style-name="P12"><text:span text:style-name="T36"><text:s text:c="12"/></text:span><text:span text:style-name="T16">function</text:span><text:span text:style-name="T37">(result) {</text:span></text:p>
      <text:p text:style-name="P12"><text:span text:style-name="T36"><text:s text:c="16"/></text:span><text:span text:style-name="T37">$("#content").html(result);</text:span></text:p>
      <text:p text:style-name="P58"><text:s text:c="12"/><text:span text:style-name="T27">});</text:span></text:p>
      <text:p text:style-name="P62">}</text:p>
      <text:p text:style-name="P32">Once we’ve defined both our countdownUI and updateUI functions, let’s compose them together in such a way that it fires the updateUI, counts down to zero, then rinse and repeat.  To make use of that, we must first defer the Twitter search until we’ve subscribed which allows us to repeatedly call it and have it requery.  The Defer function is a static function which takes a function which takes no arguments and you must return an observable sequence.</text:p>
      <text:p text:style-name="P38">// observableFactory : () -&gt; Observable</text:p>
      <text:p text:style-name="P69"/>
      <text:p text:style-name="P70">Rx.Observable.Defer = function(</text:p>
      <text:p text:style-name="P71"><text:s text:c="8"/><text:span text:style-name="T27">observableFactory);</text:span></text:p>
      <text:p text:style-name="P32">Then once we have deferred our UI update, then we need to add it on to our existing observable using Concat so that we count down to zero before repeating.</text:p>
      <text:p text:style-name="P38">Rx.Observable.prototype.Concat = function (</text:p>
      <text:p text:style-name="P71"><text:s text:c="8"/><text:span text:style-name="T27">o1);</text:span></text:p>
      <text:p text:style-name="P32">And once we Concat, we repeat it all over again to keep querying and counting down.  We can now run our observable sequence by calling Subscribe with no arguments (since we’re not doing anything <text:soft-page-break/>with the results).</text:p>
      <text:p text:style-name="P7"><text:span text:style-name="T36">$(document).ready(</text:span><text:span text:style-name="T15">function</text:span><text:span text:style-name="T36">() {</text:span></text:p>
      <text:p text:style-name="P12"><text:span text:style-name="T36"><text:s text:c="4"/></text:span><text:span text:style-name="T37">Rx.Observable.Defer(</text:span><text:span text:style-name="T16">function</text:span><text:span text:style-name="T37">() { </text:span><text:span text:style-name="T16">return</text:span><text:span text:style-name="T37"> updateUI(); })</text:span></text:p>
      <text:p text:style-name="P58"><text:s text:c="8"/><text:span text:style-name="T27">.Concat(countdownUI())</text:span></text:p>
      <text:p text:style-name="P58"><text:s text:c="8"/><text:span text:style-name="T27">.Repeat()</text:span></text:p>
      <text:p text:style-name="P58"><text:s text:c="8"/><text:span text:style-name="T27">.Subscribe();</text:span></text:p>
      <text:p text:style-name="P62">});</text:p>
      <text:p text:style-name="P32">Putting the code all together, we’re able to watch this in action where it queries Twitter for mentions of 4sq.com and displays the first result every 90 seconds.</text:p>
      <text:p text:style-name="P3"><text:span text:style-name="T13"><draw:a xlink:type="simple" xlink:href="http://codebetter.com/cfs-file.ashx/__key/CommunityServer.Blogs.Components.WeblogFiles/matthew.podwysocki/image_5F00_5A5D5A7D.png"><draw:frame draw:style-name="fr1" draw:name="Immagine11" text:anchor-type="as-char" svg:width="12.859cm" svg:height="3.122cm" draw:z-index="10"><draw:image xlink:href="http://s3.amazonaws.com/CodeBetter/CommunityServer.Blogs.Components.WeblogFiles/matthew/podwysocki/image_thumb_355F9A04.png?AWSAccessKeyId=0KMA35HT86EVXB99Z302&amp;Expires=1919787603&amp;Signature=98q8oQJJQ6SuQYOfB2pCsiyaIaE%3D" xlink:type="simple" xlink:show="embed" xlink:actuate="onLoad"/><svg:title>image</svg:title></draw:frame></draw:a></text:span> </text:p>
      <text:p text:style-name="P6"><text:span text:style-name="T6">You can find the entire code for this example </text:span><text:a xlink:type="simple" xlink:href="http://gist.github.com/399479"><text:span text:style-name="T4">here</text:span></text:a><text:span text:style-name="T6">.</text:span></text:p>
      <text:h text:style-name="P39" text:outline-level="2">Side Note</text:h>
      <text:p text:style-name="P32">Just as a side note, many of these scenarios that I’ve been doing for this series apply to the Reactive Extensions for .NET as well.  For example, we could do something similar in C# that we had above.  For example, we could have our two services, each of which return nothing (Unit in this case), but do their actions as a side effect instead.</text:p>
      <text:p text:style-name="P20">IObservable&lt;Unit&gt; UpdateResults() </text:p>
      <text:p text:style-name="P62">{</text:p>
      <text:p text:style-name="P12"><text:span text:style-name="T36"><text:s text:c="4"/></text:span><text:span text:style-name="T16">return</text:span><text:span text:style-name="T37"> SearchTwitter()</text:span></text:p>
      <text:p text:style-name="P12"><text:span text:style-name="T36"><text:s text:c="8"/></text:span><text:span text:style-name="T37">.Select(data =&gt; data.results[</text:span><text:span text:style-name="T82">0</text:span><text:span text:style-name="T37">])</text:span></text:p>
      <text:p text:style-name="P58"><text:s text:c="8"/><text:span text:style-name="T27">.ObserveOnDispatcher()</text:span></text:p>
      <text:p text:style-name="P12"><text:span text:style-name="T36"><text:s text:c="8"/></text:span><text:span text:style-name="T37">.Do(result =&gt; Item.Result = result)</text:span></text:p>
      <text:p text:style-name="P12"><text:span text:style-name="T36"><text:s text:c="8"/></text:span><text:span text:style-name="T37">.Select(_ =&gt; </text:span><text:span text:style-name="T16">new</text:span><text:span text:style-name="T37"> Unit());</text:span></text:p>
      <text:p text:style-name="P62">}</text:p>
      <text:p text:style-name="P55"/>
      <text:p text:style-name="P20">IObservable&lt;Unit&gt; Countdown()</text:p>
      <text:p text:style-name="P62">{</text:p>
      <text:p text:style-name="P12"><text:span text:style-name="T36"><text:s text:c="4"/></text:span><text:span text:style-name="T16">return</text:span><text:span text:style-name="T37"> Observable.GenerateWithTime(</text:span></text:p>
      <text:p text:style-name="P12"><text:span text:style-name="T36"><text:s text:c="12"/></text:span><text:span text:style-name="T82">90</text:span><text:span text:style-name="T37">,</text:span></text:p>
      <text:p text:style-name="P12"><text:span text:style-name="T36"><text:s text:c="12"/></text:span><text:span text:style-name="T37">time =&gt; time &gt;= </text:span><text:span text:style-name="T82">0</text:span><text:span text:style-name="T37">,</text:span></text:p>
      <text:p text:style-name="P12"><text:span text:style-name="T36"><text:s text:c="12"/></text:span><text:span text:style-name="T37">time =&gt; time,</text:span></text:p>
      <text:p text:style-name="P12"><text:span text:style-name="T36"><text:s text:c="12"/></text:span><text:span text:style-name="T37">_ =&gt; TimeSpan.FromSeconds(</text:span><text:span text:style-name="T82">1</text:span><text:span text:style-name="T37">),</text:span></text:p>
      <text:p text:style-name="P12"><text:span text:style-name="T36"><text:s text:c="12"/></text:span><text:span text:style-name="T37">time =&gt; time - </text:span><text:span text:style-name="T82">1</text:span><text:span text:style-name="T37">)</text:span></text:p>
      <text:p text:style-name="P58"><text:s text:c="8"/><text:span text:style-name="T27">.ObserveOnDispatcher()</text:span></text:p>
      <text:p text:style-name="P12"><text:span text:style-name="T36"><text:s text:c="8"/></text:span><text:span text:style-name="T37">.Do(time =&gt; Item.Refresh = TimeSpan.FromSeconds(time))</text:span></text:p>
      <text:p text:style-name="P12"><text:span text:style-name="T36"><text:s text:c="8"/></text:span><text:span text:style-name="T37">.Select(_ =&gt; </text:span><text:span text:style-name="T16">new</text:span><text:span text:style-name="T37"> Unit());</text:span></text:p>
      <text:p text:style-name="P62">}</text:p>
      <text:p text:style-name="P32">And then we can listen much like before with our JavaScript example with complete parity between <text:soft-page-break/>the two examples.</text:p>
      <text:p text:style-name="P20">Observable.Defer(() =&gt; UpdateResults)</text:p>
      <text:p text:style-name="P58"><text:s text:c="4"/><text:span text:style-name="T27">.Concat(Countdown())</text:span></text:p>
      <text:p text:style-name="P58"><text:s text:c="4"/><text:span text:style-name="T27">.Repeat()</text:span></text:p>
      <text:p text:style-name="P58"><text:s text:c="4"/><text:span text:style-name="T27">.Subscribe();</text:span></text:p>
      <text:p text:style-name="P62"/>
      <text:p text:style-name="P32">The difference between the two is quite small, except for the observing on the dispatcher as well as making sure that our observable sequences have the same signature of IObservable&lt;Unit&gt;.  In the JavaScript land, we don’t have to care since we’re dealing with a weakly typed dynamic language.  Hopefully that’ll give you a bridge between the two worlds.  In the future, I’ll make sure how to bridge the gap between the two worlds more often.</text:p>
      <text:p text:style-name="Text_20_body"/>
      <text:p text:style-name="P49">&lt;!DOCTYPE HTML&gt;</text:p>
      <text:p text:style-name="P53">&lt;html lang="en"&gt;</text:p>
      <text:p text:style-name="P53"><text:s text:c="2"/>&lt;head&gt;</text:p>
      <text:p text:style-name="P53"><text:s text:c="4"/>&lt;meta http-equiv="Content-type" content="text/html; charset=utf-8"&gt;</text:p>
      <text:p text:style-name="P53"><text:s text:c="4"/>&lt;title&gt;async queue2&lt;/title&gt;</text:p>
      <text:p text:style-name="P53"><text:s text:c="4"/>&lt;style type="text/css"&gt;</text:p>
      <text:p text:style-name="P53"><text:s text:c="6"/>body {</text:p>
      <text:p text:style-name="P53"><text:s text:c="8"/>margin: 0;</text:p>
      <text:p text:style-name="P53"><text:s text:c="8"/>padding: 0;</text:p>
      <text:p text:style-name="P53"><text:s text:c="8"/>font-family: 'lucida grande', lucida, helvetica, arial;</text:p>
      <text:p text:style-name="P53"><text:s text:c="6"/>}</text:p>
      <text:p text:style-name="P53"><text:s text:c="6"/>#doc {</text:p>
      <text:p text:style-name="P53"><text:s text:c="8"/>width: 600px;</text:p>
      <text:p text:style-name="P53"><text:s text:c="8"/>margin: 0 auto;</text:p>
      <text:p text:style-name="P53"><text:s text:c="6"/>}</text:p>
      <text:p text:style-name="P53"><text:s text:c="6"/>pre {</text:p>
      <text:p text:style-name="P53"><text:s text:c="8"/>font-family: 'courier new', courier, monospace;</text:p>
      <text:p text:style-name="P53"><text:s text:c="8"/>padding: 20px;</text:p>
      <text:p text:style-name="P53"><text:s text:c="8"/>font-size: 16px;</text:p>
      <text:p text:style-name="P53"><text:s text:c="6"/>}</text:p>
      <text:p text:style-name="P53"><text:s text:c="6"/>#content {</text:p>
      <text:p text:style-name="P53"><text:s text:c="8"/>font-size: 18px;</text:p>
      <text:p text:style-name="P53"><text:s text:c="8"/>padding: 10px;</text:p>
      <text:p text:style-name="P53"><text:s text:c="8"/>border: 1px solid #ccc;</text:p>
      <text:p text:style-name="P53"><text:s text:c="8"/>-moz-border-radius: 10px;</text:p>
      <text:p text:style-name="P53"><text:s text:c="6"/>}</text:p>
      <text:p text:style-name="P53"><text:s text:c="4"/>&lt;/style&gt;</text:p>
      <text:p text:style-name="P53"><text:s text:c="4"/>&lt;script src="http://ajax.googleapis.com/ajax/libs/jquery/1.4.2/jquery.min.js"&gt;&lt;/script&gt;</text:p>
      <text:p text:style-name="P53"><text:s text:c="4"/>&lt;script type="text/javascript" src="rx.js"&gt;&lt;/script&gt;</text:p>
      <text:p text:style-name="P53"><text:s text:c="4"/>&lt;script type="text/javascript" src="rx.jquery.js"&gt;&lt;/script&gt;</text:p>
      <text:p text:style-name="P53"><text:s text:c="4"/>&lt;script type="text/javascript"&gt;</text:p>
      <text:p text:style-name="P53"><text:s text:c="6"/>function updateUI() {</text:p>
      <text:p text:style-name="P53"><text:s text:c="8"/>return $.getJSONAsObservable("http://search.twitter.com/search.json?q=4sq.com&amp;rpp=1")</text:p>
      <text:p text:style-name="P53"><text:s text:c="10"/>.Select(function(d) { return d.data.results[0].text; })</text:p>
      <text:p text:style-name="P53"><text:s text:c="10"/>.Do(</text:p>
      <text:p text:style-name="P53"><text:s text:c="12"/>function(result) {</text:p>
      <text:p text:style-name="P53"><text:s text:c="14"/>$("#content").html(result);</text:p>
      <text:p text:style-name="P53"><text:s text:c="12"/>});</text:p>
      <text:p text:style-name="P53"><text:s text:c="6"/>}</text:p>
      <text:p text:style-name="P53"/>
      <text:p text:style-name="P53"><text:s text:c="6"/>function countdownUI() {</text:p>
      <text:p text:style-name="P53"><text:s text:c="8"/>return Rx.Observable.GenerateWithTime(</text:p>
      <text:p text:style-name="P53"><text:s text:c="10"/>90,</text:p>
      <text:p text:style-name="P53"><text:s text:c="10"/>function(x) { return x &gt;= 0; },</text:p>
      <text:p text:style-name="P53"><text:s text:c="10"/>function(x) { return x; },</text:p>
      <text:p text:style-name="P53"><text:s text:c="10"/>function(x) { return 1000; },</text:p>
      <text:p text:style-name="P53"><text:s text:c="10"/>function(x) { return x - 1; })</text:p>
      <text:p text:style-name="P53"><text:s text:c="10"/>.Do(function(x) { $("#countdown").html(x); });</text:p>
      <text:p text:style-name="P53"><text:s text:c="6"/>}</text:p>
      <text:p text:style-name="P53"/>
      <text:p text:style-name="P53"><text:s text:c="6"/>$(document).ready(function() {</text:p>
      <text:p text:style-name="P53"><text:s text:c="8"/>Rx.Observable.Defer(function() { return updateUI(); }).Concat(countdownUI()).Repeat().Subscribe();</text:p>
      <text:p text:style-name="P53"><text:s text:c="6"/>});</text:p>
      <text:p text:style-name="P53"/>
      <text:p text:style-name="P53"><text:s text:c="4"/>&lt;/script&gt;</text:p>
      <text:p text:style-name="P53"><text:s text:c="2"/>&lt;/head&gt;</text:p>
      <text:p text:style-name="P53"><text:s text:c="2"/>&lt;body&gt;</text:p>
      <text:p text:style-name="P53"><text:s text:c="4"/>&lt;div id="doc"&gt;</text:p>
      <text:p text:style-name="P53"><text:s text:c="6"/>&lt;div&gt;Time until refresh: &lt;span id="countdown"&gt;90&lt;/span&gt; seconds&lt;/div&gt;</text:p>
      <text:p text:style-name="P53"><text:s text:c="6"/>&lt;p&gt;Latest twitter search mentioning &lt;b&gt;4sq.com&lt;/b&gt;:&lt;/p&gt;</text:p>
      <text:p text:style-name="P53"><text:s text:c="6"/>&lt;div id="content"&gt;&lt;/div&gt;</text:p>
      <text:p text:style-name="P53"><text:s text:c="4"/>&lt;/div&gt;</text:p>
      <text:p text:style-name="P53"><text:s text:c="2"/>&lt;/body&gt;</text:p>
      <text:p text:style-name="P53">&lt;/html&gt;</text:p>
      <text:p text:style-name="Text_20_body"/>
      <text:h text:style-name="P46" text:outline-level="1">http://codebetter.com/matthewpodwysocki/2010/05/28/introduction-to-the-reactive-extensions-for-javascript-wrapping-the-dojo-api/</text:h>
      <text:h text:style-name="P43" text:outline-level="1"><text:s/></text:h>
      <text:h text:style-name="P42" text:outline-level="1"><text:a xlink:type="simple" xlink:href="http://codebetter.com/matthewpodwysocki/2010/06/05/introduction-to-the-reactive-extensions-for-javascript-mootools-integration/"><text:span text:style-name="T83">http://codebetter.com/matthewpodwysocki/2010/06/05/introduction-to-the-reactive-extensions-for-javascript-mootools-integration/</text:span></text:a></text:h>
      <text:h text:style-name="P42" text:outline-level="1"/>
      <text:h text:style-name="P45" text:outline-level="1">Introduction to the Reactive Extensions for JavaScript – Conditional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6/16/introduction-to-the-reactive-extensions-for-javascript-conditionals/"><text:span text:style-name="T3">June 16, 2010</text:span></text:a></text:p>
      <text:p text:style-name="P6"><text:span text:style-name="T6">After spending the past couple of posts talking about how we integrate and why, let’s get back to the basic operators of the </text:span><text:a xlink:type="simple" xlink:href="http://msdn.microsoft.com/en-us/devlabs/ee794896.aspx"><text:span text:style-name="T4">Reactive Extensions for JavaScript</text:span></text:a><text:span text:style-name="T6">.  This time, we’ll cover conditional logic that we can do with RxJS (which also applies to Rx.NET as well).  With traditional LINQ, we have the Where operator which allows us to filter operations, but it doesn’t allow us to do one operation or another easily.  Instead, the Reactive Extensions team has included two operators, If and Case which allow us some flexibility on how we want to execute conditional logic.</text:span></text:p>
      <text:p text:style-name="P4"/>
      <text:h text:style-name="P39" text:outline-level="2">Conditional Branching with Observable.If</text:h>
      <text:p text:style-name="P32">The first conditional operator we’ll cover is the Observable.If function.  This function acts as a normal if statement would in that it allows us to specify a conditional function and then have a branch for the “then” logic and another branch for the “else” logic.  The signature of the function is below:</text:p>
      <text:p text:style-name="P29">// condition <text:s/>: () -&gt; bool</text:p>
      <text:p text:style-name="P29">// thenSource : Observable</text:p>
      <text:p text:style-name="P29">// elseSource : Observable</text:p>
      <text:p text:style-name="P30"/>
      <text:p text:style-name="P29">// returns : Observable</text:p>
      <text:p text:style-name="P30"/>
      <text:p text:style-name="P62">Rx.Observable.If(</text:p>
      <text:p text:style-name="P58"><text:s text:c="4"/><text:span text:style-name="T27">condition,</text:span></text:p>
      <text:p text:style-name="P58"><text:s text:c="4"/><text:span text:style-name="T27">thenSource,</text:span></text:p>
      <text:p text:style-name="P58"><text:s text:c="4"/><text:span text:style-name="T27">elseSource);</text:span></text:p>
      <text:p text:style-name="P32">For example, I could determine whether I want to use the cached value of an observable or start a fresh request to get some data based upon some setting.</text:p>
      <text:p text:style-name="P7"><text:span text:style-name="T15">var</text:span><text:span text:style-name="T36"> cachedObservable = </text:span><text:span text:style-name="T15">new</text:span><text:span text:style-name="T36"> Rx.Subject();</text:span></text:p>
      <text:p text:style-name="P55"/>
      <text:p text:style-name="P62">...</text:p>
      <text:p text:style-name="P55"/>
      <text:p text:style-name="P62">Rx.Observable.If(</text:p>
      <text:p text:style-name="P12"><text:span text:style-name="T36"><text:s text:c="4"/></text:span><text:span text:style-name="T16">function</text:span><text:span text:style-name="T37">() { </text:span><text:span text:style-name="T16">return</text:span><text:span text:style-name="T37"> shouldCache; },</text:span></text:p>
      <text:p text:style-name="P58"><text:s text:c="4"/><text:span text:style-name="T27">cachedObservable</text:span></text:p>
      <text:p text:style-name="P58"><text:s text:c="4"/><text:span text:style-name="T27">Rx.Observable.Defer(</text:span></text:p>
      <text:p text:style-name="P12"><text:span text:style-name="T36"><text:s text:c="8"/></text:span><text:span text:style-name="T16">function</text:span><text:span text:style-name="T37">() {</text:span></text:p>
      <text:p text:style-name="P12"><text:span text:style-name="T36"><text:s text:c="12"/></text:span><text:span text:style-name="T16">return</text:span><text:span text:style-name="T37"> $.getJSONAsObservable("someurl");</text:span></text:p>
      <text:p text:style-name="P58"><text:s text:c="8"/><text:span text:style-name="T27">})</text:span></text:p>
      <text:p text:style-name="P58"><text:s text:c="4"/><text:span text:style-name="T27">);</text:span></text:p>
      <text:p text:style-name="P32">You’ll notice that I deferred the getJSONAsObservable and there’s a very good reason for that.  Such AJAX calls as this one are hot observables which mean that they fire immediately instead of waiting for the Subscribe call being made.  We’ll get into the whole hot versus cold observables in another post.</text:p>
      <text:p text:style-name="P32"><text:soft-page-break/>So, you might be thinking, what’s the difference then between this and if I had written it the old fashioned way using an if statement?</text:p>
      <text:p text:style-name="P7"><text:span text:style-name="T15">var</text:span><text:span text:style-name="T36"> cachedObservable = </text:span><text:span text:style-name="T15">new</text:span><text:span text:style-name="T36"> Rx.Subject();</text:span></text:p>
      <text:p text:style-name="P55"/>
      <text:p text:style-name="P62">...</text:p>
      <text:p text:style-name="P55"/>
      <text:p text:style-name="P7"><text:span text:style-name="T15">if</text:span><text:span text:style-name="T36"> (shouldCache) {</text:span></text:p>
      <text:p text:style-name="P12"><text:span text:style-name="T36"><text:s text:c="4"/></text:span><text:span text:style-name="T16">return</text:span><text:span text:style-name="T37"> cachedObservable;</text:span></text:p>
      <text:p text:style-name="P62">}</text:p>
      <text:p text:style-name="P7"><text:span text:style-name="T15">else</text:span><text:span text:style-name="T36"> {</text:span></text:p>
      <text:p text:style-name="P12"><text:span text:style-name="T36"><text:s text:c="4"/></text:span><text:span text:style-name="T16">return</text:span><text:span text:style-name="T37"> Rx.Observable.Defer(</text:span></text:p>
      <text:p text:style-name="P12"><text:span text:style-name="T36"><text:s text:c="8"/></text:span><text:span text:style-name="T16">function</text:span><text:span text:style-name="T37">() {</text:span></text:p>
      <text:p text:style-name="P12"><text:span text:style-name="T36"><text:s text:c="12"/></text:span><text:span text:style-name="T16">return</text:span><text:span text:style-name="T37"> $.getJSONAsObservable("someurl");</text:span></text:p>
      <text:p text:style-name="P58"><text:s text:c="8"/><text:span text:style-name="T27">});</text:span></text:p>
      <text:p text:style-name="P62">}</text:p>
      <text:p text:style-name="P32">Well, the difference between the two is that the Rx.Observable.If function will evaluate the condition on subscription, whereas the if statement will evaluate eagerly for example on a hot observable.  The if statement is nice, but what if we have more than just a simple binary case?</text:p>
      <text:h text:style-name="P39" text:outline-level="2">Conditional Branching with Observable.Case</text:h>
      <text:p text:style-name="P32">Another mechanism we have for branching logic is be being able to handle a switch statement.  What we want to give is the ability to write your traditional switch statement, but have it lazily execute just as we have the If function above.  We can take the following as an example where based upon n, return the appropriate Observable value.</text:p>
      <text:p text:style-name="P7"><text:span text:style-name="T15">switch</text:span><text:span text:style-name="T36">(n)</text:span></text:p>
      <text:p text:style-name="P62">{</text:p>
      <text:p text:style-name="P12"><text:span text:style-name="T36"><text:s text:c="4"/></text:span><text:span text:style-name="T16">case</text:span><text:span text:style-name="T37"> 1:</text:span></text:p>
      <text:p text:style-name="P12"><text:span text:style-name="T36"><text:s text:c="8"/></text:span><text:span text:style-name="T16">return</text:span><text:span text:style-name="T37"> Rx.Observable.Return(1);</text:span></text:p>
      <text:p text:style-name="P12"><text:span text:style-name="T36"><text:s text:c="4"/></text:span><text:span text:style-name="T16">case</text:span><text:span text:style-name="T37"> 2:</text:span></text:p>
      <text:p text:style-name="P12"><text:span text:style-name="T36"><text:s text:c="8"/></text:span><text:span text:style-name="T16">return</text:span><text:span text:style-name="T37"> Rx.Observable.Return(2);</text:span></text:p>
      <text:p text:style-name="P12"><text:span text:style-name="T36"><text:s text:c="4"/></text:span><text:span text:style-name="T16">default</text:span><text:span text:style-name="T37">:</text:span></text:p>
      <text:p text:style-name="P12"><text:span text:style-name="T36"><text:s text:c="8"/></text:span><text:span text:style-name="T16">return</text:span><text:span text:style-name="T37"> Rx.Observable.Return(3);</text:span></text:p>
      <text:p text:style-name="P62">} <text:s text:c="7"/></text:p>
      <text:p text:style-name="P32">In order to make this happen, we need to use the Rx.Observable.Case function which allows us to specify a condition, such as checking for the value of n, a hash object which contains key/value pairs with the key and their Observable value, and finally an optional default case.</text:p>
      <text:p text:style-name="P29">// selector : () -&gt; Key</text:p>
      <text:p text:style-name="P29">// sources <text:s/>: Dictionary&lt;Key, Observable&gt;</text:p>
      <text:p text:style-name="P29">// defaultSource : Observable</text:p>
      <text:p text:style-name="P30"/>
      <text:p text:style-name="P29">// returns : Observable</text:p>
      <text:p text:style-name="P30"/>
      <text:p text:style-name="P62">Rx.Observable.Case(</text:p>
      <text:p text:style-name="P58"><text:soft-page-break/><text:s text:c="4"/><text:span text:style-name="T27">selector,</text:span></text:p>
      <text:p text:style-name="P58"><text:s text:c="4"/><text:span text:style-name="T27">sources,</text:span></text:p>
      <text:p text:style-name="P58"><text:s text:c="4"/><text:span text:style-name="T27">defaultSource);</text:span></text:p>
      <text:p text:style-name="P32">In the case of our above switch statement, we’ll first want to create the hash of our sources.  Basically, the property name is the key and its value is the value of the key/value pair.</text:p>
      <text:p text:style-name="P7"><text:span text:style-name="T15">var</text:span><text:span text:style-name="T36"> sources = {</text:span></text:p>
      <text:p text:style-name="P12"><text:span text:style-name="T36"><text:s text:c="4"/></text:span><text:span text:style-name="T37">1 : Rx.Observable.Return(1),</text:span></text:p>
      <text:p text:style-name="P12"><text:span text:style-name="T36"><text:s text:c="4"/></text:span><text:span text:style-name="T37">2 : Rx.Observable.Return(2)</text:span></text:p>
      <text:p text:style-name="P62">};</text:p>
      <text:p text:style-name="P32">Now that we have the sources, let’s finish off the implementation.  First, for our selector, we’ll need to provide a function which takes no parameters and returns our desired key.  Next, we’ll provide the sources from above, and finally we’ll provide a default case if no others match.</text:p>
      <text:p text:style-name="P7"><text:span text:style-name="T15">var</text:span><text:span text:style-name="T36"> cased = Rx.Observable.Case(</text:span></text:p>
      <text:p text:style-name="P12"><text:span text:style-name="T36"><text:s text:c="4"/></text:span><text:span text:style-name="T16">function</text:span><text:span text:style-name="T37">() { </text:span><text:span text:style-name="T16">return</text:span><text:span text:style-name="T37"> n; },</text:span></text:p>
      <text:p text:style-name="P58"><text:s text:c="4"/><text:span text:style-name="T27">sources,</text:span></text:p>
      <text:p text:style-name="P12"><text:span text:style-name="T36"><text:s text:c="4"/></text:span><text:span text:style-name="T37">Rx.Observable.Return(3));</text:span></text:p>
      <text:p text:style-name="P32">So, in the case of n being 1, then the first source will be selected, and so on for those along the line.  If n does not match either 1 nor 2, the defaultSource will be selected.  Let’s run through a quick example where we check if the detected language is a language we support, either French or Spanish, and if we do, then we translate.  Else, we will go ahead and throw an exception via the Rx.Observable.Throw function as part of the workflow to say that the given language isn’t supported.</text:p>
      <text:p text:style-name="P29">// The variables could be something like:</text:p>
      <text:p text:style-name="P29">// var detected = "fr";</text:p>
      <text:p text:style-name="P29">// var text = "Nous allons traduire un texte";</text:p>
      <text:p text:style-name="P30"/>
      <text:p text:style-name="P7"><text:span text:style-name="T15">var</text:span><text:span text:style-name="T36"> sources = {</text:span></text:p>
      <text:p text:style-name="P58"><text:s text:c="4"/><text:span text:style-name="T27">es : Rx.Observable.Defer(</text:span></text:p>
      <text:p text:style-name="P12"><text:span text:style-name="T36"><text:s text:c="12"/></text:span><text:span text:style-name="T16">function</text:span><text:span text:style-name="T37">() { </text:span><text:span text:style-name="T16">return</text:span><text:span text:style-name="T37"> translateFromSpanish(text);</text:span></text:p>
      <text:p text:style-name="P58"><text:s text:c="9"/><text:span text:style-name="T27">}),</text:span></text:p>
      <text:p text:style-name="P58"><text:s text:c="4"/><text:span text:style-name="T27">fr : Rx.Observable.Defer(</text:span></text:p>
      <text:p text:style-name="P12"><text:span text:style-name="T36"><text:s text:c="12"/></text:span><text:span text:style-name="T16">function</text:span><text:span text:style-name="T37">() { </text:span><text:span text:style-name="T16">return</text:span><text:span text:style-name="T37"> translateFromFrench(text);</text:span></text:p>
      <text:p text:style-name="P58"><text:s text:c="9"/><text:span text:style-name="T27">})</text:span></text:p>
      <text:p text:style-name="P62">};</text:p>
      <text:p text:style-name="P55"/>
      <text:p text:style-name="P62">Rx.Observable.Case(</text:p>
      <text:p text:style-name="P12"><text:span text:style-name="T36"><text:s text:c="8"/></text:span><text:span text:style-name="T16">function</text:span><text:span text:style-name="T37">() { </text:span><text:span text:style-name="T16">return</text:span><text:span text:style-name="T37"> detected; },</text:span></text:p>
      <text:p text:style-name="P58"><text:s text:c="8"/><text:span text:style-name="T27">sources,</text:span></text:p>
      <text:p text:style-name="P12"><text:span text:style-name="T36"><text:s text:c="8"/></text:span><text:span text:style-name="T37">Rx.Observable.Throw("Not supported!"))</text:span></text:p>
      <text:p text:style-name="P58"><text:s text:c="4"/><text:span text:style-name="T27">.Subscribe(</text:span></text:p>
      <text:p text:style-name="P12"><text:span text:style-name="T36"><text:s text:c="8"/></text:span><text:span text:style-name="T16">function</text:span><text:span text:style-name="T37">(data) {</text:span></text:p>
      <text:p text:style-name="P58"><text:s text:c="12"/><text:span text:style-name="T27">alert(data);</text:span></text:p>
      <text:p text:style-name="P58"><text:s text:c="8"/><text:span text:style-name="T27">},</text:span></text:p>
      <text:p text:style-name="P12"><text:span text:style-name="T36"><text:s text:c="8"/></text:span><text:span text:style-name="T16">function</text:span><text:span text:style-name="T37">(err) {</text:span></text:p>
      <text:p text:style-name="P12"><text:span text:style-name="T36"><text:s text:c="12"/></text:span><text:span text:style-name="T37">alert("An error occurred: " + err);</text:span></text:p>
      <text:p text:style-name="P58"><text:soft-page-break/><text:s text:c="8"/><text:span text:style-name="T27">});</text:span></text:p>
      <text:p text:style-name="P32">And there you have it, you now have two ways of dealing with lazy conditional logic within your observable workflow.</text:p>
      <text:h text:style-name="P39" text:outline-level="2">Back to .NET</text:h>
      <text:p text:style-name="P32">Even though my examples here are primarily in JavaScript, we have the exact same functionality in the Reactive Extensions for .NET and Silverlight.  For example, the If function is implemented as well with the signature as follows:</text:p>
      <text:p text:style-name="P7"><text:span text:style-name="T15">public</text:span><text:span text:style-name="T36"> </text:span><text:span text:style-name="T15">static</text:span><text:span text:style-name="T36"> IObservable&lt;TResult&gt; If&lt;TResult&gt;(</text:span></text:p>
      <text:p text:style-name="P12"><text:span text:style-name="T36"><text:s text:c="4"/></text:span><text:span text:style-name="T37">Func&lt;</text:span><text:span text:style-name="T16">bool</text:span><text:span text:style-name="T37">&gt; condition,</text:span></text:p>
      <text:p text:style-name="P12"><text:span text:style-name="T36"><text:s text:c="4"/></text:span><text:span text:style-name="T37">IObservable&lt;TResult&gt; thenSource,</text:span></text:p>
      <text:p text:style-name="P12"><text:span text:style-name="T36"><text:s text:c="4"/></text:span><text:span text:style-name="T37">IObservable&lt;TResult&gt; elseSource</text:span></text:p>
      <text:p text:style-name="P62">)</text:p>
      <text:p text:style-name="P32">And a simple example of using this, such as an even/odd scenario:</text:p>
      <text:p text:style-name="P7"><text:span text:style-name="T36">Observable.If&lt;</text:span><text:span text:style-name="T15">string</text:span><text:span text:style-name="T36">&gt;(</text:span></text:p>
      <text:p text:style-name="P12"><text:span text:style-name="T36"><text:s text:c="4"/></text:span><text:span text:style-name="T37">() =&gt; n % </text:span><text:span text:style-name="T82">2</text:span><text:span text:style-name="T37"> == </text:span><text:span text:style-name="T82">0</text:span><text:span text:style-name="T37">,</text:span></text:p>
      <text:p text:style-name="P12"><text:span text:style-name="T36"><text:s text:c="4"/></text:span><text:span text:style-name="T37">Observable.Return(</text:span><text:span text:style-name="T24">"even"</text:span><text:span text:style-name="T37">),</text:span></text:p>
      <text:p text:style-name="P12"><text:span text:style-name="T36"><text:s text:c="4"/></text:span><text:span text:style-name="T37">Observable.Return(</text:span><text:span text:style-name="T24">"odd"</text:span><text:span text:style-name="T37">));</text:span></text:p>
      <text:p text:style-name="P32">Just as well, we can use the Case statement, which has the following signature:</text:p>
      <text:p text:style-name="P7"><text:span text:style-name="T15">public</text:span><text:span text:style-name="T36"> </text:span><text:span text:style-name="T15">static</text:span><text:span text:style-name="T36"> IObservable&lt;TResult&gt; Case&lt;TValue, TResult&gt;(</text:span></text:p>
      <text:p text:style-name="P12"><text:span text:style-name="T36"><text:s text:c="4"/></text:span><text:span text:style-name="T37">Func&lt;TValue&gt; selector,</text:span></text:p>
      <text:p text:style-name="P12"><text:span text:style-name="T36"><text:s text:c="4"/></text:span><text:span text:style-name="T37">IDictionary&lt;TValue, IObservable&lt;TResult&gt;&gt; sources,</text:span></text:p>
      <text:p text:style-name="P12"><text:span text:style-name="T36"><text:s text:c="4"/></text:span><text:span text:style-name="T37">IObservable&lt;TResult&gt; defaultSource</text:span></text:p>
      <text:p text:style-name="P62">)</text:p>
      <text:p text:style-name="P32">And then we could walk through a simple example of creating our cases and then call the case with our variable n which could be either our 1, 2 or anything else.</text:p>
      <text:p text:style-name="P7"><text:span text:style-name="T36">var sources = </text:span><text:span text:style-name="T15">new</text:span><text:span text:style-name="T36"> Dictionary&lt;</text:span><text:span text:style-name="T15">int</text:span><text:span text:style-name="T36">, IObservable&lt;</text:span><text:span text:style-name="T15">int</text:span><text:span text:style-name="T36">&gt;&gt;</text:span></text:p>
      <text:p text:style-name="P62">{</text:p>
      <text:p text:style-name="P12"><text:span text:style-name="T36"><text:s text:c="4"/></text:span><text:span text:style-name="T37">{ </text:span><text:span text:style-name="T82">1</text:span><text:span text:style-name="T37">, Observable.Return(</text:span><text:span text:style-name="T82">1</text:span><text:span text:style-name="T37">) },</text:span></text:p>
      <text:p text:style-name="P12"><text:span text:style-name="T36"><text:s text:c="4"/></text:span><text:span text:style-name="T37">{ </text:span><text:span text:style-name="T82">2</text:span><text:span text:style-name="T37">, Observable.Return(</text:span><text:span text:style-name="T82">2</text:span><text:span text:style-name="T37">) }</text:span></text:p>
      <text:p text:style-name="P62">};</text:p>
      <text:p text:style-name="P55"/>
      <text:p text:style-name="P7"><text:span text:style-name="T36">var cased = Observable.Case&lt;</text:span><text:span text:style-name="T15">int</text:span><text:span text:style-name="T36">&gt;(</text:span></text:p>
      <text:p text:style-name="P12"><text:span text:style-name="T36"><text:s text:c="4"/></text:span><text:span text:style-name="T37">() =&gt; n,</text:span></text:p>
      <text:p text:style-name="P58"><text:s text:c="4"/><text:span text:style-name="T27">sources,</text:span></text:p>
      <text:p text:style-name="P12"><text:span text:style-name="T36"><text:s text:c="4"/></text:span><text:span text:style-name="T37">Observable.Return(</text:span><text:span text:style-name="T82">3</text:span><text:span text:style-name="T37">));</text:span></text:p>
      <text:p text:style-name="P32">As with most examples I give on this blog, most of the core operators work nicely when going back and forth from RxJS to RxNET.</text:p>
      <text:p text:style-name="Text_20_body"/>
      <text:h text:style-name="P44" text:outline-level="1">Introduction to the Reactive Extensions for JavaScript – Looping Operators</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6/24/introduction-to-the-reactive-extensions-for-javascript-looping-operators/"><text:span text:style-name="T3">June 24, 2010</text:span></text:a></text:p>
      <text:p text:style-name="P6"><text:span text:style-name="T6">After spending the past couple of posts talking about how we integrate and why, let’s get back to the basic operators of the </text:span><text:a xlink:type="simple" xlink:href="http://msdn.microsoft.com/en-us/devlabs/ee794896.aspx"><text:span text:style-name="T4">Reactive Extensions for JavaScript</text:span></text:a><text:span text:style-name="T6">.  After covering the conditional operators of If and Case, let’s go deep into looping constructs.  The Reactive Extensions gives us two options for dealing with looping constructs, a For and a While loop which do pretty much what you think they do.  Let’s get started by covering the For loop.</text:span></text:p>
      <text:p text:style-name="P6"><text:span text:style-name="T6">Also, before we get started on the usual links, do check out Jeffrey Van Gogh’s performance (with me in the background) at </text:span><text:a xlink:type="simple" xlink:href="http://jsconf.us/2010"><text:span text:style-name="T4">JSConf</text:span></text:a><text:span text:style-name="T6"> on the B Track </text:span><text:a xlink:type="simple" xlink:href="http://blip.tv/file/3751684"><text:span text:style-name="T4">talking about the Reactive Extensions for JavaScript</text:span></text:a><text:span text:style-name="T6">.</text:span></text:p>
      <text:p text:style-name="P4"/>
      <text:h text:style-name="P39" text:outline-level="2">Looping with Observable.For</text:h>
      <text:p text:style-name="P32">The first looping construct we’re going to look at is the For loop.  What this does is that it takes an array, runs through the result selector on that value and then concatenates the observable sequences obtained.  You can think of this as a standard for loop, but it concatenates the results together into a single observable sequence.  Below is the signature for this method:</text:p>
      <text:p text:style-name="P29">// source : Array&lt;Source&gt;</text:p>
      <text:p text:style-name="P29">// selector : Source -&gt; Observable&lt;Result&gt;</text:p>
      <text:p text:style-name="P30"/>
      <text:p text:style-name="P29">// returns : Observable&lt;Result&gt;</text:p>
      <text:p text:style-name="P30"/>
      <text:p text:style-name="P62">Rx.Observable.For(</text:p>
      <text:p text:style-name="P58"><text:s text:c="4"/><text:span text:style-name="T27">source,</text:span></text:p>
      <text:p text:style-name="P58"><text:s text:c="4"/><text:span text:style-name="T27">selector);</text:span></text:p>
      <text:p text:style-name="P32">We can show how this works through a quick example of the For in action by starting out with a simple array and then appending a value to the front of it.  Note that the selector function takes in the current value and must return an observable value, hence my use of the Rx.Observable.Return function.</text:p>
      <text:p text:style-name="P7"><text:span text:style-name="T15">var</text:span><text:span text:style-name="T36"> obj = [1,2,3];</text:span></text:p>
      <text:p text:style-name="P55"/>
      <text:p text:style-name="P62">Rx.Observable.For(</text:p>
      <text:p text:style-name="P58"><text:s text:c="4"/><text:span text:style-name="T27">obj,</text:span></text:p>
      <text:p text:style-name="P12"><text:span text:style-name="T36"><text:s text:c="4"/></text:span><text:span text:style-name="T16">function</text:span><text:span text:style-name="T37">(item) {</text:span></text:p>
      <text:p text:style-name="P12"><text:span text:style-name="T36"><text:s text:c="8"/></text:span><text:span text:style-name="T16">return</text:span><text:span text:style-name="T37"> Rx.Observable.Return("foo" + item);</text:span></text:p>
      <text:p text:style-name="P58"><text:s text:c="4"/><text:span text:style-name="T27">})</text:span></text:p>
      <text:p text:style-name="P58"><text:s text:c="4"/><text:span text:style-name="T27">.Subscribe(</text:span></text:p>
      <text:p text:style-name="P12"><text:span text:style-name="T36"><text:s text:c="8"/></text:span><text:span text:style-name="T16">function</text:span><text:span text:style-name="T37">(result) {</text:span></text:p>
      <text:p text:style-name="P12"><text:span text:style-name="T36"><text:s text:c="12"/></text:span><text:span text:style-name="T37">$("&lt;p/&gt;").html(result).appendTo("#content");</text:span></text:p>
      <text:p text:style-name="P58"><text:s text:c="8"/><text:span text:style-name="T27">});</text:span></text:p>
      <text:p text:style-name="P32">In this case, we’ll get the following result on our screen:</text:p>
      <text:p text:style-name="P20">foo1</text:p>
      <text:p text:style-name="P62">foo2</text:p>
      <text:p text:style-name="P62"><text:soft-page-break/>foo3</text:p>
      <text:p text:style-name="P32">You may notice here that the overall semantics of this method is similar to calling FromArray and then SelectMany on a given array.  Now that we have an idea of how we can use this, let’s see this in a more detailed fashion.  What we’re going to do is query Twitter for the usual term, then iterate through each result, and if there is a geo record, then we’ll call the Bing Geolocation REST service to get the best guess at the actual address.  As you can see below, we’re going to reuse a little bit of our knowledge from the previous post to use the Rx.Observable.If where we check whether we have a geo record and if we do, then we query the service, else we return an empty observable.  And once again with our If function, we need to ensure since JavaScript is an eager language that we defer the hot observable that is an AJAX call until the condition calls for it.</text:p>
      <text:p text:style-name="P20">searchTwitter("4sq.com").SelectMany(</text:p>
      <text:p text:style-name="P12"><text:span text:style-name="T36"><text:s text:c="4"/></text:span><text:span text:style-name="T16">function</text:span><text:span text:style-name="T37">(data) {</text:span></text:p>
      <text:p text:style-name="P58"><text:s text:c="4"/></text:p>
      <text:p text:style-name="P12"><text:span text:style-name="T36"><text:s text:c="8"/></text:span><text:span text:style-name="T16">return</text:span><text:span text:style-name="T37"> Rx.Observable.For(</text:span></text:p>
      <text:p text:style-name="P58"><text:s text:c="12"/><text:span text:style-name="T27">data.results,</text:span></text:p>
      <text:p text:style-name="P12"><text:span text:style-name="T36"><text:s text:c="12"/></text:span><text:span text:style-name="T16">function</text:span><text:span text:style-name="T37">(result) {</text:span></text:p>
      <text:p text:style-name="P58"><text:s text:c="12"/></text:p>
      <text:p text:style-name="P12"><text:span text:style-name="T36"><text:s text:c="16"/></text:span><text:span text:style-name="T16">return</text:span><text:span text:style-name="T37"> Rx.Observable.If(</text:span></text:p>
      <text:p text:style-name="P12"><text:span text:style-name="T36"><text:s text:c="20"/></text:span><text:span text:style-name="T16">function</text:span><text:span text:style-name="T37">() { </text:span><text:span text:style-name="T16">return</text:span><text:span text:style-name="T37"> result.geo != </text:span><text:span text:style-name="T16">null</text:span><text:span text:style-name="T37">; },</text:span></text:p>
      <text:p text:style-name="P58"><text:s text:c="20"/><text:span text:style-name="T27">Rx.Observable.Defer(</text:span></text:p>
      <text:p text:style-name="P12"><text:span text:style-name="T36"><text:s text:c="24"/></text:span><text:span text:style-name="T16">function</text:span><text:span text:style-name="T37">() { </text:span></text:p>
      <text:p text:style-name="P12"><text:span text:style-name="T36"><text:s text:c="28"/></text:span><text:span text:style-name="T16">var</text:span><text:span text:style-name="T37"> lat = result.geo.coordinates[0];</text:span></text:p>
      <text:p text:style-name="P12"><text:span text:style-name="T36"><text:s text:c="28"/></text:span><text:span text:style-name="T16">var</text:span><text:span text:style-name="T37"> lon = result.geo.coordinates[1];</text:span></text:p>
      <text:p text:style-name="P12"><text:span text:style-name="T36"><text:s text:c="28"/></text:span><text:span text:style-name="T16">return</text:span><text:span text:style-name="T37"> geolocate(lat, lon);</text:span></text:p>
      <text:p text:style-name="P58"><text:s text:c="24"/><text:span text:style-name="T27">}), <text:s text:c="19"/></text:span></text:p>
      <text:p text:style-name="P58"><text:s text:c="20"/><text:span text:style-name="T27">Rx.Observable.Empty(Rx.Scheduler.Timeout));</text:span></text:p>
      <text:p text:style-name="P58"><text:s text:c="12"/><text:span text:style-name="T27">});</text:span></text:p>
      <text:p text:style-name="P58"><text:s text:c="4"/><text:span text:style-name="T27">})</text:span></text:p>
      <text:p text:style-name="P58"><text:s text:c="4"/><text:span text:style-name="T27">.Subscribe(</text:span></text:p>
      <text:p text:style-name="P12"><text:span text:style-name="T36"><text:s text:c="8"/></text:span><text:span text:style-name="T16">function</text:span><text:span text:style-name="T37">(location) {</text:span></text:p>
      <text:p text:style-name="P12"><text:span text:style-name="T36"><text:s text:c="12"/></text:span><text:span text:style-name="T16">var</text:span><text:span text:style-name="T37"> address = location.resourceSets[0].resources[0].name;</text:span></text:p>
      <text:p text:style-name="P12"><text:span text:style-name="T36"><text:s text:c="12"/></text:span><text:span text:style-name="T37">$("&lt;p/&gt;").html(address).appendTo("#content");</text:span></text:p>
      <text:p text:style-name="P58"><text:s text:c="8"/><text:span text:style-name="T27">});</text:span></text:p>
      <text:p text:style-name="P32">And just for full disclosure, here are the searchTwitter and geolocate functions defined:</text:p>
      <text:p text:style-name="P7"><text:span text:style-name="T15">function</text:span><text:span text:style-name="T36"> searchTwitter(term) {</text:span></text:p>
      <text:p text:style-name="P12"><text:span text:style-name="T36"><text:s text:c="4"/></text:span><text:span text:style-name="T16">return</text:span><text:span text:style-name="T37"> $.ajaxAsObservable(</text:span></text:p>
      <text:p text:style-name="P12"><text:span text:style-name="T36"><text:s text:c="8"/></text:span><text:span text:style-name="T37">{ url : "http://search.twitter.com/search.json",</text:span></text:p>
      <text:p text:style-name="P12"><text:span text:style-name="T36"><text:s text:c="10"/></text:span><text:span text:style-name="T37">dataType : "jsonp",</text:span></text:p>
      <text:p text:style-name="P12"><text:span text:style-name="T36"><text:s text:c="10"/></text:span><text:span text:style-name="T37">data : { q : term, rpp : 100 } })</text:span></text:p>
      <text:p text:style-name="P12"><text:span text:style-name="T36"><text:s text:c="8"/></text:span><text:span text:style-name="T37">.Select(</text:span><text:span text:style-name="T16">function</text:span><text:span text:style-name="T37">(d) { </text:span><text:span text:style-name="T16">return</text:span><text:span text:style-name="T37"> d.data; });</text:span></text:p>
      <text:p text:style-name="P62">}</text:p>
      <text:p text:style-name="P55"/>
      <text:p text:style-name="P7"><text:span text:style-name="T15">function</text:span><text:span text:style-name="T36"> geolocate(lat, lon) {</text:span></text:p>
      <text:p text:style-name="P12"><text:span text:style-name="T36"><text:s text:c="4"/></text:span><text:span text:style-name="T16">var</text:span><text:span text:style-name="T37"> key = "get your own key";</text:span></text:p>
      <text:p text:style-name="P12"><text:span text:style-name="T36"><text:s text:c="4"/></text:span><text:span text:style-name="T16">var</text:span><text:span text:style-name="T37"> latlng = lat+","+lon;</text:span></text:p>
      <text:p text:style-name="P55"><text:soft-page-break/></text:p>
      <text:p text:style-name="P12"><text:span text:style-name="T36"><text:s text:c="4"/></text:span><text:span text:style-name="T16">return</text:span><text:span text:style-name="T37"> $.ajaxAsObservable(</text:span></text:p>
      <text:p text:style-name="P12"><text:span text:style-name="T36"><text:s text:c="8"/></text:span><text:span text:style-name="T37">{ url : "http://dev.virtualearth.net/REST/v1/Locations/"+latlng,</text:span></text:p>
      <text:p text:style-name="P12"><text:span text:style-name="T36"><text:s text:c="10"/></text:span><text:span text:style-name="T37">dataType : "jsonp",</text:span></text:p>
      <text:p text:style-name="P12"><text:span text:style-name="T36"><text:s text:c="10"/></text:span><text:span text:style-name="T37">jsonp : "jsonp",</text:span></text:p>
      <text:p text:style-name="P12"><text:span text:style-name="T36"><text:s text:c="10"/></text:span><text:span text:style-name="T37">data : { key : key, o : "json" } })</text:span></text:p>
      <text:p text:style-name="P12"><text:span text:style-name="T36"><text:s text:c="8"/></text:span><text:span text:style-name="T37">.Select(</text:span><text:span text:style-name="T16">function</text:span><text:span text:style-name="T37">(d) { </text:span><text:span text:style-name="T16">return</text:span><text:span text:style-name="T37"> d.data; });</text:span></text:p>
      <text:p text:style-name="P62">}</text:p>
      <text:p text:style-name="P32">Now that we’ve thoroughly looked at For loops, let’s move on to the While loop.</text:p>
      <text:h text:style-name="P39" text:outline-level="2">Looping with Observable.While</text:h>
      <text:p text:style-name="P32">The next looping statement we’re going to talk about is the While loop.  This allows us to repeat our given source until the condition no longer holds (returns false).  Let’s take a look at the method signature for this:</text:p>
      <text:p text:style-name="P29">// condition : () -&gt; bool</text:p>
      <text:p text:style-name="P29">// source : Observable&lt;Source&gt;</text:p>
      <text:p text:style-name="P30"/>
      <text:p text:style-name="P29">// returns : Observable&lt;Source&gt;</text:p>
      <text:p text:style-name="P30"/>
      <text:p text:style-name="P62">Rx.Observable.While(</text:p>
      <text:p text:style-name="P58"><text:s text:c="4"/><text:span text:style-name="T27">condition,</text:span></text:p>
      <text:p text:style-name="P58"><text:s text:c="4"/><text:span text:style-name="T27">source);</text:span></text:p>
      <text:p text:style-name="P32">Let’s walk through a simple example of using this where we repeat a given source until our condition no longer holds.  In this instance we’ll check if our x variable is less than 10, and if so, keep repeating our observable sequence of 1.  The result will be writing 5 1s on the screen in addition to the x value.</text:p>
      <text:p text:style-name="P7"><text:span text:style-name="T15">var</text:span><text:span text:style-name="T36"> x = 0;</text:span></text:p>
      <text:p text:style-name="P55"/>
      <text:p text:style-name="P62">Rx.Observable.While(</text:p>
      <text:p text:style-name="P12"><text:span text:style-name="T36"><text:s text:c="4"/></text:span><text:span text:style-name="T16">function</text:span><text:span text:style-name="T37">() { </text:span><text:span text:style-name="T16">return</text:span><text:span text:style-name="T37"> x &lt; 5; },</text:span></text:p>
      <text:p text:style-name="P12"><text:span text:style-name="T36"><text:s text:c="4"/></text:span><text:span text:style-name="T37">Rx.Observable.Return(1))</text:span></text:p>
      <text:p text:style-name="P58"><text:s text:c="4"/><text:span text:style-name="T27">.Subscribe(</text:span></text:p>
      <text:p text:style-name="P12"><text:span text:style-name="T36"><text:s text:c="8"/></text:span><text:span text:style-name="T16">function</text:span><text:span text:style-name="T37">(value) {</text:span></text:p>
      <text:p text:style-name="P12"><text:span text:style-name="T36"><text:s text:c="12"/></text:span><text:span text:style-name="T37">x++;</text:span></text:p>
      <text:p text:style-name="P12"><text:span text:style-name="T36"><text:s text:c="12"/></text:span><text:span text:style-name="T37">$("&lt;p/&gt;").html(value+"-"+x).appendTo("#content");</text:span></text:p>
      <text:p text:style-name="P58"><text:s text:c="8"/><text:span text:style-name="T27">});</text:span></text:p>
      <text:p text:style-name="P32">And our result should look like the following:</text:p>
      <text:p text:style-name="P20">1-1</text:p>
      <text:p text:style-name="P20">1-2</text:p>
      <text:p text:style-name="P20">1-3</text:p>
      <text:p text:style-name="P20">1-4</text:p>
      <text:p text:style-name="P20">1-5</text:p>
      <text:p text:style-name="P32">And there you have it, two ways of dealing with looping, either with For loops or with While loops.  But, before we wrap this up, I’ll get back to those .NET folks.</text:p>
      <text:h text:style-name="P39" text:outline-level="2"><text:soft-page-break/>Back to .NET</text:h>
      <text:p text:style-name="P32">Once again, I didn’t forget about the .NET world in this post.  We can use pretty much the same syntax as we did for our JavaScript version in .NET.  Let’s look first at the For method signature, which should look identical to the JavaScript version if you squint enough.  This takes in an IEnumerable&lt;T&gt; as the source and then a Func&lt;T, IObservable&lt;TResult&gt;&gt; as the result selector and returns to use an IObservable&lt;TResult&gt;</text:p>
      <text:p text:style-name="P7"><text:span text:style-name="T15">public</text:span><text:span text:style-name="T36"> </text:span><text:span text:style-name="T15">static</text:span><text:span text:style-name="T36"> IObservable&lt;TResult&gt; For&lt;TSource, TResult&gt;(</text:span></text:p>
      <text:p text:style-name="P12"><text:span text:style-name="T36"><text:s text:c="4"/></text:span><text:span text:style-name="T37">IEnumerable&lt;TSource&gt; source,</text:span></text:p>
      <text:p text:style-name="P12"><text:span text:style-name="T36"><text:s text:c="4"/></text:span><text:span text:style-name="T37">Func&lt;TSource, IObservable&lt;TResult&gt;&gt; resultSelector</text:span></text:p>
      <text:p text:style-name="P62">)</text:p>
      <text:p text:style-name="P32">And once again like above, we can do some simple iteration over a simple range, and then square each value as it comes through.</text:p>
      <text:p text:style-name="P7"><text:span text:style-name="T36">IEnumerable&lt;</text:span><text:span text:style-name="T15">int</text:span><text:span text:style-name="T36">&gt; range = Enumerable.Range(</text:span><text:span text:style-name="T81">1</text:span><text:span text:style-name="T36">, </text:span><text:span text:style-name="T81">10</text:span><text:span text:style-name="T36">);</text:span></text:p>
      <text:p text:style-name="P55"/>
      <text:p text:style-name="P62">Observable.For(</text:p>
      <text:p text:style-name="P58"><text:s text:c="4"/><text:span text:style-name="T27">range, </text:span></text:p>
      <text:p text:style-name="P12"><text:span text:style-name="T36"><text:s text:c="4"/></text:span><text:span text:style-name="T37">x =&gt; Observable.Return(x * x))</text:span></text:p>
      <text:p text:style-name="P12"><text:span text:style-name="T36"><text:s text:c="4"/></text:span><text:span text:style-name="T37">.Subscribe(x =&gt; Console.WriteLine(x));</text:span></text:p>
      <text:p text:style-name="P32">This yields to us the following result:</text:p>
      <text:p text:style-name="P26">1</text:p>
      <text:p text:style-name="P26">4</text:p>
      <text:p text:style-name="P26">9</text:p>
      <text:p text:style-name="P26">16</text:p>
      <text:p text:style-name="P26">25</text:p>
      <text:p text:style-name="P26">36</text:p>
      <text:p text:style-name="P26">49</text:p>
      <text:p text:style-name="P26">64</text:p>
      <text:p text:style-name="P26">81</text:p>
      <text:p text:style-name="P26">100</text:p>
      <text:p text:style-name="P32">Like the For method above, the While method follows exactly its JavaScript counterpart in terms of syntax once you squint again.  This method takes a Func&lt;bool&gt; condition delegate and a source to repeat while the condition holds.  This returns to us an IObservable&lt;TSource&gt; back to us as the result.</text:p>
      <text:p text:style-name="P7"><text:span text:style-name="T15">public</text:span><text:span text:style-name="T36"> </text:span><text:span text:style-name="T15">static</text:span><text:span text:style-name="T36"> IObservable&lt;TSource&gt; While&lt;TSource&gt;(</text:span></text:p>
      <text:p text:style-name="P12"><text:span text:style-name="T36"><text:s text:c="4"/></text:span><text:span text:style-name="T37">Func&lt;</text:span><text:span text:style-name="T16">bool</text:span><text:span text:style-name="T37">&gt; condition,</text:span></text:p>
      <text:p text:style-name="P12"><text:span text:style-name="T36"><text:s text:c="4"/></text:span><text:span text:style-name="T37">IObservable&lt;TSource&gt; source</text:span></text:p>
      <text:p text:style-name="P62">)</text:p>
      <text:p text:style-name="P32">And we can run through the same While example as above transcribed from JavaScript to C#.</text:p>
      <text:p text:style-name="P7"><text:span text:style-name="T15">int</text:span><text:span text:style-name="T36"> timesCalled = </text:span><text:span text:style-name="T81">0</text:span><text:span text:style-name="T36">;</text:span></text:p>
      <text:p text:style-name="P55"/>
      <text:p text:style-name="P62">Observable.While(</text:p>
      <text:p text:style-name="P12"><text:soft-page-break/><text:span text:style-name="T36"><text:s text:c="4"/></text:span><text:span text:style-name="T37">() =&gt; timesCalled &lt; </text:span><text:span text:style-name="T82">5</text:span><text:span text:style-name="T37">,</text:span></text:p>
      <text:p text:style-name="P12"><text:span text:style-name="T36"><text:s text:c="4"/></text:span><text:span text:style-name="T37">Observable.Return(</text:span><text:span text:style-name="T82">1</text:span><text:span text:style-name="T37">))</text:span></text:p>
      <text:p text:style-name="P12"><text:span text:style-name="T36"><text:s text:c="4"/></text:span><text:span text:style-name="T37">.Subscribe(x =&gt;</text:span></text:p>
      <text:p text:style-name="P58"><text:s text:c="4"/><text:span text:style-name="T27">{</text:span></text:p>
      <text:p text:style-name="P12"><text:span text:style-name="T36"><text:s text:c="8"/></text:span><text:span text:style-name="T37">timesCalled++;</text:span></text:p>
      <text:p text:style-name="P12"><text:span text:style-name="T36"><text:s text:c="8"/></text:span><text:span text:style-name="T37">Console.WriteLine(x + </text:span><text:span text:style-name="T24">"-"</text:span><text:span text:style-name="T37"> + timesCalled);</text:span></text:p>
      <text:p text:style-name="P58"><text:s text:c="4"/><text:span text:style-name="T27">});</text:span></text:p>
      <text:p text:style-name="P32">With these two posts I’ve covered some really interesting imperative constructs that can integrate nicely with the Reactive Extensions.  Covering these is leading me towards my next post, which is to cover why these were added in the first place…</text:p>
      <text:p text:style-name="Text_20_body"/>
      <text:h text:style-name="P44" text:outline-level="1">Introduction to the Reactive Extensions for JavaScript – Error Handling Part I</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7/20/introduction-to-the-reactive-extensions-for-javascript-error-handling-part-i/"><text:span text:style-name="T3">July 20, 2010</text:span></text:a></text:p>
      <text:p text:style-name="P6"><text:span text:style-name="T6">We’ve covered a bit recently with conditional and looping operators on the </text:span><text:a xlink:type="simple" xlink:href="http://msdn.microsoft.com/en-us/devlabs/ee794896.aspx"><text:span text:style-name="T4">Reactive Extensions for JavaScript</text:span></text:a><text:span text:style-name="T6">, but I want to step back just a minute and cover exception handling.  This post will cover how we can compensate for errors as they happen in several ways and will largely follow </text:span><text:a xlink:type="simple" xlink:href="http://bartdesmet.net/blogs/bart/archive/2009/12/27/more-linq-with-system-interactive-exceptional-exception-handling.aspx"><text:span text:style-name="T4">Bart de Smet’s post on the same topic</text:span></text:a><text:span text:style-name="T6">, but instead of covering the Interactive Extensions, we’ll stick primarily in JavaScript.</text:span></text:p>
      <text:p text:style-name="P4"/>
      <text:h text:style-name="P39" text:outline-level="2">Error Handling</text:h>
      <text:p text:style-name="P32">When writing safe programs, we have to be mindful of exception handling.  Typically for imperative code we have try/catch/finally blocks which allow us to try a certain behavior, compensate for exceptions and do any cleanup that is necessary.</text:p>
      <text:p text:style-name="P7"><text:span text:style-name="T15">try</text:span><text:span text:style-name="T36"> {</text:span></text:p>
      <text:p text:style-name="P12"><text:span text:style-name="T36"><text:s text:c="4"/></text:span><text:span text:style-name="T73">// do something</text:span></text:p>
      <text:p text:style-name="P20">}</text:p>
      <text:p text:style-name="P7"><text:span text:style-name="T15">catch</text:span><text:span text:style-name="T36">(exception) {</text:span></text:p>
      <text:p text:style-name="P12"><text:span text:style-name="T36"><text:s text:c="4"/></text:span><text:span text:style-name="T73">// handle error</text:span></text:p>
      <text:p text:style-name="P20">}</text:p>
      <text:p text:style-name="P7"><text:span text:style-name="T15">finally</text:span><text:span text:style-name="T36"> {</text:span></text:p>
      <text:p text:style-name="P12"><text:span text:style-name="T36"><text:s text:c="4"/></text:span><text:span text:style-name="T73">// clean up</text:span></text:p>
      <text:p text:style-name="P20">}</text:p>
      <text:p text:style-name="P32">When it comes to asynchronous programming, the job becomes a bit harder.  How do we reliably do exception handling that doesn’t litter our codebase during each and every callback?</text:p>
      <text:p text:style-name="P7"><text:span text:style-name="T36">doAsyncAction1(data, </text:span><text:span text:style-name="T15">function</text:span><text:span text:style-name="T36">(result1) {</text:span></text:p>
      <text:p text:style-name="P12"><text:span text:style-name="T36"><text:s text:c="4"/></text:span><text:span text:style-name="T73">// Handle exception here?</text:span></text:p>
      <text:p text:style-name="P23"><text:s text:c="4"/></text:p>
      <text:p text:style-name="P12"><text:span text:style-name="T36"><text:s text:c="4"/></text:span><text:span text:style-name="T37">doAsyncAction2(result1, </text:span><text:span text:style-name="T16">function</text:span><text:span text:style-name="T37">(result2) {</text:span></text:p>
      <text:p text:style-name="P12"><text:span text:style-name="T36"><text:s text:c="8"/></text:span><text:span text:style-name="T73">// What about here?</text:span></text:p>
      <text:p text:style-name="P23"><text:s text:c="8"/></text:p>
      <text:p text:style-name="P12"><text:span text:style-name="T36"><text:s text:c="8"/></text:span><text:span text:style-name="T73">// What about more callbacks?</text:span></text:p>
      <text:p text:style-name="P23"><text:s text:c="4"/><text:span text:style-name="T27">});</text:span></text:p>
      <text:p text:style-name="P62">});</text:p>
      <text:p text:style-name="P32">Alternatively, some might have separate callback handlers for exceptions which further muddies the waters:</text:p>
      <text:p text:style-name="P20">doAsyncAction1(data, </text:p>
      <text:p text:style-name="P12"><text:span text:style-name="T36"><text:s text:c="4"/></text:span><text:span text:style-name="T16">function</text:span><text:span text:style-name="T37">(result1) {</text:span></text:p>
      <text:p text:style-name="P58"><text:s text:c="4"/></text:p>
      <text:p text:style-name="P58"><text:s text:c="8"/><text:span text:style-name="T27">doAsyncAction2(result1, </text:span></text:p>
      <text:p text:style-name="P12"><text:span text:style-name="T36"><text:s text:c="12"/></text:span><text:span text:style-name="T16">function</text:span><text:span text:style-name="T37">(result2) {</text:span></text:p>
      <text:p text:style-name="P58"><text:s text:c="4"/></text:p>
      <text:p text:style-name="P58"><text:s text:c="12"/><text:span text:style-name="T27">},</text:span></text:p>
      <text:p text:style-name="P12"><text:soft-page-break/><text:span text:style-name="T36"><text:s text:c="12"/></text:span><text:span text:style-name="T16">function</text:span><text:span text:style-name="T37">(error2) {</text:span></text:p>
      <text:p text:style-name="P12"><text:span text:style-name="T36"><text:s text:c="16"/></text:span><text:span text:style-name="T73">// handle this error</text:span></text:p>
      <text:p text:style-name="P23"><text:s text:c="12"/><text:span text:style-name="T27">});</text:span></text:p>
      <text:p text:style-name="P58"><text:s text:c="4"/><text:span text:style-name="T27">},</text:span></text:p>
      <text:p text:style-name="P12"><text:span text:style-name="T36"><text:s text:c="4"/></text:span><text:span text:style-name="T16">function</text:span><text:span text:style-name="T37">(error1) {</text:span></text:p>
      <text:p text:style-name="P12"><text:span text:style-name="T36"><text:s text:c="8"/></text:span><text:span text:style-name="T73">// Handle it way down here</text:span></text:p>
      <text:p text:style-name="P23"><text:s text:c="4"/><text:span text:style-name="T27">});</text:span></text:p>
      <text:p text:style-name="P32">With the Reactive Extensions for JavaScript, we have some mechanisms at our disposal for error handling and compensation.  Say for example, we have a safeDivide method which instead of producing infinity as the result of a divide by zero, instead we throw an exception.</text:p>
      <text:p text:style-name="P7"><text:span text:style-name="T15">function</text:span><text:span text:style-name="T36"> safeDivide(dividend, divisor) {</text:span></text:p>
      <text:p text:style-name="P12"><text:span text:style-name="T36"><text:s text:c="4"/></text:span><text:span text:style-name="T16">var</text:span><text:span text:style-name="T37"> result = dividend / divisor;</text:span></text:p>
      <text:p text:style-name="P55"/>
      <text:p text:style-name="P12"><text:span text:style-name="T36"><text:s text:c="4"/></text:span><text:span text:style-name="T16">if</text:span><text:span text:style-name="T37"> (!isFinite(result)) {</text:span></text:p>
      <text:p text:style-name="P12"><text:span text:style-name="T36"><text:s text:c="8"/></text:span><text:span text:style-name="T16">throw</text:span><text:span text:style-name="T37"> "Cannot divide by zero";</text:span></text:p>
      <text:p text:style-name="P58"><text:s text:c="4"/><text:span text:style-name="T27">}</text:span></text:p>
      <text:p text:style-name="P55"/>
      <text:p text:style-name="P12"><text:span text:style-name="T36"><text:s text:c="4"/></text:span><text:span text:style-name="T16">return</text:span><text:span text:style-name="T37"> result;</text:span></text:p>
      <text:p text:style-name="P62">}</text:p>
      <text:p text:style-name="P32">How can we use the Reactive Extensions to compensate for any such exceptions that happen?  Using our knowledge from previous posts, we’ll not only handle the OnNext part of our Observer, but also the OnError as well.  Let’s walk through a simple example of using our safeDivide.</text:p>
      <text:p text:style-name="P7"><text:span text:style-name="T15">var</text:span><text:span text:style-name="T36"> array1 = [3, 2, 1, 0];</text:span></text:p>
      <text:p text:style-name="P55"/>
      <text:p text:style-name="P62">Rx.Observable.FromArray(array1)</text:p>
      <text:p text:style-name="P58"><text:s text:c="4"/><text:span text:style-name="T27">.Select(</text:span></text:p>
      <text:p text:style-name="P12"><text:span text:style-name="T36"><text:s text:c="8"/></text:span><text:span text:style-name="T16">function</text:span><text:span text:style-name="T37"> (next) {</text:span></text:p>
      <text:p text:style-name="P12"><text:span text:style-name="T36"><text:s text:c="12"/></text:span><text:span text:style-name="T16">return</text:span><text:span text:style-name="T37"> safeDivide(100, next);</text:span></text:p>
      <text:p text:style-name="P58"><text:s text:c="8"/><text:span text:style-name="T27">})</text:span></text:p>
      <text:p text:style-name="P58"><text:s text:c="4"/><text:span text:style-name="T27">.Subscribe(</text:span></text:p>
      <text:p text:style-name="P12"><text:span text:style-name="T36"><text:s text:c="8"/></text:span><text:span text:style-name="T73">// OnNext</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results");</text:span></text:p>
      <text:p text:style-name="P58"><text:s text:c="8"/><text:span text:style-name="T27">},</text:span></text:p>
      <text:p text:style-name="P58"><text:s text:c="8"/></text:p>
      <text:p text:style-name="P12"><text:span text:style-name="T36"><text:s text:c="8"/></text:span><text:span text:style-name="T73">// OnError</text:span></text:p>
      <text:p text:style-name="P12"><text:span text:style-name="T36"><text:s text:c="8"/></text:span><text:span text:style-name="T16">function</text:span><text:span text:style-name="T37"> (err) {</text:span></text:p>
      <text:p text:style-name="P12"><text:span text:style-name="T36"><text:s text:c="12"/></text:span><text:span text:style-name="T37">$("&lt;p/&gt;").html("Error: " + err).appendTo("#results");</text:span></text:p>
      <text:p text:style-name="P58"><text:s text:c="8"/><text:span text:style-name="T27">});</text:span></text:p>
      <text:p text:style-name="P32">From this, we’ll get the following results in our web page:</text:p>
      <text:p text:style-name="P20">33.333333333333336</text:p>
      <text:p text:style-name="P20">50</text:p>
      <text:p text:style-name="P20">100</text:p>
      <text:p text:style-name="P62">Error: Cannot divide by zero</text:p>
      <text:p text:style-name="P32"><text:soft-page-break/>When the Select method above hits the condition where the exception is thrown, our observable sequence calls OnError handler on our observer and then immediately quits.  In this post, we’ll go over some of the compensation techniques outside our this standard OnError handler we have above.</text:p>
      <text:p text:style-name="P32">Before we do so, let’s cover one more operator that will help us later on in the post, which is the ability to have the observable sequence throw an exception via the Throw function.  The Throw operator creates an observable sequence, when subscribed to, will call OnError with the given exception.</text:p>
      <text:p text:style-name="P29">// exception : The exception to throw</text:p>
      <text:p text:style-name="P29">// returns : Observable</text:p>
      <text:p text:style-name="P30"/>
      <text:p text:style-name="P7"><text:span text:style-name="T36">Rx.Observable.Throw = </text:span><text:span text:style-name="T15">function</text:span><text:span text:style-name="T36">(</text:span></text:p>
      <text:p text:style-name="P58"><text:s text:c="4"/><text:span text:style-name="T27">exception);</text:span></text:p>
      <text:p text:style-name="P32">We can see this in action by simply passing in a message such as the following:</text:p>
      <text:p text:style-name="P20">Rx.Observable.Throw("oh noes!").Subscribe(</text:p>
      <text:p text:style-name="P12"><text:span text:style-name="T36"><text:s text:c="4"/></text:span><text:span text:style-name="T16">function</text:span><text:span text:style-name="T37">() { },</text:span></text:p>
      <text:p text:style-name="P12"><text:span text:style-name="T36"><text:s text:c="4"/></text:span><text:span text:style-name="T16">function</text:span><text:span text:style-name="T37">(msg) { alert(msg); }); </text:span><text:span text:style-name="T73">// Shows oh noes!</text:span></text:p>
      <text:p text:style-name="P32">Having seen that, let’s move onto our first compensation…</text:p>
      <text:h text:style-name="P39" text:outline-level="2">Catching the Exception and Moving On</text:h>
      <text:p text:style-name="P32">The first operator we’ll cover is the Catch operator.  This operator allows us to continue an observable sequence that is terminated by an exception with the next observable sequence.  We have two overloads of the Catch as defined below with one being an instance method on the observable sequence and the other is a static method which takes an array of observable sequences and an optional scheduler.</text:p>
      <text:p text:style-name="P29">// obs : varargs array of observable sequences</text:p>
      <text:p text:style-name="P29">// returns : Observable</text:p>
      <text:p text:style-name="P30"/>
      <text:p text:style-name="P7"><text:span text:style-name="T36">Rx.Observable.prototype.Catch = </text:span><text:span text:style-name="T15">function</text:span><text:span text:style-name="T36">(</text:span></text:p>
      <text:p text:style-name="P58"><text:s text:c="4"/><text:span text:style-name="T27">obs1, obs2, obs3, ...);</text:span></text:p>
      <text:p text:style-name="P55"/>
      <text:p text:style-name="P29">// items : Observable[]</text:p>
      <text:p text:style-name="P29">// scheduler : an optional scheduler</text:p>
      <text:p text:style-name="P29">// returns : Observable</text:p>
      <text:p text:style-name="P30"/>
      <text:p text:style-name="P7"><text:span text:style-name="T36">Rx.Observable.Catch = </text:span><text:span text:style-name="T15">function</text:span><text:span text:style-name="T36">(</text:span></text:p>
      <text:p text:style-name="P58"><text:s text:c="4"/><text:span text:style-name="T27">items,</text:span></text:p>
      <text:p text:style-name="P58"><text:s text:c="4"/><text:span text:style-name="T27">scheduler);</text:span></text:p>
      <text:p text:style-name="P32">The first version is much like an imperative version of a try/catch block which allows us to compensate and compose our workflows.  Now, let’s say you had an observable sequence that can cause the OnError to be fired like the following code will:</text:p>
      <text:p text:style-name="P38">var couldThrow = Rx.Observable.FromArray([1, 2])</text:p>
      <text:p text:style-name="P71"><text:soft-page-break/><text:s text:c="8"/><text:span text:style-name="T27">.Concat(Rx.Observable.Throw("oh noes!"))</text:span></text:p>
      <text:p text:style-name="P32">What we can do to compensate is use the Catch function to continue on with the next sequence so that we end up with the numbers 1-5 printed on the screen where the last three values were from the compensation sequence.</text:p>
      <text:p text:style-name="P20">couldThrow.Catch(Rx.Observable.FromArray([3, 4, 5]))</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results");</text:span></text:p>
      <text:p text:style-name="P58"><text:s text:c="8"/><text:span text:style-name="T27">});</text:span></text:p>
      <text:p text:style-name="P32">Just as well, we could just chain together sequences with compensations.  Below, I have an example of chaining together some values, exceptions and compensation values which will yield me once again the sequence of 1 through 5.</text:p>
      <text:p text:style-name="P12"><text:span text:style-name="T36"><text:s/></text:span><text:span text:style-name="T16">var</text:span><text:span text:style-name="T37"> couldThrow = Rx.Observable.FromArray([1, 2])</text:span></text:p>
      <text:p text:style-name="P12"><text:span text:style-name="T36"><text:s text:c="4"/></text:span><text:span text:style-name="T37">.Concat(Rx.Observable.Throw("oh noes!"))</text:span></text:p>
      <text:p text:style-name="P12"><text:span text:style-name="T36"><text:s text:c="4"/></text:span><text:span text:style-name="T37">.Catch(Rx.Observable.FromArray([3, 4]))</text:span></text:p>
      <text:p text:style-name="P12"><text:span text:style-name="T36"><text:s text:c="4"/></text:span><text:span text:style-name="T37">.Concat(Rx.Observable.Throw("not again!"))</text:span></text:p>
      <text:p text:style-name="P12"><text:span text:style-name="T36"><text:s text:c="4"/></text:span><text:span text:style-name="T37">.Catch(Rx.Observable.Return(5));</text:span></text:p>
      <text:p text:style-name="P55"/>
      <text:p text:style-name="P62">couldThrow.Subscribe(</text:p>
      <text:p text:style-name="P12"><text:span text:style-name="T36"><text:s text:c="4"/></text:span><text:span text:style-name="T16">function</text:span><text:span text:style-name="T37"> (next) {</text:span></text:p>
      <text:p text:style-name="P12"><text:span text:style-name="T36"><text:s text:c="8"/></text:span><text:span text:style-name="T37">$("&lt;p/&gt;").html(next).appendTo("#results");</text:span></text:p>
      <text:p text:style-name="P58"><text:s text:c="4"/><text:span text:style-name="T27">});</text:span></text:p>
      <text:p text:style-name="P32">The second version of the Catch operator allows us to have an array of observable sequences which allows us to compensate for sequences until no more errors occur.  Let’s take a look at an example of using this below.  What will be printed on the screen?</text:p>
      <text:p text:style-name="P7"><text:span text:style-name="T15">var</text:span><text:span text:style-name="T36"> exn = Rx.Observable.Throw("yup yup!");</text:span></text:p>
      <text:p text:style-name="P7"><text:span text:style-name="T15">var</text:span><text:span text:style-name="T36"> couldThrow = Rx.Observable.Catch([</text:span></text:p>
      <text:p text:style-name="P12"><text:span text:style-name="T36"><text:s text:c="4"/></text:span><text:span text:style-name="T37">Rx.Observable.FromArray([1,2]).Concat(exn),</text:span></text:p>
      <text:p text:style-name="P12"><text:span text:style-name="T36"><text:s text:c="4"/></text:span><text:span text:style-name="T37">Rx.Observable.FromArray([3,4]).Concat(exn),</text:span></text:p>
      <text:p text:style-name="P12"><text:span text:style-name="T36"><text:s text:c="4"/></text:span><text:span text:style-name="T37">Rx.Observable.Return(5),</text:span></text:p>
      <text:p text:style-name="P12"><text:span text:style-name="T36"><text:s text:c="4"/></text:span><text:span text:style-name="T37">Rx.Observable.Return(6)]);</text:span></text:p>
      <text:p text:style-name="P55"/>
      <text:p text:style-name="P62">couldThrow.Subscribe(</text:p>
      <text:p text:style-name="P12"><text:span text:style-name="T36"><text:s text:c="4"/></text:span><text:span text:style-name="T16">function</text:span><text:span text:style-name="T37"> (next) {</text:span></text:p>
      <text:p text:style-name="P12"><text:span text:style-name="T36"><text:s text:c="8"/></text:span><text:span text:style-name="T37">$("&lt;p/&gt;").html(next).appendTo("#results");</text:span></text:p>
      <text:p text:style-name="P58"><text:s text:c="4"/><text:span text:style-name="T27">});</text:span></text:p>
      <text:p text:style-name="P32">If you guessed once again, the numbers 1 through 5, you would be correct.  Why?  The answer is simply that once 5 was yielded to us, there was no compensation needed, so 6 was not yielded.  Had the sequence which yielded 5 also thrown an exception, then I would have yielded 6.</text:p>
      <text:h text:style-name="P39" text:outline-level="2">And Finally…</text:h>
      <text:p text:style-name="P32">Now that we’ve covered the Catch part of the equation, how about cleaning up resources at the end of <text:soft-page-break/>our workflow?  How can the Reactive Extensions help us here?  Through the use of the Finally operator, we’re able to do just that.  The signature that follows shows that this takes a function with no parameters and has no return value. </text:p>
      <text:p text:style-name="P29">// finallyAction : () -&gt; ()</text:p>
      <text:p text:style-name="P29">// returns : Observable</text:p>
      <text:p text:style-name="P30"/>
      <text:p text:style-name="P7"><text:span text:style-name="T36">Rx.Observable.prototype.Finally = </text:span><text:span text:style-name="T15">function</text:span><text:span text:style-name="T36">(</text:span></text:p>
      <text:p text:style-name="P58"><text:s text:c="4"/><text:span text:style-name="T27">finallyAction);</text:span></text:p>
      <text:p text:style-name="P32">Let’s look at a regular workflow where we start with an array of 1 and 2.  Then we’ll add a Finally function to indicate that we are complete.  This will print out 1, 2 and then Finished!</text:p>
      <text:p text:style-name="P20">Rx.Observable.FromArray([1, 2])</text:p>
      <text:p text:style-name="P58"><text:s text:c="4"/><text:span text:style-name="T27">.Finally(</text:span></text:p>
      <text:p text:style-name="P12"><text:span text:style-name="T36"><text:s text:c="8"/></text:span><text:span text:style-name="T16">function</text:span><text:span text:style-name="T37">() {</text:span></text:p>
      <text:p text:style-name="P12"><text:span text:style-name="T36"><text:s text:c="12"/></text:span><text:span text:style-name="T37">$("&lt;p/&gt;").html("Finished!").appendTo("#results");</text:span></text:p>
      <text:p text:style-name="P58"><text:s text:c="8"/><text:span text:style-name="T27">})</text:span></text:p>
      <text:p text:style-name="P58"><text:s text:c="5"/><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results");</text:span></text:p>
      <text:p text:style-name="P58"><text:s text:c="8"/><text:span text:style-name="T27">});</text:span></text:p>
      <text:p text:style-name="P32">How about we mix this up a little bit and show a bit more advanced scenario?  Let’s walk through the code in pseudocode before we begin.  The idea is that we yield the first two numbers and then have an exception thrown.  We then will print out “Finished”, followed by the outer catch yielding the next three values. </text:p>
      <text:p text:style-name="P7"><text:span text:style-name="T15">try</text:span><text:span text:style-name="T36"> {</text:span></text:p>
      <text:p text:style-name="P12"><text:span text:style-name="T36"><text:s text:c="4"/></text:span><text:span text:style-name="T16">try</text:span><text:span text:style-name="T37"> {</text:span></text:p>
      <text:p text:style-name="P12"><text:span text:style-name="T36"><text:s text:c="8"/></text:span><text:span text:style-name="T37">yield 1;</text:span></text:p>
      <text:p text:style-name="P12"><text:span text:style-name="T36"><text:s text:c="8"/></text:span><text:span text:style-name="T37">yield 2;</text:span></text:p>
      <text:p text:style-name="P12"><text:span text:style-name="T36"><text:s text:c="8"/></text:span><text:span text:style-name="T16">throw</text:span><text:span text:style-name="T37"> "y'arr!";</text:span></text:p>
      <text:p text:style-name="P58"><text:s text:c="4"/><text:span text:style-name="T27">} </text:span></text:p>
      <text:p text:style-name="P12"><text:span text:style-name="T36"><text:s text:c="4"/></text:span><text:span text:style-name="T16">finally</text:span><text:span text:style-name="T37"> {</text:span></text:p>
      <text:p text:style-name="P12"><text:span text:style-name="T36"><text:s text:c="8"/></text:span><text:span text:style-name="T37">print "Finished!";</text:span></text:p>
      <text:p text:style-name="P58"><text:s text:c="4"/><text:span text:style-name="T27">}</text:span></text:p>
      <text:p text:style-name="P62">}</text:p>
      <text:p text:style-name="P7"><text:span text:style-name="T15">catch</text:span><text:span text:style-name="T36">(exception) {</text:span></text:p>
      <text:p text:style-name="P12"><text:span text:style-name="T36"><text:s text:c="4"/></text:span><text:span text:style-name="T37">yield 3;</text:span></text:p>
      <text:p text:style-name="P12"><text:span text:style-name="T36"><text:s text:c="4"/></text:span><text:span text:style-name="T37">yield 4;</text:span></text:p>
      <text:p text:style-name="P12"><text:span text:style-name="T36"><text:s text:c="4"/></text:span><text:span text:style-name="T37">yield 5;</text:span></text:p>
      <text:p text:style-name="P62">}</text:p>
      <text:p text:style-name="P32">The overall result should yield us: 1, 2, Finished, 3, 4, 5.  Let’s look at how that might be done using the Reactive Extensions for JavaScript.</text:p>
      <text:p text:style-name="P20">Rx.Observable.FromArray([1, 2])</text:p>
      <text:p text:style-name="P12"><text:span text:style-name="T36"><text:s text:c="4"/></text:span><text:span text:style-name="T37">.Concat(Rx.Observable.Throw("y'arr!"))</text:span></text:p>
      <text:p text:style-name="P58"><text:s text:c="4"/><text:span text:style-name="T27">.Finally(</text:span></text:p>
      <text:p text:style-name="P12"><text:soft-page-break/><text:span text:style-name="T36"><text:s text:c="8"/></text:span><text:span text:style-name="T16">function</text:span><text:span text:style-name="T37">() {</text:span></text:p>
      <text:p text:style-name="P12"><text:span text:style-name="T36"><text:s text:c="12"/></text:span><text:span text:style-name="T37">$("&lt;p/&gt;").html("Finished!").appendTo("#results");</text:span></text:p>
      <text:p text:style-name="P58"><text:s text:c="8"/><text:span text:style-name="T27">})</text:span></text:p>
      <text:p text:style-name="P12"><text:span text:style-name="T36"><text:s text:c="4"/></text:span><text:span text:style-name="T37">.Catch(Rx.Observable.FromArray([3,4,5]))</text:span></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results");</text:span></text:p>
      <text:p text:style-name="P58"><text:s text:c="8"/><text:span text:style-name="T27">});</text:span></text:p>
      <text:p text:style-name="P32">There’s more to cover here including more cleanup routines and compensation that we’ll get to in the next post including Using, OnErrorResumeNext and Retry.</text:p>
      <text:h text:style-name="P39" text:outline-level="2">Conclusion</text:h>
      <text:p text:style-name="P6"><text:span text:style-name="T6">Dealing with asynchronous programming has been in the forefront of many minds in the JavaScript community.  At</text:span><text:a xlink:type="simple" xlink:href="http://jsconf.us/2010"><text:span text:style-name="T4">JSConf</text:span></text:a><text:span text:style-name="T6">, there were several examples of frameworks trying to get around the idea of callbacks and instead lean more towards composition.  By utilizing the Reactive Extensions for JavaScript, we’re able to compose together asynchronous and event-based operations together and transform the results in interesting ways.</text:span></text:p>
      <text:p text:style-name="P32">When we start creating more advanced workflows through the Reactive Extensions, we also need ways of handling errors as well.  We have the ability do handle errors and compensate as they happen through a rich set of operators including Catch, Finally, Using, OnErrorResumeNext, Retry and more.</text:p>
      <text:p text:style-name="Text_20_body"/>
      <text:h text:style-name="P44" text:outline-level="1">Introduction to the Reactive Extensions for JavaScript – Error Handling Part II</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8/02/introduction-to-the-reactive-extensions-for-javascript-error-handling-part-ii/"><text:span text:style-name="T3">August 2, 2010</text:span></text:a></text:p>
      <text:p text:style-name="P6"><text:span text:style-name="T6">We’ve covered a bit recently with conditional and looping operators on the </text:span><text:a xlink:type="simple" xlink:href="http://msdn.microsoft.com/en-us/devlabs/ee794896.aspx"><text:span text:style-name="T4">Reactive Extensions for JavaScript</text:span></text:a><text:span text:style-name="T6">, but I want to step back just a minute and cover exception handling.  This post will cover how we can compensate for errors as they happen in several ways and will largely follow </text:span><text:a xlink:type="simple" xlink:href="http://bartdesmet.net/blogs/bart/archive/2009/12/27/more-linq-with-system-interactive-exceptional-exception-handling.aspx"><text:span text:style-name="T4">Bart de Smet’s post on the same topic</text:span></text:a><text:span text:style-name="T6">, but instead of covering the Interactive Extensions, we’ll stick primarily in JavaScript.  Last time, we covered the basics of error handling including Catch and Finally.</text:span></text:p>
      <text:p text:style-name="P4"/>
      <text:h text:style-name="P39" text:outline-level="2">OnErrorResumeNext VB Style</text:h>
      <text:p text:style-name="P6"><text:span text:style-name="T6">The next error handling feature in the Reactive Extensions for JavaScript is one that should be familiar with those in the Visual Basic world, called OnErrorResumeNext (</text:span><text:a xlink:type="simple" xlink:href="http://msdn.microsoft.com/en-us/library/5hsw66as(VS.80).aspx"><text:span text:style-name="T4">On Error Resume Next</text:span></text:a><text:span text:style-name="T6">).   In Visual Basic parlance, this meant you specify that when a run-time error occurs, control goes to the statement immediately following the statement where the error occurred, and execution continues from that point.  The functionality is similar to the Concat operator which allows you append Observable sequences onto each other to create a single sequence, except that should an error occur, it is not bubbled up and instead continues to the next.  This operator comes in two flavors, one as a static method and one as an instance method:</text:span></text:p>
      <text:p text:style-name="P29">// items : Observable[]</text:p>
      <text:p text:style-name="P29">// scheduler : optional custom scheduler</text:p>
      <text:p text:style-name="P29">// returns : Observable</text:p>
      <text:p text:style-name="P30"/>
      <text:p text:style-name="P62">Rx.Observable.prototype.OnErrorResumeNext(</text:p>
      <text:p text:style-name="P58"><text:s text:c="4"/><text:span text:style-name="T27">items,</text:span></text:p>
      <text:p text:style-name="P58"><text:s text:c="4"/><text:span text:style-name="T27">scheduler);</text:span></text:p>
      <text:p text:style-name="P55"/>
      <text:p text:style-name="P29">// items : Observable[]</text:p>
      <text:p text:style-name="P29">// returns : Observable</text:p>
      <text:p text:style-name="P20">Rx.Observable.OnErrorResumeNext(</text:p>
      <text:p text:style-name="P58"><text:s text:c="4"/><text:span text:style-name="T27">items);</text:span></text:p>
      <text:p text:style-name="P32">Let’s create a simple example where we want to output the numbers 1 through 9, even if an exception occurs along the way.  In this case, we yield two arrays and the third then has an exception concatenated to the end before then yielding the final array.</text:p>
      <text:p text:style-name="P20">Rx.Observable.OnErrorResumeNext([</text:p>
      <text:p text:style-name="P12"><text:span text:style-name="T36"><text:s text:c="4"/></text:span><text:span text:style-name="T37">Rx.Observable.FromArray([1, 2]),</text:span></text:p>
      <text:p text:style-name="P12"><text:span text:style-name="T36"><text:s text:c="4"/></text:span><text:span text:style-name="T37">Rx.Observable.FromArray([3, 4, 5]),</text:span></text:p>
      <text:p text:style-name="P12"><text:span text:style-name="T36"><text:s text:c="4"/></text:span><text:span text:style-name="T37">Rx.Observable.FromArray([6, 7]).Concat(Rx.Observable.Throw("woops!")),</text:span></text:p>
      <text:p text:style-name="P12"><text:span text:style-name="T36"><text:s text:c="4"/></text:span><text:span text:style-name="T37">Rx.Observable.FromArray([8, 9])])</text:span></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results");</text:span></text:p>
      <text:p text:style-name="P58"><text:s text:c="8"/><text:span text:style-name="T27">});</text:span></text:p>
      <text:p text:style-name="P32">This is great for handling data that may be potentially bad and is ok to drop the exception should it occur.</text:p>
      <text:h text:style-name="P39" text:outline-level="2"><text:soft-page-break/>Cleaning Up With Using</text:h>
      <text:p text:style-name="P32">Just as in .NET there is the using keyword to denote a try/finally with a call to Dispose, we need a similar capability in the JavaScript world for resource cleanup in the asynchronous world.  Let’s look at the signature of the function which takes a resource selector which returns the Disposable object, and then the usage which takes the Disposable object and you return an Observable sequence.</text:p>
      <text:p text:style-name="P29">// resourceSelector : () -&gt; Disposable,</text:p>
      <text:p text:style-name="P29">// resourceUsage : Disposable -&gt; Observable</text:p>
      <text:p text:style-name="P29">// returns : Observable</text:p>
      <text:p text:style-name="P30"/>
      <text:p text:style-name="P7"><text:span text:style-name="T36">Rx.Observable.Using = </text:span><text:span text:style-name="T15">function</text:span><text:span text:style-name="T36">(</text:span></text:p>
      <text:p text:style-name="P58"><text:s text:c="4"/><text:span text:style-name="T27">resourceSelector, </text:span></text:p>
      <text:p text:style-name="P58"><text:s text:c="4"/><text:span text:style-name="T27">resourceUsage);</text:span></text:p>
      <text:p text:style-name="P32">A Disposable object is nothing more than an object with a Dispose method which takes no arguments and returns nothing.  For example, we could create a Disposable object to encompass the jQuery data API which allows us to store arbitrary data associated with a given element.  This object would allow us to both get and set the value, and in our Dispose, we would remove the data.</text:p>
      <text:p text:style-name="P7"><text:span text:style-name="T36">DataDisposable = </text:span><text:span text:style-name="T15">function</text:span><text:span text:style-name="T36"> (element, key) {</text:span></text:p>
      <text:p text:style-name="P55"/>
      <text:p text:style-name="P12"><text:span text:style-name="T36"><text:s text:c="4"/></text:span><text:span text:style-name="T16">this</text:span><text:span text:style-name="T37">.data = </text:span><text:span text:style-name="T16">function</text:span><text:span text:style-name="T37"> (value) {</text:span></text:p>
      <text:p text:style-name="P12"><text:span text:style-name="T36"><text:s text:c="8"/></text:span><text:span text:style-name="T16">return</text:span><text:span text:style-name="T37"> element.data(key, value);</text:span></text:p>
      <text:p text:style-name="P58"><text:s text:c="4"/><text:span text:style-name="T27">};</text:span></text:p>
      <text:p text:style-name="P55"/>
      <text:p text:style-name="P12"><text:span text:style-name="T36"><text:s text:c="4"/></text:span><text:span text:style-name="T73">// Dispose method</text:span></text:p>
      <text:p text:style-name="P12"><text:span text:style-name="T36"><text:s text:c="4"/></text:span><text:span text:style-name="T16">this</text:span><text:span text:style-name="T37">.Dispose = </text:span><text:span text:style-name="T16">function</text:span><text:span text:style-name="T37"> () {</text:span></text:p>
      <text:p text:style-name="P58"><text:s text:c="8"/><text:span text:style-name="T27">element.removeData(key);</text:span></text:p>
      <text:p text:style-name="P58"><text:s text:c="4"/><text:span text:style-name="T27">};</text:span></text:p>
      <text:p text:style-name="P62">};</text:p>
      <text:p text:style-name="P32">Using this, we can write two samples, the first of which sets the data and then retrieves the data without an exceptional condition whereas the second example does.  let’s take a look at the first example which yields to us the answer of 56088.</text:p>
      <text:p text:style-name="P20">Rx.Observable.Using(</text:p>
      <text:p text:style-name="P55"/>
      <text:p text:style-name="P12"><text:span text:style-name="T36"><text:s text:c="4"/></text:span><text:span text:style-name="T73">// resourceSelector</text:span></text:p>
      <text:p text:style-name="P12"><text:span text:style-name="T36"><text:s text:c="4"/></text:span><text:span text:style-name="T16">function</text:span><text:span text:style-name="T37"> () {</text:span></text:p>
      <text:p text:style-name="P12"><text:span text:style-name="T36"><text:s text:c="8"/></text:span><text:span text:style-name="T16">return</text:span><text:span text:style-name="T37"> </text:span><text:span text:style-name="T16">new</text:span><text:span text:style-name="T37"> DataDisposable($("#content"), "key1");</text:span></text:p>
      <text:p text:style-name="P58"><text:s text:c="4"/><text:span text:style-name="T27">},</text:span></text:p>
      <text:p text:style-name="P58"><text:s text:c="4"/></text:p>
      <text:p text:style-name="P12"><text:span text:style-name="T36"><text:s text:c="4"/></text:span><text:span text:style-name="T73">// resourceUsage</text:span></text:p>
      <text:p text:style-name="P12"><text:span text:style-name="T36"><text:s text:c="4"/></text:span><text:span text:style-name="T16">function</text:span><text:span text:style-name="T37"> (disposable) {</text:span></text:p>
      <text:p text:style-name="P12"><text:span text:style-name="T36"><text:s text:c="8"/></text:span><text:span text:style-name="T37">disposable.data(123);</text:span></text:p>
      <text:p text:style-name="P58"><text:s text:c="8"/></text:p>
      <text:p text:style-name="P12"><text:span text:style-name="T36"><text:s text:c="8"/></text:span><text:span text:style-name="T16">return</text:span><text:span text:style-name="T37"> Rx.Observable.Return(456 * disposable.data());</text:span></text:p>
      <text:p text:style-name="P58"><text:s text:c="4"/><text:span text:style-name="T27">})</text:span></text:p>
      <text:p text:style-name="P58"><text:soft-page-break/><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content");</text:span></text:p>
      <text:p text:style-name="P58"><text:s text:c="8"/><text:span text:style-name="T27">});</text:span></text:p>
      <text:p text:style-name="P32">The second example below is the exact same, except that we throw an exception and then resume the next sequence which returns 789 instead of the answer above.</text:p>
      <text:p text:style-name="P20">Rx.Observable.Using(</text:p>
      <text:p text:style-name="P55"/>
      <text:p text:style-name="P12"><text:span text:style-name="T36"><text:s text:c="4"/></text:span><text:span text:style-name="T73">// resourceSelector</text:span></text:p>
      <text:p text:style-name="P12"><text:span text:style-name="T36"><text:s text:c="4"/></text:span><text:span text:style-name="T16">function</text:span><text:span text:style-name="T37"> () {</text:span></text:p>
      <text:p text:style-name="P12"><text:span text:style-name="T36"><text:s text:c="8"/></text:span><text:span text:style-name="T16">return</text:span><text:span text:style-name="T37"> </text:span><text:span text:style-name="T16">new</text:span><text:span text:style-name="T37"> DataDisposable($("#content"), "key1");</text:span></text:p>
      <text:p text:style-name="P58"><text:s text:c="4"/><text:span text:style-name="T27">},</text:span></text:p>
      <text:p text:style-name="P58"><text:s text:c="4"/></text:p>
      <text:p text:style-name="P12"><text:span text:style-name="T36"><text:s text:c="4"/></text:span><text:span text:style-name="T73">// resourceUsage</text:span></text:p>
      <text:p text:style-name="P12"><text:span text:style-name="T36"><text:s text:c="4"/></text:span><text:span text:style-name="T16">function</text:span><text:span text:style-name="T37"> (disposable) {</text:span></text:p>
      <text:p text:style-name="P12"><text:span text:style-name="T36"><text:s text:c="8"/></text:span><text:span text:style-name="T37">disposable.data(123);</text:span></text:p>
      <text:p text:style-name="P55"/>
      <text:p text:style-name="P12"><text:span text:style-name="T36"><text:s text:c="8"/></text:span><text:span text:style-name="T16">return</text:span><text:span text:style-name="T37"> Rx.Observable.Return(456 * disposable.data())</text:span></text:p>
      <text:p text:style-name="P12"><text:span text:style-name="T36"><text:s text:c="12"/></text:span><text:span text:style-name="T37">.Concat(Rx.Observable.Throw("woops"));</text:span></text:p>
      <text:p text:style-name="P58"><text:s text:c="4"/><text:span text:style-name="T27">})</text:span></text:p>
      <text:p text:style-name="P12"><text:span text:style-name="T36"><text:s text:c="4"/></text:span><text:span text:style-name="T37">.Catch(Rx.Observable.Return(789))</text:span></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content");</text:span></text:p>
      <text:p text:style-name="P58"><text:s text:c="8"/><text:span text:style-name="T27">});</text:span></text:p>
      <text:p text:style-name="P32">In both cases here, we ensure that the underlying data is properly disposed when we leave the scope of our Using operator.</text:p>
      <text:h text:style-name="P39" text:outline-level="2">If At First You Fail, Retry</text:h>
      <text:p text:style-name="P32">Let’s move onto the last operator for this section on error handling, Retry.  The idea behind this operator is that we can retry the observable sequence until it succeeds (meaning no exception) or hits the maximum try count.  Let’s look at the method signatures below:</text:p>
      <text:p text:style-name="P29">// returns : Observable</text:p>
      <text:p text:style-name="P30"/>
      <text:p text:style-name="P62">Rx.Observable.prototype.Retry();</text:p>
      <text:p text:style-name="P55"/>
      <text:p text:style-name="P29">// count : int</text:p>
      <text:p text:style-name="P29">// scheduler : optional scheduler</text:p>
      <text:p text:style-name="P29">// returns : Observable</text:p>
      <text:p text:style-name="P30"/>
      <text:p text:style-name="P62">Rx.Observable.prototype.Retry(</text:p>
      <text:p text:style-name="P58"><text:s text:c="4"/><text:span text:style-name="T27">count,</text:span></text:p>
      <text:p text:style-name="P58"><text:s text:c="4"/><text:span text:style-name="T27">scheduler);</text:span></text:p>
      <text:p text:style-name="P32">Now if we have a sequence that doesn’t throw an exception, then it should be a standard no-op, which means it does nothing for example, the following simply prints the numbers 1 through 3.</text:p>
      <text:p text:style-name="P20"><text:soft-page-break/>Rx.Observable.FromArray([1, 2, 3])</text:p>
      <text:p text:style-name="P58"><text:s text:c="4"/><text:span text:style-name="T27">.Retry()</text:span></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results");</text:span></text:p>
      <text:p text:style-name="P58"><text:s text:c="8"/><text:span text:style-name="T27">});</text:span></text:p>
      <text:p text:style-name="P32">However, if we indeed had a collection that did throw an exception each and every time, we could run into a big issue such as the following, where it would blow out the JavaScript stack as it would try to go on forever:</text:p>
      <text:p text:style-name="P20">Rx.Observable.FromArray([1, 2, 3])</text:p>
      <text:p text:style-name="P12"><text:span text:style-name="T36"><text:s text:c="4"/></text:span><text:span text:style-name="T37">.Concat(Rx.Observable.Throw("woah nellie!"))</text:span></text:p>
      <text:p text:style-name="P58"><text:s text:c="4"/><text:span text:style-name="T27">.Retry()</text:span></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results");</text:span></text:p>
      <text:p text:style-name="P58"><text:s text:c="8"/><text:span text:style-name="T27">});</text:span></text:p>
      <text:p text:style-name="P32">Luckily, we have ways around this where we can specify the maximum number of retries that are allowed with the provided overload.  Next, let’s show a case where Retry is really used.  For example, let’s say we have a loop which could produce three values, but will fail at different points for the first two iterations. </text:p>
      <text:p text:style-name="P7"><text:span text:style-name="T15">var</text:span><text:span text:style-name="T36"> count = 0;</text:span></text:p>
      <text:p text:style-name="P55"/>
      <text:p text:style-name="P20">Rx.Observable.Return(4)</text:p>
      <text:p text:style-name="P58"><text:s text:c="4"/><text:span text:style-name="T27">.Concat(</text:span></text:p>
      <text:p text:style-name="P58"><text:s text:c="8"/><text:span text:style-name="T27">Rx.Observable.If(</text:span></text:p>
      <text:p text:style-name="P12"><text:span text:style-name="T36"><text:s text:c="12"/></text:span><text:span text:style-name="T16">function</text:span><text:span text:style-name="T37">() { </text:span><text:span text:style-name="T16">return</text:span><text:span text:style-name="T37"> count == 0; },</text:span></text:p>
      <text:p text:style-name="P12"><text:span text:style-name="T36"><text:s text:c="12"/></text:span><text:span text:style-name="T37">Rx.Observable.Throw("nope!"),</text:span></text:p>
      <text:p text:style-name="P12"><text:span text:style-name="T36"><text:s text:c="12"/></text:span><text:span text:style-name="T37">Rx.Observable.Return(5)))</text:span></text:p>
      <text:p text:style-name="P58"><text:s text:c="4"/><text:span text:style-name="T27">.Concat(</text:span></text:p>
      <text:p text:style-name="P58"><text:s text:c="8"/><text:span text:style-name="T27">Rx.Observable.If(</text:span></text:p>
      <text:p text:style-name="P12"><text:span text:style-name="T36"><text:s text:c="12"/></text:span><text:span text:style-name="T16">function</text:span><text:span text:style-name="T37"> () { </text:span><text:span text:style-name="T16">return</text:span><text:span text:style-name="T37"> count == 1; },</text:span></text:p>
      <text:p text:style-name="P12"><text:span text:style-name="T36"><text:s text:c="12"/></text:span><text:span text:style-name="T37">Rx.Observable.Throw("nope!"),</text:span></text:p>
      <text:p text:style-name="P12"><text:span text:style-name="T36"><text:s text:c="12"/></text:span><text:span text:style-name="T37">Rx.Observable.Return(6)))</text:span></text:p>
      <text:p text:style-name="P12"><text:span text:style-name="T36"><text:s text:c="4"/></text:span><text:span text:style-name="T37">.Finally(</text:span><text:span text:style-name="T16">function</text:span><text:span text:style-name="T37">() { count++; })</text:span></text:p>
      <text:p text:style-name="P58"><text:s text:c="4"/><text:span text:style-name="T27">.Retry()</text:span></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lt;p/&gt;").html(next).appendTo("#results");</text:span></text:p>
      <text:p text:style-name="P58"><text:s text:c="8"/><text:span text:style-name="T27">});</text:span></text:p>
      <text:p text:style-name="P32">In this situation, we will render the following result, since we hit two different exceptions:</text:p>
      <text:p text:style-name="P7"><text:span text:style-name="T36">4 </text:span><text:span text:style-name="T72">// Hits exception</text:span></text:p>
      <text:p text:style-name="P20">4</text:p>
      <text:p text:style-name="P7"><text:span text:style-name="T36">5 </text:span><text:span text:style-name="T72">// Hits exception</text:span></text:p>
      <text:p text:style-name="P20">4</text:p>
      <text:p text:style-name="P20"><text:soft-page-break/>5</text:p>
      <text:p text:style-name="P20">6</text:p>
      <text:p text:style-name="P32">And there you have it, we have composable ways around potential failures in our asynchronous push based operations that give us the flexibility that our synchronous imperative ones do.</text:p>
      <text:h text:style-name="P39" text:outline-level="2">Conclusion</text:h>
      <text:p text:style-name="P6"><text:span text:style-name="T6">Dealing with asynchronous programming has been in the forefront of many minds in the JavaScript community.  At</text:span><text:a xlink:type="simple" xlink:href="http://jsconf.us/2010"><text:span text:style-name="T4">JSConf</text:span></text:a><text:span text:style-name="T6">, there were several examples of frameworks trying to get around the idea of callbacks and instead lean more towards composition.  By utilizing the Reactive Extensions for JavaScript, we’re able to compose together asynchronous and event-based operations together and transform the results in interesting ways.</text:span></text:p>
      <text:p text:style-name="P32">When we start creating more advanced workflows through the Reactive Extensions, we also need ways of handling errors as well.  We have the ability do handle errors and compensate as they happen through a rich set of operators including Catch, Finally, Using, OnErrorResumeNext, Retry and more.</text:p>
      <text:p text:style-name="Text_20_body"/>
      <text:h text:style-name="P44" text:outline-level="1">Dojo Deferred and the Reactive Extensions for JavaScript</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8/12/dojo-deferred-and-the-reactive-extensions-for-javascript/"><text:span text:style-name="T3">August 12, 2010</text:span></text:a></text:p>
      <text:p text:style-name="P6"><text:span text:style-name="T6">We’ve covered quite a bit in this series including how well the </text:span><text:a xlink:type="simple" xlink:href="http://msdn.microsoft.com/en-us/devlabs/ee794896.aspx"><text:span text:style-name="T4">Reactive Extensions for JavaScript</text:span></text:a><text:span text:style-name="T6"> plays with other libraries and what integration points we have.  Our main thrust in providing this is that we don’t want to replace your library of choice, whether it be </text:span><text:a xlink:type="simple" xlink:href="http://jquery.com/"><text:span text:style-name="T4">jQuery</text:span></text:a><text:span text:style-name="T6">, </text:span><text:a xlink:type="simple" xlink:href="http://www.dojotoolkit.org/"><text:span text:style-name="T4">Dojo</text:span></text:a><text:span text:style-name="T6">, </text:span><text:a xlink:type="simple" xlink:href="http://mootools.net/"><text:span text:style-name="T4">MooTools</text:span></text:a><text:span text:style-name="T6">, YUI in addition to the server components of </text:span><text:a xlink:type="simple" xlink:href="http://nodejs.org/"><text:span text:style-name="T4">node.js</text:span></text:a><text:span text:style-name="T6">.  Instead, we want to build bridges from them when you encounter the pains of asynchronous and event-based composition which frequently crop up in JavaScript applications both on the web and even on the server.  Case in point, let’s go over our latest integration with the </text:span><text:a xlink:type="simple" xlink:href="http://www.dojotoolkit.org/"><text:span text:style-name="T4">Dojo Toolkit’s</text:span></text:a><text:span text:style-name="T6"> promises via the </text:span><text:a xlink:type="simple" xlink:href="http://docs.dojocampus.org/dojo/Deferred"><text:span text:style-name="T4">dojo.Deferred module</text:span></text:a><text:span text:style-name="T6">.</text:span></text:p>
      <text:p text:style-name="P4"/>
      <text:h text:style-name="P39" text:outline-level="2">Dojo Deferred</text:h>
      <text:p text:style-name="P32">The Dojo dojo.Deferred module is a central piece of the Dojo Toolkit which serves as the basis for such things as AJAX calls like xhrGet among others.  At its core, it serves as a promises API which acts as a proxy for value which has not yet been calculated, and through this API, we have a clear separation of concerns which allows us to abstract the asynchronous behavior via callbacks into the promise itself, instead of the method signature.  The same could be said of the Reactive Extensions for JavaScript as well. </text:p>
      <text:p text:style-name="P32">Although dojo.Deferred has been around for a while, the newest release of the Dojo Toolkit has added another method to handle both the success and failure cases of a given computation, such as the following code.  Imagine we had an asynchronous function which returns to us a dojo.Deferred object, which does nothing more than delay by a second and return the value.</text:p>
      <text:p text:style-name="P7"><text:span text:style-name="T15">function</text:span><text:span text:style-name="T36"> someDeferredFunction() {</text:span></text:p>
      <text:p text:style-name="P12"><text:span text:style-name="T36"><text:s text:c="4"/></text:span><text:span text:style-name="T16">var</text:span><text:span text:style-name="T37"> deferred = </text:span><text:span text:style-name="T16">new</text:span><text:span text:style-name="T37"> dojo.Deferred();</text:span></text:p>
      <text:p text:style-name="P58"><text:s text:c="4"/><text:span text:style-name="T27">setTimeout(</text:span></text:p>
      <text:p text:style-name="P12"><text:span text:style-name="T36"><text:s text:c="8"/></text:span><text:span text:style-name="T16">function</text:span><text:span text:style-name="T37">() {</text:span></text:p>
      <text:p text:style-name="P12"><text:span text:style-name="T36"><text:s text:c="12"/></text:span><text:span text:style-name="T37">deferred.callback(42); </text:span></text:p>
      <text:p text:style-name="P12"><text:span text:style-name="T36"><text:s text:c="8"/></text:span><text:span text:style-name="T37">}, 1000);</text:span></text:p>
      <text:p text:style-name="P12"><text:span text:style-name="T36"><text:s text:c="4"/></text:span><text:span text:style-name="T16">return</text:span><text:span text:style-name="T37"> deferred; <text:s text:c="3"/></text:span></text:p>
      <text:p text:style-name="P62">}</text:p>
      <text:p text:style-name="P32">Then we can subscribe to both its success and failure cases by using the then function.</text:p>
      <text:p text:style-name="P7"><text:span text:style-name="T15">var</text:span><text:span text:style-name="T36"> deferred1 = someDeferredFunction();</text:span></text:p>
      <text:p text:style-name="P62">deferred1.then(</text:p>
      <text:p text:style-name="P12"><text:span text:style-name="T36"><text:s text:c="4"/></text:span><text:span text:style-name="T73">// Success</text:span></text:p>
      <text:p text:style-name="P12"><text:span text:style-name="T36"><text:s text:c="4"/></text:span><text:span text:style-name="T16">function</text:span><text:span text:style-name="T37">(value) {</text:span></text:p>
      <text:p text:style-name="P58"><text:s text:c="8"/><text:span text:style-name="T27">alert(value);</text:span></text:p>
      <text:p text:style-name="P58"><text:s text:c="4"/><text:span text:style-name="T27">},</text:span></text:p>
      <text:p text:style-name="P12"><text:span text:style-name="T36"><text:s text:c="4"/></text:span><text:span text:style-name="T73">// Failure</text:span></text:p>
      <text:p text:style-name="P12"><text:span text:style-name="T36"><text:s text:c="4"/></text:span><text:span text:style-name="T16">function</text:span><text:span text:style-name="T37">(error) {</text:span></text:p>
      <text:p text:style-name="P58"><text:s text:c="8"/><text:span text:style-name="T27">alert(error);</text:span></text:p>
      <text:p text:style-name="P58"><text:soft-page-break/><text:s text:c="4"/><text:span text:style-name="T27">});</text:span></text:p>
      <text:p text:style-name="P32">We can see a bit of overlap between the ideas here and the heart of the Reactive Extensions for JavaScript.  The difference between the two is that this API treats asynchronous calls as one shot resumable methods whereas RxJS treats these as observable sequences.  So, how could we take advantage of this API and build a bridge between the two libraries?</text:p>
      <text:h text:style-name="P39" text:outline-level="2">From Deferred to Observable</text:h>
      <text:p text:style-name="P32">The first order of business is to see how we can take a given dojo.Deferred and turn it into an Observable sequence yielding a single value.   Using the Reactive Extensions for JavaScript with the Dojo support added via the “rx.dojo.js” script, we can seamless leap between the two by calling the asObservable prototype method we added.</text:p>
      <text:p text:style-name="P7"><text:span text:style-name="T15">var</text:span><text:span text:style-name="T36"> deferred2 = someDeferredFunction();</text:span></text:p>
      <text:p text:style-name="P62">deferred2.asObservable()</text:p>
      <text:p text:style-name="P12"><text:span text:style-name="T36"><text:s text:c="4"/></text:span><text:span text:style-name="T37">.Select(</text:span><text:span text:style-name="T16">function</text:span><text:span text:style-name="T37">(value) { </text:span><text:span text:style-name="T16">return</text:span><text:span text:style-name="T37"> value * value; })</text:span></text:p>
      <text:p text:style-name="P58"><text:s text:c="4"/><text:span text:style-name="T27">.Subscribe(</text:span></text:p>
      <text:p text:style-name="P12"><text:span text:style-name="T36"><text:s text:c="8"/></text:span><text:span text:style-name="T16">function</text:span><text:span text:style-name="T37">(value) {</text:span></text:p>
      <text:p text:style-name="P58"><text:s text:c="12"/><text:span text:style-name="T27">alert(value);</text:span></text:p>
      <text:p text:style-name="P58"><text:s text:c="8"/><text:span text:style-name="T27">});</text:span></text:p>
      <text:p text:style-name="P32">In this example, we took the someDeferredFunction from above and then called the asObservable method, then we’re free to do such things as projections via Select in which we square the returned value and then subscribe to the result via Subscribe.  To show you how we did it, let’s walk through the code below.  First, we create an AsyncSubject which represents and asynchronous operation which accepts only one value and then caches it for all future observations.  Then we can call the then function and in the success case, we call OnNext with the result and OnCompleted to indicate we are finished, and in the failure case, we send the error on via OnError.  FInally we return the subject, thus completing our bridge.</text:p>
      <text:p text:style-name="P7"><text:span text:style-name="T36">dojo.Deferred.prototype.asObservable = </text:span><text:span text:style-name="T15">function</text:span><text:span text:style-name="T36"> () {</text:span></text:p>
      <text:p text:style-name="P12"><text:span text:style-name="T36"><text:s text:c="4"/></text:span><text:span text:style-name="T16">var</text:span><text:span text:style-name="T37"> subject = </text:span><text:span text:style-name="T16">new</text:span><text:span text:style-name="T37"> Rx.AsyncSubject();</text:span></text:p>
      <text:p text:style-name="P58"><text:s text:c="4"/></text:p>
      <text:p text:style-name="P12"><text:span text:style-name="T36"><text:s text:c="4"/></text:span><text:span text:style-name="T16">this</text:span><text:span text:style-name="T37">.then(</text:span></text:p>
      <text:p text:style-name="P12"><text:span text:style-name="T36"><text:s text:c="8"/></text:span><text:span text:style-name="T73">// Success</text:span></text:p>
      <text:p text:style-name="P12"><text:span text:style-name="T36"><text:s text:c="8"/></text:span><text:span text:style-name="T16">function</text:span><text:span text:style-name="T37"> (value) {</text:span></text:p>
      <text:p text:style-name="P58"><text:s text:c="12"/><text:span text:style-name="T27">subject.OnNext(value);</text:span></text:p>
      <text:p text:style-name="P58"><text:s text:c="12"/><text:span text:style-name="T27">subject.OnCompleted();</text:span></text:p>
      <text:p text:style-name="P58"><text:s text:c="8"/><text:span text:style-name="T27">},</text:span></text:p>
      <text:p text:style-name="P12"><text:span text:style-name="T36"><text:s text:c="8"/></text:span><text:span text:style-name="T73">// Failure</text:span></text:p>
      <text:p text:style-name="P12"><text:span text:style-name="T36"><text:s text:c="8"/></text:span><text:span text:style-name="T16">function</text:span><text:span text:style-name="T37"> (error) {</text:span></text:p>
      <text:p text:style-name="P58"><text:s text:c="12"/><text:span text:style-name="T27">subject.OnError(error);</text:span></text:p>
      <text:p text:style-name="P58"><text:s text:c="8"/><text:span text:style-name="T27">});</text:span></text:p>
      <text:p text:style-name="P58"><text:s text:c="8"/></text:p>
      <text:p text:style-name="P12"><text:span text:style-name="T36"><text:s text:c="4"/></text:span><text:span text:style-name="T16">return</text:span><text:span text:style-name="T37"> subject;</text:span></text:p>
      <text:p text:style-name="P62">};</text:p>
      <text:p text:style-name="P32">But, what about the other way around?  Can we go from an Observable sequence to a dojo.Deferred?</text:p>
      <text:h text:style-name="P39" text:outline-level="2"><text:soft-page-break/>From Observable to Deferred</text:h>
      <text:p text:style-name="P32">Because we feel like building bridges, we want to give the ability for traffic to go both ways.  For example, we could have a given AsyncSubject that we want to use with our existing Dojo functionality.  Imagine we had an Observable sequence that waits for a second and then yields the value via an AsyncSubject.</text:p>
      <text:p text:style-name="P7"><text:span text:style-name="T15">function</text:span><text:span text:style-name="T36"> someAsyncSubjectFunction() {</text:span></text:p>
      <text:p text:style-name="P12"><text:span text:style-name="T36"><text:s text:c="4"/></text:span><text:span text:style-name="T16">var</text:span><text:span text:style-name="T37"> subject = </text:span><text:span text:style-name="T16">new</text:span><text:span text:style-name="T37"> Rx.AsyncSubject();</text:span></text:p>
      <text:p text:style-name="P58"><text:s text:c="4"/></text:p>
      <text:p text:style-name="P58"><text:s text:c="4"/><text:span text:style-name="T27">setTimeout(</text:span></text:p>
      <text:p text:style-name="P12"><text:span text:style-name="T36"><text:s text:c="8"/></text:span><text:span text:style-name="T16">function</text:span><text:span text:style-name="T37">() {</text:span></text:p>
      <text:p text:style-name="P12"><text:span text:style-name="T36"><text:s text:c="12"/></text:span><text:span text:style-name="T37">subject.OnNext(42);</text:span></text:p>
      <text:p text:style-name="P58"><text:s text:c="12"/><text:span text:style-name="T27">subject.OnCompleted();</text:span></text:p>
      <text:p text:style-name="P58"><text:s text:c="8"/><text:span text:style-name="T27">},</text:span></text:p>
      <text:p text:style-name="P12"><text:span text:style-name="T36"><text:s text:c="8"/></text:span><text:span text:style-name="T37">1000);</text:span></text:p>
      <text:p text:style-name="P58"><text:s text:c="8"/></text:p>
      <text:p text:style-name="P12"><text:span text:style-name="T36"><text:s text:c="4"/></text:span><text:span text:style-name="T16">return</text:span><text:span text:style-name="T37"> subject;</text:span></text:p>
      <text:p text:style-name="P62">}</text:p>
      <text:p text:style-name="P32">Now, we might have some processing logic written in Dojo, so we want you to take full advantage of that.  Via the AsDeferred method provided to us through the “rx.dojo.js” script, we build that bridge between the two libraries.  After calling AsDeferred, we can then use it as a regular dojo.Deferred object.  So, now we can call then passing in the two continuations for the success and failure cases.</text:p>
      <text:p text:style-name="P7"><text:span text:style-name="T15">var</text:span><text:span text:style-name="T36"> subject = someAsyncSubjectFunction();</text:span></text:p>
      <text:p text:style-name="P62">subject</text:p>
      <text:p text:style-name="P58"><text:s text:c="4"/><text:span text:style-name="T27">.AsDeferred()</text:span></text:p>
      <text:p text:style-name="P58"><text:s text:c="4"/><text:span text:style-name="T27">.then(</text:span></text:p>
      <text:p text:style-name="P12"><text:span text:style-name="T36"><text:s text:c="8"/></text:span><text:span text:style-name="T16">function</text:span><text:span text:style-name="T37"> (value) {</text:span></text:p>
      <text:p text:style-name="P58"><text:s text:c="12"/><text:span text:style-name="T27">alert(value);</text:span></text:p>
      <text:p text:style-name="P58"><text:s text:c="8"/><text:span text:style-name="T27">},</text:span></text:p>
      <text:p text:style-name="P12"><text:span text:style-name="T36"><text:s text:c="8"/></text:span><text:span text:style-name="T16">function</text:span><text:span text:style-name="T37"> (error) {</text:span></text:p>
      <text:p text:style-name="P58"><text:s text:c="12"/><text:span text:style-name="T27">alert(error);</text:span></text:p>
      <text:p text:style-name="P58"><text:s text:c="8"/><text:span text:style-name="T27">});</text:span></text:p>
      <text:p text:style-name="P32">Now, how did we make this happen?  We’ll need to extend the AsyncSubject with our AsDeferred method.  Inside, we’ll create a new dojo.Deferred which will handle the values from our AsyncSubject.  Next, we’ll subscribe to our subject via the Subscribe method, calling the callback method with our result on success, and errback on the failure.  Finally, we return the deferred which completes our bridge.</text:p>
      <text:p text:style-name="P7"><text:span text:style-name="T36">Rx.AsyncSubject.prototype.AsDeferred = </text:span><text:span text:style-name="T15">function</text:span><text:span text:style-name="T36"> () {</text:span></text:p>
      <text:p text:style-name="P12"><text:span text:style-name="T36"><text:s text:c="3"/></text:span><text:span text:style-name="T16">var</text:span><text:span text:style-name="T37"> deferred = </text:span><text:span text:style-name="T16">new</text:span><text:span text:style-name="T37"> dojo.Deferred();</text:span></text:p>
      <text:p text:style-name="P58"><text:s text:c="3"/></text:p>
      <text:p text:style-name="P12"><text:span text:style-name="T36"><text:s text:c="4"/></text:span><text:span text:style-name="T16">this</text:span><text:span text:style-name="T37">.Subscribe(</text:span></text:p>
      <text:p text:style-name="P12"><text:span text:style-name="T36"><text:s text:c="8"/></text:span><text:span text:style-name="T16">function</text:span><text:span text:style-name="T37"> (value) {</text:span></text:p>
      <text:p text:style-name="P58"><text:s text:c="12"/><text:span text:style-name="T27">deferred.callback(value);</text:span></text:p>
      <text:p text:style-name="P58"><text:s text:c="8"/><text:span text:style-name="T27">},</text:span></text:p>
      <text:p text:style-name="P12"><text:soft-page-break/><text:span text:style-name="T36"><text:s text:c="8"/></text:span><text:span text:style-name="T16">function</text:span><text:span text:style-name="T37"> (error) {</text:span></text:p>
      <text:p text:style-name="P58"><text:s text:c="12"/><text:span text:style-name="T27">deferred.errback(error);</text:span></text:p>
      <text:p text:style-name="P58"><text:s text:c="8"/><text:span text:style-name="T27">});</text:span></text:p>
      <text:p text:style-name="P58"><text:s text:c="8"/></text:p>
      <text:p text:style-name="P12"><text:span text:style-name="T36"><text:s text:c="4"/></text:span><text:span text:style-name="T16">return</text:span><text:span text:style-name="T37"> deferred;</text:span></text:p>
      <text:p text:style-name="P62">}</text:p>
      <text:p text:style-name="P32">And there you have it, our bridge between the Dojo Toolkit and the Reactive Extensions for JavaScript, which allows you to have the best of both worlds.</text:p>
      <text:p text:style-name="Text_20_body"/>
      <text:h text:style-name="P44" text:outline-level="1">Introduction to the Reactive Extensions for JavaScript – Buffering</text:h>
      <text:p text:style-name="P2"><text:span text:style-name="T1">Posted by </text:span><text:a xlink:type="simple" xlink:href="http://codebetter.com/matthewpodwysocki/author/matthewpodwysocki/"><text:span text:style-name="T3">Matthew Podwysocki</text:span></text:a><text:span text:style-name="T2"> </text:span><text:span text:style-name="T1">on </text:span><text:a xlink:type="simple" xlink:href="http://codebetter.com/matthewpodwysocki/2010/08/25/introduction-to-the-reactive-extensions-for-javascript-buffering/"><text:span text:style-name="T3">August 25, 2010</text:span></text:a></text:p>
      <text:p text:style-name="P6"><text:span text:style-name="T6">We’ve come a long way in the series on the </text:span><text:a xlink:type="simple" xlink:href="http://msdn.microsoft.com/en-us/devlabs/ee794896.aspx"><text:span text:style-name="T4">Reactive Extensions for JavaScript</text:span></text:a><text:span text:style-name="T6">.  After spending some time with Ruby and with extension points in other libraries, let’s step back to some of the basic operators again.  This time, let’s talk about how we can buffer our input, which is to say we can put our observable values into a buffer based upon either time or by count.  This means that instead of flooding our system with calls to OnNext, we instead fill up a buffer based upon the given criteria of time or count, and then call OnNext with that value.  Let’s look deeper into how we can use this in today’s post.</text:span></text:p>
      <text:p text:style-name="P4"/>
      <text:h text:style-name="P39" text:outline-level="2">Buffering Output</text:h>
      <text:p text:style-name="P32">In a traditional pull-based model of synchronous programming, you could have scenarios where yielding the next value could be a potentially expensive blocking operations.  Contrasting it to the reactive push based model, we could get flooded with requests as our systems are eagerly sending us data as fast as it can.  Potentially this can be a problem which could overload our system.  To compensate for this, we have with the Reactive Extensions (for both .NET and JavaScript), a notion of buffering, which is to say based upon some criteria, we can buffer the results and return them as an array.  We have the choice of either buffering by count threshold, or by a given time span.  Once the criteria has been exceeded (or we reach the end), we have the values yielded to us at once in array form.  Let’s first look at the buffering by count.</text:p>
      <text:h text:style-name="P40" text:outline-level="2">…<text:span text:style-name="T14">With Count?</text:span></text:h>
      <text:p text:style-name="P32">The first buffering mechanism we have with the Reactive Extensions is by count.  To make use of this functionality, we can call the BufferWithCount method which takes a count, and optionally a number to indicate how many you want values to skip in between buffers being yielded.  This method then returns to us an array of values inside an observable sequence.</text:p>
      <text:p text:style-name="P29">// count: the size of the buffer</text:p>
      <text:p text:style-name="P29">// skip (Optional): how many values to skip</text:p>
      <text:p text:style-name="P29">// returns: Observable&lt;Array&lt;T&gt;&gt;</text:p>
      <text:p text:style-name="P30"/>
      <text:p text:style-name="P7"><text:span text:style-name="T36">Rx.Observable.prototype.BufferWithCount = <text:s/></text:span><text:span text:style-name="T15">function</text:span><text:span text:style-name="T36">(</text:span></text:p>
      <text:p text:style-name="P58"><text:s text:c="4"/><text:span text:style-name="T27">count, </text:span></text:p>
      <text:p text:style-name="P58"><text:s text:c="4"/><text:span text:style-name="T27">skip);</text:span></text:p>
      <text:p text:style-name="P32">Let’s look at this in action.  We’ll take an array with ten numbers and buffer them every two values, so in all we should have yielded to us five arrays.  We’ll iterate through our buffer and indicate its value and position in the buffer.</text:p>
      <text:p text:style-name="P20">Rx.Observable.FromArray([1, 2, 3, 4, 5, 6, 7, 8, 9, 10])</text:p>
      <text:p text:style-name="P12"><text:span text:style-name="T36"><text:s text:c="4"/></text:span><text:span text:style-name="T37">.BufferWithCount(2)</text:span></text:p>
      <text:p text:style-name="P58"><text:s text:c="4"/><text:span text:style-name="T27">.Subscribe(</text:span></text:p>
      <text:p text:style-name="P12"><text:span text:style-name="T36"><text:s text:c="8"/></text:span><text:span text:style-name="T16">function</text:span><text:span text:style-name="T37"> (next) {</text:span></text:p>
      <text:p text:style-name="P12"><text:soft-page-break/><text:span text:style-name="T36"><text:s text:c="12"/></text:span><text:span text:style-name="T37">$.each(next, </text:span><text:span text:style-name="T16">function</text:span><text:span text:style-name="T37"> (index, value) {</text:span></text:p>
      <text:p text:style-name="P12"><text:span text:style-name="T36"><text:s text:c="16"/></text:span><text:span text:style-name="T37">$("&lt;p/&gt;").html("Buffered: " + index + "-" + value)</text:span></text:p>
      <text:p text:style-name="P58"><text:s text:c="20"/><text:span text:style-name="T27">.appendTo(results);</text:span></text:p>
      <text:p text:style-name="P58"><text:s text:c="12"/><text:span text:style-name="T27">});</text:span></text:p>
      <text:p text:style-name="P58"><text:s text:c="8"/><text:span text:style-name="T27">});</text:span></text:p>
      <text:p text:style-name="P32">Below is the result of the BufferWithCount specifying only the count and not the skip count.  I have highlighted how many arrays you will get.</text:p>
      <text:p text:style-name="P20">Buffered: 0-1</text:p>
      <text:p text:style-name="P7"><text:span text:style-name="T36">Buffered: 1-2 </text:span><text:span text:style-name="T72">// one</text:span></text:p>
      <text:p text:style-name="P20">Buffered: 0-3</text:p>
      <text:p text:style-name="P7"><text:span text:style-name="T36">Buffered: 1-4 </text:span><text:span text:style-name="T72">// two</text:span></text:p>
      <text:p text:style-name="P20">Buffered: 0-5</text:p>
      <text:p text:style-name="P7"><text:span text:style-name="T36">Buffered: 1-6 </text:span><text:span text:style-name="T72">// three</text:span></text:p>
      <text:p text:style-name="P20">Buffered: 0-7</text:p>
      <text:p text:style-name="P7"><text:span text:style-name="T36">Buffered: 1-8 </text:span><text:span text:style-name="T72">// four</text:span></text:p>
      <text:p text:style-name="P20">Buffered: 0-9</text:p>
      <text:p text:style-name="P7"><text:span text:style-name="T36">Buffered: 1-10 </text:span><text:span text:style-name="T72">// five</text:span></text:p>
      <text:p text:style-name="P32">Next, we’ll try specifying the skip count, which is to say how many elements we should skip.  For example, if I have a buffer set at two and then I specify four as the skip value, then it will yield 1 and 2 and then skip 3 and 4 before then yielding to us 5 and 6.  Let’s show how that code might look:</text:p>
      <text:p text:style-name="P20">Rx.Observable.FromArray([1, 2, 3, 4, 5, 6, 7, 8, 9, 10])</text:p>
      <text:p text:style-name="P12"><text:span text:style-name="T36"><text:s text:c="4"/></text:span><text:span text:style-name="T37">.BufferWithCount(2, 4)</text:span></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each(next, </text:span><text:span text:style-name="T16">function</text:span><text:span text:style-name="T37"> (index, value) {</text:span></text:p>
      <text:p text:style-name="P12"><text:span text:style-name="T36"><text:s text:c="16"/></text:span><text:span text:style-name="T37">$("&lt;p/&gt;").html("Buffered: " + index + "-" + value)</text:span></text:p>
      <text:p text:style-name="P58"><text:s text:c="20"/><text:span text:style-name="T27">.appendTo(results);</text:span></text:p>
      <text:p text:style-name="P58"><text:s text:c="12"/><text:span text:style-name="T27">});</text:span></text:p>
      <text:p text:style-name="P58"><text:s text:c="8"/><text:span text:style-name="T27">});</text:span></text:p>
      <text:p text:style-name="P32">And now we can sure enough see our results where we yield only three arrays this time due to us skipping 3, 4, 7 and 8.</text:p>
      <text:p text:style-name="P20">Buffered: 0-1</text:p>
      <text:p text:style-name="P7"><text:span text:style-name="T36">Buffered: 1-2 </text:span><text:span text:style-name="T72">// one</text:span></text:p>
      <text:p text:style-name="P20">Buffered: 0-5</text:p>
      <text:p text:style-name="P7"><text:span text:style-name="T36">Buffered: 1-6 </text:span><text:span text:style-name="T72">// two</text:span></text:p>
      <text:p text:style-name="P20">Buffered: 0-9</text:p>
      <text:p text:style-name="P7"><text:span text:style-name="T36">Buffered: 1-10 </text:span><text:span text:style-name="T72">// three</text:span></text:p>
      <text:p text:style-name="P32">But this of course isn’t the only mechanism we have in our arsenal.  Let’s now talk about buffering with time.</text:p>
      <text:h text:style-name="P40" text:outline-level="2">…<text:span text:style-name="T14">With Time?</text:span></text:h>
      <text:p text:style-name="P32">In addition to buffering with count, we have a notion of buffering with time, which we can achieve with the BufferWithTime method.  This method takes in a timespan in milliseconds, an optional time <text:soft-page-break/>shift, which acts like the skip from BufferWithCount, and an optional Rx Scheduler.  This then returns to us, as before, an Observable of an array.</text:p>
      <text:p text:style-name="P29">// timeSpan: time span in milliseconds to buffer</text:p>
      <text:p text:style-name="P29">// timeShift (Optional): time to skip listening in milliseconds</text:p>
      <text:p text:style-name="P29">// scheduler (Optional): a custom scheduler</text:p>
      <text:p text:style-name="P29">// returns: Observable&lt;Array&lt;T&gt;&gt;</text:p>
      <text:p text:style-name="P30"/>
      <text:p text:style-name="P7"><text:span text:style-name="T36">Rx.Observable.prototype.BufferWithTime = </text:span><text:span text:style-name="T15">function</text:span><text:span text:style-name="T36">(</text:span></text:p>
      <text:p text:style-name="P58"><text:s text:c="4"/><text:span text:style-name="T27">timeSpan, </text:span></text:p>
      <text:p text:style-name="P58"><text:s text:c="4"/><text:span text:style-name="T27">timeShift, </text:span></text:p>
      <text:p text:style-name="P58"><text:s text:c="4"/><text:span text:style-name="T27">scheduler);</text:span></text:p>
      <text:p text:style-name="P6"><text:span text:style-name="T6">To show this in action, we’ll hop back to some of our knowledge gained in our </text:span><text:a xlink:type="simple" xlink:href="http://codebetter.com/blogs/matthew.podwysocki/archive/2010/05/12/introduction-to-the-reactive-extensions-for-javascript-custom-schedulers.aspx"><text:span text:style-name="T4">custom schedulers post</text:span></text:a><text:span text:style-name="T6">.  We’ll create our custom DelayedScheduler based upon a given delay time.  This will help take an existing array and then space it out over time.</text:span></text:p>
      <text:p text:style-name="P7"><text:span text:style-name="T15">var</text:span><text:span text:style-name="T36"> delayedScheduler = Rx.DelayedScheduler = </text:span><text:span text:style-name="T15">function</text:span><text:span text:style-name="T36"> (delay) {</text:span></text:p>
      <text:p text:style-name="P55"/>
      <text:p text:style-name="P12"><text:span text:style-name="T36"><text:s text:c="4"/></text:span><text:span text:style-name="T16">return</text:span><text:span text:style-name="T37"> </text:span><text:span text:style-name="T16">new</text:span><text:span text:style-name="T37"> Rx.Scheduler(</text:span></text:p>
      <text:p text:style-name="P12"><text:span text:style-name="T36"><text:s text:c="8"/></text:span><text:span text:style-name="T16">function</text:span><text:span text:style-name="T37"> (action) {</text:span></text:p>
      <text:p text:style-name="P12"><text:span text:style-name="T36"><text:s text:c="12"/></text:span><text:span text:style-name="T16">var</text:span><text:span text:style-name="T37"> id = window.setTimeout(action, delay);</text:span></text:p>
      <text:p text:style-name="P12"><text:span text:style-name="T36"><text:s text:c="12"/></text:span><text:span text:style-name="T16">return</text:span><text:span text:style-name="T37"> Rx.Disposable.Create(</text:span><text:span text:style-name="T16">function</text:span><text:span text:style-name="T37"> () {</text:span></text:p>
      <text:p text:style-name="P58"><text:s text:c="16"/><text:span text:style-name="T27">window.clearTimeout(id);</text:span></text:p>
      <text:p text:style-name="P58"><text:s text:c="12"/><text:span text:style-name="T27">});</text:span></text:p>
      <text:p text:style-name="P58"><text:s text:c="8"/><text:span text:style-name="T27">},</text:span></text:p>
      <text:p text:style-name="P12"><text:span text:style-name="T36"><text:s text:c="8"/></text:span><text:span text:style-name="T16">function</text:span><text:span text:style-name="T37"> (action, dueTime) {</text:span></text:p>
      <text:p text:style-name="P12"><text:span text:style-name="T36"><text:s text:c="12"/></text:span><text:span text:style-name="T16">var</text:span><text:span text:style-name="T37"> id = window.setTimeout(action, dueTime);</text:span></text:p>
      <text:p text:style-name="P12"><text:span text:style-name="T36"><text:s text:c="12"/></text:span><text:span text:style-name="T16">return</text:span><text:span text:style-name="T37"> Rx.Disposable.Create(</text:span><text:span text:style-name="T16">function</text:span><text:span text:style-name="T37"> () {</text:span></text:p>
      <text:p text:style-name="P58"><text:s text:c="16"/><text:span text:style-name="T27">window.clearTimeout(id);</text:span></text:p>
      <text:p text:style-name="P58"><text:s text:c="12"/><text:span text:style-name="T27">});</text:span></text:p>
      <text:p text:style-name="P58"><text:s text:c="8"/><text:span text:style-name="T27">},</text:span></text:p>
      <text:p text:style-name="P12"><text:span text:style-name="T36"><text:s text:c="8"/></text:span><text:span text:style-name="T16">function</text:span><text:span text:style-name="T37"> () {</text:span></text:p>
      <text:p text:style-name="P12"><text:span text:style-name="T36"><text:s text:c="12"/></text:span><text:span text:style-name="T16">return</text:span><text:span text:style-name="T37"> </text:span><text:span text:style-name="T16">new</text:span><text:span text:style-name="T37"> Date().getTime();</text:span></text:p>
      <text:p text:style-name="P58"><text:s text:c="8"/><text:span text:style-name="T27">});</text:span></text:p>
      <text:p text:style-name="P62">};</text:p>
      <text:p text:style-name="P32">With the scheduler now in place, we can take our array and delay each item by 100 milliseconds by calling the FromArray with our scheduler.  We can then buffer it with a given timeout of 300 milliseconds and then subscribe much as we have before.</text:p>
      <text:p text:style-name="P20">Rx.Observable.FromArray(</text:p>
      <text:p text:style-name="P12"><text:span text:style-name="T36"><text:s text:c="8"/></text:span><text:span text:style-name="T37">[1, 2, 3, 4, 5, 6, 7, 8, 9, 10], </text:span></text:p>
      <text:p text:style-name="P12"><text:span text:style-name="T36"><text:s text:c="8"/></text:span><text:span text:style-name="T16">new</text:span><text:span text:style-name="T37"> Rx.DelayedScheduler(100))</text:span></text:p>
      <text:p text:style-name="P12"><text:span text:style-name="T36"><text:s text:c="4"/></text:span><text:span text:style-name="T37">.BufferWithTime(300)</text:span></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each(next, </text:span><text:span text:style-name="T16">function</text:span><text:span text:style-name="T37"> (index, value) {</text:span></text:p>
      <text:p text:style-name="P12"><text:span text:style-name="T36"><text:s text:c="16"/></text:span><text:span text:style-name="T37">$("&lt;p/&gt;").html("Buffered: " + index + "-" + value)</text:span></text:p>
      <text:p text:style-name="P58"><text:s text:c="20"/><text:span text:style-name="T27">.appendTo(results);</text:span></text:p>
      <text:p text:style-name="P58"><text:s text:c="12"/><text:span text:style-name="T27">});</text:span></text:p>
      <text:p text:style-name="P58"><text:soft-page-break/><text:s text:c="8"/><text:span text:style-name="T27">});</text:span></text:p>
      <text:p text:style-name="P32">This will yield to us some interesting results in that we have four arrays yielded to us, some with three elements and some with only two due to the timing.</text:p>
      <text:p text:style-name="P20">Buffered: 0-1</text:p>
      <text:p text:style-name="P7"><text:span text:style-name="T36">Buffered: 1-2 </text:span><text:span text:style-name="T72">// one</text:span></text:p>
      <text:p text:style-name="P20">Buffered: 0-3</text:p>
      <text:p text:style-name="P20">Buffered: 1-4 </text:p>
      <text:p text:style-name="P7"><text:span text:style-name="T36">Buffered: 2-5 </text:span><text:span text:style-name="T72">// two</text:span></text:p>
      <text:p text:style-name="P20">Buffered: 0-6</text:p>
      <text:p text:style-name="P20">Buffered: 1-7</text:p>
      <text:p text:style-name="P7"><text:span text:style-name="T36">Buffered: 2-8 </text:span><text:span text:style-name="T72">// three</text:span></text:p>
      <text:p text:style-name="P20">Buffered: 0-9</text:p>
      <text:p text:style-name="P7"><text:span text:style-name="T36">Buffered: 1-10 </text:span><text:span text:style-name="T72">// four</text:span></text:p>
      <text:p text:style-name="P32">Now, let’s try with a time shift specified.  In this example, we’ll set our timeout once again as 300 milliseconds and our shift of 100 milliseconds, which should then allow us to skip the numbers 3 and 7 based upon our timing.</text:p>
      <text:p text:style-name="P20">Rx.Observable.FromArray(</text:p>
      <text:p text:style-name="P12"><text:span text:style-name="T36"><text:s text:c="8"/></text:span><text:span text:style-name="T37">[1, 2, 3, 4, 5, 6, 7, 8, 9, 10], </text:span></text:p>
      <text:p text:style-name="P12"><text:span text:style-name="T36"><text:s text:c="8"/></text:span><text:span text:style-name="T16">new</text:span><text:span text:style-name="T37"> Rx.DelayedScheduler(100))</text:span></text:p>
      <text:p text:style-name="P12"><text:span text:style-name="T36"><text:s text:c="4"/></text:span><text:span text:style-name="T37">.BufferWithTime(300, 400)</text:span></text:p>
      <text:p text:style-name="P58"><text:s text:c="4"/><text:span text:style-name="T27">.Subscribe(</text:span></text:p>
      <text:p text:style-name="P12"><text:span text:style-name="T36"><text:s text:c="8"/></text:span><text:span text:style-name="T16">function</text:span><text:span text:style-name="T37"> (next) {</text:span></text:p>
      <text:p text:style-name="P12"><text:span text:style-name="T36"><text:s text:c="12"/></text:span><text:span text:style-name="T37">$.each(next, </text:span><text:span text:style-name="T16">function</text:span><text:span text:style-name="T37"> (index, value) {</text:span></text:p>
      <text:p text:style-name="P12"><text:span text:style-name="T36"><text:s text:c="16"/></text:span><text:span text:style-name="T37">$("&lt;p/&gt;").html("Buffered: " + index + "-" + value)</text:span></text:p>
      <text:p text:style-name="P58"><text:s text:c="20"/><text:span text:style-name="T27">.appendTo(results);</text:span></text:p>
      <text:p text:style-name="P58"><text:s text:c="12"/><text:span text:style-name="T27">});</text:span></text:p>
      <text:p text:style-name="P58"><text:s text:c="8"/><text:span text:style-name="T27">});</text:span></text:p>
      <text:p text:style-name="P32">And sure enough that turns out to be the case as we have three arrays yielded to us, missing both the 3 and 7.</text:p>
      <text:p text:style-name="P20">Buffered: 0-1</text:p>
      <text:p text:style-name="P7"><text:span text:style-name="T36">Buffered: 1-2 </text:span><text:span text:style-name="T72">// one</text:span></text:p>
      <text:p text:style-name="P20">Buffered: 0-4</text:p>
      <text:p text:style-name="P20">Buffered: 1-5</text:p>
      <text:p text:style-name="P7"><text:span text:style-name="T36">Buffered: 2-6 </text:span><text:span text:style-name="T72">// two</text:span></text:p>
      <text:p text:style-name="P20">Buffered: 0-8</text:p>
      <text:p text:style-name="P20">Buffered: 1-9</text:p>
      <text:p text:style-name="P7"><text:span text:style-name="T36">Buffered: 2-10 </text:span><text:span text:style-name="T72">// three</text:span></text:p>
      <text:p text:style-name="P32">Now we shouldn’t be limited to an either or at this point, why not have the best of both worlds?</text:p>
      <text:h text:style-name="P40" text:outline-level="2">…<text:span text:style-name="T14">With Both?</text:span></text:h>
      <text:p text:style-name="P32">As we’ve already covered both buffering with count and time, let’s cover how we can get the best of both worlds and when either the timeout or the buffer size has been hit, then yield us the values in the buffer.  We can do that through the use of the BufferWithTimeOurCount which we specify the time in <text:soft-page-break/>milliseconds, a count, and an optional Rx Scheduler.  This then yields to us our Observable of an array.</text:p>
      <text:p text:style-name="P29">// timeSpan: time used to determine buffer size</text:p>
      <text:p text:style-name="P29">// count: count used to determine buffer size</text:p>
      <text:p text:style-name="P29">// scheduler (Optional): optional scheduler</text:p>
      <text:p text:style-name="P29">// returns: Observable&lt;Array&lt;T&gt;&gt;</text:p>
      <text:p text:style-name="P30"/>
      <text:p text:style-name="P7"><text:span text:style-name="T36">Rx.Observable.prototype.BufferWithTimeOrCount = </text:span><text:span text:style-name="T15">function</text:span><text:span text:style-name="T36">(</text:span></text:p>
      <text:p text:style-name="P58"><text:s text:c="4"/><text:span text:style-name="T27">timeSpan, </text:span></text:p>
      <text:p text:style-name="P58"><text:s text:c="4"/><text:span text:style-name="T27">count, </text:span></text:p>
      <text:p text:style-name="P58"><text:s text:c="4"/><text:span text:style-name="T27">scheduler);</text:span></text:p>
      <text:p text:style-name="P32">To show this in action, I’m going to need another custom scheduler, but this time completely random as to allow me to show off both behaviors.  We’ll take much of the above code from our DelayedScheduler and instead create a random number up to the delay parameter.  Then, every time a new value is to be yielded, then we delay that value by the given random number.</text:p>
      <text:p text:style-name="P7"><text:span text:style-name="T15">var</text:span><text:span text:style-name="T36"> randomScheduler = Rx.RandomScheduler = </text:span><text:span text:style-name="T15">function</text:span><text:span text:style-name="T36"> (delay) {</text:span></text:p>
      <text:p text:style-name="P55"/>
      <text:p text:style-name="P12"><text:span text:style-name="T36"><text:s text:c="4"/></text:span><text:span text:style-name="T16">return</text:span><text:span text:style-name="T37"> </text:span><text:span text:style-name="T16">new</text:span><text:span text:style-name="T37"> Rx.Scheduler(</text:span></text:p>
      <text:p text:style-name="P12"><text:span text:style-name="T36"><text:s text:c="4"/></text:span><text:span text:style-name="T16">function</text:span><text:span text:style-name="T37"> (action) {</text:span></text:p>
      <text:p text:style-name="P12"><text:span text:style-name="T36"><text:s text:c="8"/></text:span><text:span text:style-name="T16">var</text:span><text:span text:style-name="T37"> randomnumber = Math.random() * (delay + 1) &lt;&lt; 0;</text:span></text:p>
      <text:p text:style-name="P12"><text:span text:style-name="T36"><text:s text:c="8"/></text:span><text:span text:style-name="T16">var</text:span><text:span text:style-name="T37"> id = window.setTimeout(action, randomnumber);</text:span></text:p>
      <text:p text:style-name="P12"><text:span text:style-name="T36"><text:s text:c="8"/></text:span><text:span text:style-name="T16">return</text:span><text:span text:style-name="T37"> Rx.Disposable.Create(</text:span><text:span text:style-name="T16">function</text:span><text:span text:style-name="T37"> () {</text:span></text:p>
      <text:p text:style-name="P58"><text:s text:c="12"/><text:span text:style-name="T27">window.clearTimeout(id);</text:span></text:p>
      <text:p text:style-name="P58"><text:s text:c="8"/><text:span text:style-name="T27">});</text:span></text:p>
      <text:p text:style-name="P58"><text:s text:c="4"/><text:span text:style-name="T27">},</text:span></text:p>
      <text:p text:style-name="P12"><text:span text:style-name="T36"><text:s text:c="4"/></text:span><text:span text:style-name="T16">function</text:span><text:span text:style-name="T37"> (action, dueTime) {</text:span></text:p>
      <text:p text:style-name="P12"><text:span text:style-name="T36"><text:s text:c="8"/></text:span><text:span text:style-name="T16">var</text:span><text:span text:style-name="T37"> id = window.setTimeout(action, dueTime);</text:span></text:p>
      <text:p text:style-name="P12"><text:span text:style-name="T36"><text:s text:c="8"/></text:span><text:span text:style-name="T16">return</text:span><text:span text:style-name="T37"> Rx.Disposable.Create(</text:span><text:span text:style-name="T16">function</text:span><text:span text:style-name="T37"> () {</text:span></text:p>
      <text:p text:style-name="P58"><text:s text:c="12"/><text:span text:style-name="T27">window.clearTimeout(id);</text:span></text:p>
      <text:p text:style-name="P58"><text:s text:c="8"/><text:span text:style-name="T27">});</text:span></text:p>
      <text:p text:style-name="P58"><text:s text:c="4"/><text:span text:style-name="T27">},</text:span></text:p>
      <text:p text:style-name="P12"><text:span text:style-name="T36"><text:s text:c="4"/></text:span><text:span text:style-name="T16">function</text:span><text:span text:style-name="T37"> () {</text:span></text:p>
      <text:p text:style-name="P12"><text:span text:style-name="T36"><text:s text:c="8"/></text:span><text:span text:style-name="T16">return</text:span><text:span text:style-name="T37"> </text:span><text:span text:style-name="T16">new</text:span><text:span text:style-name="T37"> Date().getTime();</text:span></text:p>
      <text:p text:style-name="P58"><text:s text:c="4"/><text:span text:style-name="T27">});</text:span></text:p>
      <text:p text:style-name="P62">};</text:p>
      <text:p text:style-name="P32">Let’s show this off by taking our standard array that we’ve used so far and use our customer RandomScheduler of a maximum of 100 milliseconds.  We’ll then buffer it by either a timeout of 200 milliseconds or 4 items and then subscribe like normally.</text:p>
      <text:p text:style-name="P20">Rx.Observable.FromArray(</text:p>
      <text:p text:style-name="P12"><text:span text:style-name="T36"><text:s text:c="8"/></text:span><text:span text:style-name="T37">[1, 2, 3, 4, 5, 6, 7, 8, 9, 10],</text:span></text:p>
      <text:p text:style-name="P12"><text:span text:style-name="T36"><text:s text:c="8"/></text:span><text:span text:style-name="T16">new</text:span><text:span text:style-name="T37"> Rx.RandomScheduler(100))</text:span></text:p>
      <text:p text:style-name="P12"><text:span text:style-name="T36"><text:s text:c="4"/></text:span><text:span text:style-name="T37">.BufferWithTimeOrCount(200, 4)</text:span></text:p>
      <text:p text:style-name="P58"><text:s text:c="4"/><text:span text:style-name="T27">.Subscribe(</text:span></text:p>
      <text:p text:style-name="P12"><text:span text:style-name="T36"><text:s text:c="8"/></text:span><text:span text:style-name="T16">function</text:span><text:span text:style-name="T37"> (next) {</text:span></text:p>
      <text:p text:style-name="P12"><text:soft-page-break/><text:span text:style-name="T36"><text:s text:c="12"/></text:span><text:span text:style-name="T37">$.each(next, </text:span><text:span text:style-name="T16">function</text:span><text:span text:style-name="T37"> (index, value) {</text:span></text:p>
      <text:p text:style-name="P12"><text:span text:style-name="T36"><text:s text:c="16"/></text:span><text:span text:style-name="T37">$("&lt;p/&gt;").html("Buffered: " + index + "-" + value)</text:span></text:p>
      <text:p text:style-name="P58"><text:s text:c="20"/><text:span text:style-name="T27">.appendTo(results);</text:span></text:p>
      <text:p text:style-name="P58"><text:s text:c="12"/><text:span text:style-name="T27">});</text:span></text:p>
      <text:p text:style-name="P58"><text:s text:c="8"/><text:span text:style-name="T27">});</text:span></text:p>
      <text:p text:style-name="P32">We’ll see in our results that we’ll hit the timeout quite a few more times than we hit with the count, but it shows that we do indeed hit both the timeout and count buffers.</text:p>
      <text:p text:style-name="P20">Buffered: 0-1</text:p>
      <text:p text:style-name="P7"><text:span text:style-name="T36">Buffered: 1-2 </text:span><text:span text:style-name="T72">// timeout</text:span></text:p>
      <text:p text:style-name="P20">Buffered: 0-3</text:p>
      <text:p text:style-name="P7"><text:span text:style-name="T36">Buffered: 1-4 </text:span><text:span text:style-name="T72">// timeout</text:span></text:p>
      <text:p text:style-name="P20">Buffered: 2-5</text:p>
      <text:p text:style-name="P7"><text:span text:style-name="T36">Buffered: 3-6 </text:span><text:span text:style-name="T72">// count</text:span></text:p>
      <text:p text:style-name="P20">Buffered: 0-7</text:p>
      <text:p text:style-name="P7"><text:span text:style-name="T36">Buffered: 1-8 </text:span><text:span text:style-name="T72">// timeout</text:span></text:p>
      <text:p text:style-name="P20">Buffered: 0-9</text:p>
      <text:p text:style-name="P7"><text:span text:style-name="T36">Buffered: 1-10 </text:span><text:span text:style-name="T72">// timeout</text:span></text:p>
      <text:p text:style-name="P32">And there you have it, a simple walkthrough of using buffers with the Reactive Extensions for JavaScript (and if you squint real hard, .NET as well).</text:p>
      <text:h text:style-name="P39" text:outline-level="2">Conclusion</text:h>
      <text:p text:style-name="P6"><text:span text:style-name="T6">Dealing with asynchronous programming has been in the forefront of many minds in the JavaScript community.  At</text:span><text:a xlink:type="simple" xlink:href="http://jsconf.us/2010"><text:span text:style-name="T4">JSConf</text:span></text:a><text:span text:style-name="T6">, there were several examples of frameworks trying to get around the idea of callbacks and instead lean more towards composition.  By utilizing the Reactive Extensions for JavaScript, we’re able to compose together asynchronous and event-based operations together and transform the results in interesting ways.</text:span></text:p>
      <text:p text:style-name="P32">In the reactive programming world, we could easily have situations where we have systems pushing values at us faster than we would like.  To compensate for this, we have a notion of buffering in the Reactive Extensions which allow for us to specify either count buffers, timeout buffers, or heck, even both.  This gives us some much needed flexibility on how we process the data that is coming at u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10 Pitch" svg:font-family="'Courier 10 Pitch', Courier, monospace"/>
    <style:font-face style:name="Georgia" svg:font-family="Georgia, 'Bitstream Charter', serif"/>
    <style:font-face style:name="Helvetica Neue" svg:font-family="'Helvetica Neue', Arial, Helvetica, 'Nimbus Sans L', sans-serif"/>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48cm" fo:margin-bottom="1.05cm" fo:margin-left="0.94cm" fo:margin-right="1.05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6T18:31:57.875000000</meta:creation-date>
    <dc:date>2014-12-12T11:21:38.477000000</dc:date>
    <meta:editing-duration>P2DT12H45M1S</meta:editing-duration>
    <meta:editing-cycles>35</meta:editing-cycles>
    <meta:generator>LibreOffice/4.2.5.2$Windows_x86 LibreOffice_project/61cb170a04bb1f12e77c884eab9192be736ec5f5</meta:generator>
    <meta:document-statistic meta:table-count="0" meta:image-count="11" meta:object-count="0" meta:page-count="117" meta:paragraph-count="2967" meta:word-count="28300" meta:character-count="196386" meta:non-whitespace-character-count="156820"/>
  </office:meta>
</office:document-meta>
</file>